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intInventoryID</text:p>
          </table:table-cell>
          <table:table-cell table:style-name="ce1" office:value-type="string">
            <text:p>varSku</text:p>
          </table:table-cell>
          <table:table-cell table:style-name="ce1" office:value-type="string">
            <text:p>fltCost</text:p>
          </table:table-cell>
          <table:table-cell table:style-name="ce1" office:value-type="string">
            <text:p>fltPrice</text:p>
          </table:table-cell>
          <table:table-cell table:style-name="ce1" office:value-type="string">
            <text:p>intQuantity</text:p>
          </table:table-cell>
          <table:table-cell table:style-name="ce1" office:value-type="string">
            <text:p>bitIsUsedProduct</text:p>
          </table:table-cell>
          <table:table-cell table:style-name="ce1" office:value-type="string">
            <text:p>varProdID</text:p>
          </table:table-cell>
        </table:table-row>
        <table:table-row table:style-name="ro2">
          <table:table-cell office:value-type="float" office:value="263908">
            <text:p>263908</text:p>
          </table:table-cell>
          <table:table-cell office:value-type="float" office:value="291669">
            <text:p>291669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741</text:p>
          </table:table-cell>
        </table:table-row>
        <table:table-row table:style-name="ro2">
          <table:table-cell office:value-type="float" office:value="263944">
            <text:p>263944</text:p>
          </table:table-cell>
          <table:table-cell office:value-type="float" office:value="291673">
            <text:p>291673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3945">
            <text:p>263945</text:p>
          </table:table-cell>
          <table:table-cell office:value-type="float" office:value="291674">
            <text:p>291674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46">
            <text:p>263946</text:p>
          </table:table-cell>
          <table:table-cell office:value-type="float" office:value="291675">
            <text:p>291675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47">
            <text:p>263947</text:p>
          </table:table-cell>
          <table:table-cell office:value-type="float" office:value="291676">
            <text:p>291676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53">
            <text:p>263953</text:p>
          </table:table-cell>
          <table:table-cell office:value-type="float" office:value="291682">
            <text:p>291682</text:p>
          </table:table-cell>
          <table:table-cell office:value-type="float" office:value="235">
            <text:p>23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607B1</text:p>
          </table:table-cell>
        </table:table-row>
        <table:table-row table:style-name="ro2">
          <table:table-cell office:value-type="float" office:value="263956">
            <text:p>263956</text:p>
          </table:table-cell>
          <table:table-cell office:value-type="float" office:value="291685">
            <text:p>291685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63">
            <text:p>263963</text:p>
          </table:table-cell>
          <table:table-cell office:value-type="float" office:value="291692">
            <text:p>291692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3964">
            <text:p>263964</text:p>
          </table:table-cell>
          <table:table-cell office:value-type="float" office:value="291693">
            <text:p>291693</text:p>
          </table:table-cell>
          <table:table-cell office:value-type="float" office:value="33">
            <text:p>33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3965">
            <text:p>263965</text:p>
          </table:table-cell>
          <table:table-cell office:value-type="float" office:value="291694">
            <text:p>291694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61">
            <text:p>9070561</text:p>
          </table:table-cell>
        </table:table-row>
        <table:table-row table:style-name="ro2">
          <table:table-cell office:value-type="float" office:value="263966">
            <text:p>263966</text:p>
          </table:table-cell>
          <table:table-cell office:value-type="float" office:value="291695">
            <text:p>291695</text:p>
          </table:table-cell>
          <table:table-cell office:value-type="float" office:value="33">
            <text:p>3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3968">
            <text:p>263968</text:p>
          </table:table-cell>
          <table:table-cell office:value-type="float" office:value="291697">
            <text:p>291697</text:p>
          </table:table-cell>
          <table:table-cell office:value-type="float" office:value="110">
            <text:p>11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3970">
            <text:p>263970</text:p>
          </table:table-cell>
          <table:table-cell office:value-type="float" office:value="291699">
            <text:p>291699</text:p>
          </table:table-cell>
          <table:table-cell office:value-type="float" office:value="110">
            <text:p>11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3975">
            <text:p>263975</text:p>
          </table:table-cell>
          <table:table-cell office:value-type="float" office:value="291704">
            <text:p>291704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3977">
            <text:p>263977</text:p>
          </table:table-cell>
          <table:table-cell office:value-type="float" office:value="291706">
            <text:p>291706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371</text:p>
          </table:table-cell>
        </table:table-row>
        <table:table-row table:style-name="ro2">
          <table:table-cell office:value-type="float" office:value="263979">
            <text:p>263979</text:p>
          </table:table-cell>
          <table:table-cell office:value-type="float" office:value="291708">
            <text:p>291708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3980">
            <text:p>263980</text:p>
          </table:table-cell>
          <table:table-cell office:value-type="float" office:value="291709">
            <text:p>29170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3981">
            <text:p>263981</text:p>
          </table:table-cell>
          <table:table-cell office:value-type="float" office:value="291710">
            <text:p>29171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60381">
            <text:p>9060381</text:p>
          </table:table-cell>
        </table:table-row>
        <table:table-row table:style-name="ro2">
          <table:table-cell office:value-type="float" office:value="263982">
            <text:p>263982</text:p>
          </table:table-cell>
          <table:table-cell office:value-type="float" office:value="291711">
            <text:p>291711</text:p>
          </table:table-cell>
          <table:table-cell office:value-type="float" office:value="18">
            <text:p>18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1E1</text:p>
          </table:table-cell>
        </table:table-row>
        <table:table-row table:style-name="ro2">
          <table:table-cell office:value-type="float" office:value="263983">
            <text:p>263983</text:p>
          </table:table-cell>
          <table:table-cell office:value-type="float" office:value="291712">
            <text:p>291712</text:p>
          </table:table-cell>
          <table:table-cell office:value-type="float" office:value="180">
            <text:p>180</text:p>
          </table:table-cell>
          <table:table-cell office:value-type="float" office:value="319.99">
            <text:p>3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611">
            <text:p>17010611</text:p>
          </table:table-cell>
        </table:table-row>
        <table:table-row table:style-name="ro2">
          <table:table-cell office:value-type="float" office:value="263987">
            <text:p>263987</text:p>
          </table:table-cell>
          <table:table-cell office:value-type="float" office:value="291716">
            <text:p>29171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3988">
            <text:p>263988</text:p>
          </table:table-cell>
          <table:table-cell office:value-type="float" office:value="291717">
            <text:p>291717</text:p>
          </table:table-cell>
          <table:table-cell office:value-type="float" office:value="885">
            <text:p>885</text:p>
          </table:table-cell>
          <table:table-cell office:value-type="float" office:value="1999.99">
            <text:p>1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3996">
            <text:p>263996</text:p>
          </table:table-cell>
          <table:table-cell office:value-type="float" office:value="291725">
            <text:p>291725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3997">
            <text:p>263997</text:p>
          </table:table-cell>
          <table:table-cell office:value-type="float" office:value="291726">
            <text:p>291726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002">
            <text:p>264002</text:p>
          </table:table-cell>
          <table:table-cell office:value-type="float" office:value="291731">
            <text:p>291731</text:p>
          </table:table-cell>
          <table:table-cell office:value-type="float" office:value="399">
            <text:p>399</text:p>
          </table:table-cell>
          <table:table-cell office:value-type="float" office:value="999.99">
            <text:p>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723</text:p>
          </table:table-cell>
        </table:table-row>
        <table:table-row table:style-name="ro2">
          <table:table-cell office:value-type="float" office:value="264008">
            <text:p>264008</text:p>
          </table:table-cell>
          <table:table-cell office:value-type="float" office:value="291737">
            <text:p>29173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010">
            <text:p>264010</text:p>
          </table:table-cell>
          <table:table-cell office:value-type="float" office:value="291739">
            <text:p>291739</text:p>
          </table:table-cell>
          <table:table-cell office:value-type="float" office:value="580">
            <text:p>580</text:p>
          </table:table-cell>
          <table:table-cell office:value-type="float" office:value="899.99">
            <text:p>8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861">
            <text:p>17010861</text:p>
          </table:table-cell>
        </table:table-row>
        <table:table-row table:style-name="ro2">
          <table:table-cell office:value-type="float" office:value="264013">
            <text:p>264013</text:p>
          </table:table-cell>
          <table:table-cell office:value-type="float" office:value="291742">
            <text:p>291742</text:p>
          </table:table-cell>
          <table:table-cell office:value-type="float" office:value="560">
            <text:p>56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6E1</text:p>
          </table:table-cell>
        </table:table-row>
        <table:table-row table:style-name="ro2">
          <table:table-cell office:value-type="float" office:value="264014">
            <text:p>264014</text:p>
          </table:table-cell>
          <table:table-cell office:value-type="float" office:value="291743">
            <text:p>291743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4015">
            <text:p>264015</text:p>
          </table:table-cell>
          <table:table-cell office:value-type="float" office:value="291744">
            <text:p>291744</text:p>
          </table:table-cell>
          <table:table-cell office:value-type="float" office:value="90">
            <text:p>9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4016">
            <text:p>264016</text:p>
          </table:table-cell>
          <table:table-cell office:value-type="float" office:value="291745">
            <text:p>291745</text:p>
          </table:table-cell>
          <table:table-cell office:value-type="float" office:value="165">
            <text:p>16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A1</text:p>
          </table:table-cell>
        </table:table-row>
        <table:table-row table:style-name="ro2">
          <table:table-cell office:value-type="float" office:value="264023">
            <text:p>264023</text:p>
          </table:table-cell>
          <table:table-cell office:value-type="float" office:value="291752">
            <text:p>291752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4029">
            <text:p>264029</text:p>
          </table:table-cell>
          <table:table-cell office:value-type="float" office:value="291758">
            <text:p>291758</text:p>
          </table:table-cell>
          <table:table-cell office:value-type="float" office:value="75">
            <text:p>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031">
            <text:p>264031</text:p>
          </table:table-cell>
          <table:table-cell office:value-type="float" office:value="291760">
            <text:p>291760</text:p>
          </table:table-cell>
          <table:table-cell office:value-type="float" office:value="136">
            <text:p>136</text:p>
          </table:table-cell>
          <table:table-cell office:value-type="float" office:value="289.99">
            <text:p>2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801">
            <text:p>7010801</text:p>
          </table:table-cell>
        </table:table-row>
        <table:table-row table:style-name="ro2">
          <table:table-cell office:value-type="float" office:value="264032">
            <text:p>264032</text:p>
          </table:table-cell>
          <table:table-cell office:value-type="float" office:value="291761">
            <text:p>291761</text:p>
          </table:table-cell>
          <table:table-cell office:value-type="float" office:value="81">
            <text:p>81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51</text:p>
          </table:table-cell>
        </table:table-row>
        <table:table-row table:style-name="ro2">
          <table:table-cell office:value-type="float" office:value="264033">
            <text:p>264033</text:p>
          </table:table-cell>
          <table:table-cell office:value-type="float" office:value="291762">
            <text:p>291762</text:p>
          </table:table-cell>
          <table:table-cell office:value-type="float" office:value="81">
            <text:p>81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51</text:p>
          </table:table-cell>
        </table:table-row>
        <table:table-row table:style-name="ro2">
          <table:table-cell office:value-type="float" office:value="264037">
            <text:p>264037</text:p>
          </table:table-cell>
          <table:table-cell office:value-type="float" office:value="291766">
            <text:p>291766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4038">
            <text:p>264038</text:p>
          </table:table-cell>
          <table:table-cell office:value-type="float" office:value="291767">
            <text:p>291767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F1</text:p>
          </table:table-cell>
        </table:table-row>
        <table:table-row table:style-name="ro2">
          <table:table-cell office:value-type="float" office:value="264039">
            <text:p>264039</text:p>
          </table:table-cell>
          <table:table-cell office:value-type="float" office:value="291768">
            <text:p>291768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1C1</text:p>
          </table:table-cell>
        </table:table-row>
        <table:table-row table:style-name="ro2">
          <table:table-cell office:value-type="float" office:value="264040">
            <text:p>264040</text:p>
          </table:table-cell>
          <table:table-cell office:value-type="float" office:value="291769">
            <text:p>291769</text:p>
          </table:table-cell>
          <table:table-cell office:value-type="float" office:value="50">
            <text:p>5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041">
            <text:p>264041</text:p>
          </table:table-cell>
          <table:table-cell office:value-type="float" office:value="291770">
            <text:p>291770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801">
            <text:p>7020801</text:p>
          </table:table-cell>
        </table:table-row>
        <table:table-row table:style-name="ro2">
          <table:table-cell office:value-type="float" office:value="264042">
            <text:p>264042</text:p>
          </table:table-cell>
          <table:table-cell office:value-type="float" office:value="291771">
            <text:p>291771</text:p>
          </table:table-cell>
          <table:table-cell office:value-type="float" office:value="33">
            <text:p>3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043">
            <text:p>264043</text:p>
          </table:table-cell>
          <table:table-cell office:value-type="float" office:value="291772">
            <text:p>291772</text:p>
          </table:table-cell>
          <table:table-cell office:value-type="float" office:value="26">
            <text:p>26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044">
            <text:p>264044</text:p>
          </table:table-cell>
          <table:table-cell office:value-type="float" office:value="291773">
            <text:p>291773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045">
            <text:p>264045</text:p>
          </table:table-cell>
          <table:table-cell office:value-type="float" office:value="291774">
            <text:p>291774</text:p>
          </table:table-cell>
          <table:table-cell office:value-type="float" office:value="35">
            <text:p>3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047">
            <text:p>264047</text:p>
          </table:table-cell>
          <table:table-cell office:value-type="float" office:value="291776">
            <text:p>291776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48">
            <text:p>264048</text:p>
          </table:table-cell>
          <table:table-cell office:value-type="float" office:value="291777">
            <text:p>291777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49">
            <text:p>264049</text:p>
          </table:table-cell>
          <table:table-cell office:value-type="float" office:value="291778">
            <text:p>291778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50">
            <text:p>264050</text:p>
          </table:table-cell>
          <table:table-cell office:value-type="float" office:value="291779">
            <text:p>291779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52">
            <text:p>264052</text:p>
          </table:table-cell>
          <table:table-cell office:value-type="float" office:value="291781">
            <text:p>291781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201">
            <text:p>7030201</text:p>
          </table:table-cell>
        </table:table-row>
        <table:table-row table:style-name="ro2">
          <table:table-cell office:value-type="float" office:value="264053">
            <text:p>264053</text:p>
          </table:table-cell>
          <table:table-cell office:value-type="float" office:value="291782">
            <text:p>291782</text:p>
          </table:table-cell>
          <table:table-cell office:value-type="float" office:value="7">
            <text:p>7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81</text:p>
          </table:table-cell>
        </table:table-row>
        <table:table-row table:style-name="ro2">
          <table:table-cell office:value-type="float" office:value="264056">
            <text:p>264056</text:p>
          </table:table-cell>
          <table:table-cell office:value-type="float" office:value="291785">
            <text:p>291785</text:p>
          </table:table-cell>
          <table:table-cell office:value-type="float" office:value="56">
            <text:p>56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721">
            <text:p>7030721</text:p>
          </table:table-cell>
        </table:table-row>
        <table:table-row table:style-name="ro2">
          <table:table-cell office:value-type="float" office:value="264059">
            <text:p>264059</text:p>
          </table:table-cell>
          <table:table-cell office:value-type="float" office:value="291788">
            <text:p>291788</text:p>
          </table:table-cell>
          <table:table-cell office:value-type="float" office:value="16">
            <text:p>16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4065">
            <text:p>264065</text:p>
          </table:table-cell>
          <table:table-cell office:value-type="float" office:value="291794">
            <text:p>291794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0B1</text:p>
          </table:table-cell>
        </table:table-row>
        <table:table-row table:style-name="ro2">
          <table:table-cell office:value-type="float" office:value="264066">
            <text:p>264066</text:p>
          </table:table-cell>
          <table:table-cell office:value-type="float" office:value="291795">
            <text:p>291795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4067">
            <text:p>264067</text:p>
          </table:table-cell>
          <table:table-cell office:value-type="float" office:value="291796">
            <text:p>291796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4068">
            <text:p>264068</text:p>
          </table:table-cell>
          <table:table-cell office:value-type="float" office:value="291797">
            <text:p>291797</text:p>
          </table:table-cell>
          <table:table-cell office:value-type="float" office:value="140">
            <text:p>1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4109">
            <text:p>264109</text:p>
          </table:table-cell>
          <table:table-cell office:value-type="float" office:value="291801">
            <text:p>291801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4113">
            <text:p>264113</text:p>
          </table:table-cell>
          <table:table-cell office:value-type="float" office:value="291805">
            <text:p>291805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4117">
            <text:p>264117</text:p>
          </table:table-cell>
          <table:table-cell office:value-type="float" office:value="291809">
            <text:p>291809</text:p>
          </table:table-cell>
          <table:table-cell office:value-type="float" office:value="13">
            <text:p>1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1B1</text:p>
          </table:table-cell>
        </table:table-row>
        <table:table-row table:style-name="ro2">
          <table:table-cell office:value-type="float" office:value="264118">
            <text:p>264118</text:p>
          </table:table-cell>
          <table:table-cell office:value-type="float" office:value="291810">
            <text:p>291810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4119">
            <text:p>264119</text:p>
          </table:table-cell>
          <table:table-cell office:value-type="float" office:value="291811">
            <text:p>291811</text:p>
          </table:table-cell>
          <table:table-cell office:value-type="float" office:value="5">
            <text:p>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F1</text:p>
          </table:table-cell>
        </table:table-row>
        <table:table-row table:style-name="ro2">
          <table:table-cell office:value-type="float" office:value="264126">
            <text:p>264126</text:p>
          </table:table-cell>
          <table:table-cell office:value-type="float" office:value="291818">
            <text:p>291818</text:p>
          </table:table-cell>
          <table:table-cell office:value-type="float" office:value="170">
            <text:p>17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EC1</text:p>
          </table:table-cell>
        </table:table-row>
        <table:table-row table:style-name="ro2">
          <table:table-cell office:value-type="float" office:value="264131">
            <text:p>264131</text:p>
          </table:table-cell>
          <table:table-cell office:value-type="float" office:value="291823">
            <text:p>291823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137">
            <text:p>264137</text:p>
          </table:table-cell>
          <table:table-cell office:value-type="float" office:value="291829">
            <text:p>291829</text:p>
          </table:table-cell>
          <table:table-cell office:value-type="float" office:value="1">
            <text:p>1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139">
            <text:p>264139</text:p>
          </table:table-cell>
          <table:table-cell office:value-type="float" office:value="291831">
            <text:p>291831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701">
            <text:p>17030701</text:p>
          </table:table-cell>
        </table:table-row>
        <table:table-row table:style-name="ro2">
          <table:table-cell office:value-type="float" office:value="264142">
            <text:p>264142</text:p>
          </table:table-cell>
          <table:table-cell office:value-type="float" office:value="291834">
            <text:p>291834</text:p>
          </table:table-cell>
          <table:table-cell office:value-type="float" office:value="147">
            <text:p>147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0100E1</text:p>
          </table:table-cell>
        </table:table-row>
        <table:table-row table:style-name="ro2">
          <table:table-cell office:value-type="float" office:value="264144">
            <text:p>264144</text:p>
          </table:table-cell>
          <table:table-cell office:value-type="float" office:value="291836">
            <text:p>291836</text:p>
          </table:table-cell>
          <table:table-cell office:value-type="float" office:value="88">
            <text:p>88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4145">
            <text:p>264145</text:p>
          </table:table-cell>
          <table:table-cell office:value-type="float" office:value="291837">
            <text:p>291837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191">
            <text:p>17010191</text:p>
          </table:table-cell>
        </table:table-row>
        <table:table-row table:style-name="ro2">
          <table:table-cell office:value-type="float" office:value="264148">
            <text:p>264148</text:p>
          </table:table-cell>
          <table:table-cell office:value-type="float" office:value="291840">
            <text:p>291840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149">
            <text:p>264149</text:p>
          </table:table-cell>
          <table:table-cell office:value-type="float" office:value="291841">
            <text:p>291841</text:p>
          </table:table-cell>
          <table:table-cell office:value-type="float" office:value="88">
            <text:p>88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0200E1</text:p>
          </table:table-cell>
        </table:table-row>
        <table:table-row table:style-name="ro2">
          <table:table-cell office:value-type="float" office:value="264150">
            <text:p>264150</text:p>
          </table:table-cell>
          <table:table-cell office:value-type="float" office:value="291842">
            <text:p>291842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4152">
            <text:p>264152</text:p>
          </table:table-cell>
          <table:table-cell office:value-type="float" office:value="291844">
            <text:p>291844</text:p>
          </table:table-cell>
          <table:table-cell office:value-type="float" office:value="150">
            <text:p>150</text:p>
          </table:table-cell>
          <table:table-cell office:value-type="float" office:value="339.99">
            <text:p>3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3C1</text:p>
          </table:table-cell>
        </table:table-row>
        <table:table-row table:style-name="ro2">
          <table:table-cell office:value-type="float" office:value="264155">
            <text:p>264155</text:p>
          </table:table-cell>
          <table:table-cell office:value-type="float" office:value="291847">
            <text:p>291847</text:p>
          </table:table-cell>
          <table:table-cell office:value-type="float" office:value="175">
            <text:p>175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3E1</text:p>
          </table:table-cell>
        </table:table-row>
        <table:table-row table:style-name="ro2">
          <table:table-cell office:value-type="float" office:value="264156">
            <text:p>264156</text:p>
          </table:table-cell>
          <table:table-cell office:value-type="float" office:value="291848">
            <text:p>291848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B1</text:p>
          </table:table-cell>
        </table:table-row>
        <table:table-row table:style-name="ro2">
          <table:table-cell office:value-type="float" office:value="264157">
            <text:p>264157</text:p>
          </table:table-cell>
          <table:table-cell office:value-type="float" office:value="291849">
            <text:p>291849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B1</text:p>
          </table:table-cell>
        </table:table-row>
        <table:table-row table:style-name="ro2">
          <table:table-cell office:value-type="float" office:value="264169">
            <text:p>264169</text:p>
          </table:table-cell>
          <table:table-cell office:value-type="float" office:value="291861">
            <text:p>291861</text:p>
          </table:table-cell>
          <table:table-cell office:value-type="float" office:value="80">
            <text:p>80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172">
            <text:p>264172</text:p>
          </table:table-cell>
          <table:table-cell office:value-type="float" office:value="291864">
            <text:p>291864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174">
            <text:p>264174</text:p>
          </table:table-cell>
          <table:table-cell office:value-type="float" office:value="291866">
            <text:p>291866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180">
            <text:p>264180</text:p>
          </table:table-cell>
          <table:table-cell office:value-type="float" office:value="291872">
            <text:p>291872</text:p>
          </table:table-cell>
          <table:table-cell office:value-type="float" office:value="60">
            <text:p>6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AA1</text:p>
          </table:table-cell>
        </table:table-row>
        <table:table-row table:style-name="ro2">
          <table:table-cell office:value-type="float" office:value="264181">
            <text:p>264181</text:p>
          </table:table-cell>
          <table:table-cell office:value-type="float" office:value="291873">
            <text:p>291873</text:p>
          </table:table-cell>
          <table:table-cell office:value-type="float" office:value="136">
            <text:p>136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801">
            <text:p>7010801</text:p>
          </table:table-cell>
        </table:table-row>
        <table:table-row table:style-name="ro2">
          <table:table-cell office:value-type="float" office:value="264182">
            <text:p>264182</text:p>
          </table:table-cell>
          <table:table-cell office:value-type="float" office:value="291874">
            <text:p>291874</text:p>
          </table:table-cell>
          <table:table-cell office:value-type="float" office:value="35">
            <text:p>3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183">
            <text:p>264183</text:p>
          </table:table-cell>
          <table:table-cell office:value-type="float" office:value="291875">
            <text:p>291875</text:p>
          </table:table-cell>
          <table:table-cell office:value-type="float" office:value="35">
            <text:p>3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184">
            <text:p>264184</text:p>
          </table:table-cell>
          <table:table-cell office:value-type="float" office:value="291876">
            <text:p>291876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71">
            <text:p>7030471</text:p>
          </table:table-cell>
        </table:table-row>
        <table:table-row table:style-name="ro2">
          <table:table-cell office:value-type="float" office:value="264185">
            <text:p>264185</text:p>
          </table:table-cell>
          <table:table-cell office:value-type="float" office:value="291877">
            <text:p>291877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71">
            <text:p>7030471</text:p>
          </table:table-cell>
        </table:table-row>
        <table:table-row table:style-name="ro2">
          <table:table-cell office:value-type="float" office:value="264188">
            <text:p>264188</text:p>
          </table:table-cell>
          <table:table-cell office:value-type="float" office:value="291880">
            <text:p>291880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71">
            <text:p>17030171</text:p>
          </table:table-cell>
        </table:table-row>
        <table:table-row table:style-name="ro2">
          <table:table-cell office:value-type="float" office:value="264189">
            <text:p>264189</text:p>
          </table:table-cell>
          <table:table-cell office:value-type="float" office:value="291881">
            <text:p>291881</text:p>
          </table:table-cell>
          <table:table-cell office:value-type="float" office:value="16">
            <text:p>1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221">
            <text:p>7020221</text:p>
          </table:table-cell>
        </table:table-row>
        <table:table-row table:style-name="ro2">
          <table:table-cell office:value-type="float" office:value="264190">
            <text:p>264190</text:p>
          </table:table-cell>
          <table:table-cell office:value-type="float" office:value="291882">
            <text:p>291882</text:p>
          </table:table-cell>
          <table:table-cell office:value-type="float" office:value="80">
            <text:p>8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4191">
            <text:p>264191</text:p>
          </table:table-cell>
          <table:table-cell office:value-type="float" office:value="291883">
            <text:p>291883</text:p>
          </table:table-cell>
          <table:table-cell office:value-type="float" office:value="7">
            <text:p>7</text:p>
          </table:table-cell>
          <table:table-cell office:value-type="float" office:value="35.99">
            <text:p>3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181</text:p>
          </table:table-cell>
        </table:table-row>
        <table:table-row table:style-name="ro2">
          <table:table-cell office:value-type="float" office:value="264192">
            <text:p>264192</text:p>
          </table:table-cell>
          <table:table-cell office:value-type="float" office:value="291884">
            <text:p>291884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0F1</text:p>
          </table:table-cell>
        </table:table-row>
        <table:table-row table:style-name="ro2">
          <table:table-cell office:value-type="float" office:value="264193">
            <text:p>264193</text:p>
          </table:table-cell>
          <table:table-cell office:value-type="float" office:value="291885">
            <text:p>291885</text:p>
          </table:table-cell>
          <table:table-cell office:value-type="float" office:value="1">
            <text:p>1</text:p>
          </table:table-cell>
          <table:table-cell office:value-type="float" office:value="24.99">
            <text:p>2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194">
            <text:p>264194</text:p>
          </table:table-cell>
          <table:table-cell office:value-type="float" office:value="291886">
            <text:p>291886</text:p>
          </table:table-cell>
          <table:table-cell office:value-type="float" office:value="26">
            <text:p>26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4195">
            <text:p>264195</text:p>
          </table:table-cell>
          <table:table-cell office:value-type="float" office:value="291887">
            <text:p>291887</text:p>
          </table:table-cell>
          <table:table-cell office:value-type="float" office:value="26">
            <text:p>26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4196">
            <text:p>264196</text:p>
          </table:table-cell>
          <table:table-cell office:value-type="float" office:value="291888">
            <text:p>291888</text:p>
          </table:table-cell>
          <table:table-cell office:value-type="float" office:value="26">
            <text:p>26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4197">
            <text:p>264197</text:p>
          </table:table-cell>
          <table:table-cell office:value-type="float" office:value="291889">
            <text:p>291889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4198">
            <text:p>264198</text:p>
          </table:table-cell>
          <table:table-cell office:value-type="float" office:value="291890">
            <text:p>291890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4199">
            <text:p>264199</text:p>
          </table:table-cell>
          <table:table-cell office:value-type="float" office:value="291891">
            <text:p>291891</text:p>
          </table:table-cell>
          <table:table-cell office:value-type="float" office:value="43">
            <text:p>43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4200">
            <text:p>264200</text:p>
          </table:table-cell>
          <table:table-cell office:value-type="float" office:value="291892">
            <text:p>291892</text:p>
          </table:table-cell>
          <table:table-cell office:value-type="float" office:value="15">
            <text:p>15</text:p>
          </table:table-cell>
          <table:table-cell office:value-type="float" office:value="74.99">
            <text:p>7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4202">
            <text:p>264202</text:p>
          </table:table-cell>
          <table:table-cell office:value-type="float" office:value="291894">
            <text:p>291894</text:p>
          </table:table-cell>
          <table:table-cell office:value-type="float" office:value="6">
            <text:p>6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F1</text:p>
          </table:table-cell>
        </table:table-row>
        <table:table-row table:style-name="ro2">
          <table:table-cell office:value-type="float" office:value="264203">
            <text:p>264203</text:p>
          </table:table-cell>
          <table:table-cell office:value-type="float" office:value="291895">
            <text:p>291895</text:p>
          </table:table-cell>
          <table:table-cell office:value-type="float" office:value="6">
            <text:p>6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F1</text:p>
          </table:table-cell>
        </table:table-row>
        <table:table-row table:style-name="ro2">
          <table:table-cell office:value-type="float" office:value="264204">
            <text:p>264204</text:p>
          </table:table-cell>
          <table:table-cell office:value-type="float" office:value="291896">
            <text:p>291896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251</text:p>
          </table:table-cell>
        </table:table-row>
        <table:table-row table:style-name="ro2">
          <table:table-cell office:value-type="float" office:value="264205">
            <text:p>264205</text:p>
          </table:table-cell>
          <table:table-cell office:value-type="float" office:value="291897">
            <text:p>291897</text:p>
          </table:table-cell>
          <table:table-cell office:value-type="float" office:value="30">
            <text:p>3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321</text:p>
          </table:table-cell>
        </table:table-row>
        <table:table-row table:style-name="ro2">
          <table:table-cell office:value-type="float" office:value="264206">
            <text:p>264206</text:p>
          </table:table-cell>
          <table:table-cell office:value-type="float" office:value="291898">
            <text:p>291898</text:p>
          </table:table-cell>
          <table:table-cell office:value-type="float" office:value="11">
            <text:p>11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301">
            <text:p>9070301</text:p>
          </table:table-cell>
        </table:table-row>
        <table:table-row table:style-name="ro2">
          <table:table-cell office:value-type="float" office:value="264207">
            <text:p>264207</text:p>
          </table:table-cell>
          <table:table-cell office:value-type="float" office:value="291899">
            <text:p>29189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209">
            <text:p>264209</text:p>
          </table:table-cell>
          <table:table-cell office:value-type="float" office:value="291901">
            <text:p>291901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4210">
            <text:p>264210</text:p>
          </table:table-cell>
          <table:table-cell office:value-type="float" office:value="291902">
            <text:p>291902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4211">
            <text:p>264211</text:p>
          </table:table-cell>
          <table:table-cell office:value-type="float" office:value="291903">
            <text:p>291903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4212">
            <text:p>264212</text:p>
          </table:table-cell>
          <table:table-cell office:value-type="float" office:value="291904">
            <text:p>291904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4213">
            <text:p>264213</text:p>
          </table:table-cell>
          <table:table-cell office:value-type="float" office:value="291905">
            <text:p>291905</text:p>
          </table:table-cell>
          <table:table-cell office:value-type="float" office:value="42">
            <text:p>4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751">
            <text:p>17070751</text:p>
          </table:table-cell>
        </table:table-row>
        <table:table-row table:style-name="ro2">
          <table:table-cell office:value-type="float" office:value="264215">
            <text:p>264215</text:p>
          </table:table-cell>
          <table:table-cell office:value-type="float" office:value="291907">
            <text:p>291907</text:p>
          </table:table-cell>
          <table:table-cell office:value-type="float" office:value="70">
            <text:p>7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691</text:p>
          </table:table-cell>
        </table:table-row>
        <table:table-row table:style-name="ro2">
          <table:table-cell office:value-type="float" office:value="264216">
            <text:p>264216</text:p>
          </table:table-cell>
          <table:table-cell office:value-type="float" office:value="291908">
            <text:p>291908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4218">
            <text:p>264218</text:p>
          </table:table-cell>
          <table:table-cell office:value-type="float" office:value="291910">
            <text:p>29191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1B1</text:p>
          </table:table-cell>
        </table:table-row>
        <table:table-row table:style-name="ro2">
          <table:table-cell office:value-type="float" office:value="264222">
            <text:p>264222</text:p>
          </table:table-cell>
          <table:table-cell office:value-type="float" office:value="291914">
            <text:p>291914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223">
            <text:p>264223</text:p>
          </table:table-cell>
          <table:table-cell office:value-type="float" office:value="291915">
            <text:p>291915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224">
            <text:p>264224</text:p>
          </table:table-cell>
          <table:table-cell office:value-type="float" office:value="291916">
            <text:p>291916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226">
            <text:p>264226</text:p>
          </table:table-cell>
          <table:table-cell office:value-type="float" office:value="291918">
            <text:p>291918</text:p>
          </table:table-cell>
          <table:table-cell office:value-type="float" office:value="18">
            <text:p>18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4228">
            <text:p>264228</text:p>
          </table:table-cell>
          <table:table-cell office:value-type="float" office:value="291920">
            <text:p>291920</text:p>
          </table:table-cell>
          <table:table-cell office:value-type="float" office:value="15">
            <text:p>1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4229">
            <text:p>264229</text:p>
          </table:table-cell>
          <table:table-cell office:value-type="float" office:value="291921">
            <text:p>291921</text:p>
          </table:table-cell>
          <table:table-cell office:value-type="float" office:value="15">
            <text:p>15</text:p>
          </table:table-cell>
          <table:table-cell office:value-type="float" office:value="44.99">
            <text:p>4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D1</text:p>
          </table:table-cell>
        </table:table-row>
        <table:table-row table:style-name="ro2">
          <table:table-cell office:value-type="float" office:value="264232">
            <text:p>264232</text:p>
          </table:table-cell>
          <table:table-cell office:value-type="float" office:value="291924">
            <text:p>291924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C81</text:p>
          </table:table-cell>
        </table:table-row>
        <table:table-row table:style-name="ro2">
          <table:table-cell office:value-type="float" office:value="264236">
            <text:p>264236</text:p>
          </table:table-cell>
          <table:table-cell office:value-type="float" office:value="291928">
            <text:p>291928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151">
            <text:p>7020151</text:p>
          </table:table-cell>
        </table:table-row>
        <table:table-row table:style-name="ro2">
          <table:table-cell office:value-type="float" office:value="264240">
            <text:p>264240</text:p>
          </table:table-cell>
          <table:table-cell office:value-type="float" office:value="291932">
            <text:p>291932</text:p>
          </table:table-cell>
          <table:table-cell office:value-type="float" office:value="120">
            <text:p>12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4242">
            <text:p>264242</text:p>
          </table:table-cell>
          <table:table-cell office:value-type="float" office:value="291933">
            <text:p>291933</text:p>
          </table:table-cell>
          <table:table-cell office:value-type="float" office:value="265">
            <text:p>265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4296">
            <text:p>264296</text:p>
          </table:table-cell>
          <table:table-cell office:value-type="float" office:value="291935">
            <text:p>291935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4298">
            <text:p>264298</text:p>
          </table:table-cell>
          <table:table-cell office:value-type="float" office:value="291937">
            <text:p>291937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E21</text:p>
          </table:table-cell>
        </table:table-row>
        <table:table-row table:style-name="ro2">
          <table:table-cell office:value-type="float" office:value="264299">
            <text:p>264299</text:p>
          </table:table-cell>
          <table:table-cell office:value-type="float" office:value="291938">
            <text:p>291938</text:p>
          </table:table-cell>
          <table:table-cell office:value-type="float" office:value="275">
            <text:p>275</text:p>
          </table:table-cell>
          <table:table-cell office:value-type="float" office:value="729.99">
            <text:p>7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81</text:p>
          </table:table-cell>
        </table:table-row>
        <table:table-row table:style-name="ro2">
          <table:table-cell office:value-type="float" office:value="264301">
            <text:p>264301</text:p>
          </table:table-cell>
          <table:table-cell office:value-type="float" office:value="291940">
            <text:p>291940</text:p>
          </table:table-cell>
          <table:table-cell office:value-type="float" office:value="85">
            <text:p>8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30791</text:p>
          </table:table-cell>
        </table:table-row>
        <table:table-row table:style-name="ro2">
          <table:table-cell office:value-type="float" office:value="264306">
            <text:p>264306</text:p>
          </table:table-cell>
          <table:table-cell office:value-type="float" office:value="291945">
            <text:p>291945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21">
            <text:p>9070021</text:p>
          </table:table-cell>
        </table:table-row>
        <table:table-row table:style-name="ro2">
          <table:table-cell office:value-type="float" office:value="264310">
            <text:p>264310</text:p>
          </table:table-cell>
          <table:table-cell office:value-type="float" office:value="291949">
            <text:p>291949</text:p>
          </table:table-cell>
          <table:table-cell office:value-type="float" office:value="50">
            <text:p>5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2C1</text:p>
          </table:table-cell>
        </table:table-row>
        <table:table-row table:style-name="ro2">
          <table:table-cell office:value-type="float" office:value="264311">
            <text:p>264311</text:p>
          </table:table-cell>
          <table:table-cell office:value-type="float" office:value="291950">
            <text:p>291950</text:p>
          </table:table-cell>
          <table:table-cell office:value-type="float" office:value="50">
            <text:p>5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312">
            <text:p>264312</text:p>
          </table:table-cell>
          <table:table-cell office:value-type="float" office:value="291951">
            <text:p>291951</text:p>
          </table:table-cell>
          <table:table-cell office:value-type="float" office:value="50">
            <text:p>5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313">
            <text:p>264313</text:p>
          </table:table-cell>
          <table:table-cell office:value-type="float" office:value="291952">
            <text:p>291952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4320">
            <text:p>264320</text:p>
          </table:table-cell>
          <table:table-cell office:value-type="float" office:value="291959">
            <text:p>291959</text:p>
          </table:table-cell>
          <table:table-cell office:value-type="float" office:value="75">
            <text:p>75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6C1</text:p>
          </table:table-cell>
        </table:table-row>
        <table:table-row table:style-name="ro2">
          <table:table-cell office:value-type="float" office:value="264323">
            <text:p>264323</text:p>
          </table:table-cell>
          <table:table-cell office:value-type="float" office:value="291962">
            <text:p>291962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328">
            <text:p>264328</text:p>
          </table:table-cell>
          <table:table-cell office:value-type="float" office:value="291967">
            <text:p>291967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104E1</text:p>
          </table:table-cell>
        </table:table-row>
        <table:table-row table:style-name="ro2">
          <table:table-cell office:value-type="float" office:value="264329">
            <text:p>264329</text:p>
          </table:table-cell>
          <table:table-cell office:value-type="float" office:value="291968">
            <text:p>291968</text:p>
          </table:table-cell>
          <table:table-cell office:value-type="float" office:value="225">
            <text:p>225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4330">
            <text:p>264330</text:p>
          </table:table-cell>
          <table:table-cell office:value-type="float" office:value="291969">
            <text:p>291969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E1</text:p>
          </table:table-cell>
        </table:table-row>
        <table:table-row table:style-name="ro2">
          <table:table-cell office:value-type="float" office:value="264332">
            <text:p>264332</text:p>
          </table:table-cell>
          <table:table-cell office:value-type="float" office:value="291971">
            <text:p>291971</text:p>
          </table:table-cell>
          <table:table-cell office:value-type="float" office:value="85">
            <text:p>8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502B1</text:p>
          </table:table-cell>
        </table:table-row>
        <table:table-row table:style-name="ro2">
          <table:table-cell office:value-type="float" office:value="264333">
            <text:p>264333</text:p>
          </table:table-cell>
          <table:table-cell office:value-type="float" office:value="291972">
            <text:p>291972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11</text:p>
          </table:table-cell>
        </table:table-row>
        <table:table-row table:style-name="ro2">
          <table:table-cell office:value-type="float" office:value="264336">
            <text:p>264336</text:p>
          </table:table-cell>
          <table:table-cell office:value-type="float" office:value="291975">
            <text:p>291975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60251</text:p>
          </table:table-cell>
        </table:table-row>
        <table:table-row table:style-name="ro2">
          <table:table-cell office:value-type="float" office:value="264338">
            <text:p>264338</text:p>
          </table:table-cell>
          <table:table-cell office:value-type="float" office:value="291977">
            <text:p>29197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361">
            <text:p>17060361</text:p>
          </table:table-cell>
        </table:table-row>
        <table:table-row table:style-name="ro2">
          <table:table-cell office:value-type="float" office:value="264341">
            <text:p>264341</text:p>
          </table:table-cell>
          <table:table-cell office:value-type="float" office:value="291980">
            <text:p>291980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1A1</text:p>
          </table:table-cell>
        </table:table-row>
        <table:table-row table:style-name="ro2">
          <table:table-cell office:value-type="float" office:value="264379">
            <text:p>264379</text:p>
          </table:table-cell>
          <table:table-cell office:value-type="float" office:value="291991">
            <text:p>291991</text:p>
          </table:table-cell>
          <table:table-cell office:value-type="float" office:value="395">
            <text:p>395</text:p>
          </table:table-cell>
          <table:table-cell office:value-type="float" office:value="699.99">
            <text:p>699.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10003E1</text:p>
          </table:table-cell>
        </table:table-row>
        <table:table-row table:style-name="ro2">
          <table:table-cell office:value-type="float" office:value="264380">
            <text:p>264380</text:p>
          </table:table-cell>
          <table:table-cell office:value-type="float" office:value="291992">
            <text:p>291992</text:p>
          </table:table-cell>
          <table:table-cell office:value-type="float" office:value="395">
            <text:p>395</text:p>
          </table:table-cell>
          <table:table-cell office:value-type="float" office:value="699.99">
            <text:p>69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10003E1</text:p>
          </table:table-cell>
        </table:table-row>
        <table:table-row table:style-name="ro2">
          <table:table-cell office:value-type="float" office:value="264383">
            <text:p>264383</text:p>
          </table:table-cell>
          <table:table-cell office:value-type="float" office:value="291995">
            <text:p>291995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681">
            <text:p>17030681</text:p>
          </table:table-cell>
        </table:table-row>
        <table:table-row table:style-name="ro2">
          <table:table-cell office:value-type="float" office:value="264385">
            <text:p>264385</text:p>
          </table:table-cell>
          <table:table-cell office:value-type="float" office:value="291997">
            <text:p>291997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71</text:p>
          </table:table-cell>
        </table:table-row>
        <table:table-row table:style-name="ro2">
          <table:table-cell office:value-type="float" office:value="264387">
            <text:p>264387</text:p>
          </table:table-cell>
          <table:table-cell office:value-type="float" office:value="291999">
            <text:p>291999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395">
            <text:p>264395</text:p>
          </table:table-cell>
          <table:table-cell office:value-type="float" office:value="292007">
            <text:p>292007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400">
            <text:p>264400</text:p>
          </table:table-cell>
          <table:table-cell office:value-type="float" office:value="292012">
            <text:p>292012</text:p>
          </table:table-cell>
          <table:table-cell office:value-type="float" office:value="10">
            <text:p>1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5D1</text:p>
          </table:table-cell>
        </table:table-row>
        <table:table-row table:style-name="ro2">
          <table:table-cell office:value-type="float" office:value="264403">
            <text:p>264403</text:p>
          </table:table-cell>
          <table:table-cell office:value-type="float" office:value="292015">
            <text:p>292015</text:p>
          </table:table-cell>
          <table:table-cell office:value-type="float" office:value="20">
            <text:p>2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5E1</text:p>
          </table:table-cell>
        </table:table-row>
        <table:table-row table:style-name="ro2">
          <table:table-cell office:value-type="float" office:value="264407">
            <text:p>264407</text:p>
          </table:table-cell>
          <table:table-cell office:value-type="float" office:value="292019">
            <text:p>292019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51</text:p>
          </table:table-cell>
        </table:table-row>
        <table:table-row table:style-name="ro2">
          <table:table-cell office:value-type="float" office:value="264408">
            <text:p>264408</text:p>
          </table:table-cell>
          <table:table-cell office:value-type="float" office:value="292020">
            <text:p>292020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5B1</text:p>
          </table:table-cell>
        </table:table-row>
        <table:table-row table:style-name="ro2">
          <table:table-cell office:value-type="float" office:value="264409">
            <text:p>264409</text:p>
          </table:table-cell>
          <table:table-cell office:value-type="float" office:value="292021">
            <text:p>292021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4412">
            <text:p>264412</text:p>
          </table:table-cell>
          <table:table-cell office:value-type="float" office:value="292024">
            <text:p>292024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00391">
            <text:p>21000391</text:p>
          </table:table-cell>
        </table:table-row>
        <table:table-row table:style-name="ro2">
          <table:table-cell office:value-type="float" office:value="264452">
            <text:p>264452</text:p>
          </table:table-cell>
          <table:table-cell office:value-type="float" office:value="292029">
            <text:p>292029</text:p>
          </table:table-cell>
          <table:table-cell office:value-type="float" office:value="200">
            <text:p>20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9B1</text:p>
          </table:table-cell>
        </table:table-row>
        <table:table-row table:style-name="ro2">
          <table:table-cell office:value-type="float" office:value="264453">
            <text:p>264453</text:p>
          </table:table-cell>
          <table:table-cell office:value-type="float" office:value="292030">
            <text:p>292030</text:p>
          </table:table-cell>
          <table:table-cell office:value-type="float" office:value="200">
            <text:p>2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4456">
            <text:p>264456</text:p>
          </table:table-cell>
          <table:table-cell office:value-type="float" office:value="292033">
            <text:p>292033</text:p>
          </table:table-cell>
          <table:table-cell office:value-type="float" office:value="270">
            <text:p>27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4458">
            <text:p>264458</text:p>
          </table:table-cell>
          <table:table-cell office:value-type="float" office:value="292035">
            <text:p>292035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304D1</text:p>
          </table:table-cell>
        </table:table-row>
        <table:table-row table:style-name="ro2">
          <table:table-cell office:value-type="float" office:value="264459">
            <text:p>264459</text:p>
          </table:table-cell>
          <table:table-cell office:value-type="float" office:value="292036">
            <text:p>292036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911">
            <text:p>7020911</text:p>
          </table:table-cell>
        </table:table-row>
        <table:table-row table:style-name="ro2">
          <table:table-cell office:value-type="float" office:value="264460">
            <text:p>264460</text:p>
          </table:table-cell>
          <table:table-cell office:value-type="float" office:value="292037">
            <text:p>292037</text:p>
          </table:table-cell>
          <table:table-cell office:value-type="float" office:value="525">
            <text:p>525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D52</text:p>
          </table:table-cell>
        </table:table-row>
        <table:table-row table:style-name="ro2">
          <table:table-cell office:value-type="float" office:value="264463">
            <text:p>264463</text:p>
          </table:table-cell>
          <table:table-cell office:value-type="float" office:value="292040">
            <text:p>292040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51">
            <text:p>7030851</text:p>
          </table:table-cell>
        </table:table-row>
        <table:table-row table:style-name="ro2">
          <table:table-cell office:value-type="float" office:value="264464">
            <text:p>264464</text:p>
          </table:table-cell>
          <table:table-cell office:value-type="float" office:value="292041">
            <text:p>292041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476">
            <text:p>264476</text:p>
          </table:table-cell>
          <table:table-cell office:value-type="float" office:value="292053">
            <text:p>292053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381</text:p>
          </table:table-cell>
        </table:table-row>
        <table:table-row table:style-name="ro2">
          <table:table-cell office:value-type="float" office:value="264479">
            <text:p>264479</text:p>
          </table:table-cell>
          <table:table-cell office:value-type="float" office:value="292056">
            <text:p>292056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4F1</text:p>
          </table:table-cell>
        </table:table-row>
        <table:table-row table:style-name="ro2">
          <table:table-cell office:value-type="float" office:value="264482">
            <text:p>264482</text:p>
          </table:table-cell>
          <table:table-cell office:value-type="float" office:value="292059">
            <text:p>292059</text:p>
          </table:table-cell>
          <table:table-cell office:value-type="float" office:value="85">
            <text:p>8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4486">
            <text:p>264486</text:p>
          </table:table-cell>
          <table:table-cell office:value-type="float" office:value="292063">
            <text:p>292063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31">
            <text:p>7020431</text:p>
          </table:table-cell>
        </table:table-row>
        <table:table-row table:style-name="ro2">
          <table:table-cell office:value-type="float" office:value="264487">
            <text:p>264487</text:p>
          </table:table-cell>
          <table:table-cell office:value-type="float" office:value="292064">
            <text:p>292064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31">
            <text:p>7020431</text:p>
          </table:table-cell>
        </table:table-row>
        <table:table-row table:style-name="ro2">
          <table:table-cell office:value-type="float" office:value="264488">
            <text:p>264488</text:p>
          </table:table-cell>
          <table:table-cell office:value-type="float" office:value="292065">
            <text:p>292065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489">
            <text:p>264489</text:p>
          </table:table-cell>
          <table:table-cell office:value-type="float" office:value="292066">
            <text:p>292066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490">
            <text:p>264490</text:p>
          </table:table-cell>
          <table:table-cell office:value-type="float" office:value="292067">
            <text:p>292067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491">
            <text:p>264491</text:p>
          </table:table-cell>
          <table:table-cell office:value-type="float" office:value="292068">
            <text:p>292068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492">
            <text:p>264492</text:p>
          </table:table-cell>
          <table:table-cell office:value-type="float" office:value="292069">
            <text:p>292069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4493">
            <text:p>264493</text:p>
          </table:table-cell>
          <table:table-cell office:value-type="float" office:value="292070">
            <text:p>292070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494">
            <text:p>264494</text:p>
          </table:table-cell>
          <table:table-cell office:value-type="float" office:value="292071">
            <text:p>292071</text:p>
          </table:table-cell>
          <table:table-cell office:value-type="float" office:value="425">
            <text:p>425</text:p>
          </table:table-cell>
          <table:table-cell office:value-type="float" office:value="1049.99">
            <text:p>10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B23</text:p>
          </table:table-cell>
        </table:table-row>
        <table:table-row table:style-name="ro2">
          <table:table-cell office:value-type="float" office:value="264495">
            <text:p>264495</text:p>
          </table:table-cell>
          <table:table-cell office:value-type="float" office:value="292072">
            <text:p>292072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496">
            <text:p>264496</text:p>
          </table:table-cell>
          <table:table-cell office:value-type="float" office:value="292073">
            <text:p>292073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497">
            <text:p>264497</text:p>
          </table:table-cell>
          <table:table-cell office:value-type="float" office:value="292074">
            <text:p>292074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499">
            <text:p>264499</text:p>
          </table:table-cell>
          <table:table-cell office:value-type="float" office:value="292076">
            <text:p>292076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501">
            <text:p>264501</text:p>
          </table:table-cell>
          <table:table-cell office:value-type="float" office:value="292078">
            <text:p>292078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504">
            <text:p>264504</text:p>
          </table:table-cell>
          <table:table-cell office:value-type="float" office:value="292081">
            <text:p>292081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4505">
            <text:p>264505</text:p>
          </table:table-cell>
          <table:table-cell office:value-type="float" office:value="292082">
            <text:p>292082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506">
            <text:p>264506</text:p>
          </table:table-cell>
          <table:table-cell office:value-type="float" office:value="292083">
            <text:p>292083</text:p>
          </table:table-cell>
          <table:table-cell office:value-type="float" office:value="85">
            <text:p>8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A1</text:p>
          </table:table-cell>
        </table:table-row>
        <table:table-row table:style-name="ro2">
          <table:table-cell office:value-type="float" office:value="264507">
            <text:p>264507</text:p>
          </table:table-cell>
          <table:table-cell office:value-type="float" office:value="292084">
            <text:p>292084</text:p>
          </table:table-cell>
          <table:table-cell office:value-type="float" office:value="80">
            <text:p>8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4511">
            <text:p>264511</text:p>
          </table:table-cell>
          <table:table-cell office:value-type="float" office:value="292088">
            <text:p>292088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512">
            <text:p>264512</text:p>
          </table:table-cell>
          <table:table-cell office:value-type="float" office:value="292089">
            <text:p>292089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513">
            <text:p>264513</text:p>
          </table:table-cell>
          <table:table-cell office:value-type="float" office:value="292090">
            <text:p>292090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514">
            <text:p>264514</text:p>
          </table:table-cell>
          <table:table-cell office:value-type="float" office:value="292091">
            <text:p>292091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515">
            <text:p>264515</text:p>
          </table:table-cell>
          <table:table-cell office:value-type="float" office:value="292093">
            <text:p>292093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516">
            <text:p>264516</text:p>
          </table:table-cell>
          <table:table-cell office:value-type="float" office:value="292094">
            <text:p>292094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517">
            <text:p>264517</text:p>
          </table:table-cell>
          <table:table-cell office:value-type="float" office:value="292095">
            <text:p>292095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519">
            <text:p>264519</text:p>
          </table:table-cell>
          <table:table-cell office:value-type="float" office:value="292097">
            <text:p>29209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241">
            <text:p>13030241</text:p>
          </table:table-cell>
        </table:table-row>
        <table:table-row table:style-name="ro2">
          <table:table-cell office:value-type="float" office:value="264525">
            <text:p>264525</text:p>
          </table:table-cell>
          <table:table-cell office:value-type="float" office:value="292103">
            <text:p>292103</text:p>
          </table:table-cell>
          <table:table-cell office:value-type="float" office:value="85">
            <text:p>85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861</text:p>
          </table:table-cell>
        </table:table-row>
        <table:table-row table:style-name="ro2">
          <table:table-cell office:value-type="float" office:value="264526">
            <text:p>264526</text:p>
          </table:table-cell>
          <table:table-cell office:value-type="float" office:value="292104">
            <text:p>292104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9B1</text:p>
          </table:table-cell>
        </table:table-row>
        <table:table-row table:style-name="ro2">
          <table:table-cell office:value-type="float" office:value="264528">
            <text:p>264528</text:p>
          </table:table-cell>
          <table:table-cell office:value-type="float" office:value="292106">
            <text:p>29210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529">
            <text:p>264529</text:p>
          </table:table-cell>
          <table:table-cell office:value-type="float" office:value="292107">
            <text:p>292107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4530">
            <text:p>264530</text:p>
          </table:table-cell>
          <table:table-cell office:value-type="float" office:value="292108">
            <text:p>292108</text:p>
          </table:table-cell>
          <table:table-cell office:value-type="float" office:value="90">
            <text:p>9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4551">
            <text:p>264551</text:p>
          </table:table-cell>
          <table:table-cell office:value-type="float" office:value="292129">
            <text:p>292129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4552">
            <text:p>264552</text:p>
          </table:table-cell>
          <table:table-cell office:value-type="float" office:value="292130">
            <text:p>292130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4600">
            <text:p>264600</text:p>
          </table:table-cell>
          <table:table-cell office:value-type="float" office:value="292136">
            <text:p>292136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01">
            <text:p>264601</text:p>
          </table:table-cell>
          <table:table-cell office:value-type="float" office:value="292137">
            <text:p>29213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02">
            <text:p>264602</text:p>
          </table:table-cell>
          <table:table-cell office:value-type="float" office:value="292138">
            <text:p>29213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03">
            <text:p>264603</text:p>
          </table:table-cell>
          <table:table-cell office:value-type="float" office:value="292139">
            <text:p>29213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04">
            <text:p>264604</text:p>
          </table:table-cell>
          <table:table-cell office:value-type="float" office:value="292140">
            <text:p>292140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05">
            <text:p>264605</text:p>
          </table:table-cell>
          <table:table-cell office:value-type="float" office:value="292141">
            <text:p>292141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07">
            <text:p>264607</text:p>
          </table:table-cell>
          <table:table-cell office:value-type="float" office:value="292143">
            <text:p>29214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221">
            <text:p>7020221</text:p>
          </table:table-cell>
        </table:table-row>
        <table:table-row table:style-name="ro2">
          <table:table-cell office:value-type="float" office:value="264608">
            <text:p>264608</text:p>
          </table:table-cell>
          <table:table-cell office:value-type="float" office:value="292144">
            <text:p>292144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20171</text:p>
          </table:table-cell>
        </table:table-row>
        <table:table-row table:style-name="ro2">
          <table:table-cell office:value-type="float" office:value="264615">
            <text:p>264615</text:p>
          </table:table-cell>
          <table:table-cell office:value-type="float" office:value="292152">
            <text:p>292152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17">
            <text:p>264617</text:p>
          </table:table-cell>
          <table:table-cell office:value-type="float" office:value="292154">
            <text:p>292154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620">
            <text:p>264620</text:p>
          </table:table-cell>
          <table:table-cell office:value-type="float" office:value="292157">
            <text:p>29215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621">
            <text:p>264621</text:p>
          </table:table-cell>
          <table:table-cell office:value-type="float" office:value="292158">
            <text:p>29215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22">
            <text:p>264622</text:p>
          </table:table-cell>
          <table:table-cell office:value-type="float" office:value="292159">
            <text:p>292159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23">
            <text:p>264623</text:p>
          </table:table-cell>
          <table:table-cell office:value-type="float" office:value="292160">
            <text:p>292160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24">
            <text:p>264624</text:p>
          </table:table-cell>
          <table:table-cell office:value-type="float" office:value="292161">
            <text:p>292161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25">
            <text:p>264625</text:p>
          </table:table-cell>
          <table:table-cell office:value-type="float" office:value="292162">
            <text:p>292162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4626">
            <text:p>264626</text:p>
          </table:table-cell>
          <table:table-cell office:value-type="float" office:value="292163">
            <text:p>292163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27">
            <text:p>264627</text:p>
          </table:table-cell>
          <table:table-cell office:value-type="float" office:value="292164">
            <text:p>292164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E1</text:p>
          </table:table-cell>
        </table:table-row>
        <table:table-row table:style-name="ro2">
          <table:table-cell office:value-type="float" office:value="264629">
            <text:p>264629</text:p>
          </table:table-cell>
          <table:table-cell office:value-type="float" office:value="292166">
            <text:p>292166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635">
            <text:p>264635</text:p>
          </table:table-cell>
          <table:table-cell office:value-type="float" office:value="292172">
            <text:p>292172</text:p>
          </table:table-cell>
          <table:table-cell office:value-type="float" office:value="780">
            <text:p>78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91</text:p>
          </table:table-cell>
        </table:table-row>
        <table:table-row table:style-name="ro2">
          <table:table-cell office:value-type="float" office:value="264636">
            <text:p>264636</text:p>
          </table:table-cell>
          <table:table-cell office:value-type="float" office:value="292173">
            <text:p>292173</text:p>
          </table:table-cell>
          <table:table-cell office:value-type="float" office:value="780">
            <text:p>78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91</text:p>
          </table:table-cell>
        </table:table-row>
        <table:table-row table:style-name="ro2">
          <table:table-cell office:value-type="float" office:value="264639">
            <text:p>264639</text:p>
          </table:table-cell>
          <table:table-cell office:value-type="float" office:value="292176">
            <text:p>292176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40">
            <text:p>264640</text:p>
          </table:table-cell>
          <table:table-cell office:value-type="float" office:value="292177">
            <text:p>29217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41">
            <text:p>264641</text:p>
          </table:table-cell>
          <table:table-cell office:value-type="float" office:value="292178">
            <text:p>29217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42">
            <text:p>264642</text:p>
          </table:table-cell>
          <table:table-cell office:value-type="float" office:value="292179">
            <text:p>29217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46">
            <text:p>264646</text:p>
          </table:table-cell>
          <table:table-cell office:value-type="float" office:value="292183">
            <text:p>292183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11</text:p>
          </table:table-cell>
        </table:table-row>
        <table:table-row table:style-name="ro2">
          <table:table-cell office:value-type="float" office:value="264647">
            <text:p>264647</text:p>
          </table:table-cell>
          <table:table-cell office:value-type="float" office:value="292184">
            <text:p>292184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48">
            <text:p>264648</text:p>
          </table:table-cell>
          <table:table-cell office:value-type="float" office:value="292185">
            <text:p>292185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52">
            <text:p>264652</text:p>
          </table:table-cell>
          <table:table-cell office:value-type="float" office:value="292189">
            <text:p>292189</text:p>
          </table:table-cell>
          <table:table-cell office:value-type="float" office:value="12.5">
            <text:p>12.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741</text:p>
          </table:table-cell>
        </table:table-row>
        <table:table-row table:style-name="ro2">
          <table:table-cell office:value-type="float" office:value="264653">
            <text:p>264653</text:p>
          </table:table-cell>
          <table:table-cell office:value-type="float" office:value="292190">
            <text:p>292190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60831">
            <text:p>9060831</text:p>
          </table:table-cell>
        </table:table-row>
        <table:table-row table:style-name="ro2">
          <table:table-cell office:value-type="float" office:value="264654">
            <text:p>264654</text:p>
          </table:table-cell>
          <table:table-cell office:value-type="float" office:value="292191">
            <text:p>292191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55">
            <text:p>264655</text:p>
          </table:table-cell>
          <table:table-cell office:value-type="float" office:value="292192">
            <text:p>292192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56">
            <text:p>264656</text:p>
          </table:table-cell>
          <table:table-cell office:value-type="float" office:value="292193">
            <text:p>292193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57">
            <text:p>264657</text:p>
          </table:table-cell>
          <table:table-cell office:value-type="float" office:value="292194">
            <text:p>292194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58">
            <text:p>264658</text:p>
          </table:table-cell>
          <table:table-cell office:value-type="float" office:value="292195">
            <text:p>292195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59">
            <text:p>264659</text:p>
          </table:table-cell>
          <table:table-cell office:value-type="float" office:value="292196">
            <text:p>292196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60">
            <text:p>264660</text:p>
          </table:table-cell>
          <table:table-cell office:value-type="float" office:value="292197">
            <text:p>29219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61">
            <text:p>264661</text:p>
          </table:table-cell>
          <table:table-cell office:value-type="float" office:value="292198">
            <text:p>29219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62">
            <text:p>264662</text:p>
          </table:table-cell>
          <table:table-cell office:value-type="float" office:value="292199">
            <text:p>29219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63">
            <text:p>264663</text:p>
          </table:table-cell>
          <table:table-cell office:value-type="float" office:value="292200">
            <text:p>292200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64">
            <text:p>264664</text:p>
          </table:table-cell>
          <table:table-cell office:value-type="float" office:value="292201">
            <text:p>292201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67">
            <text:p>264667</text:p>
          </table:table-cell>
          <table:table-cell office:value-type="float" office:value="292204">
            <text:p>292204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69">
            <text:p>264669</text:p>
          </table:table-cell>
          <table:table-cell office:value-type="float" office:value="292206">
            <text:p>292206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70">
            <text:p>264670</text:p>
          </table:table-cell>
          <table:table-cell office:value-type="float" office:value="292207">
            <text:p>292207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72">
            <text:p>264672</text:p>
          </table:table-cell>
          <table:table-cell office:value-type="float" office:value="292209">
            <text:p>292209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73">
            <text:p>264673</text:p>
          </table:table-cell>
          <table:table-cell office:value-type="float" office:value="292210">
            <text:p>292210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2">
            <text:p>264682</text:p>
          </table:table-cell>
          <table:table-cell office:value-type="float" office:value="292219">
            <text:p>29221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4">
            <text:p>264684</text:p>
          </table:table-cell>
          <table:table-cell office:value-type="float" office:value="292221">
            <text:p>292221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6">
            <text:p>264686</text:p>
          </table:table-cell>
          <table:table-cell office:value-type="float" office:value="292223">
            <text:p>292223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7">
            <text:p>264687</text:p>
          </table:table-cell>
          <table:table-cell office:value-type="float" office:value="292224">
            <text:p>292224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8">
            <text:p>264688</text:p>
          </table:table-cell>
          <table:table-cell office:value-type="float" office:value="292225">
            <text:p>292225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9">
            <text:p>264689</text:p>
          </table:table-cell>
          <table:table-cell office:value-type="float" office:value="292226">
            <text:p>292226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91">
            <text:p>264691</text:p>
          </table:table-cell>
          <table:table-cell office:value-type="float" office:value="292228">
            <text:p>292228</text:p>
          </table:table-cell>
          <table:table-cell office:value-type="float" office:value="100">
            <text:p>100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4694">
            <text:p>264694</text:p>
          </table:table-cell>
          <table:table-cell office:value-type="float" office:value="292231">
            <text:p>292231</text:p>
          </table:table-cell>
          <table:table-cell office:value-type="float" office:value="184">
            <text:p>184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4695">
            <text:p>264695</text:p>
          </table:table-cell>
          <table:table-cell office:value-type="float" office:value="292232">
            <text:p>292232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891</text:p>
          </table:table-cell>
        </table:table-row>
        <table:table-row table:style-name="ro2">
          <table:table-cell office:value-type="float" office:value="264696">
            <text:p>264696</text:p>
          </table:table-cell>
          <table:table-cell office:value-type="float" office:value="292233">
            <text:p>292233</text:p>
          </table:table-cell>
          <table:table-cell office:value-type="float" office:value="119">
            <text:p>119</text:p>
          </table:table-cell>
          <table:table-cell office:value-type="float" office:value="259.99">
            <text:p>2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891</text:p>
          </table:table-cell>
        </table:table-row>
        <table:table-row table:style-name="ro2">
          <table:table-cell office:value-type="float" office:value="264697">
            <text:p>264697</text:p>
          </table:table-cell>
          <table:table-cell office:value-type="float" office:value="292234">
            <text:p>292234</text:p>
          </table:table-cell>
          <table:table-cell office:value-type="float" office:value="408">
            <text:p>408</text:p>
          </table:table-cell>
          <table:table-cell office:value-type="float" office:value="999.99">
            <text:p>9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50893</text:p>
          </table:table-cell>
        </table:table-row>
        <table:table-row table:style-name="ro2">
          <table:table-cell office:value-type="float" office:value="264698">
            <text:p>264698</text:p>
          </table:table-cell>
          <table:table-cell office:value-type="float" office:value="292235">
            <text:p>292235</text:p>
          </table:table-cell>
          <table:table-cell office:value-type="float" office:value="56">
            <text:p>56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4699">
            <text:p>264699</text:p>
          </table:table-cell>
          <table:table-cell office:value-type="float" office:value="292236">
            <text:p>292236</text:p>
          </table:table-cell>
          <table:table-cell office:value-type="float" office:value="56">
            <text:p>56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4705">
            <text:p>264705</text:p>
          </table:table-cell>
          <table:table-cell office:value-type="float" office:value="292242">
            <text:p>292242</text:p>
          </table:table-cell>
          <table:table-cell office:value-type="float" office:value="116">
            <text:p>116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8E1</text:p>
          </table:table-cell>
        </table:table-row>
        <table:table-row table:style-name="ro2">
          <table:table-cell office:value-type="float" office:value="264706">
            <text:p>264706</text:p>
          </table:table-cell>
          <table:table-cell office:value-type="float" office:value="292243">
            <text:p>29224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A1</text:p>
          </table:table-cell>
        </table:table-row>
        <table:table-row table:style-name="ro2">
          <table:table-cell office:value-type="float" office:value="264708">
            <text:p>264708</text:p>
          </table:table-cell>
          <table:table-cell office:value-type="float" office:value="292245">
            <text:p>292245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709">
            <text:p>264709</text:p>
          </table:table-cell>
          <table:table-cell office:value-type="float" office:value="292246">
            <text:p>292246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4711">
            <text:p>264711</text:p>
          </table:table-cell>
          <table:table-cell office:value-type="float" office:value="292248">
            <text:p>292248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1A1</text:p>
          </table:table-cell>
        </table:table-row>
        <table:table-row table:style-name="ro2">
          <table:table-cell office:value-type="float" office:value="264712">
            <text:p>264712</text:p>
          </table:table-cell>
          <table:table-cell office:value-type="float" office:value="292249">
            <text:p>292249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763">
            <text:p>17070763</text:p>
          </table:table-cell>
        </table:table-row>
        <table:table-row table:style-name="ro2">
          <table:table-cell office:value-type="float" office:value="264714">
            <text:p>264714</text:p>
          </table:table-cell>
          <table:table-cell office:value-type="float" office:value="292251">
            <text:p>292251</text:p>
          </table:table-cell>
          <table:table-cell office:value-type="float" office:value="380">
            <text:p>38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C1</text:p>
          </table:table-cell>
        </table:table-row>
        <table:table-row table:style-name="ro2">
          <table:table-cell office:value-type="float" office:value="264736">
            <text:p>264736</text:p>
          </table:table-cell>
          <table:table-cell office:value-type="string">
            <text:p>EDCB001397</text:p>
          </table:table-cell>
          <table:table-cell office:value-type="float" office:value="99">
            <text:p>99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4762">
            <text:p>264762</text:p>
          </table:table-cell>
          <table:table-cell office:value-type="float" office:value="292256">
            <text:p>292256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81">
            <text:p>1030081</text:p>
          </table:table-cell>
        </table:table-row>
        <table:table-row table:style-name="ro2">
          <table:table-cell office:value-type="float" office:value="264763">
            <text:p>264763</text:p>
          </table:table-cell>
          <table:table-cell office:value-type="float" office:value="292257">
            <text:p>292257</text:p>
          </table:table-cell>
          <table:table-cell office:value-type="float" office:value="800">
            <text:p>800</text:p>
          </table:table-cell>
          <table:table-cell office:value-type="float" office:value="1699.99">
            <text:p>1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4768">
            <text:p>264768</text:p>
          </table:table-cell>
          <table:table-cell office:value-type="float" office:value="292263">
            <text:p>292263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0D1</text:p>
          </table:table-cell>
        </table:table-row>
        <table:table-row table:style-name="ro2">
          <table:table-cell office:value-type="float" office:value="264770">
            <text:p>264770</text:p>
          </table:table-cell>
          <table:table-cell office:value-type="float" office:value="292265">
            <text:p>292265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771">
            <text:p>264771</text:p>
          </table:table-cell>
          <table:table-cell office:value-type="float" office:value="292266">
            <text:p>292266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772">
            <text:p>264772</text:p>
          </table:table-cell>
          <table:table-cell office:value-type="float" office:value="292267">
            <text:p>292267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774">
            <text:p>264774</text:p>
          </table:table-cell>
          <table:table-cell office:value-type="float" office:value="292269">
            <text:p>292269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775">
            <text:p>264775</text:p>
          </table:table-cell>
          <table:table-cell office:value-type="float" office:value="292270">
            <text:p>292270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779">
            <text:p>264779</text:p>
          </table:table-cell>
          <table:table-cell office:value-type="float" office:value="292274">
            <text:p>29227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4780">
            <text:p>264780</text:p>
          </table:table-cell>
          <table:table-cell office:value-type="float" office:value="292275">
            <text:p>292275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5">
            <text:p>264785</text:p>
          </table:table-cell>
          <table:table-cell office:value-type="float" office:value="292280">
            <text:p>292280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6">
            <text:p>264786</text:p>
          </table:table-cell>
          <table:table-cell office:value-type="float" office:value="292281">
            <text:p>292281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8">
            <text:p>264788</text:p>
          </table:table-cell>
          <table:table-cell office:value-type="float" office:value="292283">
            <text:p>292283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9">
            <text:p>264789</text:p>
          </table:table-cell>
          <table:table-cell office:value-type="float" office:value="292284">
            <text:p>292284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790">
            <text:p>264790</text:p>
          </table:table-cell>
          <table:table-cell office:value-type="float" office:value="292285">
            <text:p>29228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792">
            <text:p>264792</text:p>
          </table:table-cell>
          <table:table-cell office:value-type="float" office:value="292287">
            <text:p>292287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93">
            <text:p>264793</text:p>
          </table:table-cell>
          <table:table-cell office:value-type="float" office:value="292288">
            <text:p>292288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94">
            <text:p>264794</text:p>
          </table:table-cell>
          <table:table-cell office:value-type="float" office:value="292289">
            <text:p>292289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98">
            <text:p>264798</text:p>
          </table:table-cell>
          <table:table-cell office:value-type="float" office:value="292293">
            <text:p>292293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4800">
            <text:p>264800</text:p>
          </table:table-cell>
          <table:table-cell office:value-type="float" office:value="292295">
            <text:p>292295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4803">
            <text:p>264803</text:p>
          </table:table-cell>
          <table:table-cell office:value-type="float" office:value="292298">
            <text:p>292298</text:p>
          </table:table-cell>
          <table:table-cell office:value-type="float" office:value="250">
            <text:p>25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01</text:p>
          </table:table-cell>
        </table:table-row>
        <table:table-row table:style-name="ro2">
          <table:table-cell office:value-type="float" office:value="264804">
            <text:p>264804</text:p>
          </table:table-cell>
          <table:table-cell office:value-type="float" office:value="292299">
            <text:p>292299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805">
            <text:p>264805</text:p>
          </table:table-cell>
          <table:table-cell office:value-type="float" office:value="292300">
            <text:p>292300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07">
            <text:p>264807</text:p>
          </table:table-cell>
          <table:table-cell office:value-type="float" office:value="292302">
            <text:p>29230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21</text:p>
          </table:table-cell>
        </table:table-row>
        <table:table-row table:style-name="ro2">
          <table:table-cell office:value-type="float" office:value="264811">
            <text:p>264811</text:p>
          </table:table-cell>
          <table:table-cell office:value-type="float" office:value="292306">
            <text:p>292306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2">
            <text:p>264812</text:p>
          </table:table-cell>
          <table:table-cell office:value-type="float" office:value="292307">
            <text:p>29230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3">
            <text:p>264813</text:p>
          </table:table-cell>
          <table:table-cell office:value-type="float" office:value="292308">
            <text:p>29230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4">
            <text:p>264814</text:p>
          </table:table-cell>
          <table:table-cell office:value-type="float" office:value="292309">
            <text:p>292309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5">
            <text:p>264815</text:p>
          </table:table-cell>
          <table:table-cell office:value-type="float" office:value="292310">
            <text:p>292310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6">
            <text:p>264816</text:p>
          </table:table-cell>
          <table:table-cell office:value-type="float" office:value="292311">
            <text:p>292311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7">
            <text:p>264817</text:p>
          </table:table-cell>
          <table:table-cell office:value-type="float" office:value="292312">
            <text:p>292312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8">
            <text:p>264818</text:p>
          </table:table-cell>
          <table:table-cell office:value-type="float" office:value="292313">
            <text:p>292313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0">
            <text:p>264820</text:p>
          </table:table-cell>
          <table:table-cell office:value-type="float" office:value="292315">
            <text:p>292315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1">
            <text:p>264821</text:p>
          </table:table-cell>
          <table:table-cell office:value-type="float" office:value="292316">
            <text:p>292316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3">
            <text:p>264823</text:p>
          </table:table-cell>
          <table:table-cell office:value-type="float" office:value="292318">
            <text:p>29231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8">
            <text:p>264828</text:p>
          </table:table-cell>
          <table:table-cell office:value-type="float" office:value="292323">
            <text:p>292323</text:p>
          </table:table-cell>
          <table:table-cell office:value-type="float" office:value="50">
            <text:p>5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833">
            <text:p>264833</text:p>
          </table:table-cell>
          <table:table-cell office:value-type="float" office:value="292328">
            <text:p>292328</text:p>
          </table:table-cell>
          <table:table-cell office:value-type="float" office:value="150">
            <text:p>150</text:p>
          </table:table-cell>
          <table:table-cell office:value-type="float" office:value="319.99">
            <text:p>3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EC1</text:p>
          </table:table-cell>
        </table:table-row>
        <table:table-row table:style-name="ro2">
          <table:table-cell office:value-type="float" office:value="264835">
            <text:p>264835</text:p>
          </table:table-cell>
          <table:table-cell office:value-type="float" office:value="292330">
            <text:p>292330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A71</text:p>
          </table:table-cell>
        </table:table-row>
        <table:table-row table:style-name="ro2">
          <table:table-cell office:value-type="float" office:value="264836">
            <text:p>264836</text:p>
          </table:table-cell>
          <table:table-cell office:value-type="float" office:value="292331">
            <text:p>29233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839">
            <text:p>264839</text:p>
          </table:table-cell>
          <table:table-cell office:value-type="float" office:value="292334">
            <text:p>292334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21">
            <text:p>17020121</text:p>
          </table:table-cell>
        </table:table-row>
        <table:table-row table:style-name="ro2">
          <table:table-cell office:value-type="float" office:value="264842">
            <text:p>264842</text:p>
          </table:table-cell>
          <table:table-cell office:value-type="float" office:value="292337">
            <text:p>292337</text:p>
          </table:table-cell>
          <table:table-cell office:value-type="float" office:value="200">
            <text:p>20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4843">
            <text:p>264843</text:p>
          </table:table-cell>
          <table:table-cell office:value-type="float" office:value="292338">
            <text:p>29233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30201">
            <text:p>1030201</text:p>
          </table:table-cell>
        </table:table-row>
        <table:table-row table:style-name="ro2">
          <table:table-cell office:value-type="float" office:value="264844">
            <text:p>264844</text:p>
          </table:table-cell>
          <table:table-cell office:value-type="float" office:value="292339">
            <text:p>29233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01">
            <text:p>1030201</text:p>
          </table:table-cell>
        </table:table-row>
        <table:table-row table:style-name="ro2">
          <table:table-cell office:value-type="float" office:value="264845">
            <text:p>264845</text:p>
          </table:table-cell>
          <table:table-cell office:value-type="float" office:value="292340">
            <text:p>292340</text:p>
          </table:table-cell>
          <table:table-cell office:value-type="float" office:value="51">
            <text:p>51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4846">
            <text:p>264846</text:p>
          </table:table-cell>
          <table:table-cell office:value-type="float" office:value="292341">
            <text:p>292341</text:p>
          </table:table-cell>
          <table:table-cell office:value-type="float" office:value="51">
            <text:p>51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4848">
            <text:p>264848</text:p>
          </table:table-cell>
          <table:table-cell office:value-type="float" office:value="292343">
            <text:p>292343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303A1</text:p>
          </table:table-cell>
        </table:table-row>
        <table:table-row table:style-name="ro2">
          <table:table-cell office:value-type="float" office:value="264849">
            <text:p>264849</text:p>
          </table:table-cell>
          <table:table-cell office:value-type="float" office:value="292344">
            <text:p>29234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850">
            <text:p>264850</text:p>
          </table:table-cell>
          <table:table-cell office:value-type="float" office:value="292345">
            <text:p>29234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191">
            <text:p>13030191</text:p>
          </table:table-cell>
        </table:table-row>
        <table:table-row table:style-name="ro2">
          <table:table-cell office:value-type="float" office:value="264851">
            <text:p>264851</text:p>
          </table:table-cell>
          <table:table-cell office:value-type="float" office:value="292346">
            <text:p>292346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040011">
            <text:p>21040011</text:p>
          </table:table-cell>
        </table:table-row>
        <table:table-row table:style-name="ro2">
          <table:table-cell office:value-type="float" office:value="264854">
            <text:p>264854</text:p>
          </table:table-cell>
          <table:table-cell office:value-type="float" office:value="292349">
            <text:p>292349</text:p>
          </table:table-cell>
          <table:table-cell office:value-type="float" office:value="60">
            <text:p>6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855">
            <text:p>264855</text:p>
          </table:table-cell>
          <table:table-cell office:value-type="float" office:value="292351">
            <text:p>292351</text:p>
          </table:table-cell>
          <table:table-cell office:value-type="float" office:value="200">
            <text:p>20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4867">
            <text:p>264867</text:p>
          </table:table-cell>
          <table:table-cell office:value-type="float" office:value="292363">
            <text:p>292363</text:p>
          </table:table-cell>
          <table:table-cell office:value-type="float" office:value="20">
            <text:p>2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871">
            <text:p>264871</text:p>
          </table:table-cell>
          <table:table-cell office:value-type="float" office:value="292368">
            <text:p>292368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4872">
            <text:p>264872</text:p>
          </table:table-cell>
          <table:table-cell office:value-type="float" office:value="292369">
            <text:p>292369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4873">
            <text:p>264873</text:p>
          </table:table-cell>
          <table:table-cell office:value-type="float" office:value="292370">
            <text:p>292370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50261">
            <text:p>13050261</text:p>
          </table:table-cell>
        </table:table-row>
        <table:table-row table:style-name="ro2">
          <table:table-cell office:value-type="float" office:value="264874">
            <text:p>264874</text:p>
          </table:table-cell>
          <table:table-cell office:value-type="float" office:value="292371">
            <text:p>29237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01</text:p>
          </table:table-cell>
        </table:table-row>
        <table:table-row table:style-name="ro2">
          <table:table-cell office:value-type="float" office:value="264875">
            <text:p>264875</text:p>
          </table:table-cell>
          <table:table-cell office:value-type="float" office:value="292372">
            <text:p>292372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41</text:p>
          </table:table-cell>
        </table:table-row>
        <table:table-row table:style-name="ro2">
          <table:table-cell office:value-type="float" office:value="264882">
            <text:p>264882</text:p>
          </table:table-cell>
          <table:table-cell office:value-type="float" office:value="292380">
            <text:p>292380</text:p>
          </table:table-cell>
          <table:table-cell office:value-type="float" office:value="400">
            <text:p>40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C1</text:p>
          </table:table-cell>
        </table:table-row>
        <table:table-row table:style-name="ro2">
          <table:table-cell office:value-type="float" office:value="264884">
            <text:p>264884</text:p>
          </table:table-cell>
          <table:table-cell office:value-type="float" office:value="292382">
            <text:p>292382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885">
            <text:p>264885</text:p>
          </table:table-cell>
          <table:table-cell office:value-type="float" office:value="292383">
            <text:p>292383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381">
            <text:p>1030381</text:p>
          </table:table-cell>
        </table:table-row>
        <table:table-row table:style-name="ro2">
          <table:table-cell office:value-type="float" office:value="264888">
            <text:p>264888</text:p>
          </table:table-cell>
          <table:table-cell office:value-type="float" office:value="292386">
            <text:p>292386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DF1</text:p>
          </table:table-cell>
        </table:table-row>
        <table:table-row table:style-name="ro2">
          <table:table-cell office:value-type="float" office:value="264892">
            <text:p>264892</text:p>
          </table:table-cell>
          <table:table-cell office:value-type="float" office:value="292390">
            <text:p>292390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C31</text:p>
          </table:table-cell>
        </table:table-row>
        <table:table-row table:style-name="ro2">
          <table:table-cell office:value-type="float" office:value="264893">
            <text:p>264893</text:p>
          </table:table-cell>
          <table:table-cell office:value-type="float" office:value="292391">
            <text:p>292391</text:p>
          </table:table-cell>
          <table:table-cell office:value-type="float" office:value="120">
            <text:p>12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AC1</text:p>
          </table:table-cell>
        </table:table-row>
        <table:table-row table:style-name="ro2">
          <table:table-cell office:value-type="float" office:value="264895">
            <text:p>264895</text:p>
          </table:table-cell>
          <table:table-cell office:value-type="float" office:value="292393">
            <text:p>292393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896">
            <text:p>264896</text:p>
          </table:table-cell>
          <table:table-cell office:value-type="float" office:value="292394">
            <text:p>292394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5F1</text:p>
          </table:table-cell>
        </table:table-row>
        <table:table-row table:style-name="ro2">
          <table:table-cell office:value-type="float" office:value="264898">
            <text:p>264898</text:p>
          </table:table-cell>
          <table:table-cell office:value-type="float" office:value="292396">
            <text:p>292396</text:p>
          </table:table-cell>
          <table:table-cell office:value-type="float" office:value="250">
            <text:p>2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4899">
            <text:p>264899</text:p>
          </table:table-cell>
          <table:table-cell office:value-type="float" office:value="292397">
            <text:p>292397</text:p>
          </table:table-cell>
          <table:table-cell office:value-type="float" office:value="70">
            <text:p>7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5F1</text:p>
          </table:table-cell>
        </table:table-row>
        <table:table-row table:style-name="ro2">
          <table:table-cell office:value-type="float" office:value="264901">
            <text:p>264901</text:p>
          </table:table-cell>
          <table:table-cell office:value-type="float" office:value="292399">
            <text:p>292399</text:p>
          </table:table-cell>
          <table:table-cell office:value-type="float" office:value="5">
            <text:p>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702A1</text:p>
          </table:table-cell>
        </table:table-row>
        <table:table-row table:style-name="ro2">
          <table:table-cell office:value-type="float" office:value="264902">
            <text:p>264902</text:p>
          </table:table-cell>
          <table:table-cell office:value-type="float" office:value="292400">
            <text:p>292400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41</text:p>
          </table:table-cell>
        </table:table-row>
        <table:table-row table:style-name="ro2">
          <table:table-cell office:value-type="float" office:value="264913">
            <text:p>264913</text:p>
          </table:table-cell>
          <table:table-cell office:value-type="float" office:value="292411">
            <text:p>292411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50041">
            <text:p>3050041</text:p>
          </table:table-cell>
        </table:table-row>
        <table:table-row table:style-name="ro2">
          <table:table-cell office:value-type="float" office:value="264916">
            <text:p>264916</text:p>
          </table:table-cell>
          <table:table-cell office:value-type="float" office:value="292350">
            <text:p>292350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C1</text:p>
          </table:table-cell>
        </table:table-row>
        <table:table-row table:style-name="ro2">
          <table:table-cell office:value-type="float" office:value="264918">
            <text:p>264918</text:p>
          </table:table-cell>
          <table:table-cell office:value-type="float" office:value="292375">
            <text:p>292375</text:p>
          </table:table-cell>
          <table:table-cell office:value-type="float" office:value="150">
            <text:p>15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E1</text:p>
          </table:table-cell>
        </table:table-row>
        <table:table-row table:style-name="ro2">
          <table:table-cell office:value-type="float" office:value="264959">
            <text:p>264959</text:p>
          </table:table-cell>
          <table:table-cell office:value-type="float" office:value="292413">
            <text:p>292413</text:p>
          </table:table-cell>
          <table:table-cell office:value-type="float" office:value="0">
            <text:p>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960">
            <text:p>264960</text:p>
          </table:table-cell>
          <table:table-cell office:value-type="float" office:value="292414">
            <text:p>292414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961">
            <text:p>264961</text:p>
          </table:table-cell>
          <table:table-cell office:value-type="float" office:value="292415">
            <text:p>292415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962">
            <text:p>264962</text:p>
          </table:table-cell>
          <table:table-cell office:value-type="float" office:value="292416">
            <text:p>292416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40011">
            <text:p>22040011</text:p>
          </table:table-cell>
        </table:table-row>
        <table:table-row table:style-name="ro2">
          <table:table-cell office:value-type="float" office:value="264963">
            <text:p>264963</text:p>
          </table:table-cell>
          <table:table-cell office:value-type="float" office:value="292417">
            <text:p>292417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70031">
            <text:p>22070031</text:p>
          </table:table-cell>
        </table:table-row>
        <table:table-row table:style-name="ro2">
          <table:table-cell office:value-type="float" office:value="264964">
            <text:p>264964</text:p>
          </table:table-cell>
          <table:table-cell office:value-type="float" office:value="292418">
            <text:p>292418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40011">
            <text:p>22040011</text:p>
          </table:table-cell>
        </table:table-row>
        <table:table-row table:style-name="ro2">
          <table:table-cell office:value-type="float" office:value="264965">
            <text:p>264965</text:p>
          </table:table-cell>
          <table:table-cell office:value-type="float" office:value="292419">
            <text:p>292419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01</text:p>
          </table:table-cell>
        </table:table-row>
        <table:table-row table:style-name="ro2">
          <table:table-cell office:value-type="float" office:value="264967">
            <text:p>264967</text:p>
          </table:table-cell>
          <table:table-cell office:value-type="float" office:value="292421">
            <text:p>292421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969">
            <text:p>264969</text:p>
          </table:table-cell>
          <table:table-cell office:value-type="float" office:value="292423">
            <text:p>292423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971">
            <text:p>264971</text:p>
          </table:table-cell>
          <table:table-cell office:value-type="float" office:value="292425">
            <text:p>292425</text:p>
          </table:table-cell>
          <table:table-cell office:value-type="float" office:value="191.8">
            <text:p>191.8</text:p>
          </table:table-cell>
          <table:table-cell office:value-type="float" office:value="319.99">
            <text:p>3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4972">
            <text:p>264972</text:p>
          </table:table-cell>
          <table:table-cell office:value-type="float" office:value="292426">
            <text:p>292426</text:p>
          </table:table-cell>
          <table:table-cell office:value-type="float" office:value="191.8">
            <text:p>191.8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4973">
            <text:p>264973</text:p>
          </table:table-cell>
          <table:table-cell office:value-type="float" office:value="292427">
            <text:p>292427</text:p>
          </table:table-cell>
          <table:table-cell office:value-type="float" office:value="205.8">
            <text:p>205.8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9B1</text:p>
          </table:table-cell>
        </table:table-row>
        <table:table-row table:style-name="ro2">
          <table:table-cell office:value-type="float" office:value="264974">
            <text:p>264974</text:p>
          </table:table-cell>
          <table:table-cell office:value-type="float" office:value="292428">
            <text:p>292428</text:p>
          </table:table-cell>
          <table:table-cell office:value-type="float" office:value="68">
            <text:p>68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671">
            <text:p>7010671</text:p>
          </table:table-cell>
        </table:table-row>
        <table:table-row table:style-name="ro2">
          <table:table-cell office:value-type="float" office:value="264975">
            <text:p>264975</text:p>
          </table:table-cell>
          <table:table-cell office:value-type="float" office:value="292429">
            <text:p>292429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5B1</text:p>
          </table:table-cell>
        </table:table-row>
        <table:table-row table:style-name="ro2">
          <table:table-cell office:value-type="float" office:value="264976">
            <text:p>264976</text:p>
          </table:table-cell>
          <table:table-cell office:value-type="float" office:value="292430">
            <text:p>292430</text:p>
          </table:table-cell>
          <table:table-cell office:value-type="float" office:value="20">
            <text:p>20</text:p>
          </table:table-cell>
          <table:table-cell office:value-type="float" office:value="54.99">
            <text:p>5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91">
            <text:p>1030291</text:p>
          </table:table-cell>
        </table:table-row>
        <table:table-row table:style-name="ro2">
          <table:table-cell office:value-type="float" office:value="264978">
            <text:p>264978</text:p>
          </table:table-cell>
          <table:table-cell office:value-type="float" office:value="292432">
            <text:p>292432</text:p>
          </table:table-cell>
          <table:table-cell office:value-type="float" office:value="57.4">
            <text:p>57.4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4979">
            <text:p>264979</text:p>
          </table:table-cell>
          <table:table-cell office:value-type="float" office:value="292434">
            <text:p>292434</text:p>
          </table:table-cell>
          <table:table-cell office:value-type="float" office:value="58.8">
            <text:p>58.8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4980">
            <text:p>264980</text:p>
          </table:table-cell>
          <table:table-cell office:value-type="float" office:value="292435">
            <text:p>292435</text:p>
          </table:table-cell>
          <table:table-cell office:value-type="float" office:value="42">
            <text:p>4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4981">
            <text:p>264981</text:p>
          </table:table-cell>
          <table:table-cell office:value-type="float" office:value="292436">
            <text:p>292436</text:p>
          </table:table-cell>
          <table:table-cell office:value-type="float" office:value="22.4">
            <text:p>22.4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41</text:p>
          </table:table-cell>
        </table:table-row>
        <table:table-row table:style-name="ro2">
          <table:table-cell office:value-type="float" office:value="264982">
            <text:p>264982</text:p>
          </table:table-cell>
          <table:table-cell office:value-type="float" office:value="292437">
            <text:p>292437</text:p>
          </table:table-cell>
          <table:table-cell office:value-type="float" office:value="78.4">
            <text:p>78.4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921">
            <text:p>7030921</text:p>
          </table:table-cell>
        </table:table-row>
        <table:table-row table:style-name="ro2">
          <table:table-cell office:value-type="float" office:value="264983">
            <text:p>264983</text:p>
          </table:table-cell>
          <table:table-cell office:value-type="float" office:value="292438">
            <text:p>292438</text:p>
          </table:table-cell>
          <table:table-cell office:value-type="float" office:value="78.4">
            <text:p>78.4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921">
            <text:p>7030921</text:p>
          </table:table-cell>
        </table:table-row>
        <table:table-row table:style-name="ro2">
          <table:table-cell office:value-type="float" office:value="264984">
            <text:p>264984</text:p>
          </table:table-cell>
          <table:table-cell office:value-type="float" office:value="292439">
            <text:p>292439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81</text:p>
          </table:table-cell>
        </table:table-row>
        <table:table-row table:style-name="ro2">
          <table:table-cell office:value-type="float" office:value="264987">
            <text:p>264987</text:p>
          </table:table-cell>
          <table:table-cell office:value-type="float" office:value="292442">
            <text:p>292442</text:p>
          </table:table-cell>
          <table:table-cell office:value-type="float" office:value="29">
            <text:p>29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41">
            <text:p>15060041</text:p>
          </table:table-cell>
        </table:table-row>
        <table:table-row table:style-name="ro2">
          <table:table-cell office:value-type="float" office:value="264992">
            <text:p>264992</text:p>
          </table:table-cell>
          <table:table-cell office:value-type="float" office:value="292447">
            <text:p>292447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4993">
            <text:p>264993</text:p>
          </table:table-cell>
          <table:table-cell office:value-type="float" office:value="292448">
            <text:p>292448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20704C1</text:p>
          </table:table-cell>
        </table:table-row>
        <table:table-row table:style-name="ro2">
          <table:table-cell office:value-type="float" office:value="264994">
            <text:p>264994</text:p>
          </table:table-cell>
          <table:table-cell office:value-type="float" office:value="292449">
            <text:p>292449</text:p>
          </table:table-cell>
          <table:table-cell office:value-type="float" office:value="78">
            <text:p>78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603</text:p>
          </table:table-cell>
        </table:table-row>
        <table:table-row table:style-name="ro2">
          <table:table-cell office:value-type="float" office:value="264995">
            <text:p>264995</text:p>
          </table:table-cell>
          <table:table-cell office:value-type="float" office:value="292450">
            <text:p>292450</text:p>
          </table:table-cell>
          <table:table-cell office:value-type="float" office:value="354.2">
            <text:p>354.2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923">
            <text:p>7050923</text:p>
          </table:table-cell>
        </table:table-row>
        <table:table-row table:style-name="ro2">
          <table:table-cell office:value-type="float" office:value="264996">
            <text:p>264996</text:p>
          </table:table-cell>
          <table:table-cell office:value-type="float" office:value="292451">
            <text:p>292451</text:p>
          </table:table-cell>
          <table:table-cell office:value-type="float" office:value="739.2">
            <text:p>739.2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733">
            <text:p>17050733</text:p>
          </table:table-cell>
        </table:table-row>
        <table:table-row table:style-name="ro2">
          <table:table-cell office:value-type="float" office:value="264997">
            <text:p>264997</text:p>
          </table:table-cell>
          <table:table-cell office:value-type="float" office:value="292452">
            <text:p>292452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20841">
            <text:p>9020841</text:p>
          </table:table-cell>
        </table:table-row>
        <table:table-row table:style-name="ro2">
          <table:table-cell office:value-type="float" office:value="264998">
            <text:p>264998</text:p>
          </table:table-cell>
          <table:table-cell office:value-type="float" office:value="292453">
            <text:p>292453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791</text:p>
          </table:table-cell>
        </table:table-row>
        <table:table-row table:style-name="ro2">
          <table:table-cell office:value-type="float" office:value="264999">
            <text:p>264999</text:p>
          </table:table-cell>
          <table:table-cell office:value-type="float" office:value="292454">
            <text:p>292454</text:p>
          </table:table-cell>
          <table:table-cell office:value-type="float" office:value="1125">
            <text:p>112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000">
            <text:p>265000</text:p>
          </table:table-cell>
          <table:table-cell office:value-type="float" office:value="292455">
            <text:p>292455</text:p>
          </table:table-cell>
          <table:table-cell office:value-type="float" office:value="275">
            <text:p>275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321</text:p>
          </table:table-cell>
        </table:table-row>
        <table:table-row table:style-name="ro2">
          <table:table-cell office:value-type="float" office:value="265007">
            <text:p>265007</text:p>
          </table:table-cell>
          <table:table-cell office:value-type="float" office:value="292463">
            <text:p>292463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5010">
            <text:p>265010</text:p>
          </table:table-cell>
          <table:table-cell office:value-type="float" office:value="292466">
            <text:p>292466</text:p>
          </table:table-cell>
          <table:table-cell office:value-type="float" office:value="120">
            <text:p>12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A11</text:p>
          </table:table-cell>
        </table:table-row>
        <table:table-row table:style-name="ro2">
          <table:table-cell office:value-type="float" office:value="265012">
            <text:p>265012</text:p>
          </table:table-cell>
          <table:table-cell office:value-type="float" office:value="292468">
            <text:p>292468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6F1</text:p>
          </table:table-cell>
        </table:table-row>
        <table:table-row table:style-name="ro2">
          <table:table-cell office:value-type="float" office:value="265013">
            <text:p>265013</text:p>
          </table:table-cell>
          <table:table-cell office:value-type="float" office:value="292469">
            <text:p>292469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8A1</text:p>
          </table:table-cell>
        </table:table-row>
        <table:table-row table:style-name="ro2">
          <table:table-cell office:value-type="float" office:value="265014">
            <text:p>265014</text:p>
          </table:table-cell>
          <table:table-cell office:value-type="float" office:value="292470">
            <text:p>292470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019">
            <text:p>265019</text:p>
          </table:table-cell>
          <table:table-cell office:value-type="float" office:value="292460">
            <text:p>292460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607F2</text:p>
          </table:table-cell>
        </table:table-row>
        <table:table-row table:style-name="ro2">
          <table:table-cell office:value-type="float" office:value="265073">
            <text:p>265073</text:p>
          </table:table-cell>
          <table:table-cell office:value-type="float" office:value="292476">
            <text:p>292476</text:p>
          </table:table-cell>
          <table:table-cell office:value-type="float" office:value="80">
            <text:p>8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91</text:p>
          </table:table-cell>
        </table:table-row>
        <table:table-row table:style-name="ro2">
          <table:table-cell office:value-type="float" office:value="265076">
            <text:p>265076</text:p>
          </table:table-cell>
          <table:table-cell office:value-type="float" office:value="292479">
            <text:p>292479</text:p>
          </table:table-cell>
          <table:table-cell office:value-type="float" office:value="1125">
            <text:p>1125</text:p>
          </table:table-cell>
          <table:table-cell office:value-type="float" office:value="2499.99">
            <text:p>2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077">
            <text:p>265077</text:p>
          </table:table-cell>
          <table:table-cell office:value-type="float" office:value="292480">
            <text:p>292480</text:p>
          </table:table-cell>
          <table:table-cell office:value-type="float" office:value="90">
            <text:p>9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041</text:p>
          </table:table-cell>
        </table:table-row>
        <table:table-row table:style-name="ro2">
          <table:table-cell office:value-type="float" office:value="265078">
            <text:p>265078</text:p>
          </table:table-cell>
          <table:table-cell office:value-type="float" office:value="292481">
            <text:p>292481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91</text:p>
          </table:table-cell>
        </table:table-row>
        <table:table-row table:style-name="ro2">
          <table:table-cell office:value-type="float" office:value="265081">
            <text:p>265081</text:p>
          </table:table-cell>
          <table:table-cell office:value-type="float" office:value="292484">
            <text:p>292484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087">
            <text:p>265087</text:p>
          </table:table-cell>
          <table:table-cell office:value-type="float" office:value="292490">
            <text:p>292490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41</text:p>
          </table:table-cell>
        </table:table-row>
        <table:table-row table:style-name="ro2">
          <table:table-cell office:value-type="float" office:value="265089">
            <text:p>265089</text:p>
          </table:table-cell>
          <table:table-cell office:value-type="float" office:value="292492">
            <text:p>292492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70751">
            <text:p>17070751</text:p>
          </table:table-cell>
        </table:table-row>
        <table:table-row table:style-name="ro2">
          <table:table-cell office:value-type="float" office:value="265093">
            <text:p>265093</text:p>
          </table:table-cell>
          <table:table-cell office:value-type="float" office:value="292496">
            <text:p>29249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081</text:p>
          </table:table-cell>
        </table:table-row>
        <table:table-row table:style-name="ro2">
          <table:table-cell office:value-type="float" office:value="265094">
            <text:p>265094</text:p>
          </table:table-cell>
          <table:table-cell office:value-type="float" office:value="292497">
            <text:p>292497</text:p>
          </table:table-cell>
          <table:table-cell office:value-type="float" office:value="250">
            <text:p>25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095">
            <text:p>265095</text:p>
          </table:table-cell>
          <table:table-cell office:value-type="float" office:value="292498">
            <text:p>292498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081</text:p>
          </table:table-cell>
        </table:table-row>
        <table:table-row table:style-name="ro2">
          <table:table-cell office:value-type="float" office:value="265096">
            <text:p>265096</text:p>
          </table:table-cell>
          <table:table-cell office:value-type="float" office:value="292499">
            <text:p>292499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099">
            <text:p>265099</text:p>
          </table:table-cell>
          <table:table-cell office:value-type="float" office:value="292502">
            <text:p>292502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100">
            <text:p>265100</text:p>
          </table:table-cell>
          <table:table-cell office:value-type="float" office:value="292503">
            <text:p>292503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105">
            <text:p>265105</text:p>
          </table:table-cell>
          <table:table-cell office:value-type="float" office:value="292508">
            <text:p>292508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5106">
            <text:p>265106</text:p>
          </table:table-cell>
          <table:table-cell office:value-type="float" office:value="292509">
            <text:p>292509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108">
            <text:p>265108</text:p>
          </table:table-cell>
          <table:table-cell office:value-type="float" office:value="292511">
            <text:p>29251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5109">
            <text:p>265109</text:p>
          </table:table-cell>
          <table:table-cell office:value-type="float" office:value="292512">
            <text:p>292512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6A1</text:p>
          </table:table-cell>
        </table:table-row>
        <table:table-row table:style-name="ro2">
          <table:table-cell office:value-type="float" office:value="265110">
            <text:p>265110</text:p>
          </table:table-cell>
          <table:table-cell office:value-type="float" office:value="292513">
            <text:p>292513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202E1</text:p>
          </table:table-cell>
        </table:table-row>
        <table:table-row table:style-name="ro2">
          <table:table-cell office:value-type="float" office:value="265114">
            <text:p>265114</text:p>
          </table:table-cell>
          <table:table-cell office:value-type="float" office:value="292517">
            <text:p>292517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E1</text:p>
          </table:table-cell>
        </table:table-row>
        <table:table-row table:style-name="ro2">
          <table:table-cell office:value-type="float" office:value="265115">
            <text:p>265115</text:p>
          </table:table-cell>
          <table:table-cell office:value-type="float" office:value="292518">
            <text:p>292518</text:p>
          </table:table-cell>
          <table:table-cell office:value-type="float" office:value="80">
            <text:p>8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851">
            <text:p>7020851</text:p>
          </table:table-cell>
        </table:table-row>
        <table:table-row table:style-name="ro2">
          <table:table-cell office:value-type="float" office:value="265117">
            <text:p>265117</text:p>
          </table:table-cell>
          <table:table-cell office:value-type="float" office:value="292520">
            <text:p>292520</text:p>
          </table:table-cell>
          <table:table-cell office:value-type="float" office:value="45">
            <text:p>45</text:p>
          </table:table-cell>
          <table:table-cell office:value-type="float" office:value="94.99">
            <text:p>9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118">
            <text:p>265118</text:p>
          </table:table-cell>
          <table:table-cell office:value-type="float" office:value="292521">
            <text:p>292521</text:p>
          </table:table-cell>
          <table:table-cell office:value-type="float" office:value="45">
            <text:p>45</text:p>
          </table:table-cell>
          <table:table-cell office:value-type="float" office:value="94.99">
            <text:p>9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119">
            <text:p>265119</text:p>
          </table:table-cell>
          <table:table-cell office:value-type="float" office:value="292522">
            <text:p>292522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B1</text:p>
          </table:table-cell>
        </table:table-row>
        <table:table-row table:style-name="ro2">
          <table:table-cell office:value-type="float" office:value="265120">
            <text:p>265120</text:p>
          </table:table-cell>
          <table:table-cell office:value-type="float" office:value="292523">
            <text:p>292523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5124">
            <text:p>265124</text:p>
          </table:table-cell>
          <table:table-cell office:value-type="float" office:value="292527">
            <text:p>292527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5130">
            <text:p>265130</text:p>
          </table:table-cell>
          <table:table-cell office:value-type="float" office:value="292533">
            <text:p>292533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F1</text:p>
          </table:table-cell>
        </table:table-row>
        <table:table-row table:style-name="ro2">
          <table:table-cell office:value-type="float" office:value="265131">
            <text:p>265131</text:p>
          </table:table-cell>
          <table:table-cell office:value-type="float" office:value="292534">
            <text:p>292534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F1</text:p>
          </table:table-cell>
        </table:table-row>
        <table:table-row table:style-name="ro2">
          <table:table-cell office:value-type="float" office:value="265132">
            <text:p>265132</text:p>
          </table:table-cell>
          <table:table-cell office:value-type="float" office:value="292535">
            <text:p>292535</text:p>
          </table:table-cell>
          <table:table-cell office:value-type="float" office:value="35">
            <text:p>3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04C1</text:p>
          </table:table-cell>
        </table:table-row>
        <table:table-row table:style-name="ro2">
          <table:table-cell office:value-type="float" office:value="265136">
            <text:p>265136</text:p>
          </table:table-cell>
          <table:table-cell office:value-type="float" office:value="292539">
            <text:p>292539</text:p>
          </table:table-cell>
          <table:table-cell office:value-type="float" office:value="175">
            <text:p>1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137">
            <text:p>265137</text:p>
          </table:table-cell>
          <table:table-cell office:value-type="float" office:value="292540">
            <text:p>292540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5F1</text:p>
          </table:table-cell>
        </table:table-row>
        <table:table-row table:style-name="ro2">
          <table:table-cell office:value-type="float" office:value="265142">
            <text:p>265142</text:p>
          </table:table-cell>
          <table:table-cell office:value-type="float" office:value="292545">
            <text:p>292545</text:p>
          </table:table-cell>
          <table:table-cell office:value-type="float" office:value="675">
            <text:p>675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5193">
            <text:p>265193</text:p>
          </table:table-cell>
          <table:table-cell office:value-type="float" office:value="292548">
            <text:p>292548</text:p>
          </table:table-cell>
          <table:table-cell office:value-type="float" office:value="125">
            <text:p>12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194">
            <text:p>265194</text:p>
          </table:table-cell>
          <table:table-cell office:value-type="float" office:value="292549">
            <text:p>292549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196">
            <text:p>265196</text:p>
          </table:table-cell>
          <table:table-cell office:value-type="float" office:value="292551">
            <text:p>292551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261</text:p>
          </table:table-cell>
        </table:table-row>
        <table:table-row table:style-name="ro2">
          <table:table-cell office:value-type="float" office:value="265197">
            <text:p>265197</text:p>
          </table:table-cell>
          <table:table-cell office:value-type="float" office:value="292552">
            <text:p>292552</text:p>
          </table:table-cell>
          <table:table-cell office:value-type="float" office:value="5">
            <text:p>5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199">
            <text:p>265199</text:p>
          </table:table-cell>
          <table:table-cell office:value-type="float" office:value="292554">
            <text:p>292554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20231</text:p>
          </table:table-cell>
        </table:table-row>
        <table:table-row table:style-name="ro2">
          <table:table-cell office:value-type="float" office:value="265202">
            <text:p>265202</text:p>
          </table:table-cell>
          <table:table-cell office:value-type="float" office:value="292557">
            <text:p>292557</text:p>
          </table:table-cell>
          <table:table-cell office:value-type="float" office:value="12.5">
            <text:p>12.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203">
            <text:p>265203</text:p>
          </table:table-cell>
          <table:table-cell office:value-type="float" office:value="292558">
            <text:p>292558</text:p>
          </table:table-cell>
          <table:table-cell office:value-type="float" office:value="12.5">
            <text:p>12.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206">
            <text:p>265206</text:p>
          </table:table-cell>
          <table:table-cell office:value-type="float" office:value="292561">
            <text:p>292561</text:p>
          </table:table-cell>
          <table:table-cell office:value-type="float" office:value="8">
            <text:p>8</text:p>
          </table:table-cell>
          <table:table-cell office:value-type="float" office:value="34.99">
            <text:p>34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40031">
            <text:p>1040031</text:p>
          </table:table-cell>
        </table:table-row>
        <table:table-row table:style-name="ro2">
          <table:table-cell office:value-type="float" office:value="265211">
            <text:p>265211</text:p>
          </table:table-cell>
          <table:table-cell office:value-type="float" office:value="292566">
            <text:p>29256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5214">
            <text:p>265214</text:p>
          </table:table-cell>
          <table:table-cell office:value-type="float" office:value="292569">
            <text:p>292569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A1</text:p>
          </table:table-cell>
        </table:table-row>
        <table:table-row table:style-name="ro2">
          <table:table-cell office:value-type="float" office:value="265222">
            <text:p>265222</text:p>
          </table:table-cell>
          <table:table-cell office:value-type="float" office:value="292577">
            <text:p>292577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5223">
            <text:p>265223</text:p>
          </table:table-cell>
          <table:table-cell office:value-type="float" office:value="292578">
            <text:p>292578</text:p>
          </table:table-cell>
          <table:table-cell office:value-type="float" office:value="85">
            <text:p>85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6C1</text:p>
          </table:table-cell>
        </table:table-row>
        <table:table-row table:style-name="ro2">
          <table:table-cell office:value-type="float" office:value="265224">
            <text:p>265224</text:p>
          </table:table-cell>
          <table:table-cell office:value-type="float" office:value="292579">
            <text:p>292579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71">
            <text:p>17020171</text:p>
          </table:table-cell>
        </table:table-row>
        <table:table-row table:style-name="ro2">
          <table:table-cell office:value-type="float" office:value="265227">
            <text:p>265227</text:p>
          </table:table-cell>
          <table:table-cell office:value-type="float" office:value="292582">
            <text:p>292582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228">
            <text:p>265228</text:p>
          </table:table-cell>
          <table:table-cell office:value-type="float" office:value="292583">
            <text:p>29258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230">
            <text:p>265230</text:p>
          </table:table-cell>
          <table:table-cell office:value-type="float" office:value="292585">
            <text:p>292585</text:p>
          </table:table-cell>
          <table:table-cell office:value-type="float" office:value="165">
            <text:p>16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EA1</text:p>
          </table:table-cell>
        </table:table-row>
        <table:table-row table:style-name="ro2">
          <table:table-cell office:value-type="float" office:value="265233">
            <text:p>265233</text:p>
          </table:table-cell>
          <table:table-cell office:value-type="float" office:value="292588">
            <text:p>292588</text:p>
          </table:table-cell>
          <table:table-cell office:value-type="float" office:value="10">
            <text:p>10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4D1</text:p>
          </table:table-cell>
        </table:table-row>
        <table:table-row table:style-name="ro2">
          <table:table-cell office:value-type="float" office:value="265234">
            <text:p>265234</text:p>
          </table:table-cell>
          <table:table-cell office:value-type="float" office:value="292589">
            <text:p>292589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8C1</text:p>
          </table:table-cell>
        </table:table-row>
        <table:table-row table:style-name="ro2">
          <table:table-cell office:value-type="float" office:value="265262">
            <text:p>265262</text:p>
          </table:table-cell>
          <table:table-cell office:value-type="float" office:value="292592">
            <text:p>292592</text:p>
          </table:table-cell>
          <table:table-cell office:value-type="float" office:value="315">
            <text:p>315</text:p>
          </table:table-cell>
          <table:table-cell office:value-type="float" office:value="649.99">
            <text:p>6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801">
            <text:p>17010801</text:p>
          </table:table-cell>
        </table:table-row>
        <table:table-row table:style-name="ro2">
          <table:table-cell office:value-type="float" office:value="265264">
            <text:p>265264</text:p>
          </table:table-cell>
          <table:table-cell office:value-type="float" office:value="292594">
            <text:p>292594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861</text:p>
          </table:table-cell>
        </table:table-row>
        <table:table-row table:style-name="ro2">
          <table:table-cell office:value-type="float" office:value="265265">
            <text:p>265265</text:p>
          </table:table-cell>
          <table:table-cell office:value-type="float" office:value="292595">
            <text:p>292595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01</text:p>
          </table:table-cell>
        </table:table-row>
        <table:table-row table:style-name="ro2">
          <table:table-cell office:value-type="float" office:value="265266">
            <text:p>265266</text:p>
          </table:table-cell>
          <table:table-cell office:value-type="float" office:value="292596">
            <text:p>292596</text:p>
          </table:table-cell>
          <table:table-cell office:value-type="float" office:value="95">
            <text:p>95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861</text:p>
          </table:table-cell>
        </table:table-row>
        <table:table-row table:style-name="ro2">
          <table:table-cell office:value-type="float" office:value="265267">
            <text:p>265267</text:p>
          </table:table-cell>
          <table:table-cell office:value-type="float" office:value="292597">
            <text:p>292597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861</text:p>
          </table:table-cell>
        </table:table-row>
        <table:table-row table:style-name="ro2">
          <table:table-cell office:value-type="float" office:value="265268">
            <text:p>265268</text:p>
          </table:table-cell>
          <table:table-cell office:value-type="float" office:value="292598">
            <text:p>292598</text:p>
          </table:table-cell>
          <table:table-cell office:value-type="float" office:value="10">
            <text:p>1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251">
            <text:p>17030251</text:p>
          </table:table-cell>
        </table:table-row>
        <table:table-row table:style-name="ro2">
          <table:table-cell office:value-type="float" office:value="265269">
            <text:p>265269</text:p>
          </table:table-cell>
          <table:table-cell office:value-type="float" office:value="292599">
            <text:p>292599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861</text:p>
          </table:table-cell>
        </table:table-row>
        <table:table-row table:style-name="ro2">
          <table:table-cell office:value-type="float" office:value="265270">
            <text:p>265270</text:p>
          </table:table-cell>
          <table:table-cell office:value-type="float" office:value="292600">
            <text:p>292600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681">
            <text:p>17020681</text:p>
          </table:table-cell>
        </table:table-row>
        <table:table-row table:style-name="ro2">
          <table:table-cell office:value-type="float" office:value="265271">
            <text:p>265271</text:p>
          </table:table-cell>
          <table:table-cell office:value-type="float" office:value="292601">
            <text:p>292601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5F1</text:p>
          </table:table-cell>
        </table:table-row>
        <table:table-row table:style-name="ro2">
          <table:table-cell office:value-type="float" office:value="265276">
            <text:p>265276</text:p>
          </table:table-cell>
          <table:table-cell office:value-type="float" office:value="292606">
            <text:p>292606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521">
            <text:p>7030521</text:p>
          </table:table-cell>
        </table:table-row>
        <table:table-row table:style-name="ro2">
          <table:table-cell office:value-type="float" office:value="265277">
            <text:p>265277</text:p>
          </table:table-cell>
          <table:table-cell office:value-type="float" office:value="292607">
            <text:p>292607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521">
            <text:p>7030521</text:p>
          </table:table-cell>
        </table:table-row>
        <table:table-row table:style-name="ro2">
          <table:table-cell office:value-type="float" office:value="265278">
            <text:p>265278</text:p>
          </table:table-cell>
          <table:table-cell office:value-type="float" office:value="292608">
            <text:p>292608</text:p>
          </table:table-cell>
          <table:table-cell office:value-type="float" office:value="50">
            <text:p>5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2A3</text:p>
          </table:table-cell>
        </table:table-row>
        <table:table-row table:style-name="ro2">
          <table:table-cell office:value-type="float" office:value="265279">
            <text:p>265279</text:p>
          </table:table-cell>
          <table:table-cell office:value-type="float" office:value="292609">
            <text:p>292609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E1</text:p>
          </table:table-cell>
        </table:table-row>
        <table:table-row table:style-name="ro2">
          <table:table-cell office:value-type="float" office:value="265280">
            <text:p>265280</text:p>
          </table:table-cell>
          <table:table-cell office:value-type="float" office:value="292610">
            <text:p>292610</text:p>
          </table:table-cell>
          <table:table-cell office:value-type="float" office:value="0">
            <text:p>0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284">
            <text:p>265284</text:p>
          </table:table-cell>
          <table:table-cell office:value-type="float" office:value="292614">
            <text:p>29261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286">
            <text:p>265286</text:p>
          </table:table-cell>
          <table:table-cell office:value-type="float" office:value="292616">
            <text:p>292616</text:p>
          </table:table-cell>
          <table:table-cell office:value-type="float" office:value="80">
            <text:p>8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3D3</text:p>
          </table:table-cell>
        </table:table-row>
        <table:table-row table:style-name="ro2">
          <table:table-cell office:value-type="float" office:value="265287">
            <text:p>265287</text:p>
          </table:table-cell>
          <table:table-cell office:value-type="float" office:value="292617">
            <text:p>292617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31">
            <text:p>17030131</text:p>
          </table:table-cell>
        </table:table-row>
        <table:table-row table:style-name="ro2">
          <table:table-cell office:value-type="float" office:value="265289">
            <text:p>265289</text:p>
          </table:table-cell>
          <table:table-cell office:value-type="float" office:value="292619">
            <text:p>292619</text:p>
          </table:table-cell>
          <table:table-cell office:value-type="float" office:value="170">
            <text:p>17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681">
            <text:p>17010681</text:p>
          </table:table-cell>
        </table:table-row>
        <table:table-row table:style-name="ro2">
          <table:table-cell office:value-type="float" office:value="265290">
            <text:p>265290</text:p>
          </table:table-cell>
          <table:table-cell office:value-type="float" office:value="292620">
            <text:p>29262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5292">
            <text:p>265292</text:p>
          </table:table-cell>
          <table:table-cell office:value-type="float" office:value="292622">
            <text:p>292622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5293">
            <text:p>265293</text:p>
          </table:table-cell>
          <table:table-cell office:value-type="float" office:value="292623">
            <text:p>29262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294">
            <text:p>265294</text:p>
          </table:table-cell>
          <table:table-cell office:value-type="float" office:value="292624">
            <text:p>292624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295">
            <text:p>265295</text:p>
          </table:table-cell>
          <table:table-cell office:value-type="float" office:value="292625">
            <text:p>292625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297">
            <text:p>265297</text:p>
          </table:table-cell>
          <table:table-cell office:value-type="float" office:value="292627">
            <text:p>292627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298">
            <text:p>265298</text:p>
          </table:table-cell>
          <table:table-cell office:value-type="float" office:value="292628">
            <text:p>292628</text:p>
          </table:table-cell>
          <table:table-cell office:value-type="float" office:value="40">
            <text:p>40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5299">
            <text:p>265299</text:p>
          </table:table-cell>
          <table:table-cell office:value-type="float" office:value="292629">
            <text:p>292629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191</text:p>
          </table:table-cell>
        </table:table-row>
        <table:table-row table:style-name="ro2">
          <table:table-cell office:value-type="float" office:value="265301">
            <text:p>265301</text:p>
          </table:table-cell>
          <table:table-cell office:value-type="float" office:value="292631">
            <text:p>292631</text:p>
          </table:table-cell>
          <table:table-cell office:value-type="float" office:value="20">
            <text:p>2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303">
            <text:p>265303</text:p>
          </table:table-cell>
          <table:table-cell office:value-type="float" office:value="292633">
            <text:p>292633</text:p>
          </table:table-cell>
          <table:table-cell office:value-type="float" office:value="60">
            <text:p>6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103A1</text:p>
          </table:table-cell>
        </table:table-row>
        <table:table-row table:style-name="ro2">
          <table:table-cell office:value-type="float" office:value="265304">
            <text:p>265304</text:p>
          </table:table-cell>
          <table:table-cell office:value-type="float" office:value="292634">
            <text:p>29263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5305">
            <text:p>265305</text:p>
          </table:table-cell>
          <table:table-cell office:value-type="float" office:value="292635">
            <text:p>292635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306">
            <text:p>265306</text:p>
          </table:table-cell>
          <table:table-cell office:value-type="float" office:value="292636">
            <text:p>292636</text:p>
          </table:table-cell>
          <table:table-cell office:value-type="float" office:value="70">
            <text:p>7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307">
            <text:p>265307</text:p>
          </table:table-cell>
          <table:table-cell office:value-type="float" office:value="292637">
            <text:p>292637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308">
            <text:p>265308</text:p>
          </table:table-cell>
          <table:table-cell office:value-type="float" office:value="292638">
            <text:p>292638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309">
            <text:p>265309</text:p>
          </table:table-cell>
          <table:table-cell office:value-type="float" office:value="292639">
            <text:p>292639</text:p>
          </table:table-cell>
          <table:table-cell office:value-type="float" office:value="130">
            <text:p>13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7A1</text:p>
          </table:table-cell>
        </table:table-row>
        <table:table-row table:style-name="ro2">
          <table:table-cell office:value-type="float" office:value="265348">
            <text:p>265348</text:p>
          </table:table-cell>
          <table:table-cell office:value-type="float" office:value="292645">
            <text:p>292645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91">
            <text:p>1000091</text:p>
          </table:table-cell>
        </table:table-row>
        <table:table-row table:style-name="ro2">
          <table:table-cell office:value-type="float" office:value="265350">
            <text:p>265350</text:p>
          </table:table-cell>
          <table:table-cell office:value-type="float" office:value="292647">
            <text:p>292647</text:p>
          </table:table-cell>
          <table:table-cell office:value-type="float" office:value="105">
            <text:p>10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5351">
            <text:p>265351</text:p>
          </table:table-cell>
          <table:table-cell office:value-type="float" office:value="292648">
            <text:p>292648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352">
            <text:p>265352</text:p>
          </table:table-cell>
          <table:table-cell office:value-type="float" office:value="292649">
            <text:p>292649</text:p>
          </table:table-cell>
          <table:table-cell office:value-type="float" office:value="1">
            <text:p>1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281">
            <text:p>7010281</text:p>
          </table:table-cell>
        </table:table-row>
        <table:table-row table:style-name="ro2">
          <table:table-cell office:value-type="float" office:value="265354">
            <text:p>265354</text:p>
          </table:table-cell>
          <table:table-cell office:value-type="float" office:value="292651">
            <text:p>29265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5358">
            <text:p>265358</text:p>
          </table:table-cell>
          <table:table-cell office:value-type="float" office:value="292655">
            <text:p>292655</text:p>
          </table:table-cell>
          <table:table-cell office:value-type="float" office:value="130">
            <text:p>13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5364">
            <text:p>265364</text:p>
          </table:table-cell>
          <table:table-cell office:value-type="float" office:value="292661">
            <text:p>292661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5365">
            <text:p>265365</text:p>
          </table:table-cell>
          <table:table-cell office:value-type="float" office:value="292662">
            <text:p>292662</text:p>
          </table:table-cell>
          <table:table-cell office:value-type="float" office:value="375">
            <text:p>375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42">
            <text:p>7050442</text:p>
          </table:table-cell>
        </table:table-row>
        <table:table-row table:style-name="ro2">
          <table:table-cell office:value-type="float" office:value="265368">
            <text:p>265368</text:p>
          </table:table-cell>
          <table:table-cell office:value-type="float" office:value="292665">
            <text:p>292665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5369">
            <text:p>265369</text:p>
          </table:table-cell>
          <table:table-cell office:value-type="float" office:value="292666">
            <text:p>292666</text:p>
          </table:table-cell>
          <table:table-cell office:value-type="float" office:value="77">
            <text:p>77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5370">
            <text:p>265370</text:p>
          </table:table-cell>
          <table:table-cell office:value-type="float" office:value="292667">
            <text:p>292667</text:p>
          </table:table-cell>
          <table:table-cell office:value-type="float" office:value="94">
            <text:p>94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5371">
            <text:p>265371</text:p>
          </table:table-cell>
          <table:table-cell office:value-type="float" office:value="292668">
            <text:p>292668</text:p>
          </table:table-cell>
          <table:table-cell office:value-type="float" office:value="7">
            <text:p>7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0E1</text:p>
          </table:table-cell>
        </table:table-row>
        <table:table-row table:style-name="ro2">
          <table:table-cell office:value-type="float" office:value="265372">
            <text:p>265372</text:p>
          </table:table-cell>
          <table:table-cell office:value-type="float" office:value="292669">
            <text:p>292669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373">
            <text:p>265373</text:p>
          </table:table-cell>
          <table:table-cell office:value-type="float" office:value="292670">
            <text:p>292670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81</text:p>
          </table:table-cell>
        </table:table-row>
        <table:table-row table:style-name="ro2">
          <table:table-cell office:value-type="float" office:value="265374">
            <text:p>265374</text:p>
          </table:table-cell>
          <table:table-cell office:value-type="float" office:value="292671">
            <text:p>292671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A1</text:p>
          </table:table-cell>
        </table:table-row>
        <table:table-row table:style-name="ro2">
          <table:table-cell office:value-type="float" office:value="265375">
            <text:p>265375</text:p>
          </table:table-cell>
          <table:table-cell office:value-type="float" office:value="292672">
            <text:p>29267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51">
            <text:p>1020351</text:p>
          </table:table-cell>
        </table:table-row>
        <table:table-row table:style-name="ro2">
          <table:table-cell office:value-type="float" office:value="265376">
            <text:p>265376</text:p>
          </table:table-cell>
          <table:table-cell office:value-type="float" office:value="292673">
            <text:p>292673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501E1</text:p>
          </table:table-cell>
        </table:table-row>
        <table:table-row table:style-name="ro2">
          <table:table-cell office:value-type="float" office:value="265378">
            <text:p>265378</text:p>
          </table:table-cell>
          <table:table-cell office:value-type="float" office:value="292675">
            <text:p>292675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60011">
            <text:p>1060011</text:p>
          </table:table-cell>
        </table:table-row>
        <table:table-row table:style-name="ro2">
          <table:table-cell office:value-type="float" office:value="265380">
            <text:p>265380</text:p>
          </table:table-cell>
          <table:table-cell office:value-type="float" office:value="292677">
            <text:p>292677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721</text:p>
          </table:table-cell>
        </table:table-row>
        <table:table-row table:style-name="ro2">
          <table:table-cell office:value-type="float" office:value="265381">
            <text:p>265381</text:p>
          </table:table-cell>
          <table:table-cell office:value-type="float" office:value="292678">
            <text:p>292678</text:p>
          </table:table-cell>
          <table:table-cell office:value-type="float" office:value="125">
            <text:p>125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382">
            <text:p>265382</text:p>
          </table:table-cell>
          <table:table-cell office:value-type="float" office:value="292679">
            <text:p>292679</text:p>
          </table:table-cell>
          <table:table-cell office:value-type="float" office:value="0">
            <text:p>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3B3</text:p>
          </table:table-cell>
        </table:table-row>
        <table:table-row table:style-name="ro2">
          <table:table-cell office:value-type="float" office:value="265383">
            <text:p>265383</text:p>
          </table:table-cell>
          <table:table-cell office:value-type="float" office:value="292680">
            <text:p>292680</text:p>
          </table:table-cell>
          <table:table-cell office:value-type="float" office:value="155">
            <text:p>15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50241">
            <text:p>22050241</text:p>
          </table:table-cell>
        </table:table-row>
        <table:table-row table:style-name="ro2">
          <table:table-cell office:value-type="float" office:value="265384">
            <text:p>265384</text:p>
          </table:table-cell>
          <table:table-cell office:value-type="float" office:value="292681">
            <text:p>292681</text:p>
          </table:table-cell>
          <table:table-cell office:value-type="float" office:value="39">
            <text:p>39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3B1</text:p>
          </table:table-cell>
        </table:table-row>
        <table:table-row table:style-name="ro2">
          <table:table-cell office:value-type="float" office:value="265385">
            <text:p>265385</text:p>
          </table:table-cell>
          <table:table-cell office:value-type="float" office:value="292682">
            <text:p>292682</text:p>
          </table:table-cell>
          <table:table-cell office:value-type="float" office:value="230">
            <text:p>230</text:p>
          </table:table-cell>
          <table:table-cell office:value-type="float" office:value="599.99">
            <text:p>5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B62</text:p>
          </table:table-cell>
        </table:table-row>
        <table:table-row table:style-name="ro2">
          <table:table-cell office:value-type="float" office:value="265386">
            <text:p>265386</text:p>
          </table:table-cell>
          <table:table-cell office:value-type="float" office:value="292683">
            <text:p>292683</text:p>
          </table:table-cell>
          <table:table-cell office:value-type="float" office:value="39">
            <text:p>39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3B1</text:p>
          </table:table-cell>
        </table:table-row>
        <table:table-row table:style-name="ro2">
          <table:table-cell office:value-type="float" office:value="265387">
            <text:p>265387</text:p>
          </table:table-cell>
          <table:table-cell office:value-type="float" office:value="292684">
            <text:p>292684</text:p>
          </table:table-cell>
          <table:table-cell office:value-type="float" office:value="18">
            <text:p>18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5388">
            <text:p>265388</text:p>
          </table:table-cell>
          <table:table-cell office:value-type="float" office:value="292685">
            <text:p>292685</text:p>
          </table:table-cell>
          <table:table-cell office:value-type="float" office:value="350">
            <text:p>350</text:p>
          </table:table-cell>
          <table:table-cell office:value-type="float" office:value="799.99">
            <text:p>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D12</text:p>
          </table:table-cell>
        </table:table-row>
        <table:table-row table:style-name="ro2">
          <table:table-cell office:value-type="float" office:value="265389">
            <text:p>265389</text:p>
          </table:table-cell>
          <table:table-cell office:value-type="float" office:value="292686">
            <text:p>292686</text:p>
          </table:table-cell>
          <table:table-cell office:value-type="float" office:value="250">
            <text:p>25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E1</text:p>
          </table:table-cell>
        </table:table-row>
        <table:table-row table:style-name="ro2">
          <table:table-cell office:value-type="float" office:value="265390">
            <text:p>265390</text:p>
          </table:table-cell>
          <table:table-cell office:value-type="float" office:value="292687">
            <text:p>292687</text:p>
          </table:table-cell>
          <table:table-cell office:value-type="float" office:value="83">
            <text:p>83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0F1</text:p>
          </table:table-cell>
        </table:table-row>
        <table:table-row table:style-name="ro2">
          <table:table-cell office:value-type="float" office:value="265391">
            <text:p>265391</text:p>
          </table:table-cell>
          <table:table-cell office:value-type="float" office:value="292688">
            <text:p>292688</text:p>
          </table:table-cell>
          <table:table-cell office:value-type="float" office:value="225">
            <text:p>225</text:p>
          </table:table-cell>
          <table:table-cell office:value-type="float" office:value="599.99">
            <text:p>5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651</text:p>
          </table:table-cell>
        </table:table-row>
        <table:table-row table:style-name="ro2">
          <table:table-cell office:value-type="float" office:value="265392">
            <text:p>265392</text:p>
          </table:table-cell>
          <table:table-cell office:value-type="float" office:value="292689">
            <text:p>292689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5393">
            <text:p>265393</text:p>
          </table:table-cell>
          <table:table-cell office:value-type="float" office:value="292690">
            <text:p>292690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394">
            <text:p>265394</text:p>
          </table:table-cell>
          <table:table-cell office:value-type="float" office:value="292691">
            <text:p>292691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395">
            <text:p>265395</text:p>
          </table:table-cell>
          <table:table-cell office:value-type="float" office:value="292692">
            <text:p>292692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396">
            <text:p>265396</text:p>
          </table:table-cell>
          <table:table-cell office:value-type="float" office:value="292693">
            <text:p>292693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397">
            <text:p>265397</text:p>
          </table:table-cell>
          <table:table-cell office:value-type="float" office:value="292694">
            <text:p>292694</text:p>
          </table:table-cell>
          <table:table-cell office:value-type="float" office:value="230">
            <text:p>230</text:p>
          </table:table-cell>
          <table:table-cell office:value-type="float" office:value="529.99">
            <text:p>5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60751</text:p>
          </table:table-cell>
        </table:table-row>
        <table:table-row table:style-name="ro2">
          <table:table-cell office:value-type="float" office:value="265398">
            <text:p>265398</text:p>
          </table:table-cell>
          <table:table-cell office:value-type="float" office:value="292695">
            <text:p>292695</text:p>
          </table:table-cell>
          <table:table-cell office:value-type="float" office:value="114">
            <text:p>114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5399">
            <text:p>265399</text:p>
          </table:table-cell>
          <table:table-cell office:value-type="float" office:value="292696">
            <text:p>292696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400">
            <text:p>265400</text:p>
          </table:table-cell>
          <table:table-cell office:value-type="float" office:value="292697">
            <text:p>292697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401">
            <text:p>265401</text:p>
          </table:table-cell>
          <table:table-cell office:value-type="float" office:value="292698">
            <text:p>292698</text:p>
          </table:table-cell>
          <table:table-cell office:value-type="float" office:value="175">
            <text:p>175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50242">
            <text:p>13050242</text:p>
          </table:table-cell>
        </table:table-row>
        <table:table-row table:style-name="ro2">
          <table:table-cell office:value-type="float" office:value="265402">
            <text:p>265402</text:p>
          </table:table-cell>
          <table:table-cell office:value-type="float" office:value="292699">
            <text:p>292699</text:p>
          </table:table-cell>
          <table:table-cell office:value-type="float" office:value="475">
            <text:p>475</text:p>
          </table:table-cell>
          <table:table-cell office:value-type="float" office:value="1149.99">
            <text:p>1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631</text:p>
          </table:table-cell>
        </table:table-row>
        <table:table-row table:style-name="ro2">
          <table:table-cell office:value-type="float" office:value="265405">
            <text:p>265405</text:p>
          </table:table-cell>
          <table:table-cell office:value-type="float" office:value="292702">
            <text:p>292702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406">
            <text:p>265406</text:p>
          </table:table-cell>
          <table:table-cell office:value-type="float" office:value="292703">
            <text:p>292703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5408">
            <text:p>265408</text:p>
          </table:table-cell>
          <table:table-cell office:value-type="float" office:value="292705">
            <text:p>292705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51</text:p>
          </table:table-cell>
        </table:table-row>
        <table:table-row table:style-name="ro2">
          <table:table-cell office:value-type="float" office:value="265409">
            <text:p>265409</text:p>
          </table:table-cell>
          <table:table-cell office:value-type="float" office:value="292706">
            <text:p>292706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5E1</text:p>
          </table:table-cell>
        </table:table-row>
        <table:table-row table:style-name="ro2">
          <table:table-cell office:value-type="float" office:value="265410">
            <text:p>265410</text:p>
          </table:table-cell>
          <table:table-cell office:value-type="float" office:value="292707">
            <text:p>292707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5411">
            <text:p>265411</text:p>
          </table:table-cell>
          <table:table-cell office:value-type="float" office:value="292708">
            <text:p>292708</text:p>
          </table:table-cell>
          <table:table-cell office:value-type="float" office:value="280">
            <text:p>280</text:p>
          </table:table-cell>
          <table:table-cell office:value-type="float" office:value="519.99">
            <text:p>5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C1</text:p>
          </table:table-cell>
        </table:table-row>
        <table:table-row table:style-name="ro2">
          <table:table-cell office:value-type="float" office:value="265412">
            <text:p>265412</text:p>
          </table:table-cell>
          <table:table-cell office:value-type="float" office:value="292709">
            <text:p>292709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C1</text:p>
          </table:table-cell>
        </table:table-row>
        <table:table-row table:style-name="ro2">
          <table:table-cell office:value-type="float" office:value="265413">
            <text:p>265413</text:p>
          </table:table-cell>
          <table:table-cell office:value-type="float" office:value="292710">
            <text:p>292710</text:p>
          </table:table-cell>
          <table:table-cell office:value-type="float" office:value="169.4">
            <text:p>169.4</text:p>
          </table:table-cell>
          <table:table-cell office:value-type="float" office:value="319.99">
            <text:p>3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EC1</text:p>
          </table:table-cell>
        </table:table-row>
        <table:table-row table:style-name="ro2">
          <table:table-cell office:value-type="float" office:value="265414">
            <text:p>265414</text:p>
          </table:table-cell>
          <table:table-cell office:value-type="float" office:value="292711">
            <text:p>292711</text:p>
          </table:table-cell>
          <table:table-cell office:value-type="float" office:value="169.4">
            <text:p>169.4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781">
            <text:p>17020781</text:p>
          </table:table-cell>
        </table:table-row>
        <table:table-row table:style-name="ro2">
          <table:table-cell office:value-type="float" office:value="265415">
            <text:p>265415</text:p>
          </table:table-cell>
          <table:table-cell office:value-type="float" office:value="292712">
            <text:p>292712</text:p>
          </table:table-cell>
          <table:table-cell office:value-type="float" office:value="142.8">
            <text:p>142.8</text:p>
          </table:table-cell>
          <table:table-cell office:value-type="float" office:value="319.99">
            <text:p>3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51</text:p>
          </table:table-cell>
        </table:table-row>
        <table:table-row table:style-name="ro2">
          <table:table-cell office:value-type="float" office:value="265416">
            <text:p>265416</text:p>
          </table:table-cell>
          <table:table-cell office:value-type="float" office:value="292713">
            <text:p>292713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61</text:p>
          </table:table-cell>
        </table:table-row>
        <table:table-row table:style-name="ro2">
          <table:table-cell office:value-type="float" office:value="265417">
            <text:p>265417</text:p>
          </table:table-cell>
          <table:table-cell office:value-type="float" office:value="292714">
            <text:p>292714</text:p>
          </table:table-cell>
          <table:table-cell office:value-type="float" office:value="670.6">
            <text:p>670.6</text:p>
          </table:table-cell>
          <table:table-cell office:value-type="float" office:value="1349.99">
            <text:p>1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43</text:p>
          </table:table-cell>
        </table:table-row>
        <table:table-row table:style-name="ro2">
          <table:table-cell office:value-type="float" office:value="265418">
            <text:p>265418</text:p>
          </table:table-cell>
          <table:table-cell office:value-type="float" office:value="292715">
            <text:p>292715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5419">
            <text:p>265419</text:p>
          </table:table-cell>
          <table:table-cell office:value-type="float" office:value="292716">
            <text:p>292716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420">
            <text:p>265420</text:p>
          </table:table-cell>
          <table:table-cell office:value-type="float" office:value="292717">
            <text:p>292717</text:p>
          </table:table-cell>
          <table:table-cell office:value-type="float" office:value="716.8">
            <text:p>716.8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62</text:p>
          </table:table-cell>
        </table:table-row>
        <table:table-row table:style-name="ro2">
          <table:table-cell office:value-type="float" office:value="265421">
            <text:p>265421</text:p>
          </table:table-cell>
          <table:table-cell office:value-type="float" office:value="292718">
            <text:p>292718</text:p>
          </table:table-cell>
          <table:table-cell office:value-type="float" office:value="130">
            <text:p>13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5E1</text:p>
          </table:table-cell>
        </table:table-row>
        <table:table-row table:style-name="ro2">
          <table:table-cell office:value-type="float" office:value="265422">
            <text:p>265422</text:p>
          </table:table-cell>
          <table:table-cell office:value-type="float" office:value="292719">
            <text:p>292719</text:p>
          </table:table-cell>
          <table:table-cell office:value-type="float" office:value="848.4">
            <text:p>848.4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743">
            <text:p>17050743</text:p>
          </table:table-cell>
        </table:table-row>
        <table:table-row table:style-name="ro2">
          <table:table-cell office:value-type="float" office:value="265423">
            <text:p>265423</text:p>
          </table:table-cell>
          <table:table-cell office:value-type="float" office:value="292721">
            <text:p>29272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424">
            <text:p>265424</text:p>
          </table:table-cell>
          <table:table-cell office:value-type="float" office:value="292723">
            <text:p>292723</text:p>
          </table:table-cell>
          <table:table-cell office:value-type="float" office:value="642.6">
            <text:p>642.6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783">
            <text:p>17050783</text:p>
          </table:table-cell>
        </table:table-row>
        <table:table-row table:style-name="ro2">
          <table:table-cell office:value-type="float" office:value="265425">
            <text:p>265425</text:p>
          </table:table-cell>
          <table:table-cell office:value-type="float" office:value="292724">
            <text:p>292724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60191">
            <text:p>9060191</text:p>
          </table:table-cell>
        </table:table-row>
        <table:table-row table:style-name="ro2">
          <table:table-cell office:value-type="float" office:value="265426">
            <text:p>265426</text:p>
          </table:table-cell>
          <table:table-cell office:value-type="float" office:value="292725">
            <text:p>292725</text:p>
          </table:table-cell>
          <table:table-cell office:value-type="float" office:value="130.2">
            <text:p>130.2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41</text:p>
          </table:table-cell>
        </table:table-row>
        <table:table-row table:style-name="ro2">
          <table:table-cell office:value-type="float" office:value="265427">
            <text:p>265427</text:p>
          </table:table-cell>
          <table:table-cell office:value-type="float" office:value="292726">
            <text:p>292726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281">
            <text:p>17010281</text:p>
          </table:table-cell>
        </table:table-row>
        <table:table-row table:style-name="ro2">
          <table:table-cell office:value-type="float" office:value="265428">
            <text:p>265428</text:p>
          </table:table-cell>
          <table:table-cell office:value-type="float" office:value="292727">
            <text:p>292727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303F1</text:p>
          </table:table-cell>
        </table:table-row>
        <table:table-row table:style-name="ro2">
          <table:table-cell office:value-type="float" office:value="265429">
            <text:p>265429</text:p>
          </table:table-cell>
          <table:table-cell office:value-type="float" office:value="292728">
            <text:p>292728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3F1</text:p>
          </table:table-cell>
        </table:table-row>
        <table:table-row table:style-name="ro2">
          <table:table-cell office:value-type="float" office:value="265430">
            <text:p>265430</text:p>
          </table:table-cell>
          <table:table-cell office:value-type="float" office:value="292729">
            <text:p>292729</text:p>
          </table:table-cell>
          <table:table-cell office:value-type="float" office:value="1000">
            <text:p>1000</text:p>
          </table:table-cell>
          <table:table-cell office:value-type="float" office:value="2099.99">
            <text:p>20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2</text:p>
          </table:table-cell>
        </table:table-row>
        <table:table-row table:style-name="ro2">
          <table:table-cell office:value-type="float" office:value="265431">
            <text:p>265431</text:p>
          </table:table-cell>
          <table:table-cell office:value-type="float" office:value="292730">
            <text:p>292730</text:p>
          </table:table-cell>
          <table:table-cell office:value-type="float" office:value="624">
            <text:p>624</text:p>
          </table:table-cell>
          <table:table-cell office:value-type="float" office:value="1399.99">
            <text:p>1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11</text:p>
          </table:table-cell>
        </table:table-row>
        <table:table-row table:style-name="ro2">
          <table:table-cell office:value-type="float" office:value="265432">
            <text:p>265432</text:p>
          </table:table-cell>
          <table:table-cell office:value-type="float" office:value="292731">
            <text:p>292731</text:p>
          </table:table-cell>
          <table:table-cell office:value-type="float" office:value="7">
            <text:p>7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4D1</text:p>
          </table:table-cell>
        </table:table-row>
        <table:table-row table:style-name="ro2">
          <table:table-cell office:value-type="float" office:value="265433">
            <text:p>265433</text:p>
          </table:table-cell>
          <table:table-cell office:value-type="float" office:value="292732">
            <text:p>292732</text:p>
          </table:table-cell>
          <table:table-cell office:value-type="float" office:value="1260">
            <text:p>1260</text:p>
          </table:table-cell>
          <table:table-cell office:value-type="float" office:value="1799.99">
            <text:p>1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5435">
            <text:p>265435</text:p>
          </table:table-cell>
          <table:table-cell office:value-type="float" office:value="292734">
            <text:p>292734</text:p>
          </table:table-cell>
          <table:table-cell office:value-type="float" office:value="12">
            <text:p>12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31">
            <text:p>17030131</text:p>
          </table:table-cell>
        </table:table-row>
        <table:table-row table:style-name="ro2">
          <table:table-cell office:value-type="float" office:value="265436">
            <text:p>265436</text:p>
          </table:table-cell>
          <table:table-cell office:value-type="float" office:value="292735">
            <text:p>292735</text:p>
          </table:table-cell>
          <table:table-cell office:value-type="float" office:value="120">
            <text:p>12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5437">
            <text:p>265437</text:p>
          </table:table-cell>
          <table:table-cell office:value-type="float" office:value="292736">
            <text:p>292736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61</text:p>
          </table:table-cell>
        </table:table-row>
        <table:table-row table:style-name="ro2">
          <table:table-cell office:value-type="float" office:value="265438">
            <text:p>265438</text:p>
          </table:table-cell>
          <table:table-cell office:value-type="float" office:value="292737">
            <text:p>292737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439">
            <text:p>265439</text:p>
          </table:table-cell>
          <table:table-cell office:value-type="float" office:value="292738">
            <text:p>292738</text:p>
          </table:table-cell>
          <table:table-cell office:value-type="float" office:value="225">
            <text:p>225</text:p>
          </table:table-cell>
          <table:table-cell office:value-type="float" office:value="849.99">
            <text:p>8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773">
            <text:p>7050773</text:p>
          </table:table-cell>
        </table:table-row>
        <table:table-row table:style-name="ro2">
          <table:table-cell office:value-type="float" office:value="265440">
            <text:p>265440</text:p>
          </table:table-cell>
          <table:table-cell office:value-type="float" office:value="292739">
            <text:p>292739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00011">
            <text:p>26000011</text:p>
          </table:table-cell>
        </table:table-row>
        <table:table-row table:style-name="ro2">
          <table:table-cell office:value-type="float" office:value="265441">
            <text:p>265441</text:p>
          </table:table-cell>
          <table:table-cell office:value-type="float" office:value="292740">
            <text:p>292740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602E1</text:p>
          </table:table-cell>
        </table:table-row>
        <table:table-row table:style-name="ro2">
          <table:table-cell office:value-type="float" office:value="265442">
            <text:p>265442</text:p>
          </table:table-cell>
          <table:table-cell office:value-type="float" office:value="292741">
            <text:p>292741</text:p>
          </table:table-cell>
          <table:table-cell office:value-type="float" office:value="4">
            <text:p>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5443">
            <text:p>265443</text:p>
          </table:table-cell>
          <table:table-cell office:value-type="float" office:value="292742">
            <text:p>29274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702B1</text:p>
          </table:table-cell>
        </table:table-row>
        <table:table-row table:style-name="ro2">
          <table:table-cell office:value-type="float" office:value="265444">
            <text:p>265444</text:p>
          </table:table-cell>
          <table:table-cell office:value-type="float" office:value="292743">
            <text:p>292743</text:p>
          </table:table-cell>
          <table:table-cell office:value-type="float" office:value="28">
            <text:p>28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3F1</text:p>
          </table:table-cell>
        </table:table-row>
        <table:table-row table:style-name="ro2">
          <table:table-cell office:value-type="float" office:value="265445">
            <text:p>265445</text:p>
          </table:table-cell>
          <table:table-cell office:value-type="float" office:value="292744">
            <text:p>292744</text:p>
          </table:table-cell>
          <table:table-cell office:value-type="float" office:value="0">
            <text:p>0</text:p>
          </table:table-cell>
          <table:table-cell office:value-type="float" office:value="14.99">
            <text:p>1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E1</text:p>
          </table:table-cell>
        </table:table-row>
        <table:table-row table:style-name="ro2">
          <table:table-cell office:value-type="float" office:value="265446">
            <text:p>265446</text:p>
          </table:table-cell>
          <table:table-cell office:value-type="float" office:value="292745">
            <text:p>292745</text:p>
          </table:table-cell>
          <table:table-cell office:value-type="float" office:value="0">
            <text:p>0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E1</text:p>
          </table:table-cell>
        </table:table-row>
        <table:table-row table:style-name="ro2">
          <table:table-cell office:value-type="float" office:value="265447">
            <text:p>265447</text:p>
          </table:table-cell>
          <table:table-cell office:value-type="float" office:value="292746">
            <text:p>292746</text:p>
          </table:table-cell>
          <table:table-cell office:value-type="float" office:value="100">
            <text:p>10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448">
            <text:p>265448</text:p>
          </table:table-cell>
          <table:table-cell office:value-type="float" office:value="292747">
            <text:p>292747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449">
            <text:p>265449</text:p>
          </table:table-cell>
          <table:table-cell office:value-type="float" office:value="292748">
            <text:p>292748</text:p>
          </table:table-cell>
          <table:table-cell office:value-type="float" office:value="126">
            <text:p>126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5450">
            <text:p>265450</text:p>
          </table:table-cell>
          <table:table-cell office:value-type="float" office:value="292749">
            <text:p>292749</text:p>
          </table:table-cell>
          <table:table-cell office:value-type="float" office:value="38">
            <text:p>38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3E1</text:p>
          </table:table-cell>
        </table:table-row>
        <table:table-row table:style-name="ro2">
          <table:table-cell office:value-type="float" office:value="265451">
            <text:p>265451</text:p>
          </table:table-cell>
          <table:table-cell office:value-type="float" office:value="292750">
            <text:p>292750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5452">
            <text:p>265452</text:p>
          </table:table-cell>
          <table:table-cell office:value-type="float" office:value="292751">
            <text:p>292751</text:p>
          </table:table-cell>
          <table:table-cell office:value-type="float" office:value="192">
            <text:p>192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453">
            <text:p>265453</text:p>
          </table:table-cell>
          <table:table-cell office:value-type="float" office:value="292752">
            <text:p>292752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102E1</text:p>
          </table:table-cell>
        </table:table-row>
        <table:table-row table:style-name="ro2">
          <table:table-cell office:value-type="float" office:value="265454">
            <text:p>265454</text:p>
          </table:table-cell>
          <table:table-cell office:value-type="float" office:value="292753">
            <text:p>292753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5455">
            <text:p>265455</text:p>
          </table:table-cell>
          <table:table-cell office:value-type="float" office:value="292754">
            <text:p>292754</text:p>
          </table:table-cell>
          <table:table-cell office:value-type="float" office:value="1">
            <text:p>1</text:p>
          </table:table-cell>
          <table:table-cell office:value-type="float" office:value="14.99">
            <text:p>1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031</text:p>
          </table:table-cell>
        </table:table-row>
        <table:table-row table:style-name="ro2">
          <table:table-cell office:value-type="float" office:value="265456">
            <text:p>265456</text:p>
          </table:table-cell>
          <table:table-cell office:value-type="float" office:value="292755">
            <text:p>292755</text:p>
          </table:table-cell>
          <table:table-cell office:value-type="float" office:value="68">
            <text:p>68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201E1</text:p>
          </table:table-cell>
        </table:table-row>
        <table:table-row table:style-name="ro2">
          <table:table-cell office:value-type="float" office:value="265457">
            <text:p>265457</text:p>
          </table:table-cell>
          <table:table-cell office:value-type="float" office:value="292756">
            <text:p>292756</text:p>
          </table:table-cell>
          <table:table-cell office:value-type="float" office:value="91">
            <text:p>91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0101E1</text:p>
          </table:table-cell>
        </table:table-row>
        <table:table-row table:style-name="ro2">
          <table:table-cell office:value-type="float" office:value="265458">
            <text:p>265458</text:p>
          </table:table-cell>
          <table:table-cell office:value-type="float" office:value="292757">
            <text:p>292757</text:p>
          </table:table-cell>
          <table:table-cell office:value-type="float" office:value="120">
            <text:p>120</text:p>
          </table:table-cell>
          <table:table-cell office:value-type="float" office:value="419.99">
            <text:p>4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71">
            <text:p>22000471</text:p>
          </table:table-cell>
        </table:table-row>
        <table:table-row table:style-name="ro2">
          <table:table-cell office:value-type="float" office:value="265459">
            <text:p>265459</text:p>
          </table:table-cell>
          <table:table-cell office:value-type="float" office:value="292758">
            <text:p>292758</text:p>
          </table:table-cell>
          <table:table-cell office:value-type="float" office:value="266">
            <text:p>266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123">
            <text:p>17050123</text:p>
          </table:table-cell>
        </table:table-row>
        <table:table-row table:style-name="ro2">
          <table:table-cell office:value-type="float" office:value="265460">
            <text:p>265460</text:p>
          </table:table-cell>
          <table:table-cell office:value-type="float" office:value="292759">
            <text:p>292759</text:p>
          </table:table-cell>
          <table:table-cell office:value-type="float" office:value="1">
            <text:p>1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61">
            <text:p>7010461</text:p>
          </table:table-cell>
        </table:table-row>
        <table:table-row table:style-name="ro2">
          <table:table-cell office:value-type="float" office:value="265461">
            <text:p>265461</text:p>
          </table:table-cell>
          <table:table-cell office:value-type="float" office:value="292760">
            <text:p>292760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5462">
            <text:p>265462</text:p>
          </table:table-cell>
          <table:table-cell office:value-type="float" office:value="292761">
            <text:p>292761</text:p>
          </table:table-cell>
          <table:table-cell office:value-type="float" office:value="116">
            <text:p>116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8E1</text:p>
          </table:table-cell>
        </table:table-row>
        <table:table-row table:style-name="ro2">
          <table:table-cell office:value-type="float" office:value="265463">
            <text:p>265463</text:p>
          </table:table-cell>
          <table:table-cell office:value-type="float" office:value="292762">
            <text:p>292762</text:p>
          </table:table-cell>
          <table:table-cell office:value-type="float" office:value="11">
            <text:p>11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B1</text:p>
          </table:table-cell>
        </table:table-row>
        <table:table-row table:style-name="ro2">
          <table:table-cell office:value-type="float" office:value="265464">
            <text:p>265464</text:p>
          </table:table-cell>
          <table:table-cell office:value-type="float" office:value="292763">
            <text:p>292763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5465">
            <text:p>265465</text:p>
          </table:table-cell>
          <table:table-cell office:value-type="float" office:value="292764">
            <text:p>292764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5466">
            <text:p>265466</text:p>
          </table:table-cell>
          <table:table-cell office:value-type="float" office:value="292765">
            <text:p>29276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202B1</text:p>
          </table:table-cell>
        </table:table-row>
        <table:table-row table:style-name="ro2">
          <table:table-cell office:value-type="float" office:value="265467">
            <text:p>265467</text:p>
          </table:table-cell>
          <table:table-cell office:value-type="float" office:value="292766">
            <text:p>29276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202B1</text:p>
          </table:table-cell>
        </table:table-row>
        <table:table-row table:style-name="ro2">
          <table:table-cell office:value-type="float" office:value="265468">
            <text:p>265468</text:p>
          </table:table-cell>
          <table:table-cell office:value-type="float" office:value="292767">
            <text:p>292767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31">
            <text:p>17010131</text:p>
          </table:table-cell>
        </table:table-row>
        <table:table-row table:style-name="ro2">
          <table:table-cell office:value-type="float" office:value="265469">
            <text:p>265469</text:p>
          </table:table-cell>
          <table:table-cell office:value-type="float" office:value="292768">
            <text:p>292768</text:p>
          </table:table-cell>
          <table:table-cell office:value-type="float" office:value="70">
            <text:p>70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31</text:p>
          </table:table-cell>
        </table:table-row>
        <table:table-row table:style-name="ro2">
          <table:table-cell office:value-type="float" office:value="265470">
            <text:p>265470</text:p>
          </table:table-cell>
          <table:table-cell office:value-type="float" office:value="292769">
            <text:p>292769</text:p>
          </table:table-cell>
          <table:table-cell office:value-type="float" office:value="74">
            <text:p>74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A51</text:p>
          </table:table-cell>
        </table:table-row>
        <table:table-row table:style-name="ro2">
          <table:table-cell office:value-type="float" office:value="265471">
            <text:p>265471</text:p>
          </table:table-cell>
          <table:table-cell office:value-type="float" office:value="292770">
            <text:p>292770</text:p>
          </table:table-cell>
          <table:table-cell office:value-type="float" office:value="95">
            <text:p>9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203B1</text:p>
          </table:table-cell>
        </table:table-row>
        <table:table-row table:style-name="ro2">
          <table:table-cell office:value-type="float" office:value="265472">
            <text:p>265472</text:p>
          </table:table-cell>
          <table:table-cell office:value-type="float" office:value="292771">
            <text:p>292771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2A1</text:p>
          </table:table-cell>
        </table:table-row>
        <table:table-row table:style-name="ro2">
          <table:table-cell office:value-type="float" office:value="265473">
            <text:p>265473</text:p>
          </table:table-cell>
          <table:table-cell office:value-type="float" office:value="292772">
            <text:p>292772</text:p>
          </table:table-cell>
          <table:table-cell office:value-type="float" office:value="339">
            <text:p>339</text:p>
          </table:table-cell>
          <table:table-cell office:value-type="float" office:value="699.99">
            <text:p>6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181">
            <text:p>7050181</text:p>
          </table:table-cell>
        </table:table-row>
        <table:table-row table:style-name="ro2">
          <table:table-cell office:value-type="float" office:value="265474">
            <text:p>265474</text:p>
          </table:table-cell>
          <table:table-cell office:value-type="float" office:value="292773">
            <text:p>292773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5475">
            <text:p>265475</text:p>
          </table:table-cell>
          <table:table-cell office:value-type="float" office:value="292774">
            <text:p>292774</text:p>
          </table:table-cell>
          <table:table-cell office:value-type="float" office:value="40">
            <text:p>4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301</text:p>
          </table:table-cell>
        </table:table-row>
        <table:table-row table:style-name="ro2">
          <table:table-cell office:value-type="float" office:value="265476">
            <text:p>265476</text:p>
          </table:table-cell>
          <table:table-cell office:value-type="float" office:value="292775">
            <text:p>292775</text:p>
          </table:table-cell>
          <table:table-cell office:value-type="float" office:value="137">
            <text:p>137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201">
            <text:p>7050201</text:p>
          </table:table-cell>
        </table:table-row>
        <table:table-row table:style-name="ro2">
          <table:table-cell office:value-type="float" office:value="265477">
            <text:p>265477</text:p>
          </table:table-cell>
          <table:table-cell office:value-type="float" office:value="292776">
            <text:p>29277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5478">
            <text:p>265478</text:p>
          </table:table-cell>
          <table:table-cell office:value-type="float" office:value="292777">
            <text:p>292777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01">
            <text:p>23060001</text:p>
          </table:table-cell>
        </table:table-row>
        <table:table-row table:style-name="ro2">
          <table:table-cell office:value-type="float" office:value="265479">
            <text:p>265479</text:p>
          </table:table-cell>
          <table:table-cell office:value-type="float" office:value="292778">
            <text:p>292778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102D1</text:p>
          </table:table-cell>
        </table:table-row>
        <table:table-row table:style-name="ro2">
          <table:table-cell office:value-type="float" office:value="265480">
            <text:p>265480</text:p>
          </table:table-cell>
          <table:table-cell office:value-type="float" office:value="292779">
            <text:p>292779</text:p>
          </table:table-cell>
          <table:table-cell office:value-type="float" office:value="56">
            <text:p>56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3050011">
            <text:p>3050011</text:p>
          </table:table-cell>
        </table:table-row>
        <table:table-row table:style-name="ro2">
          <table:table-cell office:value-type="float" office:value="265481">
            <text:p>265481</text:p>
          </table:table-cell>
          <table:table-cell office:value-type="float" office:value="292780">
            <text:p>292780</text:p>
          </table:table-cell>
          <table:table-cell office:value-type="float" office:value="210">
            <text:p>21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193">
            <text:p>17050193</text:p>
          </table:table-cell>
        </table:table-row>
        <table:table-row table:style-name="ro2">
          <table:table-cell office:value-type="float" office:value="265482">
            <text:p>265482</text:p>
          </table:table-cell>
          <table:table-cell office:value-type="float" office:value="292781">
            <text:p>292781</text:p>
          </table:table-cell>
          <table:table-cell office:value-type="float" office:value="42">
            <text:p>42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31">
            <text:p>15060031</text:p>
          </table:table-cell>
        </table:table-row>
        <table:table-row table:style-name="ro2">
          <table:table-cell office:value-type="float" office:value="265483">
            <text:p>265483</text:p>
          </table:table-cell>
          <table:table-cell office:value-type="float" office:value="292782">
            <text:p>292782</text:p>
          </table:table-cell>
          <table:table-cell office:value-type="float" office:value="8">
            <text:p>8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3B1</text:p>
          </table:table-cell>
        </table:table-row>
        <table:table-row table:style-name="ro2">
          <table:table-cell office:value-type="float" office:value="265484">
            <text:p>265484</text:p>
          </table:table-cell>
          <table:table-cell office:value-type="float" office:value="292783">
            <text:p>292783</text:p>
          </table:table-cell>
          <table:table-cell office:value-type="float" office:value="206">
            <text:p>206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881</text:p>
          </table:table-cell>
        </table:table-row>
        <table:table-row table:style-name="ro2">
          <table:table-cell office:value-type="float" office:value="265485">
            <text:p>265485</text:p>
          </table:table-cell>
          <table:table-cell office:value-type="float" office:value="292784">
            <text:p>292784</text:p>
          </table:table-cell>
          <table:table-cell office:value-type="float" office:value="167">
            <text:p>167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101A1</text:p>
          </table:table-cell>
        </table:table-row>
        <table:table-row table:style-name="ro2">
          <table:table-cell office:value-type="float" office:value="265486">
            <text:p>265486</text:p>
          </table:table-cell>
          <table:table-cell office:value-type="float" office:value="292785">
            <text:p>292785</text:p>
          </table:table-cell>
          <table:table-cell office:value-type="float" office:value="265">
            <text:p>26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91">
            <text:p>17010791</text:p>
          </table:table-cell>
        </table:table-row>
        <table:table-row table:style-name="ro2">
          <table:table-cell office:value-type="float" office:value="265487">
            <text:p>265487</text:p>
          </table:table-cell>
          <table:table-cell office:value-type="float" office:value="292786">
            <text:p>292786</text:p>
          </table:table-cell>
          <table:table-cell office:value-type="float" office:value="293">
            <text:p>293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488">
            <text:p>265488</text:p>
          </table:table-cell>
          <table:table-cell office:value-type="float" office:value="292787">
            <text:p>292787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5489">
            <text:p>265489</text:p>
          </table:table-cell>
          <table:table-cell office:value-type="float" office:value="292788">
            <text:p>292788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5492">
            <text:p>265492</text:p>
          </table:table-cell>
          <table:table-cell office:value-type="float" office:value="292791">
            <text:p>292791</text:p>
          </table:table-cell>
          <table:table-cell office:value-type="float" office:value="52">
            <text:p>52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20171">
            <text:p>18020171</text:p>
          </table:table-cell>
        </table:table-row>
        <table:table-row table:style-name="ro2">
          <table:table-cell office:value-type="float" office:value="265493">
            <text:p>265493</text:p>
          </table:table-cell>
          <table:table-cell office:value-type="float" office:value="292792">
            <text:p>292792</text:p>
          </table:table-cell>
          <table:table-cell office:value-type="float" office:value="14">
            <text:p>14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5494">
            <text:p>265494</text:p>
          </table:table-cell>
          <table:table-cell office:value-type="float" office:value="292793">
            <text:p>292793</text:p>
          </table:table-cell>
          <table:table-cell office:value-type="float" office:value="354">
            <text:p>354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163</text:p>
          </table:table-cell>
        </table:table-row>
        <table:table-row table:style-name="ro2">
          <table:table-cell office:value-type="float" office:value="265495">
            <text:p>265495</text:p>
          </table:table-cell>
          <table:table-cell office:value-type="float" office:value="292794">
            <text:p>292794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31">
            <text:p>17010131</text:p>
          </table:table-cell>
        </table:table-row>
        <table:table-row table:style-name="ro2">
          <table:table-cell office:value-type="float" office:value="265496">
            <text:p>265496</text:p>
          </table:table-cell>
          <table:table-cell office:value-type="float" office:value="292795">
            <text:p>292795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21">
            <text:p>17070621</text:p>
          </table:table-cell>
        </table:table-row>
        <table:table-row table:style-name="ro2">
          <table:table-cell office:value-type="float" office:value="265497">
            <text:p>265497</text:p>
          </table:table-cell>
          <table:table-cell office:value-type="float" office:value="292796">
            <text:p>292796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1F1</text:p>
          </table:table-cell>
        </table:table-row>
        <table:table-row table:style-name="ro2">
          <table:table-cell office:value-type="float" office:value="265498">
            <text:p>265498</text:p>
          </table:table-cell>
          <table:table-cell office:value-type="float" office:value="292797">
            <text:p>292797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21">
            <text:p>17070621</text:p>
          </table:table-cell>
        </table:table-row>
        <table:table-row table:style-name="ro2">
          <table:table-cell office:value-type="float" office:value="265499">
            <text:p>265499</text:p>
          </table:table-cell>
          <table:table-cell office:value-type="float" office:value="292798">
            <text:p>292798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5500">
            <text:p>265500</text:p>
          </table:table-cell>
          <table:table-cell office:value-type="float" office:value="292799">
            <text:p>292799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501">
            <text:p>265501</text:p>
          </table:table-cell>
          <table:table-cell office:value-type="float" office:value="292800">
            <text:p>292800</text:p>
          </table:table-cell>
          <table:table-cell office:value-type="float" office:value="14">
            <text:p>14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5502">
            <text:p>265502</text:p>
          </table:table-cell>
          <table:table-cell office:value-type="float" office:value="292801">
            <text:p>292801</text:p>
          </table:table-cell>
          <table:table-cell office:value-type="float" office:value="18">
            <text:p>18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91">
            <text:p>1030291</text:p>
          </table:table-cell>
        </table:table-row>
        <table:table-row table:style-name="ro2">
          <table:table-cell office:value-type="float" office:value="265503">
            <text:p>265503</text:p>
          </table:table-cell>
          <table:table-cell office:value-type="float" office:value="292802">
            <text:p>292802</text:p>
          </table:table-cell>
          <table:table-cell office:value-type="float" office:value="95">
            <text:p>9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203B1</text:p>
          </table:table-cell>
        </table:table-row>
        <table:table-row table:style-name="ro2">
          <table:table-cell office:value-type="float" office:value="265504">
            <text:p>265504</text:p>
          </table:table-cell>
          <table:table-cell office:value-type="float" office:value="292803">
            <text:p>292803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5505">
            <text:p>265505</text:p>
          </table:table-cell>
          <table:table-cell office:value-type="float" office:value="292804">
            <text:p>292804</text:p>
          </table:table-cell>
          <table:table-cell office:value-type="float" office:value="35">
            <text:p>3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5506">
            <text:p>265506</text:p>
          </table:table-cell>
          <table:table-cell office:value-type="float" office:value="292805">
            <text:p>292805</text:p>
          </table:table-cell>
          <table:table-cell office:value-type="float" office:value="35">
            <text:p>3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5507">
            <text:p>265507</text:p>
          </table:table-cell>
          <table:table-cell office:value-type="float" office:value="292806">
            <text:p>292806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5508">
            <text:p>265508</text:p>
          </table:table-cell>
          <table:table-cell office:value-type="float" office:value="292807">
            <text:p>292807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5509">
            <text:p>265509</text:p>
          </table:table-cell>
          <table:table-cell office:value-type="float" office:value="292808">
            <text:p>292808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40011</text:p>
          </table:table-cell>
        </table:table-row>
        <table:table-row table:style-name="ro2">
          <table:table-cell office:value-type="float" office:value="265510">
            <text:p>265510</text:p>
          </table:table-cell>
          <table:table-cell office:value-type="float" office:value="292809">
            <text:p>292809</text:p>
          </table:table-cell>
          <table:table-cell office:value-type="float" office:value="25">
            <text:p>25</text:p>
          </table:table-cell>
          <table:table-cell office:value-type="float" office:value="64.99">
            <text:p>6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40011</text:p>
          </table:table-cell>
        </table:table-row>
        <table:table-row table:style-name="ro2">
          <table:table-cell office:value-type="float" office:value="265511">
            <text:p>265511</text:p>
          </table:table-cell>
          <table:table-cell office:value-type="float" office:value="292810">
            <text:p>292810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0C1</text:p>
          </table:table-cell>
        </table:table-row>
        <table:table-row table:style-name="ro2">
          <table:table-cell office:value-type="float" office:value="265512">
            <text:p>265512</text:p>
          </table:table-cell>
          <table:table-cell office:value-type="float" office:value="292811">
            <text:p>292811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40011</text:p>
          </table:table-cell>
        </table:table-row>
        <table:table-row table:style-name="ro2">
          <table:table-cell office:value-type="float" office:value="265513">
            <text:p>265513</text:p>
          </table:table-cell>
          <table:table-cell office:value-type="float" office:value="292812">
            <text:p>29281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B1</text:p>
          </table:table-cell>
        </table:table-row>
        <table:table-row table:style-name="ro2">
          <table:table-cell office:value-type="float" office:value="265514">
            <text:p>265514</text:p>
          </table:table-cell>
          <table:table-cell office:value-type="float" office:value="292813">
            <text:p>29281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600B1</text:p>
          </table:table-cell>
        </table:table-row>
        <table:table-row table:style-name="ro2">
          <table:table-cell office:value-type="float" office:value="265515">
            <text:p>265515</text:p>
          </table:table-cell>
          <table:table-cell office:value-type="float" office:value="292814">
            <text:p>292814</text:p>
          </table:table-cell>
          <table:table-cell office:value-type="float" office:value="8">
            <text:p>8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241</text:p>
          </table:table-cell>
        </table:table-row>
        <table:table-row table:style-name="ro2">
          <table:table-cell office:value-type="float" office:value="265516">
            <text:p>265516</text:p>
          </table:table-cell>
          <table:table-cell office:value-type="float" office:value="292815">
            <text:p>292815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2D1</text:p>
          </table:table-cell>
        </table:table-row>
        <table:table-row table:style-name="ro2">
          <table:table-cell office:value-type="float" office:value="265517">
            <text:p>265517</text:p>
          </table:table-cell>
          <table:table-cell office:value-type="float" office:value="292816">
            <text:p>292816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604B1</text:p>
          </table:table-cell>
        </table:table-row>
        <table:table-row table:style-name="ro2">
          <table:table-cell office:value-type="float" office:value="265518">
            <text:p>265518</text:p>
          </table:table-cell>
          <table:table-cell office:value-type="float" office:value="292817">
            <text:p>29281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400B1</text:p>
          </table:table-cell>
        </table:table-row>
        <table:table-row table:style-name="ro2">
          <table:table-cell office:value-type="float" office:value="265519">
            <text:p>265519</text:p>
          </table:table-cell>
          <table:table-cell office:value-type="float" office:value="292818">
            <text:p>29281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60341">
            <text:p>9060341</text:p>
          </table:table-cell>
        </table:table-row>
        <table:table-row table:style-name="ro2">
          <table:table-cell office:value-type="float" office:value="265520">
            <text:p>265520</text:p>
          </table:table-cell>
          <table:table-cell office:value-type="float" office:value="292819">
            <text:p>292819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5521">
            <text:p>265521</text:p>
          </table:table-cell>
          <table:table-cell office:value-type="float" office:value="292820">
            <text:p>292820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5522">
            <text:p>265522</text:p>
          </table:table-cell>
          <table:table-cell office:value-type="float" office:value="292821">
            <text:p>292821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801">
            <text:p>7010801</text:p>
          </table:table-cell>
        </table:table-row>
        <table:table-row table:style-name="ro2">
          <table:table-cell office:value-type="float" office:value="265523">
            <text:p>265523</text:p>
          </table:table-cell>
          <table:table-cell office:value-type="float" office:value="292822">
            <text:p>292822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801">
            <text:p>7020801</text:p>
          </table:table-cell>
        </table:table-row>
        <table:table-row table:style-name="ro2">
          <table:table-cell office:value-type="float" office:value="265524">
            <text:p>265524</text:p>
          </table:table-cell>
          <table:table-cell office:value-type="float" office:value="292823">
            <text:p>292823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5525">
            <text:p>265525</text:p>
          </table:table-cell>
          <table:table-cell office:value-type="float" office:value="292824">
            <text:p>292824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81</text:p>
          </table:table-cell>
        </table:table-row>
        <table:table-row table:style-name="ro2">
          <table:table-cell office:value-type="float" office:value="265526">
            <text:p>265526</text:p>
          </table:table-cell>
          <table:table-cell office:value-type="float" office:value="292825">
            <text:p>292825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527">
            <text:p>265527</text:p>
          </table:table-cell>
          <table:table-cell office:value-type="float" office:value="292826">
            <text:p>292826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01</text:p>
          </table:table-cell>
        </table:table-row>
        <table:table-row table:style-name="ro2">
          <table:table-cell office:value-type="float" office:value="265528">
            <text:p>265528</text:p>
          </table:table-cell>
          <table:table-cell office:value-type="float" office:value="292827">
            <text:p>292827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D1</text:p>
          </table:table-cell>
        </table:table-row>
        <table:table-row table:style-name="ro2">
          <table:table-cell office:value-type="float" office:value="265529">
            <text:p>265529</text:p>
          </table:table-cell>
          <table:table-cell office:value-type="float" office:value="292828">
            <text:p>292828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5530">
            <text:p>265530</text:p>
          </table:table-cell>
          <table:table-cell office:value-type="float" office:value="292829">
            <text:p>292829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C1</text:p>
          </table:table-cell>
        </table:table-row>
        <table:table-row table:style-name="ro2">
          <table:table-cell office:value-type="float" office:value="265531">
            <text:p>265531</text:p>
          </table:table-cell>
          <table:table-cell office:value-type="float" office:value="292830">
            <text:p>292830</text:p>
          </table:table-cell>
          <table:table-cell office:value-type="float" office:value="35">
            <text:p>35</text:p>
          </table:table-cell>
          <table:table-cell office:value-type="float" office:value="114.99">
            <text:p>11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32">
            <text:p>265532</text:p>
          </table:table-cell>
          <table:table-cell office:value-type="float" office:value="292831">
            <text:p>292831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5555">
            <text:p>265555</text:p>
          </table:table-cell>
          <table:table-cell office:value-type="string">
            <text:p>SKCB000151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D1</text:p>
          </table:table-cell>
        </table:table-row>
        <table:table-row table:style-name="ro2">
          <table:table-cell office:value-type="float" office:value="265560">
            <text:p>265560</text:p>
          </table:table-cell>
          <table:table-cell office:value-type="float" office:value="292832">
            <text:p>292832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561">
            <text:p>265561</text:p>
          </table:table-cell>
          <table:table-cell office:value-type="float" office:value="292833">
            <text:p>29283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3F1</text:p>
          </table:table-cell>
        </table:table-row>
        <table:table-row table:style-name="ro2">
          <table:table-cell office:value-type="float" office:value="265562">
            <text:p>265562</text:p>
          </table:table-cell>
          <table:table-cell office:value-type="float" office:value="292834">
            <text:p>292834</text:p>
          </table:table-cell>
          <table:table-cell office:value-type="float" office:value="100">
            <text:p>10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50051</text:p>
          </table:table-cell>
        </table:table-row>
        <table:table-row table:style-name="ro2">
          <table:table-cell office:value-type="float" office:value="265563">
            <text:p>265563</text:p>
          </table:table-cell>
          <table:table-cell office:value-type="float" office:value="292835">
            <text:p>292835</text:p>
          </table:table-cell>
          <table:table-cell office:value-type="float" office:value="225">
            <text:p>225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5564">
            <text:p>265564</text:p>
          </table:table-cell>
          <table:table-cell office:value-type="float" office:value="292836">
            <text:p>292836</text:p>
          </table:table-cell>
          <table:table-cell office:value-type="float" office:value="330">
            <text:p>330</text:p>
          </table:table-cell>
          <table:table-cell office:value-type="float" office:value="699.99">
            <text:p>6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501D1</text:p>
          </table:table-cell>
        </table:table-row>
        <table:table-row table:style-name="ro2">
          <table:table-cell office:value-type="float" office:value="265565">
            <text:p>265565</text:p>
          </table:table-cell>
          <table:table-cell office:value-type="float" office:value="292837">
            <text:p>292837</text:p>
          </table:table-cell>
          <table:table-cell office:value-type="float" office:value="255">
            <text:p>25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5566">
            <text:p>265566</text:p>
          </table:table-cell>
          <table:table-cell office:value-type="float" office:value="292838">
            <text:p>2928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E1</text:p>
          </table:table-cell>
        </table:table-row>
        <table:table-row table:style-name="ro2">
          <table:table-cell office:value-type="float" office:value="265567">
            <text:p>265567</text:p>
          </table:table-cell>
          <table:table-cell office:value-type="float" office:value="292839">
            <text:p>292839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3F1</text:p>
          </table:table-cell>
        </table:table-row>
        <table:table-row table:style-name="ro2">
          <table:table-cell office:value-type="float" office:value="265568">
            <text:p>265568</text:p>
          </table:table-cell>
          <table:table-cell office:value-type="float" office:value="292840">
            <text:p>292840</text:p>
          </table:table-cell>
          <table:table-cell office:value-type="float" office:value="90">
            <text:p>9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0503E1</text:p>
          </table:table-cell>
        </table:table-row>
        <table:table-row table:style-name="ro2">
          <table:table-cell office:value-type="float" office:value="265569">
            <text:p>265569</text:p>
          </table:table-cell>
          <table:table-cell office:value-type="float" office:value="292841">
            <text:p>292841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341">
            <text:p>7010341</text:p>
          </table:table-cell>
        </table:table-row>
        <table:table-row table:style-name="ro2">
          <table:table-cell office:value-type="float" office:value="265570">
            <text:p>265570</text:p>
          </table:table-cell>
          <table:table-cell office:value-type="float" office:value="292842">
            <text:p>29284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5571">
            <text:p>265571</text:p>
          </table:table-cell>
          <table:table-cell office:value-type="float" office:value="292843">
            <text:p>292843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2D1</text:p>
          </table:table-cell>
        </table:table-row>
        <table:table-row table:style-name="ro2">
          <table:table-cell office:value-type="float" office:value="265572">
            <text:p>265572</text:p>
          </table:table-cell>
          <table:table-cell office:value-type="float" office:value="292844">
            <text:p>292844</text:p>
          </table:table-cell>
          <table:table-cell office:value-type="float" office:value="50">
            <text:p>5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341">
            <text:p>7020341</text:p>
          </table:table-cell>
        </table:table-row>
        <table:table-row table:style-name="ro2">
          <table:table-cell office:value-type="float" office:value="265573">
            <text:p>265573</text:p>
          </table:table-cell>
          <table:table-cell office:value-type="float" office:value="292845">
            <text:p>292845</text:p>
          </table:table-cell>
          <table:table-cell office:value-type="float" office:value="320">
            <text:p>320</text:p>
          </table:table-cell>
          <table:table-cell office:value-type="float" office:value="799.99">
            <text:p>7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574">
            <text:p>265574</text:p>
          </table:table-cell>
          <table:table-cell office:value-type="float" office:value="292846">
            <text:p>292846</text:p>
          </table:table-cell>
          <table:table-cell office:value-type="float" office:value="65">
            <text:p>6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5575">
            <text:p>265575</text:p>
          </table:table-cell>
          <table:table-cell office:value-type="float" office:value="292847">
            <text:p>292847</text:p>
          </table:table-cell>
          <table:table-cell office:value-type="float" office:value="425">
            <text:p>425</text:p>
          </table:table-cell>
          <table:table-cell office:value-type="float" office:value="999.99">
            <text:p>9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501D1</text:p>
          </table:table-cell>
        </table:table-row>
        <table:table-row table:style-name="ro2">
          <table:table-cell office:value-type="float" office:value="265576">
            <text:p>265576</text:p>
          </table:table-cell>
          <table:table-cell office:value-type="float" office:value="292848">
            <text:p>29284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E1</text:p>
          </table:table-cell>
        </table:table-row>
        <table:table-row table:style-name="ro2">
          <table:table-cell office:value-type="float" office:value="265577">
            <text:p>265577</text:p>
          </table:table-cell>
          <table:table-cell office:value-type="float" office:value="292849">
            <text:p>292849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31">
            <text:p>15060031</text:p>
          </table:table-cell>
        </table:table-row>
        <table:table-row table:style-name="ro2">
          <table:table-cell office:value-type="float" office:value="265578">
            <text:p>265578</text:p>
          </table:table-cell>
          <table:table-cell office:value-type="float" office:value="292850">
            <text:p>292850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61</text:p>
          </table:table-cell>
        </table:table-row>
        <table:table-row table:style-name="ro2">
          <table:table-cell office:value-type="float" office:value="265579">
            <text:p>265579</text:p>
          </table:table-cell>
          <table:table-cell office:value-type="float" office:value="292851">
            <text:p>292851</text:p>
          </table:table-cell>
          <table:table-cell office:value-type="float" office:value="0">
            <text:p>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01</text:p>
          </table:table-cell>
        </table:table-row>
        <table:table-row table:style-name="ro2">
          <table:table-cell office:value-type="float" office:value="265580">
            <text:p>265580</text:p>
          </table:table-cell>
          <table:table-cell office:value-type="float" office:value="292852">
            <text:p>29285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1">
            <text:p>265581</text:p>
          </table:table-cell>
          <table:table-cell office:value-type="float" office:value="292853">
            <text:p>292853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2">
            <text:p>265582</text:p>
          </table:table-cell>
          <table:table-cell office:value-type="float" office:value="292854">
            <text:p>292854</text:p>
          </table:table-cell>
          <table:table-cell office:value-type="float" office:value="250">
            <text:p>250</text:p>
          </table:table-cell>
          <table:table-cell office:value-type="float" office:value="629.99">
            <text:p>6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B63</text:p>
          </table:table-cell>
        </table:table-row>
        <table:table-row table:style-name="ro2">
          <table:table-cell office:value-type="float" office:value="265583">
            <text:p>265583</text:p>
          </table:table-cell>
          <table:table-cell office:value-type="float" office:value="292855">
            <text:p>292855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584">
            <text:p>265584</text:p>
          </table:table-cell>
          <table:table-cell office:value-type="float" office:value="292856">
            <text:p>29285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5">
            <text:p>265585</text:p>
          </table:table-cell>
          <table:table-cell office:value-type="float" office:value="292857">
            <text:p>29285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6">
            <text:p>265586</text:p>
          </table:table-cell>
          <table:table-cell office:value-type="float" office:value="292858">
            <text:p>292858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587">
            <text:p>265587</text:p>
          </table:table-cell>
          <table:table-cell office:value-type="float" office:value="292859">
            <text:p>292859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601</text:p>
          </table:table-cell>
        </table:table-row>
        <table:table-row table:style-name="ro2">
          <table:table-cell office:value-type="float" office:value="265588">
            <text:p>265588</text:p>
          </table:table-cell>
          <table:table-cell office:value-type="float" office:value="292860">
            <text:p>292860</text:p>
          </table:table-cell>
          <table:table-cell office:value-type="float" office:value="1">
            <text:p>1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589">
            <text:p>265589</text:p>
          </table:table-cell>
          <table:table-cell office:value-type="float" office:value="292861">
            <text:p>292861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590">
            <text:p>265590</text:p>
          </table:table-cell>
          <table:table-cell office:value-type="float" office:value="292862">
            <text:p>292862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10271</text:p>
          </table:table-cell>
        </table:table-row>
        <table:table-row table:style-name="ro2">
          <table:table-cell office:value-type="float" office:value="265591">
            <text:p>265591</text:p>
          </table:table-cell>
          <table:table-cell office:value-type="float" office:value="292863">
            <text:p>292863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6E1</text:p>
          </table:table-cell>
        </table:table-row>
        <table:table-row table:style-name="ro2">
          <table:table-cell office:value-type="float" office:value="265592">
            <text:p>265592</text:p>
          </table:table-cell>
          <table:table-cell office:value-type="float" office:value="292864">
            <text:p>292864</text:p>
          </table:table-cell>
          <table:table-cell office:value-type="float" office:value="110">
            <text:p>11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5593">
            <text:p>265593</text:p>
          </table:table-cell>
          <table:table-cell office:value-type="float" office:value="292865">
            <text:p>292865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C1</text:p>
          </table:table-cell>
        </table:table-row>
        <table:table-row table:style-name="ro2">
          <table:table-cell office:value-type="float" office:value="265594">
            <text:p>265594</text:p>
          </table:table-cell>
          <table:table-cell office:value-type="float" office:value="292866">
            <text:p>292866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2C1</text:p>
          </table:table-cell>
        </table:table-row>
        <table:table-row table:style-name="ro2">
          <table:table-cell office:value-type="float" office:value="265595">
            <text:p>265595</text:p>
          </table:table-cell>
          <table:table-cell office:value-type="float" office:value="292867">
            <text:p>292867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A41</text:p>
          </table:table-cell>
        </table:table-row>
        <table:table-row table:style-name="ro2">
          <table:table-cell office:value-type="float" office:value="265596">
            <text:p>265596</text:p>
          </table:table-cell>
          <table:table-cell office:value-type="float" office:value="292868">
            <text:p>292868</text:p>
          </table:table-cell>
          <table:table-cell office:value-type="float" office:value="130">
            <text:p>13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5C1</text:p>
          </table:table-cell>
        </table:table-row>
        <table:table-row table:style-name="ro2">
          <table:table-cell office:value-type="float" office:value="265597">
            <text:p>265597</text:p>
          </table:table-cell>
          <table:table-cell office:value-type="float" office:value="292869">
            <text:p>292869</text:p>
          </table:table-cell>
          <table:table-cell office:value-type="float" office:value="40">
            <text:p>4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598">
            <text:p>265598</text:p>
          </table:table-cell>
          <table:table-cell office:value-type="float" office:value="292870">
            <text:p>29287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5599">
            <text:p>265599</text:p>
          </table:table-cell>
          <table:table-cell office:value-type="float" office:value="292871">
            <text:p>292871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661">
            <text:p>7020661</text:p>
          </table:table-cell>
        </table:table-row>
        <table:table-row table:style-name="ro2">
          <table:table-cell office:value-type="float" office:value="265600">
            <text:p>265600</text:p>
          </table:table-cell>
          <table:table-cell office:value-type="float" office:value="292872">
            <text:p>292872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D1</text:p>
          </table:table-cell>
        </table:table-row>
        <table:table-row table:style-name="ro2">
          <table:table-cell office:value-type="float" office:value="265601">
            <text:p>265601</text:p>
          </table:table-cell>
          <table:table-cell office:value-type="float" office:value="292873">
            <text:p>292873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602">
            <text:p>265602</text:p>
          </table:table-cell>
          <table:table-cell office:value-type="float" office:value="292874">
            <text:p>292874</text:p>
          </table:table-cell>
          <table:table-cell office:value-type="float" office:value="120">
            <text:p>12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603">
            <text:p>265603</text:p>
          </table:table-cell>
          <table:table-cell office:value-type="float" office:value="292875">
            <text:p>292875</text:p>
          </table:table-cell>
          <table:table-cell office:value-type="float" office:value="85">
            <text:p>8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301</text:p>
          </table:table-cell>
        </table:table-row>
        <table:table-row table:style-name="ro2">
          <table:table-cell office:value-type="float" office:value="265604">
            <text:p>265604</text:p>
          </table:table-cell>
          <table:table-cell office:value-type="float" office:value="292876">
            <text:p>292876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E1</text:p>
          </table:table-cell>
        </table:table-row>
        <table:table-row table:style-name="ro2">
          <table:table-cell office:value-type="float" office:value="265605">
            <text:p>265605</text:p>
          </table:table-cell>
          <table:table-cell office:value-type="float" office:value="292877">
            <text:p>292877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606">
            <text:p>265606</text:p>
          </table:table-cell>
          <table:table-cell office:value-type="float" office:value="292878">
            <text:p>292878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5607">
            <text:p>265607</text:p>
          </table:table-cell>
          <table:table-cell office:value-type="float" office:value="292879">
            <text:p>29287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08">
            <text:p>265608</text:p>
          </table:table-cell>
          <table:table-cell office:value-type="float" office:value="292880">
            <text:p>292880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609">
            <text:p>265609</text:p>
          </table:table-cell>
          <table:table-cell office:value-type="float" office:value="292881">
            <text:p>29288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5610">
            <text:p>265610</text:p>
          </table:table-cell>
          <table:table-cell office:value-type="float" office:value="292882">
            <text:p>292882</text:p>
          </table:table-cell>
          <table:table-cell office:value-type="float" office:value="160">
            <text:p>16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5611">
            <text:p>265611</text:p>
          </table:table-cell>
          <table:table-cell office:value-type="float" office:value="292883">
            <text:p>292883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761</text:p>
          </table:table-cell>
        </table:table-row>
        <table:table-row table:style-name="ro2">
          <table:table-cell office:value-type="float" office:value="265612">
            <text:p>265612</text:p>
          </table:table-cell>
          <table:table-cell office:value-type="float" office:value="292884">
            <text:p>292884</text:p>
          </table:table-cell>
          <table:table-cell office:value-type="float" office:value="60">
            <text:p>6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D1</text:p>
          </table:table-cell>
        </table:table-row>
        <table:table-row table:style-name="ro2">
          <table:table-cell office:value-type="float" office:value="265615">
            <text:p>265615</text:p>
          </table:table-cell>
          <table:table-cell office:value-type="float" office:value="292887">
            <text:p>292887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251">
            <text:p>17010251</text:p>
          </table:table-cell>
        </table:table-row>
        <table:table-row table:style-name="ro2">
          <table:table-cell office:value-type="float" office:value="265619">
            <text:p>265619</text:p>
          </table:table-cell>
          <table:table-cell office:value-type="float" office:value="292891">
            <text:p>292891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191</text:p>
          </table:table-cell>
        </table:table-row>
        <table:table-row table:style-name="ro2">
          <table:table-cell office:value-type="float" office:value="265621">
            <text:p>265621</text:p>
          </table:table-cell>
          <table:table-cell office:value-type="float" office:value="292893">
            <text:p>292893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5622">
            <text:p>265622</text:p>
          </table:table-cell>
          <table:table-cell office:value-type="float" office:value="292894">
            <text:p>292894</text:p>
          </table:table-cell>
          <table:table-cell office:value-type="float" office:value="180">
            <text:p>18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623">
            <text:p>265623</text:p>
          </table:table-cell>
          <table:table-cell office:value-type="float" office:value="292895">
            <text:p>292895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031</text:p>
          </table:table-cell>
        </table:table-row>
        <table:table-row table:style-name="ro2">
          <table:table-cell office:value-type="float" office:value="265624">
            <text:p>265624</text:p>
          </table:table-cell>
          <table:table-cell office:value-type="float" office:value="292896">
            <text:p>29289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625">
            <text:p>265625</text:p>
          </table:table-cell>
          <table:table-cell office:value-type="float" office:value="292897">
            <text:p>292897</text:p>
          </table:table-cell>
          <table:table-cell office:value-type="float" office:value="90">
            <text:p>9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6D3</text:p>
          </table:table-cell>
        </table:table-row>
        <table:table-row table:style-name="ro2">
          <table:table-cell office:value-type="float" office:value="265626">
            <text:p>265626</text:p>
          </table:table-cell>
          <table:table-cell office:value-type="float" office:value="292898">
            <text:p>292898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5627">
            <text:p>265627</text:p>
          </table:table-cell>
          <table:table-cell office:value-type="float" office:value="292899">
            <text:p>292899</text:p>
          </table:table-cell>
          <table:table-cell office:value-type="float" office:value="80">
            <text:p>8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10491">
            <text:p>22010491</text:p>
          </table:table-cell>
        </table:table-row>
        <table:table-row table:style-name="ro2">
          <table:table-cell office:value-type="float" office:value="265628">
            <text:p>265628</text:p>
          </table:table-cell>
          <table:table-cell office:value-type="float" office:value="292900">
            <text:p>29290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5629">
            <text:p>265629</text:p>
          </table:table-cell>
          <table:table-cell office:value-type="float" office:value="292901">
            <text:p>292901</text:p>
          </table:table-cell>
          <table:table-cell office:value-type="float" office:value="40">
            <text:p>4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630">
            <text:p>265630</text:p>
          </table:table-cell>
          <table:table-cell office:value-type="float" office:value="292902">
            <text:p>292902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1F1</text:p>
          </table:table-cell>
        </table:table-row>
        <table:table-row table:style-name="ro2">
          <table:table-cell office:value-type="float" office:value="265631">
            <text:p>265631</text:p>
          </table:table-cell>
          <table:table-cell office:value-type="float" office:value="292903">
            <text:p>292903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D1</text:p>
          </table:table-cell>
        </table:table-row>
        <table:table-row table:style-name="ro2">
          <table:table-cell office:value-type="float" office:value="265632">
            <text:p>265632</text:p>
          </table:table-cell>
          <table:table-cell office:value-type="float" office:value="292904">
            <text:p>292904</text:p>
          </table:table-cell>
          <table:table-cell office:value-type="float" office:value="20">
            <text:p>2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5633">
            <text:p>265633</text:p>
          </table:table-cell>
          <table:table-cell office:value-type="float" office:value="292905">
            <text:p>292905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5634">
            <text:p>265634</text:p>
          </table:table-cell>
          <table:table-cell office:value-type="float" office:value="292906">
            <text:p>292906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11">
            <text:p>9070711</text:p>
          </table:table-cell>
        </table:table-row>
        <table:table-row table:style-name="ro2">
          <table:table-cell office:value-type="float" office:value="265635">
            <text:p>265635</text:p>
          </table:table-cell>
          <table:table-cell office:value-type="float" office:value="292907">
            <text:p>292907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91</text:p>
          </table:table-cell>
        </table:table-row>
        <table:table-row table:style-name="ro2">
          <table:table-cell office:value-type="float" office:value="265636">
            <text:p>265636</text:p>
          </table:table-cell>
          <table:table-cell office:value-type="float" office:value="292909">
            <text:p>292909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11">
            <text:p>9070711</text:p>
          </table:table-cell>
        </table:table-row>
        <table:table-row table:style-name="ro2">
          <table:table-cell office:value-type="float" office:value="265637">
            <text:p>265637</text:p>
          </table:table-cell>
          <table:table-cell office:value-type="float" office:value="292910">
            <text:p>292910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11">
            <text:p>9070711</text:p>
          </table:table-cell>
        </table:table-row>
        <table:table-row table:style-name="ro2">
          <table:table-cell office:value-type="float" office:value="265638">
            <text:p>265638</text:p>
          </table:table-cell>
          <table:table-cell office:value-type="float" office:value="292911">
            <text:p>292911</text:p>
          </table:table-cell>
          <table:table-cell office:value-type="float" office:value="36">
            <text:p>36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21</text:p>
          </table:table-cell>
        </table:table-row>
        <table:table-row table:style-name="ro2">
          <table:table-cell office:value-type="float" office:value="265639">
            <text:p>265639</text:p>
          </table:table-cell>
          <table:table-cell office:value-type="float" office:value="292912">
            <text:p>292912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021">
            <text:p>17020021</text:p>
          </table:table-cell>
        </table:table-row>
        <table:table-row table:style-name="ro2">
          <table:table-cell office:value-type="float" office:value="265640">
            <text:p>265640</text:p>
          </table:table-cell>
          <table:table-cell office:value-type="float" office:value="292913">
            <text:p>292913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641">
            <text:p>265641</text:p>
          </table:table-cell>
          <table:table-cell office:value-type="float" office:value="292914">
            <text:p>292914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642">
            <text:p>265642</text:p>
          </table:table-cell>
          <table:table-cell office:value-type="float" office:value="292915">
            <text:p>292915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643">
            <text:p>265643</text:p>
          </table:table-cell>
          <table:table-cell office:value-type="float" office:value="292916">
            <text:p>29291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644">
            <text:p>265644</text:p>
          </table:table-cell>
          <table:table-cell office:value-type="float" office:value="292917">
            <text:p>292917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645">
            <text:p>265645</text:p>
          </table:table-cell>
          <table:table-cell office:value-type="float" office:value="292918">
            <text:p>292918</text:p>
          </table:table-cell>
          <table:table-cell office:value-type="float" office:value="322">
            <text:p>322</text:p>
          </table:table-cell>
          <table:table-cell office:value-type="float" office:value="899.99">
            <text:p>8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0500E2</text:p>
          </table:table-cell>
        </table:table-row>
        <table:table-row table:style-name="ro2">
          <table:table-cell office:value-type="float" office:value="265646">
            <text:p>265646</text:p>
          </table:table-cell>
          <table:table-cell office:value-type="float" office:value="292919">
            <text:p>292919</text:p>
          </table:table-cell>
          <table:table-cell office:value-type="float" office:value="6">
            <text:p>6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647">
            <text:p>265647</text:p>
          </table:table-cell>
          <table:table-cell office:value-type="float" office:value="292920">
            <text:p>292920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648">
            <text:p>265648</text:p>
          </table:table-cell>
          <table:table-cell office:value-type="float" office:value="292921">
            <text:p>292921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649">
            <text:p>265649</text:p>
          </table:table-cell>
          <table:table-cell office:value-type="float" office:value="292922">
            <text:p>29292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50">
            <text:p>265650</text:p>
          </table:table-cell>
          <table:table-cell office:value-type="float" office:value="292923">
            <text:p>29292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51">
            <text:p>265651</text:p>
          </table:table-cell>
          <table:table-cell office:value-type="float" office:value="292924">
            <text:p>292924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52">
            <text:p>265652</text:p>
          </table:table-cell>
          <table:table-cell office:value-type="float" office:value="292925">
            <text:p>29292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653">
            <text:p>265653</text:p>
          </table:table-cell>
          <table:table-cell office:value-type="float" office:value="292926">
            <text:p>292926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5654">
            <text:p>265654</text:p>
          </table:table-cell>
          <table:table-cell office:value-type="float" office:value="292927">
            <text:p>292927</text:p>
          </table:table-cell>
          <table:table-cell office:value-type="float" office:value="20">
            <text:p>20</text:p>
          </table:table-cell>
          <table:table-cell office:value-type="float" office:value="74.99">
            <text:p>7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2E1</text:p>
          </table:table-cell>
        </table:table-row>
        <table:table-row table:style-name="ro2">
          <table:table-cell office:value-type="float" office:value="265655">
            <text:p>265655</text:p>
          </table:table-cell>
          <table:table-cell office:value-type="float" office:value="292928">
            <text:p>292928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361">
            <text:p>17060361</text:p>
          </table:table-cell>
        </table:table-row>
        <table:table-row table:style-name="ro2">
          <table:table-cell office:value-type="float" office:value="265656">
            <text:p>265656</text:p>
          </table:table-cell>
          <table:table-cell office:value-type="float" office:value="292929">
            <text:p>292929</text:p>
          </table:table-cell>
          <table:table-cell office:value-type="float" office:value="12">
            <text:p>12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241">
            <text:p>17020241</text:p>
          </table:table-cell>
        </table:table-row>
        <table:table-row table:style-name="ro2">
          <table:table-cell office:value-type="float" office:value="265657">
            <text:p>265657</text:p>
          </table:table-cell>
          <table:table-cell office:value-type="float" office:value="292930">
            <text:p>292930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61">
            <text:p>17010161</text:p>
          </table:table-cell>
        </table:table-row>
        <table:table-row table:style-name="ro2">
          <table:table-cell office:value-type="float" office:value="265658">
            <text:p>265658</text:p>
          </table:table-cell>
          <table:table-cell office:value-type="float" office:value="292931">
            <text:p>292931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59">
            <text:p>265659</text:p>
          </table:table-cell>
          <table:table-cell office:value-type="float" office:value="292932">
            <text:p>292932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703C1</text:p>
          </table:table-cell>
        </table:table-row>
        <table:table-row table:style-name="ro2">
          <table:table-cell office:value-type="float" office:value="265660">
            <text:p>265660</text:p>
          </table:table-cell>
          <table:table-cell office:value-type="float" office:value="292933">
            <text:p>292933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661">
            <text:p>265661</text:p>
          </table:table-cell>
          <table:table-cell office:value-type="float" office:value="292934">
            <text:p>292934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61">
            <text:p>17030161</text:p>
          </table:table-cell>
        </table:table-row>
        <table:table-row table:style-name="ro2">
          <table:table-cell office:value-type="float" office:value="265662">
            <text:p>265662</text:p>
          </table:table-cell>
          <table:table-cell office:value-type="float" office:value="292935">
            <text:p>292935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5663">
            <text:p>265663</text:p>
          </table:table-cell>
          <table:table-cell office:value-type="float" office:value="292936">
            <text:p>292936</text:p>
          </table:table-cell>
          <table:table-cell office:value-type="float" office:value="180">
            <text:p>18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163">
            <text:p>17050163</text:p>
          </table:table-cell>
        </table:table-row>
        <table:table-row table:style-name="ro2">
          <table:table-cell office:value-type="float" office:value="265664">
            <text:p>265664</text:p>
          </table:table-cell>
          <table:table-cell office:value-type="float" office:value="292937">
            <text:p>29293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021">
            <text:p>17060021</text:p>
          </table:table-cell>
        </table:table-row>
        <table:table-row table:style-name="ro2">
          <table:table-cell office:value-type="float" office:value="265665">
            <text:p>265665</text:p>
          </table:table-cell>
          <table:table-cell office:value-type="float" office:value="292938">
            <text:p>292938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81</text:p>
          </table:table-cell>
        </table:table-row>
        <table:table-row table:style-name="ro2">
          <table:table-cell office:value-type="float" office:value="265666">
            <text:p>265666</text:p>
          </table:table-cell>
          <table:table-cell office:value-type="float" office:value="292939">
            <text:p>29293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01</text:p>
          </table:table-cell>
        </table:table-row>
        <table:table-row table:style-name="ro2">
          <table:table-cell office:value-type="float" office:value="265667">
            <text:p>265667</text:p>
          </table:table-cell>
          <table:table-cell office:value-type="float" office:value="292940">
            <text:p>292940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561">
            <text:p>9070561</text:p>
          </table:table-cell>
        </table:table-row>
        <table:table-row table:style-name="ro2">
          <table:table-cell office:value-type="float" office:value="265668">
            <text:p>265668</text:p>
          </table:table-cell>
          <table:table-cell office:value-type="float" office:value="292941">
            <text:p>292941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5669">
            <text:p>265669</text:p>
          </table:table-cell>
          <table:table-cell office:value-type="float" office:value="292942">
            <text:p>292942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5670">
            <text:p>265670</text:p>
          </table:table-cell>
          <table:table-cell office:value-type="float" office:value="292943">
            <text:p>292943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671">
            <text:p>265671</text:p>
          </table:table-cell>
          <table:table-cell office:value-type="float" office:value="292944">
            <text:p>292944</text:p>
          </table:table-cell>
          <table:table-cell office:value-type="float" office:value="285">
            <text:p>285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941</text:p>
          </table:table-cell>
        </table:table-row>
        <table:table-row table:style-name="ro2">
          <table:table-cell office:value-type="float" office:value="265672">
            <text:p>265672</text:p>
          </table:table-cell>
          <table:table-cell office:value-type="float" office:value="292945">
            <text:p>292945</text:p>
          </table:table-cell>
          <table:table-cell office:value-type="float" office:value="74">
            <text:p>74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6B1</text:p>
          </table:table-cell>
        </table:table-row>
        <table:table-row table:style-name="ro2">
          <table:table-cell office:value-type="float" office:value="265673">
            <text:p>265673</text:p>
          </table:table-cell>
          <table:table-cell office:value-type="float" office:value="292946">
            <text:p>292946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60101">
            <text:p>13060101</text:p>
          </table:table-cell>
        </table:table-row>
        <table:table-row table:style-name="ro2">
          <table:table-cell office:value-type="float" office:value="265674">
            <text:p>265674</text:p>
          </table:table-cell>
          <table:table-cell office:value-type="float" office:value="292947">
            <text:p>292947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30281">
            <text:p>18030281</text:p>
          </table:table-cell>
        </table:table-row>
        <table:table-row table:style-name="ro2">
          <table:table-cell office:value-type="float" office:value="265675">
            <text:p>265675</text:p>
          </table:table-cell>
          <table:table-cell office:value-type="float" office:value="292948">
            <text:p>292948</text:p>
          </table:table-cell>
          <table:table-cell office:value-type="float" office:value="30">
            <text:p>3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706A1</text:p>
          </table:table-cell>
        </table:table-row>
        <table:table-row table:style-name="ro2">
          <table:table-cell office:value-type="float" office:value="265676">
            <text:p>265676</text:p>
          </table:table-cell>
          <table:table-cell office:value-type="float" office:value="292949">
            <text:p>292949</text:p>
          </table:table-cell>
          <table:table-cell office:value-type="float" office:value="550">
            <text:p>550</text:p>
          </table:table-cell>
          <table:table-cell office:value-type="float" office:value="1299.99">
            <text:p>1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963</text:p>
          </table:table-cell>
        </table:table-row>
        <table:table-row table:style-name="ro2">
          <table:table-cell office:value-type="float" office:value="265677">
            <text:p>265677</text:p>
          </table:table-cell>
          <table:table-cell office:value-type="float" office:value="292950">
            <text:p>292950</text:p>
          </table:table-cell>
          <table:table-cell office:value-type="float" office:value="30">
            <text:p>3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706A1</text:p>
          </table:table-cell>
        </table:table-row>
        <table:table-row table:style-name="ro2">
          <table:table-cell office:value-type="float" office:value="265678">
            <text:p>265678</text:p>
          </table:table-cell>
          <table:table-cell office:value-type="float" office:value="292951">
            <text:p>292951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5679">
            <text:p>265679</text:p>
          </table:table-cell>
          <table:table-cell office:value-type="float" office:value="292952">
            <text:p>292952</text:p>
          </table:table-cell>
          <table:table-cell office:value-type="float" office:value="6">
            <text:p>6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81">
            <text:p>15060081</text:p>
          </table:table-cell>
        </table:table-row>
        <table:table-row table:style-name="ro2">
          <table:table-cell office:value-type="float" office:value="265680">
            <text:p>265680</text:p>
          </table:table-cell>
          <table:table-cell office:value-type="float" office:value="292953">
            <text:p>292953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681">
            <text:p>265681</text:p>
          </table:table-cell>
          <table:table-cell office:value-type="float" office:value="292954">
            <text:p>292954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491">
            <text:p>17050491</text:p>
          </table:table-cell>
        </table:table-row>
        <table:table-row table:style-name="ro2">
          <table:table-cell office:value-type="float" office:value="265682">
            <text:p>265682</text:p>
          </table:table-cell>
          <table:table-cell office:value-type="float" office:value="292955">
            <text:p>292955</text:p>
          </table:table-cell>
          <table:table-cell office:value-type="float" office:value="45">
            <text:p>4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683">
            <text:p>265683</text:p>
          </table:table-cell>
          <table:table-cell office:value-type="float" office:value="292956">
            <text:p>292956</text:p>
          </table:table-cell>
          <table:table-cell office:value-type="float" office:value="30">
            <text:p>3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684">
            <text:p>265684</text:p>
          </table:table-cell>
          <table:table-cell office:value-type="float" office:value="292957">
            <text:p>29295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706A1</text:p>
          </table:table-cell>
        </table:table-row>
        <table:table-row table:style-name="ro2">
          <table:table-cell office:value-type="float" office:value="265685">
            <text:p>265685</text:p>
          </table:table-cell>
          <table:table-cell office:value-type="float" office:value="292958">
            <text:p>292958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5686">
            <text:p>265686</text:p>
          </table:table-cell>
          <table:table-cell office:value-type="float" office:value="292959">
            <text:p>292959</text:p>
          </table:table-cell>
          <table:table-cell office:value-type="float" office:value="365">
            <text:p>365</text:p>
          </table:table-cell>
          <table:table-cell office:value-type="float" office:value="999.99">
            <text:p>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C51</text:p>
          </table:table-cell>
        </table:table-row>
        <table:table-row table:style-name="ro2">
          <table:table-cell office:value-type="float" office:value="265687">
            <text:p>265687</text:p>
          </table:table-cell>
          <table:table-cell office:value-type="float" office:value="292960">
            <text:p>292960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11</text:p>
          </table:table-cell>
        </table:table-row>
        <table:table-row table:style-name="ro2">
          <table:table-cell office:value-type="float" office:value="265688">
            <text:p>265688</text:p>
          </table:table-cell>
          <table:table-cell office:value-type="float" office:value="292961">
            <text:p>292961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5689">
            <text:p>265689</text:p>
          </table:table-cell>
          <table:table-cell office:value-type="float" office:value="292962">
            <text:p>292962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5690">
            <text:p>265690</text:p>
          </table:table-cell>
          <table:table-cell office:value-type="float" office:value="292963">
            <text:p>292963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91">
            <text:p>265691</text:p>
          </table:table-cell>
          <table:table-cell office:value-type="float" office:value="292964">
            <text:p>292964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92">
            <text:p>265692</text:p>
          </table:table-cell>
          <table:table-cell office:value-type="float" office:value="292965">
            <text:p>292965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93">
            <text:p>265693</text:p>
          </table:table-cell>
          <table:table-cell office:value-type="float" office:value="292966">
            <text:p>292966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21</text:p>
          </table:table-cell>
        </table:table-row>
        <table:table-row table:style-name="ro2">
          <table:table-cell office:value-type="float" office:value="265694">
            <text:p>265694</text:p>
          </table:table-cell>
          <table:table-cell office:value-type="float" office:value="292967">
            <text:p>292967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5695">
            <text:p>265695</text:p>
          </table:table-cell>
          <table:table-cell office:value-type="float" office:value="292968">
            <text:p>292968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71">
            <text:p>17030171</text:p>
          </table:table-cell>
        </table:table-row>
        <table:table-row table:style-name="ro2">
          <table:table-cell office:value-type="float" office:value="265696">
            <text:p>265696</text:p>
          </table:table-cell>
          <table:table-cell office:value-type="float" office:value="292969">
            <text:p>292969</text:p>
          </table:table-cell>
          <table:table-cell office:value-type="float" office:value="80">
            <text:p>8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B3</text:p>
          </table:table-cell>
        </table:table-row>
        <table:table-row table:style-name="ro2">
          <table:table-cell office:value-type="float" office:value="265697">
            <text:p>265697</text:p>
          </table:table-cell>
          <table:table-cell office:value-type="float" office:value="292970">
            <text:p>29297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698">
            <text:p>265698</text:p>
          </table:table-cell>
          <table:table-cell office:value-type="float" office:value="292971">
            <text:p>292971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699">
            <text:p>265699</text:p>
          </table:table-cell>
          <table:table-cell office:value-type="float" office:value="292972">
            <text:p>292972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541">
            <text:p>7010541</text:p>
          </table:table-cell>
        </table:table-row>
        <table:table-row table:style-name="ro2">
          <table:table-cell office:value-type="float" office:value="265700">
            <text:p>265700</text:p>
          </table:table-cell>
          <table:table-cell office:value-type="float" office:value="292973">
            <text:p>292973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541">
            <text:p>7020541</text:p>
          </table:table-cell>
        </table:table-row>
        <table:table-row table:style-name="ro2">
          <table:table-cell office:value-type="float" office:value="265701">
            <text:p>265701</text:p>
          </table:table-cell>
          <table:table-cell office:value-type="float" office:value="292908">
            <text:p>292908</text:p>
          </table:table-cell>
          <table:table-cell office:value-type="float" office:value="200">
            <text:p>200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771">
            <text:p>17060771</text:p>
          </table:table-cell>
        </table:table-row>
        <table:table-row table:style-name="ro2">
          <table:table-cell office:value-type="float" office:value="265702">
            <text:p>265702</text:p>
          </table:table-cell>
          <table:table-cell office:value-type="string">
            <text:p>MJCB164197</text:p>
          </table:table-cell>
          <table:table-cell office:value-type="float" office:value="1368">
            <text:p>1368</text:p>
          </table:table-cell>
          <table:table-cell office:value-type="float" office:value="1899.99">
            <text:p>18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502B3</text:p>
          </table:table-cell>
        </table:table-row>
        <table:table-row table:style-name="ro2">
          <table:table-cell office:value-type="float" office:value="265727">
            <text:p>265727</text:p>
          </table:table-cell>
          <table:table-cell office:value-type="string">
            <text:p>EDCB00140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728">
            <text:p>265728</text:p>
          </table:table-cell>
          <table:table-cell office:value-type="string">
            <text:p>EDCB001401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5732">
            <text:p>265732</text:p>
          </table:table-cell>
          <table:table-cell office:value-type="string">
            <text:p>CACB001393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5737">
            <text:p>265737</text:p>
          </table:table-cell>
          <table:table-cell office:value-type="float" office:value="292974">
            <text:p>292974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38">
            <text:p>265738</text:p>
          </table:table-cell>
          <table:table-cell office:value-type="float" office:value="292975">
            <text:p>292975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39">
            <text:p>265739</text:p>
          </table:table-cell>
          <table:table-cell office:value-type="float" office:value="292976">
            <text:p>292976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0">
            <text:p>265740</text:p>
          </table:table-cell>
          <table:table-cell office:value-type="float" office:value="292977">
            <text:p>292977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1">
            <text:p>265741</text:p>
          </table:table-cell>
          <table:table-cell office:value-type="float" office:value="292978">
            <text:p>292978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2">
            <text:p>265742</text:p>
          </table:table-cell>
          <table:table-cell office:value-type="float" office:value="292979">
            <text:p>292979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3">
            <text:p>265743</text:p>
          </table:table-cell>
          <table:table-cell office:value-type="float" office:value="292980">
            <text:p>292980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4">
            <text:p>265744</text:p>
          </table:table-cell>
          <table:table-cell office:value-type="float" office:value="292981">
            <text:p>292981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5">
            <text:p>265745</text:p>
          </table:table-cell>
          <table:table-cell office:value-type="float" office:value="292982">
            <text:p>292982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941</text:p>
          </table:table-cell>
        </table:table-row>
        <table:table-row table:style-name="ro2">
          <table:table-cell office:value-type="float" office:value="265746">
            <text:p>265746</text:p>
          </table:table-cell>
          <table:table-cell office:value-type="float" office:value="292983">
            <text:p>292983</text:p>
          </table:table-cell>
          <table:table-cell office:value-type="float" office:value="140">
            <text:p>14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941</text:p>
          </table:table-cell>
        </table:table-row>
        <table:table-row table:style-name="ro2">
          <table:table-cell office:value-type="float" office:value="265748">
            <text:p>265748</text:p>
          </table:table-cell>
          <table:table-cell office:value-type="float" office:value="292985">
            <text:p>292985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91">
            <text:p>17010191</text:p>
          </table:table-cell>
        </table:table-row>
        <table:table-row table:style-name="ro2">
          <table:table-cell office:value-type="float" office:value="265749">
            <text:p>265749</text:p>
          </table:table-cell>
          <table:table-cell office:value-type="float" office:value="292986">
            <text:p>292986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50">
            <text:p>265750</text:p>
          </table:table-cell>
          <table:table-cell office:value-type="float" office:value="292987">
            <text:p>292987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51">
            <text:p>265751</text:p>
          </table:table-cell>
          <table:table-cell office:value-type="float" office:value="292988">
            <text:p>292988</text:p>
          </table:table-cell>
          <table:table-cell office:value-type="float" office:value="500">
            <text:p>500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2</text:p>
          </table:table-cell>
        </table:table-row>
        <table:table-row table:style-name="ro2">
          <table:table-cell office:value-type="float" office:value="265752">
            <text:p>265752</text:p>
          </table:table-cell>
          <table:table-cell office:value-type="float" office:value="292989">
            <text:p>292989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753">
            <text:p>265753</text:p>
          </table:table-cell>
          <table:table-cell office:value-type="float" office:value="292990">
            <text:p>292990</text:p>
          </table:table-cell>
          <table:table-cell office:value-type="float" office:value="135">
            <text:p>13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754">
            <text:p>265754</text:p>
          </table:table-cell>
          <table:table-cell office:value-type="float" office:value="292991">
            <text:p>292991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5755">
            <text:p>265755</text:p>
          </table:table-cell>
          <table:table-cell office:value-type="float" office:value="292992">
            <text:p>292992</text:p>
          </table:table-cell>
          <table:table-cell office:value-type="float" office:value="70">
            <text:p>7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5756">
            <text:p>265756</text:p>
          </table:table-cell>
          <table:table-cell office:value-type="float" office:value="292993">
            <text:p>29299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0E1</text:p>
          </table:table-cell>
        </table:table-row>
        <table:table-row table:style-name="ro2">
          <table:table-cell office:value-type="float" office:value="265757">
            <text:p>265757</text:p>
          </table:table-cell>
          <table:table-cell office:value-type="float" office:value="292995">
            <text:p>292995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1A1</text:p>
          </table:table-cell>
        </table:table-row>
        <table:table-row table:style-name="ro2">
          <table:table-cell office:value-type="float" office:value="265758">
            <text:p>265758</text:p>
          </table:table-cell>
          <table:table-cell office:value-type="float" office:value="292996">
            <text:p>292996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5759">
            <text:p>265759</text:p>
          </table:table-cell>
          <table:table-cell office:value-type="float" office:value="292997">
            <text:p>292997</text:p>
          </table:table-cell>
          <table:table-cell office:value-type="float" office:value="200">
            <text:p>2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9B1</text:p>
          </table:table-cell>
        </table:table-row>
        <table:table-row table:style-name="ro2">
          <table:table-cell office:value-type="float" office:value="265760">
            <text:p>265760</text:p>
          </table:table-cell>
          <table:table-cell office:value-type="float" office:value="292998">
            <text:p>292998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10261">
            <text:p>13010261</text:p>
          </table:table-cell>
        </table:table-row>
        <table:table-row table:style-name="ro2">
          <table:table-cell office:value-type="float" office:value="265761">
            <text:p>265761</text:p>
          </table:table-cell>
          <table:table-cell office:value-type="float" office:value="292999">
            <text:p>292999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5A1</text:p>
          </table:table-cell>
        </table:table-row>
        <table:table-row table:style-name="ro2">
          <table:table-cell office:value-type="float" office:value="265762">
            <text:p>265762</text:p>
          </table:table-cell>
          <table:table-cell office:value-type="float" office:value="293000">
            <text:p>293000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61</text:p>
          </table:table-cell>
        </table:table-row>
        <table:table-row table:style-name="ro2">
          <table:table-cell office:value-type="float" office:value="265763">
            <text:p>265763</text:p>
          </table:table-cell>
          <table:table-cell office:value-type="float" office:value="293001">
            <text:p>293001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61</text:p>
          </table:table-cell>
        </table:table-row>
        <table:table-row table:style-name="ro2">
          <table:table-cell office:value-type="float" office:value="265764">
            <text:p>265764</text:p>
          </table:table-cell>
          <table:table-cell office:value-type="float" office:value="293002">
            <text:p>293002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66">
            <text:p>265766</text:p>
          </table:table-cell>
          <table:table-cell office:value-type="float" office:value="293004">
            <text:p>29300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67">
            <text:p>265767</text:p>
          </table:table-cell>
          <table:table-cell office:value-type="float" office:value="293005">
            <text:p>293005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10331">
            <text:p>1010331</text:p>
          </table:table-cell>
        </table:table-row>
        <table:table-row table:style-name="ro2">
          <table:table-cell office:value-type="float" office:value="265768">
            <text:p>265768</text:p>
          </table:table-cell>
          <table:table-cell office:value-type="float" office:value="293006">
            <text:p>293006</text:p>
          </table:table-cell>
          <table:table-cell office:value-type="float" office:value="115">
            <text:p>115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769">
            <text:p>265769</text:p>
          </table:table-cell>
          <table:table-cell office:value-type="float" office:value="293007">
            <text:p>293007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C1</text:p>
          </table:table-cell>
        </table:table-row>
        <table:table-row table:style-name="ro2">
          <table:table-cell office:value-type="float" office:value="265770">
            <text:p>265770</text:p>
          </table:table-cell>
          <table:table-cell office:value-type="float" office:value="293008">
            <text:p>293008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441">
            <text:p>7020441</text:p>
          </table:table-cell>
        </table:table-row>
        <table:table-row table:style-name="ro2">
          <table:table-cell office:value-type="float" office:value="265771">
            <text:p>265771</text:p>
          </table:table-cell>
          <table:table-cell office:value-type="float" office:value="293009">
            <text:p>293009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441">
            <text:p>7020441</text:p>
          </table:table-cell>
        </table:table-row>
        <table:table-row table:style-name="ro2">
          <table:table-cell office:value-type="float" office:value="265772">
            <text:p>265772</text:p>
          </table:table-cell>
          <table:table-cell office:value-type="float" office:value="293010">
            <text:p>293010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400B1</text:p>
          </table:table-cell>
        </table:table-row>
        <table:table-row table:style-name="ro2">
          <table:table-cell office:value-type="float" office:value="265773">
            <text:p>265773</text:p>
          </table:table-cell>
          <table:table-cell office:value-type="float" office:value="293011">
            <text:p>293011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31">
            <text:p>17070631</text:p>
          </table:table-cell>
        </table:table-row>
        <table:table-row table:style-name="ro2">
          <table:table-cell office:value-type="float" office:value="265774">
            <text:p>265774</text:p>
          </table:table-cell>
          <table:table-cell office:value-type="float" office:value="293012">
            <text:p>293012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70591">
            <text:p>17070591</text:p>
          </table:table-cell>
        </table:table-row>
        <table:table-row table:style-name="ro2">
          <table:table-cell office:value-type="float" office:value="265775">
            <text:p>265775</text:p>
          </table:table-cell>
          <table:table-cell office:value-type="float" office:value="293013">
            <text:p>293013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A1</text:p>
          </table:table-cell>
        </table:table-row>
        <table:table-row table:style-name="ro2">
          <table:table-cell office:value-type="float" office:value="265776">
            <text:p>265776</text:p>
          </table:table-cell>
          <table:table-cell office:value-type="float" office:value="293014">
            <text:p>293014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61">
            <text:p>23060061</text:p>
          </table:table-cell>
        </table:table-row>
        <table:table-row table:style-name="ro2">
          <table:table-cell office:value-type="float" office:value="265777">
            <text:p>265777</text:p>
          </table:table-cell>
          <table:table-cell office:value-type="float" office:value="293015">
            <text:p>293015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78">
            <text:p>265778</text:p>
          </table:table-cell>
          <table:table-cell office:value-type="float" office:value="293016">
            <text:p>293016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00021">
            <text:p>26000021</text:p>
          </table:table-cell>
        </table:table-row>
        <table:table-row table:style-name="ro2">
          <table:table-cell office:value-type="float" office:value="265779">
            <text:p>265779</text:p>
          </table:table-cell>
          <table:table-cell office:value-type="float" office:value="293017">
            <text:p>293017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5780">
            <text:p>265780</text:p>
          </table:table-cell>
          <table:table-cell office:value-type="float" office:value="293018">
            <text:p>293018</text:p>
          </table:table-cell>
          <table:table-cell office:value-type="float" office:value="65">
            <text:p>6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20271">
            <text:p>18020271</text:p>
          </table:table-cell>
        </table:table-row>
        <table:table-row table:style-name="ro2">
          <table:table-cell office:value-type="float" office:value="265781">
            <text:p>265781</text:p>
          </table:table-cell>
          <table:table-cell office:value-type="float" office:value="293019">
            <text:p>29301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82">
            <text:p>265782</text:p>
          </table:table-cell>
          <table:table-cell office:value-type="float" office:value="293020">
            <text:p>293020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83">
            <text:p>265783</text:p>
          </table:table-cell>
          <table:table-cell office:value-type="float" office:value="293021">
            <text:p>293021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01</text:p>
          </table:table-cell>
        </table:table-row>
        <table:table-row table:style-name="ro2">
          <table:table-cell office:value-type="float" office:value="265784">
            <text:p>265784</text:p>
          </table:table-cell>
          <table:table-cell office:value-type="float" office:value="293022">
            <text:p>293022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5785">
            <text:p>265785</text:p>
          </table:table-cell>
          <table:table-cell office:value-type="float" office:value="293023">
            <text:p>29302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5786">
            <text:p>265786</text:p>
          </table:table-cell>
          <table:table-cell office:value-type="float" office:value="293024">
            <text:p>293024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5787">
            <text:p>265787</text:p>
          </table:table-cell>
          <table:table-cell office:value-type="float" office:value="293025">
            <text:p>293025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788">
            <text:p>265788</text:p>
          </table:table-cell>
          <table:table-cell office:value-type="float" office:value="293026">
            <text:p>293026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41</text:p>
          </table:table-cell>
        </table:table-row>
        <table:table-row table:style-name="ro2">
          <table:table-cell office:value-type="float" office:value="265789">
            <text:p>265789</text:p>
          </table:table-cell>
          <table:table-cell office:value-type="float" office:value="293027">
            <text:p>29302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790">
            <text:p>265790</text:p>
          </table:table-cell>
          <table:table-cell office:value-type="float" office:value="293028">
            <text:p>293028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5791">
            <text:p>265791</text:p>
          </table:table-cell>
          <table:table-cell office:value-type="float" office:value="293029">
            <text:p>293029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5793">
            <text:p>265793</text:p>
          </table:table-cell>
          <table:table-cell office:value-type="float" office:value="293031">
            <text:p>293031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2E1</text:p>
          </table:table-cell>
        </table:table-row>
        <table:table-row table:style-name="ro2">
          <table:table-cell office:value-type="float" office:value="265794">
            <text:p>265794</text:p>
          </table:table-cell>
          <table:table-cell office:value-type="float" office:value="293032">
            <text:p>29303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795">
            <text:p>265795</text:p>
          </table:table-cell>
          <table:table-cell office:value-type="float" office:value="293033">
            <text:p>293033</text:p>
          </table:table-cell>
          <table:table-cell office:value-type="float" office:value="1050">
            <text:p>1050</text:p>
          </table:table-cell>
          <table:table-cell office:value-type="float" office:value="1999.99">
            <text:p>19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508A1</text:p>
          </table:table-cell>
        </table:table-row>
        <table:table-row table:style-name="ro2">
          <table:table-cell office:value-type="float" office:value="265796">
            <text:p>265796</text:p>
          </table:table-cell>
          <table:table-cell office:value-type="float" office:value="293034">
            <text:p>293034</text:p>
          </table:table-cell>
          <table:table-cell office:value-type="float" office:value="780">
            <text:p>78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91</text:p>
          </table:table-cell>
        </table:table-row>
        <table:table-row table:style-name="ro2">
          <table:table-cell office:value-type="float" office:value="265797">
            <text:p>265797</text:p>
          </table:table-cell>
          <table:table-cell office:value-type="float" office:value="293035">
            <text:p>293035</text:p>
          </table:table-cell>
          <table:table-cell office:value-type="float" office:value="890">
            <text:p>890</text:p>
          </table:table-cell>
          <table:table-cell office:value-type="float" office:value="1849.99">
            <text:p>1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73</text:p>
          </table:table-cell>
        </table:table-row>
        <table:table-row table:style-name="ro2">
          <table:table-cell office:value-type="float" office:value="265798">
            <text:p>265798</text:p>
          </table:table-cell>
          <table:table-cell office:value-type="float" office:value="293036">
            <text:p>293036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799">
            <text:p>265799</text:p>
          </table:table-cell>
          <table:table-cell office:value-type="float" office:value="293037">
            <text:p>293037</text:p>
          </table:table-cell>
          <table:table-cell office:value-type="float" office:value="30">
            <text:p>3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11">
            <text:p>15060011</text:p>
          </table:table-cell>
        </table:table-row>
        <table:table-row table:style-name="ro2">
          <table:table-cell office:value-type="float" office:value="265800">
            <text:p>265800</text:p>
          </table:table-cell>
          <table:table-cell office:value-type="float" office:value="293038">
            <text:p>293038</text:p>
          </table:table-cell>
          <table:table-cell office:value-type="float" office:value="325">
            <text:p>325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5801">
            <text:p>265801</text:p>
          </table:table-cell>
          <table:table-cell office:value-type="float" office:value="293039">
            <text:p>293039</text:p>
          </table:table-cell>
          <table:table-cell office:value-type="float" office:value="185">
            <text:p>18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5802">
            <text:p>265802</text:p>
          </table:table-cell>
          <table:table-cell office:value-type="float" office:value="293040">
            <text:p>293040</text:p>
          </table:table-cell>
          <table:table-cell office:value-type="float" office:value="118">
            <text:p>118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31</text:p>
          </table:table-cell>
        </table:table-row>
        <table:table-row table:style-name="ro2">
          <table:table-cell office:value-type="float" office:value="265803">
            <text:p>265803</text:p>
          </table:table-cell>
          <table:table-cell office:value-type="float" office:value="293041">
            <text:p>293041</text:p>
          </table:table-cell>
          <table:table-cell office:value-type="float" office:value="29">
            <text:p>29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11">
            <text:p>7010411</text:p>
          </table:table-cell>
        </table:table-row>
        <table:table-row table:style-name="ro2">
          <table:table-cell office:value-type="float" office:value="265804">
            <text:p>265804</text:p>
          </table:table-cell>
          <table:table-cell office:value-type="float" office:value="293042">
            <text:p>29304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5806">
            <text:p>265806</text:p>
          </table:table-cell>
          <table:table-cell office:value-type="float" office:value="293044">
            <text:p>293044</text:p>
          </table:table-cell>
          <table:table-cell office:value-type="float" office:value="185">
            <text:p>185</text:p>
          </table:table-cell>
          <table:table-cell office:value-type="float" office:value="359.99">
            <text:p>3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5807">
            <text:p>265807</text:p>
          </table:table-cell>
          <table:table-cell office:value-type="float" office:value="293045">
            <text:p>293045</text:p>
          </table:table-cell>
          <table:table-cell office:value-type="float" office:value="185">
            <text:p>18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5808">
            <text:p>265808</text:p>
          </table:table-cell>
          <table:table-cell office:value-type="float" office:value="293046">
            <text:p>293046</text:p>
          </table:table-cell>
          <table:table-cell office:value-type="float" office:value="157.25">
            <text:p>157.25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1000381">
            <text:p>21000381</text:p>
          </table:table-cell>
        </table:table-row>
        <table:table-row table:style-name="ro2">
          <table:table-cell office:value-type="float" office:value="265809">
            <text:p>265809</text:p>
          </table:table-cell>
          <table:table-cell office:value-type="float" office:value="293047">
            <text:p>293047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810">
            <text:p>265810</text:p>
          </table:table-cell>
          <table:table-cell office:value-type="float" office:value="293048">
            <text:p>293048</text:p>
          </table:table-cell>
          <table:table-cell office:value-type="float" office:value="320">
            <text:p>320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811">
            <text:p>265811</text:p>
          </table:table-cell>
          <table:table-cell office:value-type="float" office:value="293049">
            <text:p>29304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812">
            <text:p>265812</text:p>
          </table:table-cell>
          <table:table-cell office:value-type="float" office:value="293050">
            <text:p>293050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C1</text:p>
          </table:table-cell>
        </table:table-row>
        <table:table-row table:style-name="ro2">
          <table:table-cell office:value-type="float" office:value="265813">
            <text:p>265813</text:p>
          </table:table-cell>
          <table:table-cell office:value-type="float" office:value="293051">
            <text:p>293051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111</text:p>
          </table:table-cell>
        </table:table-row>
        <table:table-row table:style-name="ro2">
          <table:table-cell office:value-type="float" office:value="265814">
            <text:p>265814</text:p>
          </table:table-cell>
          <table:table-cell office:value-type="float" office:value="293052">
            <text:p>293052</text:p>
          </table:table-cell>
          <table:table-cell office:value-type="float" office:value="29">
            <text:p>29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5815">
            <text:p>265815</text:p>
          </table:table-cell>
          <table:table-cell office:value-type="float" office:value="293053">
            <text:p>29305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5816">
            <text:p>265816</text:p>
          </table:table-cell>
          <table:table-cell office:value-type="float" office:value="293054">
            <text:p>293054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5817">
            <text:p>265817</text:p>
          </table:table-cell>
          <table:table-cell office:value-type="float" office:value="293055">
            <text:p>293055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5818">
            <text:p>265818</text:p>
          </table:table-cell>
          <table:table-cell office:value-type="float" office:value="293056">
            <text:p>293056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5819">
            <text:p>265819</text:p>
          </table:table-cell>
          <table:table-cell office:value-type="float" office:value="293057">
            <text:p>293057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201C1</text:p>
          </table:table-cell>
        </table:table-row>
        <table:table-row table:style-name="ro2">
          <table:table-cell office:value-type="float" office:value="265820">
            <text:p>265820</text:p>
          </table:table-cell>
          <table:table-cell office:value-type="float" office:value="293058">
            <text:p>293058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20761">
            <text:p>9020761</text:p>
          </table:table-cell>
        </table:table-row>
        <table:table-row table:style-name="ro2">
          <table:table-cell office:value-type="float" office:value="265821">
            <text:p>265821</text:p>
          </table:table-cell>
          <table:table-cell office:value-type="float" office:value="293059">
            <text:p>293059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304F1</text:p>
          </table:table-cell>
        </table:table-row>
        <table:table-row table:style-name="ro2">
          <table:table-cell office:value-type="float" office:value="265822">
            <text:p>265822</text:p>
          </table:table-cell>
          <table:table-cell office:value-type="float" office:value="293060">
            <text:p>293060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2D1</text:p>
          </table:table-cell>
        </table:table-row>
        <table:table-row table:style-name="ro2">
          <table:table-cell office:value-type="float" office:value="265823">
            <text:p>265823</text:p>
          </table:table-cell>
          <table:table-cell office:value-type="float" office:value="293061">
            <text:p>29306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5824">
            <text:p>265824</text:p>
          </table:table-cell>
          <table:table-cell office:value-type="float" office:value="293062">
            <text:p>293062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71">
            <text:p>15060271</text:p>
          </table:table-cell>
        </table:table-row>
        <table:table-row table:style-name="ro2">
          <table:table-cell office:value-type="float" office:value="265825">
            <text:p>265825</text:p>
          </table:table-cell>
          <table:table-cell office:value-type="float" office:value="293063">
            <text:p>293063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20091</text:p>
          </table:table-cell>
        </table:table-row>
        <table:table-row table:style-name="ro2">
          <table:table-cell office:value-type="float" office:value="265826">
            <text:p>265826</text:p>
          </table:table-cell>
          <table:table-cell office:value-type="float" office:value="293064">
            <text:p>293064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301C1</text:p>
          </table:table-cell>
        </table:table-row>
        <table:table-row table:style-name="ro2">
          <table:table-cell office:value-type="float" office:value="265827">
            <text:p>265827</text:p>
          </table:table-cell>
          <table:table-cell office:value-type="float" office:value="293065">
            <text:p>293065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D1</text:p>
          </table:table-cell>
        </table:table-row>
        <table:table-row table:style-name="ro2">
          <table:table-cell office:value-type="float" office:value="265828">
            <text:p>265828</text:p>
          </table:table-cell>
          <table:table-cell office:value-type="float" office:value="293066">
            <text:p>293066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D1</text:p>
          </table:table-cell>
        </table:table-row>
        <table:table-row table:style-name="ro2">
          <table:table-cell office:value-type="float" office:value="265829">
            <text:p>265829</text:p>
          </table:table-cell>
          <table:table-cell office:value-type="float" office:value="293067">
            <text:p>293067</text:p>
          </table:table-cell>
          <table:table-cell office:value-type="float" office:value="55">
            <text:p>5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171">
            <text:p>15060171</text:p>
          </table:table-cell>
        </table:table-row>
        <table:table-row table:style-name="ro2">
          <table:table-cell office:value-type="float" office:value="265830">
            <text:p>265830</text:p>
          </table:table-cell>
          <table:table-cell office:value-type="float" office:value="293068">
            <text:p>293068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831">
            <text:p>265831</text:p>
          </table:table-cell>
          <table:table-cell office:value-type="float" office:value="293069">
            <text:p>293069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5832">
            <text:p>265832</text:p>
          </table:table-cell>
          <table:table-cell office:value-type="float" office:value="293070">
            <text:p>293070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5833">
            <text:p>265833</text:p>
          </table:table-cell>
          <table:table-cell office:value-type="float" office:value="293071">
            <text:p>293071</text:p>
          </table:table-cell>
          <table:table-cell office:value-type="float" office:value="36">
            <text:p>36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834">
            <text:p>265834</text:p>
          </table:table-cell>
          <table:table-cell office:value-type="float" office:value="293072">
            <text:p>293072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031</text:p>
          </table:table-cell>
        </table:table-row>
        <table:table-row table:style-name="ro2">
          <table:table-cell office:value-type="float" office:value="265835">
            <text:p>265835</text:p>
          </table:table-cell>
          <table:table-cell office:value-type="float" office:value="293073">
            <text:p>293073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5836">
            <text:p>265836</text:p>
          </table:table-cell>
          <table:table-cell office:value-type="float" office:value="293074">
            <text:p>293074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101</text:p>
          </table:table-cell>
        </table:table-row>
        <table:table-row table:style-name="ro2">
          <table:table-cell office:value-type="float" office:value="265837">
            <text:p>265837</text:p>
          </table:table-cell>
          <table:table-cell office:value-type="float" office:value="293075">
            <text:p>293075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5838">
            <text:p>265838</text:p>
          </table:table-cell>
          <table:table-cell office:value-type="float" office:value="293077">
            <text:p>293077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141</text:p>
          </table:table-cell>
        </table:table-row>
        <table:table-row table:style-name="ro2">
          <table:table-cell office:value-type="float" office:value="265839">
            <text:p>265839</text:p>
          </table:table-cell>
          <table:table-cell office:value-type="float" office:value="293078">
            <text:p>293078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01</text:p>
          </table:table-cell>
        </table:table-row>
        <table:table-row table:style-name="ro2">
          <table:table-cell office:value-type="float" office:value="265840">
            <text:p>265840</text:p>
          </table:table-cell>
          <table:table-cell office:value-type="float" office:value="293079">
            <text:p>29307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841">
            <text:p>265841</text:p>
          </table:table-cell>
          <table:table-cell office:value-type="float" office:value="293080">
            <text:p>293080</text:p>
          </table:table-cell>
          <table:table-cell office:value-type="float" office:value="400">
            <text:p>400</text:p>
          </table:table-cell>
          <table:table-cell office:value-type="float" office:value="849.99">
            <text:p>8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261">
            <text:p>17050261</text:p>
          </table:table-cell>
        </table:table-row>
        <table:table-row table:style-name="ro2">
          <table:table-cell office:value-type="float" office:value="265847">
            <text:p>265847</text:p>
          </table:table-cell>
          <table:table-cell office:value-type="float" office:value="293086">
            <text:p>293086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0B2</text:p>
          </table:table-cell>
        </table:table-row>
        <table:table-row table:style-name="ro2">
          <table:table-cell office:value-type="float" office:value="265848">
            <text:p>265848</text:p>
          </table:table-cell>
          <table:table-cell office:value-type="float" office:value="293087">
            <text:p>293087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849">
            <text:p>265849</text:p>
          </table:table-cell>
          <table:table-cell office:value-type="float" office:value="293088">
            <text:p>293088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850">
            <text:p>265850</text:p>
          </table:table-cell>
          <table:table-cell office:value-type="float" office:value="293089">
            <text:p>293089</text:p>
          </table:table-cell>
          <table:table-cell office:value-type="float" office:value="0">
            <text:p>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851">
            <text:p>265851</text:p>
          </table:table-cell>
          <table:table-cell office:value-type="float" office:value="293090">
            <text:p>293090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852">
            <text:p>265852</text:p>
          </table:table-cell>
          <table:table-cell office:value-type="float" office:value="293091">
            <text:p>293091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81">
            <text:p>9070781</text:p>
          </table:table-cell>
        </table:table-row>
        <table:table-row table:style-name="ro2">
          <table:table-cell office:value-type="float" office:value="265853">
            <text:p>265853</text:p>
          </table:table-cell>
          <table:table-cell office:value-type="float" office:value="293092">
            <text:p>293092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5854">
            <text:p>265854</text:p>
          </table:table-cell>
          <table:table-cell office:value-type="float" office:value="293093">
            <text:p>293093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81">
            <text:p>9070781</text:p>
          </table:table-cell>
        </table:table-row>
        <table:table-row table:style-name="ro2">
          <table:table-cell office:value-type="float" office:value="265855">
            <text:p>265855</text:p>
          </table:table-cell>
          <table:table-cell office:value-type="float" office:value="293094">
            <text:p>293094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60701">
            <text:p>9060701</text:p>
          </table:table-cell>
        </table:table-row>
        <table:table-row table:style-name="ro2">
          <table:table-cell office:value-type="float" office:value="265856">
            <text:p>265856</text:p>
          </table:table-cell>
          <table:table-cell office:value-type="float" office:value="293095">
            <text:p>293095</text:p>
          </table:table-cell>
          <table:table-cell office:value-type="float" office:value="50">
            <text:p>5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5857">
            <text:p>265857</text:p>
          </table:table-cell>
          <table:table-cell office:value-type="float" office:value="293096">
            <text:p>29309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51">
            <text:p>1020351</text:p>
          </table:table-cell>
        </table:table-row>
        <table:table-row table:style-name="ro2">
          <table:table-cell office:value-type="float" office:value="265858">
            <text:p>265858</text:p>
          </table:table-cell>
          <table:table-cell office:value-type="float" office:value="293097">
            <text:p>29309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5859">
            <text:p>265859</text:p>
          </table:table-cell>
          <table:table-cell office:value-type="float" office:value="293098">
            <text:p>293098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201">
            <text:p>7010201</text:p>
          </table:table-cell>
        </table:table-row>
        <table:table-row table:style-name="ro2">
          <table:table-cell office:value-type="float" office:value="265860">
            <text:p>265860</text:p>
          </table:table-cell>
          <table:table-cell office:value-type="float" office:value="293099">
            <text:p>29309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5861">
            <text:p>265861</text:p>
          </table:table-cell>
          <table:table-cell office:value-type="float" office:value="293100">
            <text:p>293100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461</text:p>
          </table:table-cell>
        </table:table-row>
        <table:table-row table:style-name="ro2">
          <table:table-cell office:value-type="float" office:value="265862">
            <text:p>265862</text:p>
          </table:table-cell>
          <table:table-cell office:value-type="float" office:value="293101">
            <text:p>29310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391</text:p>
          </table:table-cell>
        </table:table-row>
        <table:table-row table:style-name="ro2">
          <table:table-cell office:value-type="float" office:value="265863">
            <text:p>265863</text:p>
          </table:table-cell>
          <table:table-cell office:value-type="float" office:value="293102">
            <text:p>293102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5864">
            <text:p>265864</text:p>
          </table:table-cell>
          <table:table-cell office:value-type="float" office:value="293103">
            <text:p>293103</text:p>
          </table:table-cell>
          <table:table-cell office:value-type="float" office:value="55">
            <text:p>5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741</text:p>
          </table:table-cell>
        </table:table-row>
        <table:table-row table:style-name="ro2">
          <table:table-cell office:value-type="float" office:value="265865">
            <text:p>265865</text:p>
          </table:table-cell>
          <table:table-cell office:value-type="float" office:value="293104">
            <text:p>293104</text:p>
          </table:table-cell>
          <table:table-cell office:value-type="float" office:value="175">
            <text:p>175</text:p>
          </table:table-cell>
          <table:table-cell office:value-type="float" office:value="479.99">
            <text:p>4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50331</text:p>
          </table:table-cell>
        </table:table-row>
        <table:table-row table:style-name="ro2">
          <table:table-cell office:value-type="float" office:value="265866">
            <text:p>265866</text:p>
          </table:table-cell>
          <table:table-cell office:value-type="float" office:value="293105">
            <text:p>293105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391</text:p>
          </table:table-cell>
        </table:table-row>
        <table:table-row table:style-name="ro2">
          <table:table-cell office:value-type="float" office:value="265867">
            <text:p>265867</text:p>
          </table:table-cell>
          <table:table-cell office:value-type="float" office:value="293106">
            <text:p>293106</text:p>
          </table:table-cell>
          <table:table-cell office:value-type="float" office:value="150">
            <text:p>15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503">
            <text:p>7050503</text:p>
          </table:table-cell>
        </table:table-row>
        <table:table-row table:style-name="ro2">
          <table:table-cell office:value-type="float" office:value="265868">
            <text:p>265868</text:p>
          </table:table-cell>
          <table:table-cell office:value-type="float" office:value="293107">
            <text:p>293107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851">
            <text:p>7020851</text:p>
          </table:table-cell>
        </table:table-row>
        <table:table-row table:style-name="ro2">
          <table:table-cell office:value-type="float" office:value="265869">
            <text:p>265869</text:p>
          </table:table-cell>
          <table:table-cell office:value-type="float" office:value="293109">
            <text:p>293109</text:p>
          </table:table-cell>
          <table:table-cell office:value-type="float" office:value="85">
            <text:p>8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5870">
            <text:p>265870</text:p>
          </table:table-cell>
          <table:table-cell office:value-type="float" office:value="293110">
            <text:p>293110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A41</text:p>
          </table:table-cell>
        </table:table-row>
        <table:table-row table:style-name="ro2">
          <table:table-cell office:value-type="float" office:value="265871">
            <text:p>265871</text:p>
          </table:table-cell>
          <table:table-cell office:value-type="float" office:value="293111">
            <text:p>293111</text:p>
          </table:table-cell>
          <table:table-cell office:value-type="float" office:value="110">
            <text:p>110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EB1</text:p>
          </table:table-cell>
        </table:table-row>
        <table:table-row table:style-name="ro2">
          <table:table-cell office:value-type="float" office:value="265872">
            <text:p>265872</text:p>
          </table:table-cell>
          <table:table-cell office:value-type="float" office:value="293112">
            <text:p>293112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874">
            <text:p>265874</text:p>
          </table:table-cell>
          <table:table-cell office:value-type="float" office:value="292994">
            <text:p>29299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0700B1</text:p>
          </table:table-cell>
        </table:table-row>
        <table:table-row table:style-name="ro2">
          <table:table-cell office:value-type="float" office:value="265875">
            <text:p>265875</text:p>
          </table:table-cell>
          <table:table-cell office:value-type="float" office:value="293076">
            <text:p>293076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5876">
            <text:p>265876</text:p>
          </table:table-cell>
          <table:table-cell office:value-type="float" office:value="293108">
            <text:p>293108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C1</text:p>
          </table:table-cell>
        </table:table-row>
        <table:table-row table:style-name="ro2">
          <table:table-cell office:value-type="float" office:value="265881">
            <text:p>265881</text:p>
          </table:table-cell>
          <table:table-cell office:value-type="float" office:value="247528">
            <text:p>247528</text:p>
          </table:table-cell>
          <table:table-cell office:value-type="float" office:value="74">
            <text:p>74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5889">
            <text:p>265889</text:p>
          </table:table-cell>
          <table:table-cell office:value-type="string">
            <text:p>EDCB001402</text:p>
          </table:table-cell>
          <table:table-cell office:value-type="float" office:value="231">
            <text:p>231</text:p>
          </table:table-cell>
          <table:table-cell office:value-type="float" office:value="305.99">
            <text:p>305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20861</text:p>
          </table:table-cell>
        </table:table-row>
        <table:table-row table:style-name="ro2">
          <table:table-cell office:value-type="float" office:value="265892">
            <text:p>265892</text:p>
          </table:table-cell>
          <table:table-cell office:value-type="string">
            <text:p>MJCB164339</text:p>
          </table:table-cell>
          <table:table-cell office:value-type="float" office:value="80">
            <text:p>8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5917">
            <text:p>265917</text:p>
          </table:table-cell>
          <table:table-cell office:value-type="string">
            <text:p>EDCB001403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924">
            <text:p>265924</text:p>
          </table:table-cell>
          <table:table-cell office:value-type="float" office:value="293114">
            <text:p>293114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091">
            <text:p>17060091</text:p>
          </table:table-cell>
        </table:table-row>
        <table:table-row table:style-name="ro2">
          <table:table-cell office:value-type="float" office:value="265925">
            <text:p>265925</text:p>
          </table:table-cell>
          <table:table-cell office:value-type="float" office:value="293115">
            <text:p>293115</text:p>
          </table:table-cell>
          <table:table-cell office:value-type="float" office:value="0">
            <text:p>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5926">
            <text:p>265926</text:p>
          </table:table-cell>
          <table:table-cell office:value-type="float" office:value="293116">
            <text:p>293116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27">
            <text:p>265927</text:p>
          </table:table-cell>
          <table:table-cell office:value-type="float" office:value="293117">
            <text:p>293117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28">
            <text:p>265928</text:p>
          </table:table-cell>
          <table:table-cell office:value-type="float" office:value="293118">
            <text:p>293118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29">
            <text:p>265929</text:p>
          </table:table-cell>
          <table:table-cell office:value-type="float" office:value="293119">
            <text:p>293119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30">
            <text:p>265930</text:p>
          </table:table-cell>
          <table:table-cell office:value-type="float" office:value="293120">
            <text:p>293120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31">
            <text:p>265931</text:p>
          </table:table-cell>
          <table:table-cell office:value-type="float" office:value="293121">
            <text:p>293121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932">
            <text:p>265932</text:p>
          </table:table-cell>
          <table:table-cell office:value-type="float" office:value="293122">
            <text:p>293122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933">
            <text:p>265933</text:p>
          </table:table-cell>
          <table:table-cell office:value-type="float" office:value="293123">
            <text:p>293123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934">
            <text:p>265934</text:p>
          </table:table-cell>
          <table:table-cell office:value-type="float" office:value="293124">
            <text:p>293124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6040011">
            <text:p>26040011</text:p>
          </table:table-cell>
        </table:table-row>
        <table:table-row table:style-name="ro2">
          <table:table-cell office:value-type="float" office:value="265935">
            <text:p>265935</text:p>
          </table:table-cell>
          <table:table-cell office:value-type="float" office:value="293125">
            <text:p>293125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936">
            <text:p>265936</text:p>
          </table:table-cell>
          <table:table-cell office:value-type="float" office:value="293126">
            <text:p>293126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937">
            <text:p>265937</text:p>
          </table:table-cell>
          <table:table-cell office:value-type="float" office:value="293127">
            <text:p>293127</text:p>
          </table:table-cell>
          <table:table-cell office:value-type="float" office:value="250">
            <text:p>250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7E3</text:p>
          </table:table-cell>
        </table:table-row>
        <table:table-row table:style-name="ro2">
          <table:table-cell office:value-type="float" office:value="265938">
            <text:p>265938</text:p>
          </table:table-cell>
          <table:table-cell office:value-type="float" office:value="293128">
            <text:p>293128</text:p>
          </table:table-cell>
          <table:table-cell office:value-type="float" office:value="0">
            <text:p>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5939">
            <text:p>265939</text:p>
          </table:table-cell>
          <table:table-cell office:value-type="float" office:value="293129">
            <text:p>293129</text:p>
          </table:table-cell>
          <table:table-cell office:value-type="float" office:value="135">
            <text:p>135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5940">
            <text:p>265940</text:p>
          </table:table-cell>
          <table:table-cell office:value-type="float" office:value="293130">
            <text:p>293130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11">
            <text:p>22040011</text:p>
          </table:table-cell>
        </table:table-row>
        <table:table-row table:style-name="ro2">
          <table:table-cell office:value-type="float" office:value="265941">
            <text:p>265941</text:p>
          </table:table-cell>
          <table:table-cell office:value-type="float" office:value="293131">
            <text:p>293131</text:p>
          </table:table-cell>
          <table:table-cell office:value-type="float" office:value="0">
            <text:p>0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944">
            <text:p>265944</text:p>
          </table:table-cell>
          <table:table-cell office:value-type="float" office:value="293134">
            <text:p>293134</text:p>
          </table:table-cell>
          <table:table-cell office:value-type="float" office:value="70">
            <text:p>7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11</text:p>
          </table:table-cell>
        </table:table-row>
        <table:table-row table:style-name="ro2">
          <table:table-cell office:value-type="float" office:value="265945">
            <text:p>265945</text:p>
          </table:table-cell>
          <table:table-cell office:value-type="float" office:value="293135">
            <text:p>293135</text:p>
          </table:table-cell>
          <table:table-cell office:value-type="float" office:value="120">
            <text:p>12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946">
            <text:p>265946</text:p>
          </table:table-cell>
          <table:table-cell office:value-type="float" office:value="293136">
            <text:p>293136</text:p>
          </table:table-cell>
          <table:table-cell office:value-type="float" office:value="80">
            <text:p>8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5947">
            <text:p>265947</text:p>
          </table:table-cell>
          <table:table-cell office:value-type="float" office:value="293137">
            <text:p>293137</text:p>
          </table:table-cell>
          <table:table-cell office:value-type="float" office:value="50">
            <text:p>50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E1</text:p>
          </table:table-cell>
        </table:table-row>
        <table:table-row table:style-name="ro2">
          <table:table-cell office:value-type="float" office:value="265948">
            <text:p>265948</text:p>
          </table:table-cell>
          <table:table-cell office:value-type="float" office:value="293138">
            <text:p>293138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949">
            <text:p>265949</text:p>
          </table:table-cell>
          <table:table-cell office:value-type="float" office:value="293139">
            <text:p>293139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950">
            <text:p>265950</text:p>
          </table:table-cell>
          <table:table-cell office:value-type="float" office:value="293140">
            <text:p>293140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951">
            <text:p>265951</text:p>
          </table:table-cell>
          <table:table-cell office:value-type="float" office:value="293141">
            <text:p>293141</text:p>
          </table:table-cell>
          <table:table-cell office:value-type="float" office:value="142.8">
            <text:p>142.8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5952">
            <text:p>265952</text:p>
          </table:table-cell>
          <table:table-cell office:value-type="float" office:value="293142">
            <text:p>293142</text:p>
          </table:table-cell>
          <table:table-cell office:value-type="float" office:value="110.6">
            <text:p>110.6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E1</text:p>
          </table:table-cell>
        </table:table-row>
        <table:table-row table:style-name="ro2">
          <table:table-cell office:value-type="float" office:value="265953">
            <text:p>265953</text:p>
          </table:table-cell>
          <table:table-cell office:value-type="float" office:value="293143">
            <text:p>293143</text:p>
          </table:table-cell>
          <table:table-cell office:value-type="float" office:value="240.8">
            <text:p>240.8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5954">
            <text:p>265954</text:p>
          </table:table-cell>
          <table:table-cell office:value-type="float" office:value="293144">
            <text:p>293144</text:p>
          </table:table-cell>
          <table:table-cell office:value-type="float" office:value="240.8">
            <text:p>240.8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5955">
            <text:p>265955</text:p>
          </table:table-cell>
          <table:table-cell office:value-type="float" office:value="293145">
            <text:p>293145</text:p>
          </table:table-cell>
          <table:table-cell office:value-type="float" office:value="128.8">
            <text:p>128.8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5956">
            <text:p>265956</text:p>
          </table:table-cell>
          <table:table-cell office:value-type="float" office:value="293146">
            <text:p>293146</text:p>
          </table:table-cell>
          <table:table-cell office:value-type="float" office:value="128.8">
            <text:p>128.8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5957">
            <text:p>265957</text:p>
          </table:table-cell>
          <table:table-cell office:value-type="float" office:value="293147">
            <text:p>293147</text:p>
          </table:table-cell>
          <table:table-cell office:value-type="float" office:value="198">
            <text:p>198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033">
            <text:p>7050033</text:p>
          </table:table-cell>
        </table:table-row>
        <table:table-row table:style-name="ro2">
          <table:table-cell office:value-type="float" office:value="265958">
            <text:p>265958</text:p>
          </table:table-cell>
          <table:table-cell office:value-type="float" office:value="293148">
            <text:p>293148</text:p>
          </table:table-cell>
          <table:table-cell office:value-type="float" office:value="30">
            <text:p>3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21</text:p>
          </table:table-cell>
        </table:table-row>
        <table:table-row table:style-name="ro2">
          <table:table-cell office:value-type="float" office:value="265959">
            <text:p>265959</text:p>
          </table:table-cell>
          <table:table-cell office:value-type="float" office:value="293149">
            <text:p>293149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5960">
            <text:p>265960</text:p>
          </table:table-cell>
          <table:table-cell office:value-type="float" office:value="293150">
            <text:p>293150</text:p>
          </table:table-cell>
          <table:table-cell office:value-type="float" office:value="40">
            <text:p>4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021">
            <text:p>17010021</text:p>
          </table:table-cell>
        </table:table-row>
        <table:table-row table:style-name="ro2">
          <table:table-cell office:value-type="float" office:value="265961">
            <text:p>265961</text:p>
          </table:table-cell>
          <table:table-cell office:value-type="float" office:value="293152">
            <text:p>293152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31</text:p>
          </table:table-cell>
        </table:table-row>
        <table:table-row table:style-name="ro2">
          <table:table-cell office:value-type="float" office:value="265962">
            <text:p>265962</text:p>
          </table:table-cell>
          <table:table-cell office:value-type="float" office:value="293153">
            <text:p>293153</text:p>
          </table:table-cell>
          <table:table-cell office:value-type="float" office:value="120">
            <text:p>12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1A1</text:p>
          </table:table-cell>
        </table:table-row>
        <table:table-row table:style-name="ro2">
          <table:table-cell office:value-type="float" office:value="265963">
            <text:p>265963</text:p>
          </table:table-cell>
          <table:table-cell office:value-type="float" office:value="293154">
            <text:p>293154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6F1</text:p>
          </table:table-cell>
        </table:table-row>
        <table:table-row table:style-name="ro2">
          <table:table-cell office:value-type="float" office:value="265964">
            <text:p>265964</text:p>
          </table:table-cell>
          <table:table-cell office:value-type="float" office:value="293155">
            <text:p>293155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6F1</text:p>
          </table:table-cell>
        </table:table-row>
        <table:table-row table:style-name="ro2">
          <table:table-cell office:value-type="float" office:value="265965">
            <text:p>265965</text:p>
          </table:table-cell>
          <table:table-cell office:value-type="float" office:value="293156">
            <text:p>293156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966">
            <text:p>265966</text:p>
          </table:table-cell>
          <table:table-cell office:value-type="float" office:value="293157">
            <text:p>293157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967">
            <text:p>265967</text:p>
          </table:table-cell>
          <table:table-cell office:value-type="float" office:value="293158">
            <text:p>293158</text:p>
          </table:table-cell>
          <table:table-cell office:value-type="float" office:value="81.2">
            <text:p>81.2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C11</text:p>
          </table:table-cell>
        </table:table-row>
        <table:table-row table:style-name="ro2">
          <table:table-cell office:value-type="float" office:value="265968">
            <text:p>265968</text:p>
          </table:table-cell>
          <table:table-cell office:value-type="float" office:value="293159">
            <text:p>293159</text:p>
          </table:table-cell>
          <table:table-cell office:value-type="float" office:value="84">
            <text:p>84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681">
            <text:p>17030681</text:p>
          </table:table-cell>
        </table:table-row>
        <table:table-row table:style-name="ro2">
          <table:table-cell office:value-type="float" office:value="265970">
            <text:p>265970</text:p>
          </table:table-cell>
          <table:table-cell office:value-type="float" office:value="293161">
            <text:p>293161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1">
            <text:p>265971</text:p>
          </table:table-cell>
          <table:table-cell office:value-type="float" office:value="293162">
            <text:p>293162</text:p>
          </table:table-cell>
          <table:table-cell office:value-type="float" office:value="110.6">
            <text:p>110.6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2">
            <text:p>265972</text:p>
          </table:table-cell>
          <table:table-cell office:value-type="float" office:value="293163">
            <text:p>293163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3">
            <text:p>265973</text:p>
          </table:table-cell>
          <table:table-cell office:value-type="float" office:value="293164">
            <text:p>293164</text:p>
          </table:table-cell>
          <table:table-cell office:value-type="float" office:value="42">
            <text:p>42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C1</text:p>
          </table:table-cell>
        </table:table-row>
        <table:table-row table:style-name="ro2">
          <table:table-cell office:value-type="float" office:value="265974">
            <text:p>265974</text:p>
          </table:table-cell>
          <table:table-cell office:value-type="float" office:value="293165">
            <text:p>293165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5">
            <text:p>265975</text:p>
          </table:table-cell>
          <table:table-cell office:value-type="float" office:value="293166">
            <text:p>293166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6">
            <text:p>265976</text:p>
          </table:table-cell>
          <table:table-cell office:value-type="float" office:value="293167">
            <text:p>293167</text:p>
          </table:table-cell>
          <table:table-cell office:value-type="float" office:value="110.6">
            <text:p>110.6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7">
            <text:p>265977</text:p>
          </table:table-cell>
          <table:table-cell office:value-type="float" office:value="293168">
            <text:p>293168</text:p>
          </table:table-cell>
          <table:table-cell office:value-type="float" office:value="425">
            <text:p>425</text:p>
          </table:table-cell>
          <table:table-cell office:value-type="float" office:value="999.99">
            <text:p>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C71</text:p>
          </table:table-cell>
        </table:table-row>
        <table:table-row table:style-name="ro2">
          <table:table-cell office:value-type="float" office:value="265978">
            <text:p>265978</text:p>
          </table:table-cell>
          <table:table-cell office:value-type="float" office:value="293169">
            <text:p>293169</text:p>
          </table:table-cell>
          <table:table-cell office:value-type="float" office:value="130">
            <text:p>13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01</text:p>
          </table:table-cell>
        </table:table-row>
        <table:table-row table:style-name="ro2">
          <table:table-cell office:value-type="float" office:value="265979">
            <text:p>265979</text:p>
          </table:table-cell>
          <table:table-cell office:value-type="float" office:value="293170">
            <text:p>293170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980">
            <text:p>265980</text:p>
          </table:table-cell>
          <table:table-cell office:value-type="float" office:value="293171">
            <text:p>293171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981">
            <text:p>265981</text:p>
          </table:table-cell>
          <table:table-cell office:value-type="float" office:value="293172">
            <text:p>293172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982">
            <text:p>265982</text:p>
          </table:table-cell>
          <table:table-cell office:value-type="float" office:value="293173">
            <text:p>293173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983">
            <text:p>265983</text:p>
          </table:table-cell>
          <table:table-cell office:value-type="float" office:value="293174">
            <text:p>293174</text:p>
          </table:table-cell>
          <table:table-cell office:value-type="float" office:value="1125">
            <text:p>112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989">
            <text:p>265989</text:p>
          </table:table-cell>
          <table:table-cell office:value-type="float" office:value="293180">
            <text:p>293180</text:p>
          </table:table-cell>
          <table:table-cell office:value-type="float" office:value="85">
            <text:p>85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990">
            <text:p>265990</text:p>
          </table:table-cell>
          <table:table-cell office:value-type="float" office:value="293181">
            <text:p>293181</text:p>
          </table:table-cell>
          <table:table-cell office:value-type="float" office:value="35">
            <text:p>3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302D1</text:p>
          </table:table-cell>
        </table:table-row>
        <table:table-row table:style-name="ro2">
          <table:table-cell office:value-type="float" office:value="265991">
            <text:p>265991</text:p>
          </table:table-cell>
          <table:table-cell office:value-type="float" office:value="293182">
            <text:p>293182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50743">
            <text:p>9050743</text:p>
          </table:table-cell>
        </table:table-row>
        <table:table-row table:style-name="ro2">
          <table:table-cell office:value-type="float" office:value="265992">
            <text:p>265992</text:p>
          </table:table-cell>
          <table:table-cell office:value-type="float" office:value="293183">
            <text:p>293183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93">
            <text:p>265993</text:p>
          </table:table-cell>
          <table:table-cell office:value-type="float" office:value="293184">
            <text:p>293184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94">
            <text:p>265994</text:p>
          </table:table-cell>
          <table:table-cell office:value-type="float" office:value="293185">
            <text:p>293185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81</text:p>
          </table:table-cell>
        </table:table-row>
        <table:table-row table:style-name="ro2">
          <table:table-cell office:value-type="float" office:value="265995">
            <text:p>265995</text:p>
          </table:table-cell>
          <table:table-cell office:value-type="float" office:value="293186">
            <text:p>293186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5996">
            <text:p>265996</text:p>
          </table:table-cell>
          <table:table-cell office:value-type="float" office:value="293187">
            <text:p>293187</text:p>
          </table:table-cell>
          <table:table-cell office:value-type="float" office:value="105">
            <text:p>10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41</text:p>
          </table:table-cell>
        </table:table-row>
        <table:table-row table:style-name="ro2">
          <table:table-cell office:value-type="float" office:value="265998">
            <text:p>265998</text:p>
          </table:table-cell>
          <table:table-cell office:value-type="float" office:value="293189">
            <text:p>293189</text:p>
          </table:table-cell>
          <table:table-cell office:value-type="float" office:value="13">
            <text:p>13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5999">
            <text:p>265999</text:p>
          </table:table-cell>
          <table:table-cell office:value-type="float" office:value="293190">
            <text:p>293190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000">
            <text:p>266000</text:p>
          </table:table-cell>
          <table:table-cell office:value-type="float" office:value="293191">
            <text:p>29319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81</text:p>
          </table:table-cell>
        </table:table-row>
        <table:table-row table:style-name="ro2">
          <table:table-cell office:value-type="float" office:value="266001">
            <text:p>266001</text:p>
          </table:table-cell>
          <table:table-cell office:value-type="float" office:value="293192">
            <text:p>293192</text:p>
          </table:table-cell>
          <table:table-cell office:value-type="float" office:value="40">
            <text:p>4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002">
            <text:p>266002</text:p>
          </table:table-cell>
          <table:table-cell office:value-type="float" office:value="293193">
            <text:p>293193</text:p>
          </table:table-cell>
          <table:table-cell office:value-type="float" office:value="39">
            <text:p>39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391">
            <text:p>17060391</text:p>
          </table:table-cell>
        </table:table-row>
        <table:table-row table:style-name="ro2">
          <table:table-cell office:value-type="float" office:value="266003">
            <text:p>266003</text:p>
          </table:table-cell>
          <table:table-cell office:value-type="float" office:value="293194">
            <text:p>293194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431">
            <text:p>17020431</text:p>
          </table:table-cell>
        </table:table-row>
        <table:table-row table:style-name="ro2">
          <table:table-cell office:value-type="float" office:value="266004">
            <text:p>266004</text:p>
          </table:table-cell>
          <table:table-cell office:value-type="float" office:value="293195">
            <text:p>293195</text:p>
          </table:table-cell>
          <table:table-cell office:value-type="float" office:value="215">
            <text:p>215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6005">
            <text:p>266005</text:p>
          </table:table-cell>
          <table:table-cell office:value-type="float" office:value="293196">
            <text:p>293196</text:p>
          </table:table-cell>
          <table:table-cell office:value-type="float" office:value="115">
            <text:p>11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6006">
            <text:p>266006</text:p>
          </table:table-cell>
          <table:table-cell office:value-type="float" office:value="293197">
            <text:p>293197</text:p>
          </table:table-cell>
          <table:table-cell office:value-type="float" office:value="4">
            <text:p>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007">
            <text:p>266007</text:p>
          </table:table-cell>
          <table:table-cell office:value-type="float" office:value="293198">
            <text:p>293198</text:p>
          </table:table-cell>
          <table:table-cell office:value-type="float" office:value="13">
            <text:p>13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C1</text:p>
          </table:table-cell>
        </table:table-row>
        <table:table-row table:style-name="ro2">
          <table:table-cell office:value-type="float" office:value="266008">
            <text:p>266008</text:p>
          </table:table-cell>
          <table:table-cell office:value-type="float" office:value="293199">
            <text:p>293199</text:p>
          </table:table-cell>
          <table:table-cell office:value-type="float" office:value="22">
            <text:p>22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10371</text:p>
          </table:table-cell>
        </table:table-row>
        <table:table-row table:style-name="ro2">
          <table:table-cell office:value-type="float" office:value="266009">
            <text:p>266009</text:p>
          </table:table-cell>
          <table:table-cell office:value-type="float" office:value="293200">
            <text:p>293200</text:p>
          </table:table-cell>
          <table:table-cell office:value-type="float" office:value="100">
            <text:p>100</text:p>
          </table:table-cell>
          <table:table-cell office:value-type="float" office:value="209.99">
            <text:p>2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21">
            <text:p>7030821</text:p>
          </table:table-cell>
        </table:table-row>
        <table:table-row table:style-name="ro2">
          <table:table-cell office:value-type="float" office:value="266010">
            <text:p>266010</text:p>
          </table:table-cell>
          <table:table-cell office:value-type="float" office:value="293201">
            <text:p>293201</text:p>
          </table:table-cell>
          <table:table-cell office:value-type="float" office:value="3">
            <text:p>3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6011">
            <text:p>266011</text:p>
          </table:table-cell>
          <table:table-cell office:value-type="float" office:value="293202">
            <text:p>293202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6012">
            <text:p>266012</text:p>
          </table:table-cell>
          <table:table-cell office:value-type="float" office:value="293203">
            <text:p>293203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6013">
            <text:p>266013</text:p>
          </table:table-cell>
          <table:table-cell office:value-type="float" office:value="293204">
            <text:p>293204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0A1</text:p>
          </table:table-cell>
        </table:table-row>
        <table:table-row table:style-name="ro2">
          <table:table-cell office:value-type="float" office:value="266014">
            <text:p>266014</text:p>
          </table:table-cell>
          <table:table-cell office:value-type="float" office:value="293205">
            <text:p>293205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11</text:p>
          </table:table-cell>
        </table:table-row>
        <table:table-row table:style-name="ro2">
          <table:table-cell office:value-type="float" office:value="266015">
            <text:p>266015</text:p>
          </table:table-cell>
          <table:table-cell office:value-type="float" office:value="293206">
            <text:p>293206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016">
            <text:p>266016</text:p>
          </table:table-cell>
          <table:table-cell office:value-type="float" office:value="293207">
            <text:p>293207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017">
            <text:p>266017</text:p>
          </table:table-cell>
          <table:table-cell office:value-type="float" office:value="293208">
            <text:p>293208</text:p>
          </table:table-cell>
          <table:table-cell office:value-type="float" office:value="71">
            <text:p>71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6018">
            <text:p>266018</text:p>
          </table:table-cell>
          <table:table-cell office:value-type="float" office:value="293209">
            <text:p>293209</text:p>
          </table:table-cell>
          <table:table-cell office:value-type="float" office:value="13">
            <text:p>1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6019">
            <text:p>266019</text:p>
          </table:table-cell>
          <table:table-cell office:value-type="float" office:value="293210">
            <text:p>293210</text:p>
          </table:table-cell>
          <table:table-cell office:value-type="float" office:value="13">
            <text:p>13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6020">
            <text:p>266020</text:p>
          </table:table-cell>
          <table:table-cell office:value-type="float" office:value="293211">
            <text:p>293211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021">
            <text:p>266021</text:p>
          </table:table-cell>
          <table:table-cell office:value-type="float" office:value="293212">
            <text:p>293212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022">
            <text:p>266022</text:p>
          </table:table-cell>
          <table:table-cell office:value-type="float" office:value="293213">
            <text:p>293213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023">
            <text:p>266023</text:p>
          </table:table-cell>
          <table:table-cell office:value-type="float" office:value="293214">
            <text:p>293214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C1</text:p>
          </table:table-cell>
        </table:table-row>
        <table:table-row table:style-name="ro2">
          <table:table-cell office:value-type="float" office:value="266024">
            <text:p>266024</text:p>
          </table:table-cell>
          <table:table-cell office:value-type="float" office:value="293215">
            <text:p>293215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025">
            <text:p>266025</text:p>
          </table:table-cell>
          <table:table-cell office:value-type="float" office:value="293216">
            <text:p>293216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601</text:p>
          </table:table-cell>
        </table:table-row>
        <table:table-row table:style-name="ro2">
          <table:table-cell office:value-type="float" office:value="266026">
            <text:p>266026</text:p>
          </table:table-cell>
          <table:table-cell office:value-type="float" office:value="293217">
            <text:p>293217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5F1</text:p>
          </table:table-cell>
        </table:table-row>
        <table:table-row table:style-name="ro2">
          <table:table-cell office:value-type="float" office:value="266027">
            <text:p>266027</text:p>
          </table:table-cell>
          <table:table-cell office:value-type="float" office:value="293151">
            <text:p>293151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603B1</text:p>
          </table:table-cell>
        </table:table-row>
        <table:table-row table:style-name="ro2">
          <table:table-cell office:value-type="float" office:value="266038">
            <text:p>266038</text:p>
          </table:table-cell>
          <table:table-cell office:value-type="string">
            <text:p>EDCB001404</text:p>
          </table:table-cell>
          <table:table-cell office:value-type="float" office:value="1253.57">
            <text:p>1253.57</text:p>
          </table:table-cell>
          <table:table-cell office:value-type="float" office:value="1671.42">
            <text:p>1671.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6043">
            <text:p>266043</text:p>
          </table:table-cell>
          <table:table-cell office:value-type="string">
            <text:p>CACB001394</text:p>
          </table:table-cell>
          <table:table-cell office:value-type="float" office:value="230">
            <text:p>230</text:p>
          </table:table-cell>
          <table:table-cell office:value-type="float" office:value="359.97">
            <text:p>359.97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781">
            <text:p>17030781</text:p>
          </table:table-cell>
        </table:table-row>
        <table:table-row table:style-name="ro2">
          <table:table-cell office:value-type="float" office:value="266053">
            <text:p>266053</text:p>
          </table:table-cell>
          <table:table-cell office:value-type="string">
            <text:p>SKCB000152</text:p>
          </table:table-cell>
          <table:table-cell office:value-type="float" office:value="153">
            <text:p>153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861">
            <text:p>17030861</text:p>
          </table:table-cell>
        </table:table-row>
        <table:table-row table:style-name="ro2">
          <table:table-cell office:value-type="float" office:value="266067">
            <text:p>266067</text:p>
          </table:table-cell>
          <table:table-cell office:value-type="string">
            <text:p>CACB001395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072">
            <text:p>266072</text:p>
          </table:table-cell>
          <table:table-cell office:value-type="float" office:value="293218">
            <text:p>293218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073">
            <text:p>266073</text:p>
          </table:table-cell>
          <table:table-cell office:value-type="float" office:value="293219">
            <text:p>293219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074">
            <text:p>266074</text:p>
          </table:table-cell>
          <table:table-cell office:value-type="float" office:value="293220">
            <text:p>293220</text:p>
          </table:table-cell>
          <table:table-cell office:value-type="float" office:value="200">
            <text:p>20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6075">
            <text:p>266075</text:p>
          </table:table-cell>
          <table:table-cell office:value-type="float" office:value="293221">
            <text:p>293221</text:p>
          </table:table-cell>
          <table:table-cell office:value-type="float" office:value="95">
            <text:p>95</text:p>
          </table:table-cell>
          <table:table-cell office:value-type="float" office:value="259.99">
            <text:p>2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A51</text:p>
          </table:table-cell>
        </table:table-row>
        <table:table-row table:style-name="ro2">
          <table:table-cell office:value-type="float" office:value="266077">
            <text:p>266077</text:p>
          </table:table-cell>
          <table:table-cell office:value-type="float" office:value="293223">
            <text:p>293223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1D1</text:p>
          </table:table-cell>
        </table:table-row>
        <table:table-row table:style-name="ro2">
          <table:table-cell office:value-type="float" office:value="266078">
            <text:p>266078</text:p>
          </table:table-cell>
          <table:table-cell office:value-type="float" office:value="293224">
            <text:p>293224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4F1</text:p>
          </table:table-cell>
        </table:table-row>
        <table:table-row table:style-name="ro2">
          <table:table-cell office:value-type="float" office:value="266079">
            <text:p>266079</text:p>
          </table:table-cell>
          <table:table-cell office:value-type="float" office:value="293225">
            <text:p>293225</text:p>
          </table:table-cell>
          <table:table-cell office:value-type="float" office:value="45">
            <text:p>4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080">
            <text:p>266080</text:p>
          </table:table-cell>
          <table:table-cell office:value-type="float" office:value="293226">
            <text:p>293226</text:p>
          </table:table-cell>
          <table:table-cell office:value-type="float" office:value="70">
            <text:p>70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70881</text:p>
          </table:table-cell>
        </table:table-row>
        <table:table-row table:style-name="ro2">
          <table:table-cell office:value-type="float" office:value="266081">
            <text:p>266081</text:p>
          </table:table-cell>
          <table:table-cell office:value-type="float" office:value="293227">
            <text:p>29322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E1</text:p>
          </table:table-cell>
        </table:table-row>
        <table:table-row table:style-name="ro2">
          <table:table-cell office:value-type="float" office:value="266082">
            <text:p>266082</text:p>
          </table:table-cell>
          <table:table-cell office:value-type="float" office:value="293228">
            <text:p>293228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E1</text:p>
          </table:table-cell>
        </table:table-row>
        <table:table-row table:style-name="ro2">
          <table:table-cell office:value-type="float" office:value="266083">
            <text:p>266083</text:p>
          </table:table-cell>
          <table:table-cell office:value-type="float" office:value="293229">
            <text:p>293229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6084">
            <text:p>266084</text:p>
          </table:table-cell>
          <table:table-cell office:value-type="float" office:value="293230">
            <text:p>293230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6085">
            <text:p>266085</text:p>
          </table:table-cell>
          <table:table-cell office:value-type="float" office:value="293231">
            <text:p>293231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6086">
            <text:p>266086</text:p>
          </table:table-cell>
          <table:table-cell office:value-type="float" office:value="293232">
            <text:p>293232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2F1</text:p>
          </table:table-cell>
        </table:table-row>
        <table:table-row table:style-name="ro2">
          <table:table-cell office:value-type="float" office:value="266087">
            <text:p>266087</text:p>
          </table:table-cell>
          <table:table-cell office:value-type="float" office:value="293233">
            <text:p>293233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6088">
            <text:p>266088</text:p>
          </table:table-cell>
          <table:table-cell office:value-type="float" office:value="293234">
            <text:p>293234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E1</text:p>
          </table:table-cell>
        </table:table-row>
        <table:table-row table:style-name="ro2">
          <table:table-cell office:value-type="float" office:value="266089">
            <text:p>266089</text:p>
          </table:table-cell>
          <table:table-cell office:value-type="float" office:value="293235">
            <text:p>293235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021">
            <text:p>17030021</text:p>
          </table:table-cell>
        </table:table-row>
        <table:table-row table:style-name="ro2">
          <table:table-cell office:value-type="float" office:value="266090">
            <text:p>266090</text:p>
          </table:table-cell>
          <table:table-cell office:value-type="float" office:value="293236">
            <text:p>29323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091">
            <text:p>266091</text:p>
          </table:table-cell>
          <table:table-cell office:value-type="float" office:value="293237">
            <text:p>293237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092">
            <text:p>266092</text:p>
          </table:table-cell>
          <table:table-cell office:value-type="float" office:value="293238">
            <text:p>293238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81</text:p>
          </table:table-cell>
        </table:table-row>
        <table:table-row table:style-name="ro2">
          <table:table-cell office:value-type="float" office:value="266093">
            <text:p>266093</text:p>
          </table:table-cell>
          <table:table-cell office:value-type="float" office:value="293239">
            <text:p>293239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9E1</text:p>
          </table:table-cell>
        </table:table-row>
        <table:table-row table:style-name="ro2">
          <table:table-cell office:value-type="float" office:value="266094">
            <text:p>266094</text:p>
          </table:table-cell>
          <table:table-cell office:value-type="float" office:value="293240">
            <text:p>293240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0D1</text:p>
          </table:table-cell>
        </table:table-row>
        <table:table-row table:style-name="ro2">
          <table:table-cell office:value-type="float" office:value="266095">
            <text:p>266095</text:p>
          </table:table-cell>
          <table:table-cell office:value-type="float" office:value="293241">
            <text:p>293241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301">
            <text:p>9070301</text:p>
          </table:table-cell>
        </table:table-row>
        <table:table-row table:style-name="ro2">
          <table:table-cell office:value-type="float" office:value="266097">
            <text:p>266097</text:p>
          </table:table-cell>
          <table:table-cell office:value-type="float" office:value="293243">
            <text:p>293243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098">
            <text:p>266098</text:p>
          </table:table-cell>
          <table:table-cell office:value-type="float" office:value="293244">
            <text:p>293244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099">
            <text:p>266099</text:p>
          </table:table-cell>
          <table:table-cell office:value-type="float" office:value="293245">
            <text:p>293245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0">
            <text:p>266100</text:p>
          </table:table-cell>
          <table:table-cell office:value-type="float" office:value="293246">
            <text:p>293246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1">
            <text:p>266101</text:p>
          </table:table-cell>
          <table:table-cell office:value-type="float" office:value="293247">
            <text:p>293247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102">
            <text:p>266102</text:p>
          </table:table-cell>
          <table:table-cell office:value-type="float" office:value="293248">
            <text:p>293248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3">
            <text:p>266103</text:p>
          </table:table-cell>
          <table:table-cell office:value-type="float" office:value="293249">
            <text:p>293249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4">
            <text:p>266104</text:p>
          </table:table-cell>
          <table:table-cell office:value-type="float" office:value="293250">
            <text:p>293250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105">
            <text:p>266105</text:p>
          </table:table-cell>
          <table:table-cell office:value-type="float" office:value="293251">
            <text:p>293251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106">
            <text:p>266106</text:p>
          </table:table-cell>
          <table:table-cell office:value-type="float" office:value="293252">
            <text:p>293252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07">
            <text:p>266107</text:p>
          </table:table-cell>
          <table:table-cell office:value-type="float" office:value="293253">
            <text:p>293253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108">
            <text:p>266108</text:p>
          </table:table-cell>
          <table:table-cell office:value-type="float" office:value="293254">
            <text:p>293254</text:p>
          </table:table-cell>
          <table:table-cell office:value-type="float" office:value="50">
            <text:p>5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111">
            <text:p>7030111</text:p>
          </table:table-cell>
        </table:table-row>
        <table:table-row table:style-name="ro2">
          <table:table-cell office:value-type="float" office:value="266109">
            <text:p>266109</text:p>
          </table:table-cell>
          <table:table-cell office:value-type="float" office:value="293255">
            <text:p>293255</text:p>
          </table:table-cell>
          <table:table-cell office:value-type="float" office:value="70">
            <text:p>7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2D1</text:p>
          </table:table-cell>
        </table:table-row>
        <table:table-row table:style-name="ro2">
          <table:table-cell office:value-type="float" office:value="266110">
            <text:p>266110</text:p>
          </table:table-cell>
          <table:table-cell office:value-type="float" office:value="293256">
            <text:p>293256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0F1</text:p>
          </table:table-cell>
        </table:table-row>
        <table:table-row table:style-name="ro2">
          <table:table-cell office:value-type="float" office:value="266111">
            <text:p>266111</text:p>
          </table:table-cell>
          <table:table-cell office:value-type="float" office:value="293257">
            <text:p>293257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12">
            <text:p>266112</text:p>
          </table:table-cell>
          <table:table-cell office:value-type="float" office:value="293258">
            <text:p>293258</text:p>
          </table:table-cell>
          <table:table-cell office:value-type="float" office:value="25">
            <text:p>2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13">
            <text:p>266113</text:p>
          </table:table-cell>
          <table:table-cell office:value-type="float" office:value="293259">
            <text:p>293259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14">
            <text:p>266114</text:p>
          </table:table-cell>
          <table:table-cell office:value-type="float" office:value="293260">
            <text:p>293260</text:p>
          </table:table-cell>
          <table:table-cell office:value-type="float" office:value="25">
            <text:p>2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15">
            <text:p>266115</text:p>
          </table:table-cell>
          <table:table-cell office:value-type="float" office:value="293261">
            <text:p>293261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21">
            <text:p>15060021</text:p>
          </table:table-cell>
        </table:table-row>
        <table:table-row table:style-name="ro2">
          <table:table-cell office:value-type="float" office:value="266116">
            <text:p>266116</text:p>
          </table:table-cell>
          <table:table-cell office:value-type="float" office:value="293262">
            <text:p>293262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6D3</text:p>
          </table:table-cell>
        </table:table-row>
        <table:table-row table:style-name="ro2">
          <table:table-cell office:value-type="float" office:value="266117">
            <text:p>266117</text:p>
          </table:table-cell>
          <table:table-cell office:value-type="float" office:value="293263">
            <text:p>293263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41">
            <text:p>7010441</text:p>
          </table:table-cell>
        </table:table-row>
        <table:table-row table:style-name="ro2">
          <table:table-cell office:value-type="float" office:value="266118">
            <text:p>266118</text:p>
          </table:table-cell>
          <table:table-cell office:value-type="float" office:value="293264">
            <text:p>293264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119">
            <text:p>266119</text:p>
          </table:table-cell>
          <table:table-cell office:value-type="float" office:value="293265">
            <text:p>293265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8D1</text:p>
          </table:table-cell>
        </table:table-row>
        <table:table-row table:style-name="ro2">
          <table:table-cell office:value-type="float" office:value="266120">
            <text:p>266120</text:p>
          </table:table-cell>
          <table:table-cell office:value-type="float" office:value="293266">
            <text:p>293266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E1</text:p>
          </table:table-cell>
        </table:table-row>
        <table:table-row table:style-name="ro2">
          <table:table-cell office:value-type="float" office:value="266121">
            <text:p>266121</text:p>
          </table:table-cell>
          <table:table-cell office:value-type="float" office:value="293267">
            <text:p>293267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122">
            <text:p>266122</text:p>
          </table:table-cell>
          <table:table-cell office:value-type="float" office:value="293268">
            <text:p>293268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123">
            <text:p>266123</text:p>
          </table:table-cell>
          <table:table-cell office:value-type="float" office:value="293269">
            <text:p>293269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4E1</text:p>
          </table:table-cell>
        </table:table-row>
        <table:table-row table:style-name="ro2">
          <table:table-cell office:value-type="float" office:value="266124">
            <text:p>266124</text:p>
          </table:table-cell>
          <table:table-cell office:value-type="float" office:value="293270">
            <text:p>293270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D1</text:p>
          </table:table-cell>
        </table:table-row>
        <table:table-row table:style-name="ro2">
          <table:table-cell office:value-type="float" office:value="266125">
            <text:p>266125</text:p>
          </table:table-cell>
          <table:table-cell office:value-type="float" office:value="293271">
            <text:p>293271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B1</text:p>
          </table:table-cell>
        </table:table-row>
        <table:table-row table:style-name="ro2">
          <table:table-cell office:value-type="float" office:value="266126">
            <text:p>266126</text:p>
          </table:table-cell>
          <table:table-cell office:value-type="float" office:value="293272">
            <text:p>293272</text:p>
          </table:table-cell>
          <table:table-cell office:value-type="float" office:value="200">
            <text:p>20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6127">
            <text:p>266127</text:p>
          </table:table-cell>
          <table:table-cell office:value-type="float" office:value="293273">
            <text:p>293273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128">
            <text:p>266128</text:p>
          </table:table-cell>
          <table:table-cell office:value-type="float" office:value="293274">
            <text:p>293274</text:p>
          </table:table-cell>
          <table:table-cell office:value-type="float" office:value="75">
            <text:p>7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129">
            <text:p>266129</text:p>
          </table:table-cell>
          <table:table-cell office:value-type="float" office:value="293275">
            <text:p>293275</text:p>
          </table:table-cell>
          <table:table-cell office:value-type="float" office:value="100">
            <text:p>10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A81</text:p>
          </table:table-cell>
        </table:table-row>
        <table:table-row table:style-name="ro2">
          <table:table-cell office:value-type="float" office:value="266130">
            <text:p>266130</text:p>
          </table:table-cell>
          <table:table-cell office:value-type="float" office:value="293276">
            <text:p>293276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131">
            <text:p>266131</text:p>
          </table:table-cell>
          <table:table-cell office:value-type="float" office:value="293277">
            <text:p>293277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01</text:p>
          </table:table-cell>
        </table:table-row>
        <table:table-row table:style-name="ro2">
          <table:table-cell office:value-type="float" office:value="266132">
            <text:p>266132</text:p>
          </table:table-cell>
          <table:table-cell office:value-type="float" office:value="293278">
            <text:p>293278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6133">
            <text:p>266133</text:p>
          </table:table-cell>
          <table:table-cell office:value-type="float" office:value="293279">
            <text:p>293279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E1</text:p>
          </table:table-cell>
        </table:table-row>
        <table:table-row table:style-name="ro2">
          <table:table-cell office:value-type="float" office:value="266134">
            <text:p>266134</text:p>
          </table:table-cell>
          <table:table-cell office:value-type="float" office:value="293280">
            <text:p>293280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7E1</text:p>
          </table:table-cell>
        </table:table-row>
        <table:table-row table:style-name="ro2">
          <table:table-cell office:value-type="float" office:value="266135">
            <text:p>266135</text:p>
          </table:table-cell>
          <table:table-cell office:value-type="float" office:value="293281">
            <text:p>293281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C1</text:p>
          </table:table-cell>
        </table:table-row>
        <table:table-row table:style-name="ro2">
          <table:table-cell office:value-type="float" office:value="266136">
            <text:p>266136</text:p>
          </table:table-cell>
          <table:table-cell office:value-type="float" office:value="293282">
            <text:p>293282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37">
            <text:p>266137</text:p>
          </table:table-cell>
          <table:table-cell office:value-type="float" office:value="293283">
            <text:p>293283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138">
            <text:p>266138</text:p>
          </table:table-cell>
          <table:table-cell office:value-type="float" office:value="293284">
            <text:p>293284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139">
            <text:p>266139</text:p>
          </table:table-cell>
          <table:table-cell office:value-type="float" office:value="293285">
            <text:p>293285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DE1</text:p>
          </table:table-cell>
        </table:table-row>
        <table:table-row table:style-name="ro2">
          <table:table-cell office:value-type="float" office:value="266140">
            <text:p>266140</text:p>
          </table:table-cell>
          <table:table-cell office:value-type="float" office:value="293286">
            <text:p>29328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6141">
            <text:p>266141</text:p>
          </table:table-cell>
          <table:table-cell office:value-type="float" office:value="293287">
            <text:p>293287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6142">
            <text:p>266142</text:p>
          </table:table-cell>
          <table:table-cell office:value-type="float" office:value="293288">
            <text:p>293288</text:p>
          </table:table-cell>
          <table:table-cell office:value-type="float" office:value="200">
            <text:p>20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50191">
            <text:p>22050191</text:p>
          </table:table-cell>
        </table:table-row>
        <table:table-row table:style-name="ro2">
          <table:table-cell office:value-type="float" office:value="266143">
            <text:p>266143</text:p>
          </table:table-cell>
          <table:table-cell office:value-type="float" office:value="293289">
            <text:p>293289</text:p>
          </table:table-cell>
          <table:table-cell office:value-type="float" office:value="40">
            <text:p>4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6144">
            <text:p>266144</text:p>
          </table:table-cell>
          <table:table-cell office:value-type="float" office:value="293290">
            <text:p>293290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6E3</text:p>
          </table:table-cell>
        </table:table-row>
        <table:table-row table:style-name="ro2">
          <table:table-cell office:value-type="float" office:value="266146">
            <text:p>266146</text:p>
          </table:table-cell>
          <table:table-cell office:value-type="float" office:value="293292">
            <text:p>29329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41</text:p>
          </table:table-cell>
        </table:table-row>
        <table:table-row table:style-name="ro2">
          <table:table-cell office:value-type="float" office:value="266147">
            <text:p>266147</text:p>
          </table:table-cell>
          <table:table-cell office:value-type="float" office:value="293293">
            <text:p>293293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148">
            <text:p>266148</text:p>
          </table:table-cell>
          <table:table-cell office:value-type="float" office:value="293294">
            <text:p>293294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150">
            <text:p>266150</text:p>
          </table:table-cell>
          <table:table-cell office:value-type="float" office:value="293296">
            <text:p>293296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151">
            <text:p>266151</text:p>
          </table:table-cell>
          <table:table-cell office:value-type="float" office:value="293297">
            <text:p>293297</text:p>
          </table:table-cell>
          <table:table-cell office:value-type="float" office:value="40">
            <text:p>40</text:p>
          </table:table-cell>
          <table:table-cell office:value-type="float" office:value="114.99">
            <text:p>11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52">
            <text:p>266152</text:p>
          </table:table-cell>
          <table:table-cell office:value-type="float" office:value="293298">
            <text:p>293298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97">
            <text:p>266197</text:p>
          </table:table-cell>
          <table:table-cell office:value-type="float" office:value="293299">
            <text:p>293299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198">
            <text:p>266198</text:p>
          </table:table-cell>
          <table:table-cell office:value-type="float" office:value="293300">
            <text:p>293300</text:p>
          </table:table-cell>
          <table:table-cell office:value-type="float" office:value="75">
            <text:p>75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6199">
            <text:p>266199</text:p>
          </table:table-cell>
          <table:table-cell office:value-type="float" office:value="293301">
            <text:p>293301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10241">
            <text:p>13010241</text:p>
          </table:table-cell>
        </table:table-row>
        <table:table-row table:style-name="ro2">
          <table:table-cell office:value-type="float" office:value="266200">
            <text:p>266200</text:p>
          </table:table-cell>
          <table:table-cell office:value-type="float" office:value="293302">
            <text:p>293302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6201">
            <text:p>266201</text:p>
          </table:table-cell>
          <table:table-cell office:value-type="float" office:value="293303">
            <text:p>293303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202">
            <text:p>266202</text:p>
          </table:table-cell>
          <table:table-cell office:value-type="float" office:value="293304">
            <text:p>293304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691</text:p>
          </table:table-cell>
        </table:table-row>
        <table:table-row table:style-name="ro2">
          <table:table-cell office:value-type="float" office:value="266203">
            <text:p>266203</text:p>
          </table:table-cell>
          <table:table-cell office:value-type="float" office:value="293305">
            <text:p>293305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204">
            <text:p>266204</text:p>
          </table:table-cell>
          <table:table-cell office:value-type="float" office:value="293306">
            <text:p>293306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6205">
            <text:p>266205</text:p>
          </table:table-cell>
          <table:table-cell office:value-type="float" office:value="293307">
            <text:p>293307</text:p>
          </table:table-cell>
          <table:table-cell office:value-type="float" office:value="225">
            <text:p>225</text:p>
          </table:table-cell>
          <table:table-cell office:value-type="float" office:value="519.99">
            <text:p>5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EC1</text:p>
          </table:table-cell>
        </table:table-row>
        <table:table-row table:style-name="ro2">
          <table:table-cell office:value-type="float" office:value="266206">
            <text:p>266206</text:p>
          </table:table-cell>
          <table:table-cell office:value-type="float" office:value="293308">
            <text:p>293308</text:p>
          </table:table-cell>
          <table:table-cell office:value-type="float" office:value="250">
            <text:p>250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207">
            <text:p>266207</text:p>
          </table:table-cell>
          <table:table-cell office:value-type="float" office:value="293309">
            <text:p>293309</text:p>
          </table:table-cell>
          <table:table-cell office:value-type="float" office:value="225">
            <text:p>22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6208">
            <text:p>266208</text:p>
          </table:table-cell>
          <table:table-cell office:value-type="float" office:value="293310">
            <text:p>293310</text:p>
          </table:table-cell>
          <table:table-cell office:value-type="float" office:value="350">
            <text:p>350</text:p>
          </table:table-cell>
          <table:table-cell office:value-type="float" office:value="799.99">
            <text:p>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211">
            <text:p>266211</text:p>
          </table:table-cell>
          <table:table-cell office:value-type="float" office:value="293313">
            <text:p>29331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6212">
            <text:p>266212</text:p>
          </table:table-cell>
          <table:table-cell office:value-type="float" office:value="293314">
            <text:p>293314</text:p>
          </table:table-cell>
          <table:table-cell office:value-type="float" office:value="40">
            <text:p>40</text:p>
          </table:table-cell>
          <table:table-cell office:value-type="float" office:value="114.99">
            <text:p>11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101</text:p>
          </table:table-cell>
        </table:table-row>
        <table:table-row table:style-name="ro2">
          <table:table-cell office:value-type="float" office:value="266213">
            <text:p>266213</text:p>
          </table:table-cell>
          <table:table-cell office:value-type="float" office:value="293315">
            <text:p>293315</text:p>
          </table:table-cell>
          <table:table-cell office:value-type="float" office:value="80">
            <text:p>8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0B3</text:p>
          </table:table-cell>
        </table:table-row>
        <table:table-row table:style-name="ro2">
          <table:table-cell office:value-type="float" office:value="266214">
            <text:p>266214</text:p>
          </table:table-cell>
          <table:table-cell office:value-type="float" office:value="293316">
            <text:p>293316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6215">
            <text:p>266215</text:p>
          </table:table-cell>
          <table:table-cell office:value-type="float" office:value="293317">
            <text:p>29331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241</text:p>
          </table:table-cell>
        </table:table-row>
        <table:table-row table:style-name="ro2">
          <table:table-cell office:value-type="float" office:value="266216">
            <text:p>266216</text:p>
          </table:table-cell>
          <table:table-cell office:value-type="float" office:value="293318">
            <text:p>293318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B1</text:p>
          </table:table-cell>
        </table:table-row>
        <table:table-row table:style-name="ro2">
          <table:table-cell office:value-type="float" office:value="266217">
            <text:p>266217</text:p>
          </table:table-cell>
          <table:table-cell office:value-type="float" office:value="293319">
            <text:p>293319</text:p>
          </table:table-cell>
          <table:table-cell office:value-type="float" office:value="300">
            <text:p>300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123">
            <text:p>17050123</text:p>
          </table:table-cell>
        </table:table-row>
        <table:table-row table:style-name="ro2">
          <table:table-cell office:value-type="float" office:value="266218">
            <text:p>266218</text:p>
          </table:table-cell>
          <table:table-cell office:value-type="float" office:value="293320">
            <text:p>293320</text:p>
          </table:table-cell>
          <table:table-cell office:value-type="float" office:value="40">
            <text:p>40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10251">
            <text:p>18010251</text:p>
          </table:table-cell>
        </table:table-row>
        <table:table-row table:style-name="ro2">
          <table:table-cell office:value-type="float" office:value="266219">
            <text:p>266219</text:p>
          </table:table-cell>
          <table:table-cell office:value-type="float" office:value="293322">
            <text:p>293322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6220">
            <text:p>266220</text:p>
          </table:table-cell>
          <table:table-cell office:value-type="float" office:value="293323">
            <text:p>293323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221">
            <text:p>266221</text:p>
          </table:table-cell>
          <table:table-cell office:value-type="float" office:value="293324">
            <text:p>293324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203D1</text:p>
          </table:table-cell>
        </table:table-row>
        <table:table-row table:style-name="ro2">
          <table:table-cell office:value-type="float" office:value="266222">
            <text:p>266222</text:p>
          </table:table-cell>
          <table:table-cell office:value-type="float" office:value="293325">
            <text:p>293325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223">
            <text:p>266223</text:p>
          </table:table-cell>
          <table:table-cell office:value-type="float" office:value="293326">
            <text:p>293326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30500D1</text:p>
          </table:table-cell>
        </table:table-row>
        <table:table-row table:style-name="ro2">
          <table:table-cell office:value-type="float" office:value="266225">
            <text:p>266225</text:p>
          </table:table-cell>
          <table:table-cell office:value-type="float" office:value="293328">
            <text:p>293328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00A91</text:p>
          </table:table-cell>
        </table:table-row>
        <table:table-row table:style-name="ro2">
          <table:table-cell office:value-type="float" office:value="266226">
            <text:p>266226</text:p>
          </table:table-cell>
          <table:table-cell office:value-type="float" office:value="293329">
            <text:p>293329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228">
            <text:p>266228</text:p>
          </table:table-cell>
          <table:table-cell office:value-type="float" office:value="293331">
            <text:p>293331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1000391">
            <text:p>21000391</text:p>
          </table:table-cell>
        </table:table-row>
        <table:table-row table:style-name="ro2">
          <table:table-cell office:value-type="float" office:value="266229">
            <text:p>266229</text:p>
          </table:table-cell>
          <table:table-cell office:value-type="float" office:value="293332">
            <text:p>293332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230">
            <text:p>266230</text:p>
          </table:table-cell>
          <table:table-cell office:value-type="float" office:value="293333">
            <text:p>293333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6C1</text:p>
          </table:table-cell>
        </table:table-row>
        <table:table-row table:style-name="ro2">
          <table:table-cell office:value-type="float" office:value="266231">
            <text:p>266231</text:p>
          </table:table-cell>
          <table:table-cell office:value-type="float" office:value="293334">
            <text:p>293334</text:p>
          </table:table-cell>
          <table:table-cell office:value-type="float" office:value="200">
            <text:p>20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6C1</text:p>
          </table:table-cell>
        </table:table-row>
        <table:table-row table:style-name="ro2">
          <table:table-cell office:value-type="float" office:value="266233">
            <text:p>266233</text:p>
          </table:table-cell>
          <table:table-cell office:value-type="float" office:value="293336">
            <text:p>293336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A1</text:p>
          </table:table-cell>
        </table:table-row>
        <table:table-row table:style-name="ro2">
          <table:table-cell office:value-type="float" office:value="266234">
            <text:p>266234</text:p>
          </table:table-cell>
          <table:table-cell office:value-type="float" office:value="293337">
            <text:p>293337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571">
            <text:p>17070571</text:p>
          </table:table-cell>
        </table:table-row>
        <table:table-row table:style-name="ro2">
          <table:table-cell office:value-type="float" office:value="266235">
            <text:p>266235</text:p>
          </table:table-cell>
          <table:table-cell office:value-type="float" office:value="293338">
            <text:p>293338</text:p>
          </table:table-cell>
          <table:table-cell office:value-type="float" office:value="130">
            <text:p>13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71">
            <text:p>22000471</text:p>
          </table:table-cell>
        </table:table-row>
        <table:table-row table:style-name="ro2">
          <table:table-cell office:value-type="float" office:value="266236">
            <text:p>266236</text:p>
          </table:table-cell>
          <table:table-cell office:value-type="float" office:value="293339">
            <text:p>293339</text:p>
          </table:table-cell>
          <table:table-cell office:value-type="float" office:value="50">
            <text:p>5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50193">
            <text:p>13050193</text:p>
          </table:table-cell>
        </table:table-row>
        <table:table-row table:style-name="ro2">
          <table:table-cell office:value-type="float" office:value="266237">
            <text:p>266237</text:p>
          </table:table-cell>
          <table:table-cell office:value-type="float" office:value="293340">
            <text:p>293340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191">
            <text:p>13030191</text:p>
          </table:table-cell>
        </table:table-row>
        <table:table-row table:style-name="ro2">
          <table:table-cell office:value-type="float" office:value="266238">
            <text:p>266238</text:p>
          </table:table-cell>
          <table:table-cell office:value-type="float" office:value="293341">
            <text:p>293341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191">
            <text:p>13030191</text:p>
          </table:table-cell>
        </table:table-row>
        <table:table-row table:style-name="ro2">
          <table:table-cell office:value-type="float" office:value="266239">
            <text:p>266239</text:p>
          </table:table-cell>
          <table:table-cell office:value-type="float" office:value="293342">
            <text:p>293342</text:p>
          </table:table-cell>
          <table:table-cell office:value-type="float" office:value="30">
            <text:p>3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240">
            <text:p>266240</text:p>
          </table:table-cell>
          <table:table-cell office:value-type="float" office:value="293343">
            <text:p>293343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242">
            <text:p>266242</text:p>
          </table:table-cell>
          <table:table-cell office:value-type="float" office:value="293345">
            <text:p>293345</text:p>
          </table:table-cell>
          <table:table-cell office:value-type="float" office:value="75">
            <text:p>75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153</text:p>
          </table:table-cell>
        </table:table-row>
        <table:table-row table:style-name="ro2">
          <table:table-cell office:value-type="float" office:value="266243">
            <text:p>266243</text:p>
          </table:table-cell>
          <table:table-cell office:value-type="float" office:value="293346">
            <text:p>293346</text:p>
          </table:table-cell>
          <table:table-cell office:value-type="float" office:value="105">
            <text:p>10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502B1</text:p>
          </table:table-cell>
        </table:table-row>
        <table:table-row table:style-name="ro2">
          <table:table-cell office:value-type="float" office:value="266244">
            <text:p>266244</text:p>
          </table:table-cell>
          <table:table-cell office:value-type="float" office:value="293347">
            <text:p>293347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6245">
            <text:p>266245</text:p>
          </table:table-cell>
          <table:table-cell office:value-type="float" office:value="293348">
            <text:p>29334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246">
            <text:p>266246</text:p>
          </table:table-cell>
          <table:table-cell office:value-type="float" office:value="293349">
            <text:p>293349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247">
            <text:p>266247</text:p>
          </table:table-cell>
          <table:table-cell office:value-type="float" office:value="293350">
            <text:p>293350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248">
            <text:p>266248</text:p>
          </table:table-cell>
          <table:table-cell office:value-type="float" office:value="293351">
            <text:p>293351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249">
            <text:p>266249</text:p>
          </table:table-cell>
          <table:table-cell office:value-type="float" office:value="293352">
            <text:p>293352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250">
            <text:p>266250</text:p>
          </table:table-cell>
          <table:table-cell office:value-type="float" office:value="293353">
            <text:p>29335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141">
            <text:p>7010141</text:p>
          </table:table-cell>
        </table:table-row>
        <table:table-row table:style-name="ro2">
          <table:table-cell office:value-type="float" office:value="266251">
            <text:p>266251</text:p>
          </table:table-cell>
          <table:table-cell office:value-type="float" office:value="293354">
            <text:p>293354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252">
            <text:p>266252</text:p>
          </table:table-cell>
          <table:table-cell office:value-type="float" office:value="293355">
            <text:p>293355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01">
            <text:p>15060201</text:p>
          </table:table-cell>
        </table:table-row>
        <table:table-row table:style-name="ro2">
          <table:table-cell office:value-type="float" office:value="266253">
            <text:p>266253</text:p>
          </table:table-cell>
          <table:table-cell office:value-type="float" office:value="293356">
            <text:p>293356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254">
            <text:p>266254</text:p>
          </table:table-cell>
          <table:table-cell office:value-type="float" office:value="293357">
            <text:p>29335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255">
            <text:p>266255</text:p>
          </table:table-cell>
          <table:table-cell office:value-type="float" office:value="293358">
            <text:p>293358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911">
            <text:p>7010911</text:p>
          </table:table-cell>
        </table:table-row>
        <table:table-row table:style-name="ro2">
          <table:table-cell office:value-type="float" office:value="266257">
            <text:p>266257</text:p>
          </table:table-cell>
          <table:table-cell office:value-type="float" office:value="293321">
            <text:p>293321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101">
            <text:p>15060101</text:p>
          </table:table-cell>
        </table:table-row>
        <table:table-row table:style-name="ro2">
          <table:table-cell office:value-type="float" office:value="266261">
            <text:p>266261</text:p>
          </table:table-cell>
          <table:table-cell office:value-type="string">
            <text:p>CACB00139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264">
            <text:p>266264</text:p>
          </table:table-cell>
          <table:table-cell office:value-type="string">
            <text:p>CACB001397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8D1</text:p>
          </table:table-cell>
        </table:table-row>
        <table:table-row table:style-name="ro2">
          <table:table-cell office:value-type="float" office:value="266279">
            <text:p>266279</text:p>
          </table:table-cell>
          <table:table-cell office:value-type="string">
            <text:p>EDCB00140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6280">
            <text:p>266280</text:p>
          </table:table-cell>
          <table:table-cell office:value-type="string">
            <text:p>EDCB00140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71">
            <text:p>1020371</text:p>
          </table:table-cell>
        </table:table-row>
        <table:table-row table:style-name="ro2">
          <table:table-cell office:value-type="float" office:value="266282">
            <text:p>266282</text:p>
          </table:table-cell>
          <table:table-cell office:value-type="string">
            <text:p>EDCB001407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83">
            <text:p>266283</text:p>
          </table:table-cell>
          <table:table-cell office:value-type="string">
            <text:p>EDCB001408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84">
            <text:p>266284</text:p>
          </table:table-cell>
          <table:table-cell office:value-type="string">
            <text:p>EDCB001409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85">
            <text:p>266285</text:p>
          </table:table-cell>
          <table:table-cell office:value-type="string">
            <text:p>EDCB001410</text:p>
          </table:table-cell>
          <table:table-cell office:value-type="float" office:value="55">
            <text:p>5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286">
            <text:p>266286</text:p>
          </table:table-cell>
          <table:table-cell office:value-type="string">
            <text:p>EDCB001411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92">
            <text:p>266292</text:p>
          </table:table-cell>
          <table:table-cell office:value-type="string">
            <text:p>CACB00139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11">
            <text:p>1020311</text:p>
          </table:table-cell>
        </table:table-row>
        <table:table-row table:style-name="ro2">
          <table:table-cell office:value-type="float" office:value="266293">
            <text:p>266293</text:p>
          </table:table-cell>
          <table:table-cell office:value-type="string">
            <text:p>EDCB001412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81</text:p>
          </table:table-cell>
        </table:table-row>
        <table:table-row table:style-name="ro2">
          <table:table-cell office:value-type="float" office:value="266295">
            <text:p>266295</text:p>
          </table:table-cell>
          <table:table-cell office:value-type="string">
            <text:p>MJCB164586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300">
            <text:p>266300</text:p>
          </table:table-cell>
          <table:table-cell office:value-type="string">
            <text:p>CACB001399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101C1</text:p>
          </table:table-cell>
        </table:table-row>
        <table:table-row table:style-name="ro2">
          <table:table-cell office:value-type="float" office:value="266301">
            <text:p>266301</text:p>
          </table:table-cell>
          <table:table-cell office:value-type="float" office:value="293360">
            <text:p>293360</text:p>
          </table:table-cell>
          <table:table-cell office:value-type="float" office:value="45">
            <text:p>4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302">
            <text:p>266302</text:p>
          </table:table-cell>
          <table:table-cell office:value-type="float" office:value="293361">
            <text:p>293361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E1</text:p>
          </table:table-cell>
        </table:table-row>
        <table:table-row table:style-name="ro2">
          <table:table-cell office:value-type="float" office:value="266303">
            <text:p>266303</text:p>
          </table:table-cell>
          <table:table-cell office:value-type="float" office:value="293362">
            <text:p>293362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6304">
            <text:p>266304</text:p>
          </table:table-cell>
          <table:table-cell office:value-type="float" office:value="293363">
            <text:p>293363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61</text:p>
          </table:table-cell>
        </table:table-row>
        <table:table-row table:style-name="ro2">
          <table:table-cell office:value-type="float" office:value="266305">
            <text:p>266305</text:p>
          </table:table-cell>
          <table:table-cell office:value-type="float" office:value="293364">
            <text:p>293364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C1</text:p>
          </table:table-cell>
        </table:table-row>
        <table:table-row table:style-name="ro2">
          <table:table-cell office:value-type="float" office:value="266306">
            <text:p>266306</text:p>
          </table:table-cell>
          <table:table-cell office:value-type="float" office:value="293365">
            <text:p>293365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307">
            <text:p>266307</text:p>
          </table:table-cell>
          <table:table-cell office:value-type="float" office:value="293366">
            <text:p>293366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1A1</text:p>
          </table:table-cell>
        </table:table-row>
        <table:table-row table:style-name="ro2">
          <table:table-cell office:value-type="float" office:value="266308">
            <text:p>266308</text:p>
          </table:table-cell>
          <table:table-cell office:value-type="float" office:value="293367">
            <text:p>293367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09">
            <text:p>266309</text:p>
          </table:table-cell>
          <table:table-cell office:value-type="float" office:value="293368">
            <text:p>293368</text:p>
          </table:table-cell>
          <table:table-cell office:value-type="float" office:value="85">
            <text:p>85</text:p>
          </table:table-cell>
          <table:table-cell office:value-type="float" office:value="209.99">
            <text:p>2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01</text:p>
          </table:table-cell>
        </table:table-row>
        <table:table-row table:style-name="ro2">
          <table:table-cell office:value-type="float" office:value="266310">
            <text:p>266310</text:p>
          </table:table-cell>
          <table:table-cell office:value-type="float" office:value="293369">
            <text:p>293369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6311">
            <text:p>266311</text:p>
          </table:table-cell>
          <table:table-cell office:value-type="float" office:value="293370">
            <text:p>293370</text:p>
          </table:table-cell>
          <table:table-cell office:value-type="float" office:value="65">
            <text:p>6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F1</text:p>
          </table:table-cell>
        </table:table-row>
        <table:table-row table:style-name="ro2">
          <table:table-cell office:value-type="float" office:value="266312">
            <text:p>266312</text:p>
          </table:table-cell>
          <table:table-cell office:value-type="float" office:value="293371">
            <text:p>293371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313">
            <text:p>266313</text:p>
          </table:table-cell>
          <table:table-cell office:value-type="float" office:value="293372">
            <text:p>29337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70591">
            <text:p>17070591</text:p>
          </table:table-cell>
        </table:table-row>
        <table:table-row table:style-name="ro2">
          <table:table-cell office:value-type="float" office:value="266314">
            <text:p>266314</text:p>
          </table:table-cell>
          <table:table-cell office:value-type="float" office:value="293373">
            <text:p>293373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5A1</text:p>
          </table:table-cell>
        </table:table-row>
        <table:table-row table:style-name="ro2">
          <table:table-cell office:value-type="float" office:value="266315">
            <text:p>266315</text:p>
          </table:table-cell>
          <table:table-cell office:value-type="float" office:value="293374">
            <text:p>29337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316">
            <text:p>266316</text:p>
          </table:table-cell>
          <table:table-cell office:value-type="float" office:value="293375">
            <text:p>293375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606D1</text:p>
          </table:table-cell>
        </table:table-row>
        <table:table-row table:style-name="ro2">
          <table:table-cell office:value-type="float" office:value="266317">
            <text:p>266317</text:p>
          </table:table-cell>
          <table:table-cell office:value-type="float" office:value="293376">
            <text:p>293376</text:p>
          </table:table-cell>
          <table:table-cell office:value-type="float" office:value="25">
            <text:p>25</text:p>
          </table:table-cell>
          <table:table-cell office:value-type="float" office:value="74.99">
            <text:p>7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6318">
            <text:p>266318</text:p>
          </table:table-cell>
          <table:table-cell office:value-type="float" office:value="293377">
            <text:p>293377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102D1</text:p>
          </table:table-cell>
        </table:table-row>
        <table:table-row table:style-name="ro2">
          <table:table-cell office:value-type="float" office:value="266319">
            <text:p>266319</text:p>
          </table:table-cell>
          <table:table-cell office:value-type="float" office:value="293378">
            <text:p>293378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320">
            <text:p>266320</text:p>
          </table:table-cell>
          <table:table-cell office:value-type="float" office:value="293380">
            <text:p>293380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321">
            <text:p>266321</text:p>
          </table:table-cell>
          <table:table-cell office:value-type="float" office:value="293381">
            <text:p>29338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6322">
            <text:p>266322</text:p>
          </table:table-cell>
          <table:table-cell office:value-type="float" office:value="293382">
            <text:p>293382</text:p>
          </table:table-cell>
          <table:table-cell office:value-type="float" office:value="5">
            <text:p>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323">
            <text:p>266323</text:p>
          </table:table-cell>
          <table:table-cell office:value-type="float" office:value="293383">
            <text:p>293383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6324">
            <text:p>266324</text:p>
          </table:table-cell>
          <table:table-cell office:value-type="float" office:value="293384">
            <text:p>293384</text:p>
          </table:table-cell>
          <table:table-cell office:value-type="float" office:value="5">
            <text:p>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10301">
            <text:p>1010301</text:p>
          </table:table-cell>
        </table:table-row>
        <table:table-row table:style-name="ro2">
          <table:table-cell office:value-type="float" office:value="266325">
            <text:p>266325</text:p>
          </table:table-cell>
          <table:table-cell office:value-type="float" office:value="293385">
            <text:p>293385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326">
            <text:p>266326</text:p>
          </table:table-cell>
          <table:table-cell office:value-type="float" office:value="293386">
            <text:p>293386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441</text:p>
          </table:table-cell>
        </table:table-row>
        <table:table-row table:style-name="ro2">
          <table:table-cell office:value-type="float" office:value="266327">
            <text:p>266327</text:p>
          </table:table-cell>
          <table:table-cell office:value-type="float" office:value="293387">
            <text:p>29338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6328">
            <text:p>266328</text:p>
          </table:table-cell>
          <table:table-cell office:value-type="float" office:value="293388">
            <text:p>293388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6329">
            <text:p>266329</text:p>
          </table:table-cell>
          <table:table-cell office:value-type="float" office:value="293389">
            <text:p>293389</text:p>
          </table:table-cell>
          <table:table-cell office:value-type="float" office:value="5">
            <text:p>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703D1</text:p>
          </table:table-cell>
        </table:table-row>
        <table:table-row table:style-name="ro2">
          <table:table-cell office:value-type="float" office:value="266330">
            <text:p>266330</text:p>
          </table:table-cell>
          <table:table-cell office:value-type="float" office:value="293390">
            <text:p>29339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30341">
            <text:p>22030341</text:p>
          </table:table-cell>
        </table:table-row>
        <table:table-row table:style-name="ro2">
          <table:table-cell office:value-type="float" office:value="266331">
            <text:p>266331</text:p>
          </table:table-cell>
          <table:table-cell office:value-type="float" office:value="293391">
            <text:p>293391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251</text:p>
          </table:table-cell>
        </table:table-row>
        <table:table-row table:style-name="ro2">
          <table:table-cell office:value-type="float" office:value="266332">
            <text:p>266332</text:p>
          </table:table-cell>
          <table:table-cell office:value-type="float" office:value="293392">
            <text:p>293392</text:p>
          </table:table-cell>
          <table:table-cell office:value-type="float" office:value="5">
            <text:p>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01">
            <text:p>1030201</text:p>
          </table:table-cell>
        </table:table-row>
        <table:table-row table:style-name="ro2">
          <table:table-cell office:value-type="float" office:value="266333">
            <text:p>266333</text:p>
          </table:table-cell>
          <table:table-cell office:value-type="float" office:value="293393">
            <text:p>293393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334">
            <text:p>266334</text:p>
          </table:table-cell>
          <table:table-cell office:value-type="float" office:value="293394">
            <text:p>293394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335">
            <text:p>266335</text:p>
          </table:table-cell>
          <table:table-cell office:value-type="float" office:value="293395">
            <text:p>293395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336">
            <text:p>266336</text:p>
          </table:table-cell>
          <table:table-cell office:value-type="float" office:value="293396">
            <text:p>293396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6337">
            <text:p>266337</text:p>
          </table:table-cell>
          <table:table-cell office:value-type="float" office:value="293397">
            <text:p>293397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1F1</text:p>
          </table:table-cell>
        </table:table-row>
        <table:table-row table:style-name="ro2">
          <table:table-cell office:value-type="float" office:value="266338">
            <text:p>266338</text:p>
          </table:table-cell>
          <table:table-cell office:value-type="float" office:value="293398">
            <text:p>29339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701C1</text:p>
          </table:table-cell>
        </table:table-row>
        <table:table-row table:style-name="ro2">
          <table:table-cell office:value-type="float" office:value="266339">
            <text:p>266339</text:p>
          </table:table-cell>
          <table:table-cell office:value-type="float" office:value="293399">
            <text:p>293399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6340">
            <text:p>266340</text:p>
          </table:table-cell>
          <table:table-cell office:value-type="float" office:value="293400">
            <text:p>293400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10241">
            <text:p>13010241</text:p>
          </table:table-cell>
        </table:table-row>
        <table:table-row table:style-name="ro2">
          <table:table-cell office:value-type="float" office:value="266341">
            <text:p>266341</text:p>
          </table:table-cell>
          <table:table-cell office:value-type="float" office:value="293401">
            <text:p>293401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41">
            <text:p>17010141</text:p>
          </table:table-cell>
        </table:table-row>
        <table:table-row table:style-name="ro2">
          <table:table-cell office:value-type="float" office:value="266342">
            <text:p>266342</text:p>
          </table:table-cell>
          <table:table-cell office:value-type="float" office:value="293402">
            <text:p>293402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11">
            <text:p>17020111</text:p>
          </table:table-cell>
        </table:table-row>
        <table:table-row table:style-name="ro2">
          <table:table-cell office:value-type="float" office:value="266343">
            <text:p>266343</text:p>
          </table:table-cell>
          <table:table-cell office:value-type="float" office:value="293403">
            <text:p>293403</text:p>
          </table:table-cell>
          <table:table-cell office:value-type="float" office:value="25">
            <text:p>2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44">
            <text:p>266344</text:p>
          </table:table-cell>
          <table:table-cell office:value-type="float" office:value="293404">
            <text:p>293404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345">
            <text:p>266345</text:p>
          </table:table-cell>
          <table:table-cell office:value-type="float" office:value="293405">
            <text:p>293405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6347">
            <text:p>266347</text:p>
          </table:table-cell>
          <table:table-cell office:value-type="float" office:value="293407">
            <text:p>293407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48">
            <text:p>266348</text:p>
          </table:table-cell>
          <table:table-cell office:value-type="float" office:value="293408">
            <text:p>293408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281">
            <text:p>17010281</text:p>
          </table:table-cell>
        </table:table-row>
        <table:table-row table:style-name="ro2">
          <table:table-cell office:value-type="float" office:value="266349">
            <text:p>266349</text:p>
          </table:table-cell>
          <table:table-cell office:value-type="float" office:value="293409">
            <text:p>293409</text:p>
          </table:table-cell>
          <table:table-cell office:value-type="float" office:value="55">
            <text:p>5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350">
            <text:p>266350</text:p>
          </table:table-cell>
          <table:table-cell office:value-type="float" office:value="293410">
            <text:p>293410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781">
            <text:p>9070781</text:p>
          </table:table-cell>
        </table:table-row>
        <table:table-row table:style-name="ro2">
          <table:table-cell office:value-type="float" office:value="266351">
            <text:p>266351</text:p>
          </table:table-cell>
          <table:table-cell office:value-type="float" office:value="293411">
            <text:p>29341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352">
            <text:p>266352</text:p>
          </table:table-cell>
          <table:table-cell office:value-type="float" office:value="293412">
            <text:p>293412</text:p>
          </table:table-cell>
          <table:table-cell office:value-type="float" office:value="55">
            <text:p>5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53">
            <text:p>266353</text:p>
          </table:table-cell>
          <table:table-cell office:value-type="float" office:value="293413">
            <text:p>293413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9060441">
            <text:p>9060441</text:p>
          </table:table-cell>
        </table:table-row>
        <table:table-row table:style-name="ro2">
          <table:table-cell office:value-type="float" office:value="266354">
            <text:p>266354</text:p>
          </table:table-cell>
          <table:table-cell office:value-type="float" office:value="293414">
            <text:p>293414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6355">
            <text:p>266355</text:p>
          </table:table-cell>
          <table:table-cell office:value-type="float" office:value="293415">
            <text:p>293415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311">
            <text:p>9070311</text:p>
          </table:table-cell>
        </table:table-row>
        <table:table-row table:style-name="ro2">
          <table:table-cell office:value-type="float" office:value="266356">
            <text:p>266356</text:p>
          </table:table-cell>
          <table:table-cell office:value-type="float" office:value="293416">
            <text:p>293416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101C1</text:p>
          </table:table-cell>
        </table:table-row>
        <table:table-row table:style-name="ro2">
          <table:table-cell office:value-type="float" office:value="266357">
            <text:p>266357</text:p>
          </table:table-cell>
          <table:table-cell office:value-type="float" office:value="293417">
            <text:p>29341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358">
            <text:p>266358</text:p>
          </table:table-cell>
          <table:table-cell office:value-type="float" office:value="293418">
            <text:p>293418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59">
            <text:p>266359</text:p>
          </table:table-cell>
          <table:table-cell office:value-type="float" office:value="293419">
            <text:p>293419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191">
            <text:p>7010191</text:p>
          </table:table-cell>
        </table:table-row>
        <table:table-row table:style-name="ro2">
          <table:table-cell office:value-type="float" office:value="266360">
            <text:p>266360</text:p>
          </table:table-cell>
          <table:table-cell office:value-type="float" office:value="293420">
            <text:p>293420</text:p>
          </table:table-cell>
          <table:table-cell office:value-type="float" office:value="10">
            <text:p>10</text:p>
          </table:table-cell>
          <table:table-cell office:value-type="float" office:value="89.99">
            <text:p>8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361">
            <text:p>266361</text:p>
          </table:table-cell>
          <table:table-cell office:value-type="float" office:value="293421">
            <text:p>293421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62">
            <text:p>266362</text:p>
          </table:table-cell>
          <table:table-cell office:value-type="float" office:value="293422">
            <text:p>293422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6363">
            <text:p>266363</text:p>
          </table:table-cell>
          <table:table-cell office:value-type="float" office:value="293423">
            <text:p>293423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81</text:p>
          </table:table-cell>
        </table:table-row>
        <table:table-row table:style-name="ro2">
          <table:table-cell office:value-type="float" office:value="266364">
            <text:p>266364</text:p>
          </table:table-cell>
          <table:table-cell office:value-type="float" office:value="293424">
            <text:p>293424</text:p>
          </table:table-cell>
          <table:table-cell office:value-type="float" office:value="135">
            <text:p>135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781">
            <text:p>17030781</text:p>
          </table:table-cell>
        </table:table-row>
        <table:table-row table:style-name="ro2">
          <table:table-cell office:value-type="float" office:value="266365">
            <text:p>266365</text:p>
          </table:table-cell>
          <table:table-cell office:value-type="float" office:value="293425">
            <text:p>293425</text:p>
          </table:table-cell>
          <table:table-cell office:value-type="float" office:value="190">
            <text:p>19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366">
            <text:p>266366</text:p>
          </table:table-cell>
          <table:table-cell office:value-type="float" office:value="293426">
            <text:p>293426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367">
            <text:p>266367</text:p>
          </table:table-cell>
          <table:table-cell office:value-type="float" office:value="293427">
            <text:p>29342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368">
            <text:p>266368</text:p>
          </table:table-cell>
          <table:table-cell office:value-type="float" office:value="293428">
            <text:p>293428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369">
            <text:p>266369</text:p>
          </table:table-cell>
          <table:table-cell office:value-type="float" office:value="293429">
            <text:p>293429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70">
            <text:p>266370</text:p>
          </table:table-cell>
          <table:table-cell office:value-type="float" office:value="293430">
            <text:p>293430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71">
            <text:p>266371</text:p>
          </table:table-cell>
          <table:table-cell office:value-type="float" office:value="293431">
            <text:p>293431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73">
            <text:p>266373</text:p>
          </table:table-cell>
          <table:table-cell office:value-type="float" office:value="293433">
            <text:p>293433</text:p>
          </table:table-cell>
          <table:table-cell office:value-type="float" office:value="35">
            <text:p>3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375">
            <text:p>266375</text:p>
          </table:table-cell>
          <table:table-cell office:value-type="float" office:value="293435">
            <text:p>293435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691</text:p>
          </table:table-cell>
        </table:table-row>
        <table:table-row table:style-name="ro2">
          <table:table-cell office:value-type="float" office:value="266376">
            <text:p>266376</text:p>
          </table:table-cell>
          <table:table-cell office:value-type="float" office:value="293436">
            <text:p>293436</text:p>
          </table:table-cell>
          <table:table-cell office:value-type="float" office:value="80">
            <text:p>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5F1</text:p>
          </table:table-cell>
        </table:table-row>
        <table:table-row table:style-name="ro2">
          <table:table-cell office:value-type="float" office:value="266377">
            <text:p>266377</text:p>
          </table:table-cell>
          <table:table-cell office:value-type="float" office:value="293437">
            <text:p>293437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378">
            <text:p>266378</text:p>
          </table:table-cell>
          <table:table-cell office:value-type="float" office:value="293438">
            <text:p>293438</text:p>
          </table:table-cell>
          <table:table-cell office:value-type="float" office:value="55">
            <text:p>5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379">
            <text:p>266379</text:p>
          </table:table-cell>
          <table:table-cell office:value-type="float" office:value="293439">
            <text:p>293439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01">
            <text:p>15060201</text:p>
          </table:table-cell>
        </table:table-row>
        <table:table-row table:style-name="ro2">
          <table:table-cell office:value-type="float" office:value="266380">
            <text:p>266380</text:p>
          </table:table-cell>
          <table:table-cell office:value-type="float" office:value="293440">
            <text:p>293440</text:p>
          </table:table-cell>
          <table:table-cell office:value-type="float" office:value="100">
            <text:p>10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711">
            <text:p>17060711</text:p>
          </table:table-cell>
        </table:table-row>
        <table:table-row table:style-name="ro2">
          <table:table-cell office:value-type="float" office:value="266381">
            <text:p>266381</text:p>
          </table:table-cell>
          <table:table-cell office:value-type="float" office:value="293441">
            <text:p>293441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F1</text:p>
          </table:table-cell>
        </table:table-row>
        <table:table-row table:style-name="ro2">
          <table:table-cell office:value-type="float" office:value="266382">
            <text:p>266382</text:p>
          </table:table-cell>
          <table:table-cell office:value-type="float" office:value="293442">
            <text:p>29344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383">
            <text:p>266383</text:p>
          </table:table-cell>
          <table:table-cell office:value-type="float" office:value="293443">
            <text:p>293443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384">
            <text:p>266384</text:p>
          </table:table-cell>
          <table:table-cell office:value-type="float" office:value="293444">
            <text:p>293444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511</text:p>
          </table:table-cell>
        </table:table-row>
        <table:table-row table:style-name="ro2">
          <table:table-cell office:value-type="float" office:value="266385">
            <text:p>266385</text:p>
          </table:table-cell>
          <table:table-cell office:value-type="float" office:value="293445">
            <text:p>29344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11">
            <text:p>1020311</text:p>
          </table:table-cell>
        </table:table-row>
        <table:table-row table:style-name="ro2">
          <table:table-cell office:value-type="float" office:value="266386">
            <text:p>266386</text:p>
          </table:table-cell>
          <table:table-cell office:value-type="float" office:value="293446">
            <text:p>29344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11">
            <text:p>1020311</text:p>
          </table:table-cell>
        </table:table-row>
        <table:table-row table:style-name="ro2">
          <table:table-cell office:value-type="float" office:value="266387">
            <text:p>266387</text:p>
          </table:table-cell>
          <table:table-cell office:value-type="float" office:value="293448">
            <text:p>293448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388">
            <text:p>266388</text:p>
          </table:table-cell>
          <table:table-cell office:value-type="float" office:value="293449">
            <text:p>293449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389">
            <text:p>266389</text:p>
          </table:table-cell>
          <table:table-cell office:value-type="float" office:value="293450">
            <text:p>293450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661">
            <text:p>7020661</text:p>
          </table:table-cell>
        </table:table-row>
        <table:table-row table:style-name="ro2">
          <table:table-cell office:value-type="float" office:value="266390">
            <text:p>266390</text:p>
          </table:table-cell>
          <table:table-cell office:value-type="float" office:value="293451">
            <text:p>293451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61">
            <text:p>15060061</text:p>
          </table:table-cell>
        </table:table-row>
        <table:table-row table:style-name="ro2">
          <table:table-cell office:value-type="float" office:value="266391">
            <text:p>266391</text:p>
          </table:table-cell>
          <table:table-cell office:value-type="float" office:value="293452">
            <text:p>29345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60001">
            <text:p>22060001</text:p>
          </table:table-cell>
        </table:table-row>
        <table:table-row table:style-name="ro2">
          <table:table-cell office:value-type="float" office:value="266392">
            <text:p>266392</text:p>
          </table:table-cell>
          <table:table-cell office:value-type="float" office:value="293453">
            <text:p>29345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71">
            <text:p>1020371</text:p>
          </table:table-cell>
        </table:table-row>
        <table:table-row table:style-name="ro2">
          <table:table-cell office:value-type="float" office:value="266393">
            <text:p>266393</text:p>
          </table:table-cell>
          <table:table-cell office:value-type="float" office:value="293454">
            <text:p>293454</text:p>
          </table:table-cell>
          <table:table-cell office:value-type="float" office:value="480">
            <text:p>480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502B1</text:p>
          </table:table-cell>
        </table:table-row>
        <table:table-row table:style-name="ro2">
          <table:table-cell office:value-type="float" office:value="266394">
            <text:p>266394</text:p>
          </table:table-cell>
          <table:table-cell office:value-type="float" office:value="293455">
            <text:p>293455</text:p>
          </table:table-cell>
          <table:table-cell office:value-type="float" office:value="420">
            <text:p>420</text:p>
          </table:table-cell>
          <table:table-cell office:value-type="float" office:value="1099.99">
            <text:p>10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663</text:p>
          </table:table-cell>
        </table:table-row>
        <table:table-row table:style-name="ro2">
          <table:table-cell office:value-type="float" office:value="266395">
            <text:p>266395</text:p>
          </table:table-cell>
          <table:table-cell office:value-type="float" office:value="293456">
            <text:p>293456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6396">
            <text:p>266396</text:p>
          </table:table-cell>
          <table:table-cell office:value-type="float" office:value="293457">
            <text:p>293457</text:p>
          </table:table-cell>
          <table:table-cell office:value-type="float" office:value="45">
            <text:p>4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8A1</text:p>
          </table:table-cell>
        </table:table-row>
        <table:table-row table:style-name="ro2">
          <table:table-cell office:value-type="float" office:value="266397">
            <text:p>266397</text:p>
          </table:table-cell>
          <table:table-cell office:value-type="float" office:value="293458">
            <text:p>293458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398">
            <text:p>266398</text:p>
          </table:table-cell>
          <table:table-cell office:value-type="float" office:value="293459">
            <text:p>293459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61">
            <text:p>9070561</text:p>
          </table:table-cell>
        </table:table-row>
        <table:table-row table:style-name="ro2">
          <table:table-cell office:value-type="float" office:value="266400">
            <text:p>266400</text:p>
          </table:table-cell>
          <table:table-cell office:value-type="float" office:value="293461">
            <text:p>293461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401">
            <text:p>266401</text:p>
          </table:table-cell>
          <table:table-cell office:value-type="float" office:value="293462">
            <text:p>293462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6402">
            <text:p>266402</text:p>
          </table:table-cell>
          <table:table-cell office:value-type="float" office:value="293463">
            <text:p>293463</text:p>
          </table:table-cell>
          <table:table-cell office:value-type="float" office:value="600">
            <text:p>600</text:p>
          </table:table-cell>
          <table:table-cell office:value-type="float" office:value="1199.99">
            <text:p>1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6403">
            <text:p>266403</text:p>
          </table:table-cell>
          <table:table-cell office:value-type="float" office:value="293464">
            <text:p>293464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404">
            <text:p>266404</text:p>
          </table:table-cell>
          <table:table-cell office:value-type="float" office:value="293465">
            <text:p>293465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721</text:p>
          </table:table-cell>
        </table:table-row>
        <table:table-row table:style-name="ro2">
          <table:table-cell office:value-type="float" office:value="266405">
            <text:p>266405</text:p>
          </table:table-cell>
          <table:table-cell office:value-type="float" office:value="293466">
            <text:p>293466</text:p>
          </table:table-cell>
          <table:table-cell office:value-type="float" office:value="12.5">
            <text:p>12.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6406">
            <text:p>266406</text:p>
          </table:table-cell>
          <table:table-cell office:value-type="float" office:value="293467">
            <text:p>293467</text:p>
          </table:table-cell>
          <table:table-cell office:value-type="float" office:value="12.5">
            <text:p>12.5</text:p>
          </table:table-cell>
          <table:table-cell office:value-type="float" office:value="44.99">
            <text:p>4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6407">
            <text:p>266407</text:p>
          </table:table-cell>
          <table:table-cell office:value-type="float" office:value="293468">
            <text:p>293468</text:p>
          </table:table-cell>
          <table:table-cell office:value-type="float" office:value="60">
            <text:p>6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408">
            <text:p>266408</text:p>
          </table:table-cell>
          <table:table-cell office:value-type="float" office:value="293469">
            <text:p>293469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410">
            <text:p>266410</text:p>
          </table:table-cell>
          <table:table-cell office:value-type="float" office:value="293471">
            <text:p>293471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B51</text:p>
          </table:table-cell>
        </table:table-row>
        <table:table-row table:style-name="ro2">
          <table:table-cell office:value-type="float" office:value="266411">
            <text:p>266411</text:p>
          </table:table-cell>
          <table:table-cell office:value-type="float" office:value="293472">
            <text:p>293472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6412">
            <text:p>266412</text:p>
          </table:table-cell>
          <table:table-cell office:value-type="float" office:value="293473">
            <text:p>293473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781</text:p>
          </table:table-cell>
        </table:table-row>
        <table:table-row table:style-name="ro2">
          <table:table-cell office:value-type="float" office:value="266413">
            <text:p>266413</text:p>
          </table:table-cell>
          <table:table-cell office:value-type="float" office:value="293474">
            <text:p>293474</text:p>
          </table:table-cell>
          <table:table-cell office:value-type="float" office:value="35">
            <text:p>3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414">
            <text:p>266414</text:p>
          </table:table-cell>
          <table:table-cell office:value-type="float" office:value="293379">
            <text:p>293379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8D1</text:p>
          </table:table-cell>
        </table:table-row>
        <table:table-row table:style-name="ro2">
          <table:table-cell office:value-type="float" office:value="266415">
            <text:p>266415</text:p>
          </table:table-cell>
          <table:table-cell office:value-type="float" office:value="293447">
            <text:p>293447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A1</text:p>
          </table:table-cell>
        </table:table-row>
        <table:table-row table:style-name="ro2">
          <table:table-cell office:value-type="float" office:value="266431">
            <text:p>266431</text:p>
          </table:table-cell>
          <table:table-cell office:value-type="string">
            <text:p>EDCB001413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E1</text:p>
          </table:table-cell>
        </table:table-row>
        <table:table-row table:style-name="ro2">
          <table:table-cell office:value-type="float" office:value="266435">
            <text:p>266435</text:p>
          </table:table-cell>
          <table:table-cell office:value-type="string">
            <text:p>CACB00140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439">
            <text:p>266439</text:p>
          </table:table-cell>
          <table:table-cell office:value-type="string">
            <text:p>EDCB001414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445">
            <text:p>266445</text:p>
          </table:table-cell>
          <table:table-cell office:value-type="string">
            <text:p>SKCB000153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452">
            <text:p>266452</text:p>
          </table:table-cell>
          <table:table-cell office:value-type="string">
            <text:p>EDCB00141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454">
            <text:p>266454</text:p>
          </table:table-cell>
          <table:table-cell office:value-type="float" office:value="293475">
            <text:p>293475</text:p>
          </table:table-cell>
          <table:table-cell office:value-type="float" office:value="92">
            <text:p>92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6E1</text:p>
          </table:table-cell>
        </table:table-row>
        <table:table-row table:style-name="ro2">
          <table:table-cell office:value-type="float" office:value="266455">
            <text:p>266455</text:p>
          </table:table-cell>
          <table:table-cell office:value-type="float" office:value="293476">
            <text:p>293476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456">
            <text:p>266456</text:p>
          </table:table-cell>
          <table:table-cell office:value-type="float" office:value="293477">
            <text:p>293477</text:p>
          </table:table-cell>
          <table:table-cell office:value-type="float" office:value="65">
            <text:p>6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60731">
            <text:p>9060731</text:p>
          </table:table-cell>
        </table:table-row>
        <table:table-row table:style-name="ro2">
          <table:table-cell office:value-type="float" office:value="266457">
            <text:p>266457</text:p>
          </table:table-cell>
          <table:table-cell office:value-type="float" office:value="293478">
            <text:p>293478</text:p>
          </table:table-cell>
          <table:table-cell office:value-type="float" office:value="220">
            <text:p>22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6458">
            <text:p>266458</text:p>
          </table:table-cell>
          <table:table-cell office:value-type="float" office:value="293479">
            <text:p>293479</text:p>
          </table:table-cell>
          <table:table-cell office:value-type="float" office:value="110">
            <text:p>11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A1</text:p>
          </table:table-cell>
        </table:table-row>
        <table:table-row table:style-name="ro2">
          <table:table-cell office:value-type="float" office:value="266459">
            <text:p>266459</text:p>
          </table:table-cell>
          <table:table-cell office:value-type="float" office:value="293480">
            <text:p>293480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6460">
            <text:p>266460</text:p>
          </table:table-cell>
          <table:table-cell office:value-type="float" office:value="293481">
            <text:p>293481</text:p>
          </table:table-cell>
          <table:table-cell office:value-type="float" office:value="20">
            <text:p>20</text:p>
          </table:table-cell>
          <table:table-cell office:value-type="float" office:value="47.99">
            <text:p>4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371</text:p>
          </table:table-cell>
        </table:table-row>
        <table:table-row table:style-name="ro2">
          <table:table-cell office:value-type="float" office:value="266461">
            <text:p>266461</text:p>
          </table:table-cell>
          <table:table-cell office:value-type="float" office:value="293482">
            <text:p>293482</text:p>
          </table:table-cell>
          <table:table-cell office:value-type="float" office:value="4">
            <text:p>4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081</text:p>
          </table:table-cell>
        </table:table-row>
        <table:table-row table:style-name="ro2">
          <table:table-cell office:value-type="float" office:value="266462">
            <text:p>266462</text:p>
          </table:table-cell>
          <table:table-cell office:value-type="float" office:value="293483">
            <text:p>293483</text:p>
          </table:table-cell>
          <table:table-cell office:value-type="float" office:value="200">
            <text:p>200</text:p>
          </table:table-cell>
          <table:table-cell office:value-type="float" office:value="459.99">
            <text:p>4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361</text:p>
          </table:table-cell>
        </table:table-row>
        <table:table-row table:style-name="ro2">
          <table:table-cell office:value-type="float" office:value="266463">
            <text:p>266463</text:p>
          </table:table-cell>
          <table:table-cell office:value-type="float" office:value="293484">
            <text:p>29348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464">
            <text:p>266464</text:p>
          </table:table-cell>
          <table:table-cell office:value-type="float" office:value="293485">
            <text:p>293485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465">
            <text:p>266465</text:p>
          </table:table-cell>
          <table:table-cell office:value-type="float" office:value="293486">
            <text:p>293486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466">
            <text:p>266466</text:p>
          </table:table-cell>
          <table:table-cell office:value-type="float" office:value="293487">
            <text:p>293487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467">
            <text:p>266467</text:p>
          </table:table-cell>
          <table:table-cell office:value-type="float" office:value="293488">
            <text:p>29348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51</text:p>
          </table:table-cell>
        </table:table-row>
        <table:table-row table:style-name="ro2">
          <table:table-cell office:value-type="float" office:value="266468">
            <text:p>266468</text:p>
          </table:table-cell>
          <table:table-cell office:value-type="float" office:value="293489">
            <text:p>293489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51</text:p>
          </table:table-cell>
        </table:table-row>
        <table:table-row table:style-name="ro2">
          <table:table-cell office:value-type="float" office:value="266469">
            <text:p>266469</text:p>
          </table:table-cell>
          <table:table-cell office:value-type="float" office:value="293490">
            <text:p>293490</text:p>
          </table:table-cell>
          <table:table-cell office:value-type="float" office:value="100">
            <text:p>1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2B1</text:p>
          </table:table-cell>
        </table:table-row>
        <table:table-row table:style-name="ro2">
          <table:table-cell office:value-type="float" office:value="266470">
            <text:p>266470</text:p>
          </table:table-cell>
          <table:table-cell office:value-type="float" office:value="293491">
            <text:p>293491</text:p>
          </table:table-cell>
          <table:table-cell office:value-type="float" office:value="135">
            <text:p>13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6471">
            <text:p>266471</text:p>
          </table:table-cell>
          <table:table-cell office:value-type="float" office:value="293492">
            <text:p>29349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01</text:p>
          </table:table-cell>
        </table:table-row>
        <table:table-row table:style-name="ro2">
          <table:table-cell office:value-type="float" office:value="266472">
            <text:p>266472</text:p>
          </table:table-cell>
          <table:table-cell office:value-type="float" office:value="293493">
            <text:p>293493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6473">
            <text:p>266473</text:p>
          </table:table-cell>
          <table:table-cell office:value-type="float" office:value="293494">
            <text:p>293494</text:p>
          </table:table-cell>
          <table:table-cell office:value-type="float" office:value="70">
            <text:p>7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50232">
            <text:p>1050232</text:p>
          </table:table-cell>
        </table:table-row>
        <table:table-row table:style-name="ro2">
          <table:table-cell office:value-type="float" office:value="266474">
            <text:p>266474</text:p>
          </table:table-cell>
          <table:table-cell office:value-type="float" office:value="293495">
            <text:p>293495</text:p>
          </table:table-cell>
          <table:table-cell office:value-type="float" office:value="6">
            <text:p>6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C1</text:p>
          </table:table-cell>
        </table:table-row>
        <table:table-row table:style-name="ro2">
          <table:table-cell office:value-type="float" office:value="266475">
            <text:p>266475</text:p>
          </table:table-cell>
          <table:table-cell office:value-type="float" office:value="293496">
            <text:p>293496</text:p>
          </table:table-cell>
          <table:table-cell office:value-type="float" office:value="40">
            <text:p>4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6E3</text:p>
          </table:table-cell>
        </table:table-row>
        <table:table-row table:style-name="ro2">
          <table:table-cell office:value-type="float" office:value="266476">
            <text:p>266476</text:p>
          </table:table-cell>
          <table:table-cell office:value-type="float" office:value="293497">
            <text:p>293497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6477">
            <text:p>266477</text:p>
          </table:table-cell>
          <table:table-cell office:value-type="float" office:value="293499">
            <text:p>293499</text:p>
          </table:table-cell>
          <table:table-cell office:value-type="float" office:value="151">
            <text:p>151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151</text:p>
          </table:table-cell>
        </table:table-row>
        <table:table-row table:style-name="ro2">
          <table:table-cell office:value-type="float" office:value="266478">
            <text:p>266478</text:p>
          </table:table-cell>
          <table:table-cell office:value-type="float" office:value="293500">
            <text:p>293500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6479">
            <text:p>266479</text:p>
          </table:table-cell>
          <table:table-cell office:value-type="float" office:value="293501">
            <text:p>293501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F1</text:p>
          </table:table-cell>
        </table:table-row>
        <table:table-row table:style-name="ro2">
          <table:table-cell office:value-type="float" office:value="266480">
            <text:p>266480</text:p>
          </table:table-cell>
          <table:table-cell office:value-type="float" office:value="293502">
            <text:p>293502</text:p>
          </table:table-cell>
          <table:table-cell office:value-type="float" office:value="380">
            <text:p>380</text:p>
          </table:table-cell>
          <table:table-cell office:value-type="float" office:value="799.99">
            <text:p>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923">
            <text:p>7050923</text:p>
          </table:table-cell>
        </table:table-row>
        <table:table-row table:style-name="ro2">
          <table:table-cell office:value-type="float" office:value="266481">
            <text:p>266481</text:p>
          </table:table-cell>
          <table:table-cell office:value-type="float" office:value="293503">
            <text:p>293503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6482">
            <text:p>266482</text:p>
          </table:table-cell>
          <table:table-cell office:value-type="float" office:value="293504">
            <text:p>29350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483">
            <text:p>266483</text:p>
          </table:table-cell>
          <table:table-cell office:value-type="float" office:value="293505">
            <text:p>293505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D1</text:p>
          </table:table-cell>
        </table:table-row>
        <table:table-row table:style-name="ro2">
          <table:table-cell office:value-type="float" office:value="266484">
            <text:p>266484</text:p>
          </table:table-cell>
          <table:table-cell office:value-type="float" office:value="293506">
            <text:p>293506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485">
            <text:p>266485</text:p>
          </table:table-cell>
          <table:table-cell office:value-type="float" office:value="293507">
            <text:p>293507</text:p>
          </table:table-cell>
          <table:table-cell office:value-type="float" office:value="95">
            <text:p>9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DD1</text:p>
          </table:table-cell>
        </table:table-row>
        <table:table-row table:style-name="ro2">
          <table:table-cell office:value-type="float" office:value="266486">
            <text:p>266486</text:p>
          </table:table-cell>
          <table:table-cell office:value-type="float" office:value="293508">
            <text:p>293508</text:p>
          </table:table-cell>
          <table:table-cell office:value-type="float" office:value="120">
            <text:p>12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141">
            <text:p>17050141</text:p>
          </table:table-cell>
        </table:table-row>
        <table:table-row table:style-name="ro2">
          <table:table-cell office:value-type="float" office:value="266487">
            <text:p>266487</text:p>
          </table:table-cell>
          <table:table-cell office:value-type="float" office:value="293509">
            <text:p>293509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D1</text:p>
          </table:table-cell>
        </table:table-row>
        <table:table-row table:style-name="ro2">
          <table:table-cell office:value-type="float" office:value="266488">
            <text:p>266488</text:p>
          </table:table-cell>
          <table:table-cell office:value-type="float" office:value="293510">
            <text:p>293510</text:p>
          </table:table-cell>
          <table:table-cell office:value-type="float" office:value="15">
            <text:p>1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5D1</text:p>
          </table:table-cell>
        </table:table-row>
        <table:table-row table:style-name="ro2">
          <table:table-cell office:value-type="float" office:value="266489">
            <text:p>266489</text:p>
          </table:table-cell>
          <table:table-cell office:value-type="float" office:value="293511">
            <text:p>293511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281">
            <text:p>17020281</text:p>
          </table:table-cell>
        </table:table-row>
        <table:table-row table:style-name="ro2">
          <table:table-cell office:value-type="float" office:value="266490">
            <text:p>266490</text:p>
          </table:table-cell>
          <table:table-cell office:value-type="float" office:value="293512">
            <text:p>293512</text:p>
          </table:table-cell>
          <table:table-cell office:value-type="float" office:value="105">
            <text:p>105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B61</text:p>
          </table:table-cell>
        </table:table-row>
        <table:table-row table:style-name="ro2">
          <table:table-cell office:value-type="float" office:value="266491">
            <text:p>266491</text:p>
          </table:table-cell>
          <table:table-cell office:value-type="float" office:value="293513">
            <text:p>293513</text:p>
          </table:table-cell>
          <table:table-cell office:value-type="float" office:value="90">
            <text:p>9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DE1</text:p>
          </table:table-cell>
        </table:table-row>
        <table:table-row table:style-name="ro2">
          <table:table-cell office:value-type="float" office:value="266492">
            <text:p>266492</text:p>
          </table:table-cell>
          <table:table-cell office:value-type="float" office:value="293514">
            <text:p>29351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060041">
            <text:p>23060041</text:p>
          </table:table-cell>
        </table:table-row>
        <table:table-row table:style-name="ro2">
          <table:table-cell office:value-type="float" office:value="266493">
            <text:p>266493</text:p>
          </table:table-cell>
          <table:table-cell office:value-type="float" office:value="293515">
            <text:p>293515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60221">
            <text:p>13060221</text:p>
          </table:table-cell>
        </table:table-row>
        <table:table-row table:style-name="ro2">
          <table:table-cell office:value-type="float" office:value="266494">
            <text:p>266494</text:p>
          </table:table-cell>
          <table:table-cell office:value-type="float" office:value="293516">
            <text:p>293516</text:p>
          </table:table-cell>
          <table:table-cell office:value-type="float" office:value="300">
            <text:p>300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4C1</text:p>
          </table:table-cell>
        </table:table-row>
        <table:table-row table:style-name="ro2">
          <table:table-cell office:value-type="float" office:value="266495">
            <text:p>266495</text:p>
          </table:table-cell>
          <table:table-cell office:value-type="float" office:value="293517">
            <text:p>293517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6496">
            <text:p>266496</text:p>
          </table:table-cell>
          <table:table-cell office:value-type="float" office:value="293518">
            <text:p>29351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30431">
            <text:p>9030431</text:p>
          </table:table-cell>
        </table:table-row>
        <table:table-row table:style-name="ro2">
          <table:table-cell office:value-type="float" office:value="266497">
            <text:p>266497</text:p>
          </table:table-cell>
          <table:table-cell office:value-type="float" office:value="293519">
            <text:p>29351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101">
            <text:p>9070101</text:p>
          </table:table-cell>
        </table:table-row>
        <table:table-row table:style-name="ro2">
          <table:table-cell office:value-type="float" office:value="266498">
            <text:p>266498</text:p>
          </table:table-cell>
          <table:table-cell office:value-type="float" office:value="293520">
            <text:p>293520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30411</text:p>
          </table:table-cell>
        </table:table-row>
        <table:table-row table:style-name="ro2">
          <table:table-cell office:value-type="float" office:value="266499">
            <text:p>266499</text:p>
          </table:table-cell>
          <table:table-cell office:value-type="float" office:value="293521">
            <text:p>29352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21">
            <text:p>17070621</text:p>
          </table:table-cell>
        </table:table-row>
        <table:table-row table:style-name="ro2">
          <table:table-cell office:value-type="float" office:value="266500">
            <text:p>266500</text:p>
          </table:table-cell>
          <table:table-cell office:value-type="float" office:value="293522">
            <text:p>29352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61</text:p>
          </table:table-cell>
        </table:table-row>
        <table:table-row table:style-name="ro2">
          <table:table-cell office:value-type="float" office:value="266501">
            <text:p>266501</text:p>
          </table:table-cell>
          <table:table-cell office:value-type="float" office:value="293523">
            <text:p>293523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311</text:p>
          </table:table-cell>
        </table:table-row>
        <table:table-row table:style-name="ro2">
          <table:table-cell office:value-type="float" office:value="266502">
            <text:p>266502</text:p>
          </table:table-cell>
          <table:table-cell office:value-type="float" office:value="293524">
            <text:p>293524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591</text:p>
          </table:table-cell>
        </table:table-row>
        <table:table-row table:style-name="ro2">
          <table:table-cell office:value-type="float" office:value="266503">
            <text:p>266503</text:p>
          </table:table-cell>
          <table:table-cell office:value-type="float" office:value="293525">
            <text:p>293525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9060031">
            <text:p>19060031</text:p>
          </table:table-cell>
        </table:table-row>
        <table:table-row table:style-name="ro2">
          <table:table-cell office:value-type="float" office:value="266504">
            <text:p>266504</text:p>
          </table:table-cell>
          <table:table-cell office:value-type="float" office:value="293526">
            <text:p>293526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601F1</text:p>
          </table:table-cell>
        </table:table-row>
        <table:table-row table:style-name="ro2">
          <table:table-cell office:value-type="float" office:value="266505">
            <text:p>266505</text:p>
          </table:table-cell>
          <table:table-cell office:value-type="float" office:value="293527">
            <text:p>293527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6">
            <text:p>266506</text:p>
          </table:table-cell>
          <table:table-cell office:value-type="float" office:value="293528">
            <text:p>293528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7">
            <text:p>266507</text:p>
          </table:table-cell>
          <table:table-cell office:value-type="float" office:value="293529">
            <text:p>293529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8">
            <text:p>266508</text:p>
          </table:table-cell>
          <table:table-cell office:value-type="float" office:value="293530">
            <text:p>293530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9">
            <text:p>266509</text:p>
          </table:table-cell>
          <table:table-cell office:value-type="float" office:value="293531">
            <text:p>29353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510">
            <text:p>266510</text:p>
          </table:table-cell>
          <table:table-cell office:value-type="float" office:value="293532">
            <text:p>293532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511">
            <text:p>266511</text:p>
          </table:table-cell>
          <table:table-cell office:value-type="float" office:value="293533">
            <text:p>293533</text:p>
          </table:table-cell>
          <table:table-cell office:value-type="float" office:value="5">
            <text:p>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512">
            <text:p>266512</text:p>
          </table:table-cell>
          <table:table-cell office:value-type="float" office:value="293534">
            <text:p>293534</text:p>
          </table:table-cell>
          <table:table-cell office:value-type="float" office:value="220">
            <text:p>220</text:p>
          </table:table-cell>
          <table:table-cell office:value-type="float" office:value="479.99">
            <text:p>4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5B1</text:p>
          </table:table-cell>
        </table:table-row>
        <table:table-row table:style-name="ro2">
          <table:table-cell office:value-type="float" office:value="266513">
            <text:p>266513</text:p>
          </table:table-cell>
          <table:table-cell office:value-type="float" office:value="293535">
            <text:p>293535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021">
            <text:p>17060021</text:p>
          </table:table-cell>
        </table:table-row>
        <table:table-row table:style-name="ro2">
          <table:table-cell office:value-type="float" office:value="266514">
            <text:p>266514</text:p>
          </table:table-cell>
          <table:table-cell office:value-type="float" office:value="293536">
            <text:p>293536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515">
            <text:p>266515</text:p>
          </table:table-cell>
          <table:table-cell office:value-type="float" office:value="293537">
            <text:p>293537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281">
            <text:p>17030281</text:p>
          </table:table-cell>
        </table:table-row>
        <table:table-row table:style-name="ro2">
          <table:table-cell office:value-type="float" office:value="266516">
            <text:p>266516</text:p>
          </table:table-cell>
          <table:table-cell office:value-type="float" office:value="293538">
            <text:p>293538</text:p>
          </table:table-cell>
          <table:table-cell office:value-type="float" office:value="75">
            <text:p>75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8B1</text:p>
          </table:table-cell>
        </table:table-row>
        <table:table-row table:style-name="ro2">
          <table:table-cell office:value-type="float" office:value="266517">
            <text:p>266517</text:p>
          </table:table-cell>
          <table:table-cell office:value-type="float" office:value="293539">
            <text:p>293539</text:p>
          </table:table-cell>
          <table:table-cell office:value-type="float" office:value="75">
            <text:p>75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8B1</text:p>
          </table:table-cell>
        </table:table-row>
        <table:table-row table:style-name="ro2">
          <table:table-cell office:value-type="float" office:value="266518">
            <text:p>266518</text:p>
          </table:table-cell>
          <table:table-cell office:value-type="float" office:value="293540">
            <text:p>293540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519">
            <text:p>266519</text:p>
          </table:table-cell>
          <table:table-cell office:value-type="float" office:value="293541">
            <text:p>293541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520">
            <text:p>266520</text:p>
          </table:table-cell>
          <table:table-cell office:value-type="float" office:value="293542">
            <text:p>293542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521">
            <text:p>266521</text:p>
          </table:table-cell>
          <table:table-cell office:value-type="float" office:value="293543">
            <text:p>293543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8D1</text:p>
          </table:table-cell>
        </table:table-row>
        <table:table-row table:style-name="ro2">
          <table:table-cell office:value-type="float" office:value="266522">
            <text:p>266522</text:p>
          </table:table-cell>
          <table:table-cell office:value-type="float" office:value="293544">
            <text:p>293544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81</text:p>
          </table:table-cell>
        </table:table-row>
        <table:table-row table:style-name="ro2">
          <table:table-cell office:value-type="float" office:value="266524">
            <text:p>266524</text:p>
          </table:table-cell>
          <table:table-cell office:value-type="float" office:value="293546">
            <text:p>293546</text:p>
          </table:table-cell>
          <table:table-cell office:value-type="float" office:value="35">
            <text:p>3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6525">
            <text:p>266525</text:p>
          </table:table-cell>
          <table:table-cell office:value-type="float" office:value="293547">
            <text:p>293547</text:p>
          </table:table-cell>
          <table:table-cell office:value-type="float" office:value="125">
            <text:p>12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573</text:p>
          </table:table-cell>
        </table:table-row>
        <table:table-row table:style-name="ro2">
          <table:table-cell office:value-type="float" office:value="266527">
            <text:p>266527</text:p>
          </table:table-cell>
          <table:table-cell office:value-type="float" office:value="293549">
            <text:p>293549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161">
            <text:p>7020161</text:p>
          </table:table-cell>
        </table:table-row>
        <table:table-row table:style-name="ro2">
          <table:table-cell office:value-type="float" office:value="266528">
            <text:p>266528</text:p>
          </table:table-cell>
          <table:table-cell office:value-type="float" office:value="293550">
            <text:p>293550</text:p>
          </table:table-cell>
          <table:table-cell office:value-type="float" office:value="125">
            <text:p>12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529">
            <text:p>266529</text:p>
          </table:table-cell>
          <table:table-cell office:value-type="float" office:value="293551">
            <text:p>293551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71">
            <text:p>15060071</text:p>
          </table:table-cell>
        </table:table-row>
        <table:table-row table:style-name="ro2">
          <table:table-cell office:value-type="float" office:value="266530">
            <text:p>266530</text:p>
          </table:table-cell>
          <table:table-cell office:value-type="float" office:value="293552">
            <text:p>293552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6531">
            <text:p>266531</text:p>
          </table:table-cell>
          <table:table-cell office:value-type="float" office:value="293553">
            <text:p>29355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6532">
            <text:p>266532</text:p>
          </table:table-cell>
          <table:table-cell office:value-type="float" office:value="293554">
            <text:p>29355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533">
            <text:p>266533</text:p>
          </table:table-cell>
          <table:table-cell office:value-type="float" office:value="293555">
            <text:p>29355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534">
            <text:p>266534</text:p>
          </table:table-cell>
          <table:table-cell office:value-type="float" office:value="293556">
            <text:p>29355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535">
            <text:p>266535</text:p>
          </table:table-cell>
          <table:table-cell office:value-type="float" office:value="293557">
            <text:p>293557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81">
            <text:p>15060081</text:p>
          </table:table-cell>
        </table:table-row>
        <table:table-row table:style-name="ro2">
          <table:table-cell office:value-type="float" office:value="266536">
            <text:p>266536</text:p>
          </table:table-cell>
          <table:table-cell office:value-type="float" office:value="293558">
            <text:p>29355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537">
            <text:p>266537</text:p>
          </table:table-cell>
          <table:table-cell office:value-type="float" office:value="293559">
            <text:p>293559</text:p>
          </table:table-cell>
          <table:table-cell office:value-type="float" office:value="90">
            <text:p>90</text:p>
          </table:table-cell>
          <table:table-cell office:value-type="float" office:value="219.9">
            <text:p>219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C91</text:p>
          </table:table-cell>
        </table:table-row>
        <table:table-row table:style-name="ro2">
          <table:table-cell office:value-type="float" office:value="266538">
            <text:p>266538</text:p>
          </table:table-cell>
          <table:table-cell office:value-type="float" office:value="293560">
            <text:p>293560</text:p>
          </table:table-cell>
          <table:table-cell office:value-type="float" office:value="90">
            <text:p>9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6539">
            <text:p>266539</text:p>
          </table:table-cell>
          <table:table-cell office:value-type="float" office:value="293561">
            <text:p>293561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6540">
            <text:p>266540</text:p>
          </table:table-cell>
          <table:table-cell office:value-type="float" office:value="293562">
            <text:p>293562</text:p>
          </table:table-cell>
          <table:table-cell office:value-type="float" office:value="40">
            <text:p>40</text:p>
          </table:table-cell>
          <table:table-cell office:value-type="float" office:value="124.99">
            <text:p>1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6541">
            <text:p>266541</text:p>
          </table:table-cell>
          <table:table-cell office:value-type="float" office:value="293563">
            <text:p>293563</text:p>
          </table:table-cell>
          <table:table-cell office:value-type="float" office:value="250">
            <text:p>250</text:p>
          </table:table-cell>
          <table:table-cell office:value-type="float" office:value="529.99">
            <text:p>5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543">
            <text:p>266543</text:p>
          </table:table-cell>
          <table:table-cell office:value-type="float" office:value="293565">
            <text:p>293565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544">
            <text:p>266544</text:p>
          </table:table-cell>
          <table:table-cell office:value-type="float" office:value="293566">
            <text:p>293566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10791</text:p>
          </table:table-cell>
        </table:table-row>
        <table:table-row table:style-name="ro2">
          <table:table-cell office:value-type="float" office:value="266545">
            <text:p>266545</text:p>
          </table:table-cell>
          <table:table-cell office:value-type="float" office:value="293567">
            <text:p>29356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261</text:p>
          </table:table-cell>
        </table:table-row>
        <table:table-row table:style-name="ro2">
          <table:table-cell office:value-type="float" office:value="266546">
            <text:p>266546</text:p>
          </table:table-cell>
          <table:table-cell office:value-type="float" office:value="293568">
            <text:p>293568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261</text:p>
          </table:table-cell>
        </table:table-row>
        <table:table-row table:style-name="ro2">
          <table:table-cell office:value-type="float" office:value="266547">
            <text:p>266547</text:p>
          </table:table-cell>
          <table:table-cell office:value-type="float" office:value="293569">
            <text:p>29356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20481">
            <text:p>9020481</text:p>
          </table:table-cell>
        </table:table-row>
        <table:table-row table:style-name="ro2">
          <table:table-cell office:value-type="float" office:value="266548">
            <text:p>266548</text:p>
          </table:table-cell>
          <table:table-cell office:value-type="float" office:value="293570">
            <text:p>29357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549">
            <text:p>266549</text:p>
          </table:table-cell>
          <table:table-cell office:value-type="float" office:value="293571">
            <text:p>293571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550">
            <text:p>266550</text:p>
          </table:table-cell>
          <table:table-cell office:value-type="float" office:value="293572">
            <text:p>293572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551">
            <text:p>266551</text:p>
          </table:table-cell>
          <table:table-cell office:value-type="float" office:value="293573">
            <text:p>293573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603F1</text:p>
          </table:table-cell>
        </table:table-row>
        <table:table-row table:style-name="ro2">
          <table:table-cell office:value-type="float" office:value="266552">
            <text:p>266552</text:p>
          </table:table-cell>
          <table:table-cell office:value-type="float" office:value="293574">
            <text:p>293574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6553">
            <text:p>266553</text:p>
          </table:table-cell>
          <table:table-cell office:value-type="float" office:value="293575">
            <text:p>293575</text:p>
          </table:table-cell>
          <table:table-cell office:value-type="float" office:value="275">
            <text:p>275</text:p>
          </table:table-cell>
          <table:table-cell office:value-type="float" office:value="529.99">
            <text:p>5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6554">
            <text:p>266554</text:p>
          </table:table-cell>
          <table:table-cell office:value-type="float" office:value="293576">
            <text:p>293576</text:p>
          </table:table-cell>
          <table:table-cell office:value-type="float" office:value="65">
            <text:p>6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2E1</text:p>
          </table:table-cell>
        </table:table-row>
        <table:table-row table:style-name="ro2">
          <table:table-cell office:value-type="float" office:value="266555">
            <text:p>266555</text:p>
          </table:table-cell>
          <table:table-cell office:value-type="float" office:value="293577">
            <text:p>293577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6556">
            <text:p>266556</text:p>
          </table:table-cell>
          <table:table-cell office:value-type="float" office:value="293578">
            <text:p>293578</text:p>
          </table:table-cell>
          <table:table-cell office:value-type="float" office:value="120">
            <text:p>12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557">
            <text:p>266557</text:p>
          </table:table-cell>
          <table:table-cell office:value-type="float" office:value="293579">
            <text:p>293579</text:p>
          </table:table-cell>
          <table:table-cell office:value-type="float" office:value="267">
            <text:p>267</text:p>
          </table:table-cell>
          <table:table-cell office:value-type="float" office:value="649.99">
            <text:p>6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501A1</text:p>
          </table:table-cell>
        </table:table-row>
        <table:table-row table:style-name="ro2">
          <table:table-cell office:value-type="float" office:value="266558">
            <text:p>266558</text:p>
          </table:table-cell>
          <table:table-cell office:value-type="float" office:value="293580">
            <text:p>293580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604B1</text:p>
          </table:table-cell>
        </table:table-row>
        <table:table-row table:style-name="ro2">
          <table:table-cell office:value-type="float" office:value="266559">
            <text:p>266559</text:p>
          </table:table-cell>
          <table:table-cell office:value-type="float" office:value="293498">
            <text:p>293498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00A81</text:p>
          </table:table-cell>
        </table:table-row>
        <table:table-row table:style-name="ro2">
          <table:table-cell office:value-type="float" office:value="266584">
            <text:p>266584</text:p>
          </table:table-cell>
          <table:table-cell office:value-type="string">
            <text:p>MJCB164808</text:p>
          </table:table-cell>
          <table:table-cell office:value-type="float" office:value="66">
            <text:p>66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591">
            <text:p>266591</text:p>
          </table:table-cell>
          <table:table-cell office:value-type="float" office:value="293581">
            <text:p>29358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592">
            <text:p>266592</text:p>
          </table:table-cell>
          <table:table-cell office:value-type="float" office:value="293582">
            <text:p>293582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6595">
            <text:p>266595</text:p>
          </table:table-cell>
          <table:table-cell office:value-type="float" office:value="293585">
            <text:p>293585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663">
            <text:p>7050663</text:p>
          </table:table-cell>
        </table:table-row>
        <table:table-row table:style-name="ro2">
          <table:table-cell office:value-type="float" office:value="266596">
            <text:p>266596</text:p>
          </table:table-cell>
          <table:table-cell office:value-type="float" office:value="293586">
            <text:p>293586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D1</text:p>
          </table:table-cell>
        </table:table-row>
        <table:table-row table:style-name="ro2">
          <table:table-cell office:value-type="float" office:value="266597">
            <text:p>266597</text:p>
          </table:table-cell>
          <table:table-cell office:value-type="float" office:value="293587">
            <text:p>293587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598">
            <text:p>266598</text:p>
          </table:table-cell>
          <table:table-cell office:value-type="float" office:value="293588">
            <text:p>293588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599">
            <text:p>266599</text:p>
          </table:table-cell>
          <table:table-cell office:value-type="float" office:value="293589">
            <text:p>293589</text:p>
          </table:table-cell>
          <table:table-cell office:value-type="float" office:value="279">
            <text:p>279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600">
            <text:p>266600</text:p>
          </table:table-cell>
          <table:table-cell office:value-type="float" office:value="293590">
            <text:p>293590</text:p>
          </table:table-cell>
          <table:table-cell office:value-type="float" office:value="279">
            <text:p>279</text:p>
          </table:table-cell>
          <table:table-cell office:value-type="float" office:value="599.99">
            <text:p>5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791">
            <text:p>17010791</text:p>
          </table:table-cell>
        </table:table-row>
        <table:table-row table:style-name="ro2">
          <table:table-cell office:value-type="float" office:value="266601">
            <text:p>266601</text:p>
          </table:table-cell>
          <table:table-cell office:value-type="float" office:value="293591">
            <text:p>293591</text:p>
          </table:table-cell>
          <table:table-cell office:value-type="float" office:value="279">
            <text:p>279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602">
            <text:p>266602</text:p>
          </table:table-cell>
          <table:table-cell office:value-type="float" office:value="293592">
            <text:p>293592</text:p>
          </table:table-cell>
          <table:table-cell office:value-type="float" office:value="241">
            <text:p>241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603">
            <text:p>266603</text:p>
          </table:table-cell>
          <table:table-cell office:value-type="float" office:value="293593">
            <text:p>293593</text:p>
          </table:table-cell>
          <table:table-cell office:value-type="float" office:value="241">
            <text:p>241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604">
            <text:p>266604</text:p>
          </table:table-cell>
          <table:table-cell office:value-type="float" office:value="293594">
            <text:p>293594</text:p>
          </table:table-cell>
          <table:table-cell office:value-type="float" office:value="129">
            <text:p>129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605">
            <text:p>266605</text:p>
          </table:table-cell>
          <table:table-cell office:value-type="float" office:value="293595">
            <text:p>293595</text:p>
          </table:table-cell>
          <table:table-cell office:value-type="float" office:value="129">
            <text:p>129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606">
            <text:p>266606</text:p>
          </table:table-cell>
          <table:table-cell office:value-type="float" office:value="293596">
            <text:p>293596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31">
            <text:p>17010131</text:p>
          </table:table-cell>
        </table:table-row>
        <table:table-row table:style-name="ro2">
          <table:table-cell office:value-type="float" office:value="266607">
            <text:p>266607</text:p>
          </table:table-cell>
          <table:table-cell office:value-type="float" office:value="293597">
            <text:p>293597</text:p>
          </table:table-cell>
          <table:table-cell office:value-type="float" office:value="133">
            <text:p>133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EB1</text:p>
          </table:table-cell>
        </table:table-row>
        <table:table-row table:style-name="ro2">
          <table:table-cell office:value-type="float" office:value="266609">
            <text:p>266609</text:p>
          </table:table-cell>
          <table:table-cell office:value-type="float" office:value="293599">
            <text:p>293599</text:p>
          </table:table-cell>
          <table:table-cell office:value-type="float" office:value="53.2">
            <text:p>53.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6610">
            <text:p>266610</text:p>
          </table:table-cell>
          <table:table-cell office:value-type="float" office:value="293600">
            <text:p>293600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6611">
            <text:p>266611</text:p>
          </table:table-cell>
          <table:table-cell office:value-type="float" office:value="293601">
            <text:p>29360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12">
            <text:p>266612</text:p>
          </table:table-cell>
          <table:table-cell office:value-type="float" office:value="293602">
            <text:p>29360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A1</text:p>
          </table:table-cell>
        </table:table-row>
        <table:table-row table:style-name="ro2">
          <table:table-cell office:value-type="float" office:value="266613">
            <text:p>266613</text:p>
          </table:table-cell>
          <table:table-cell office:value-type="float" office:value="293603">
            <text:p>29360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41">
            <text:p>1020341</text:p>
          </table:table-cell>
        </table:table-row>
        <table:table-row table:style-name="ro2">
          <table:table-cell office:value-type="float" office:value="266614">
            <text:p>266614</text:p>
          </table:table-cell>
          <table:table-cell office:value-type="float" office:value="293604">
            <text:p>293604</text:p>
          </table:table-cell>
          <table:table-cell office:value-type="float" office:value="55">
            <text:p>5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6615">
            <text:p>266615</text:p>
          </table:table-cell>
          <table:table-cell office:value-type="float" office:value="293605">
            <text:p>293605</text:p>
          </table:table-cell>
          <table:table-cell office:value-type="float" office:value="135">
            <text:p>13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6616">
            <text:p>266616</text:p>
          </table:table-cell>
          <table:table-cell office:value-type="float" office:value="293606">
            <text:p>293606</text:p>
          </table:table-cell>
          <table:table-cell office:value-type="float" office:value="53.2">
            <text:p>53.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6617">
            <text:p>266617</text:p>
          </table:table-cell>
          <table:table-cell office:value-type="float" office:value="293607">
            <text:p>293607</text:p>
          </table:table-cell>
          <table:table-cell office:value-type="float" office:value="60.2">
            <text:p>60.2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6618">
            <text:p>266618</text:p>
          </table:table-cell>
          <table:table-cell office:value-type="float" office:value="293608">
            <text:p>293608</text:p>
          </table:table-cell>
          <table:table-cell office:value-type="float" office:value="60.2">
            <text:p>60.2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6619">
            <text:p>266619</text:p>
          </table:table-cell>
          <table:table-cell office:value-type="float" office:value="293609">
            <text:p>293609</text:p>
          </table:table-cell>
          <table:table-cell office:value-type="float" office:value="50.4">
            <text:p>50.4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6620">
            <text:p>266620</text:p>
          </table:table-cell>
          <table:table-cell office:value-type="float" office:value="293610">
            <text:p>293610</text:p>
          </table:table-cell>
          <table:table-cell office:value-type="float" office:value="11">
            <text:p>11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11</text:p>
          </table:table-cell>
        </table:table-row>
        <table:table-row table:style-name="ro2">
          <table:table-cell office:value-type="float" office:value="266621">
            <text:p>266621</text:p>
          </table:table-cell>
          <table:table-cell office:value-type="float" office:value="293611">
            <text:p>293611</text:p>
          </table:table-cell>
          <table:table-cell office:value-type="float" office:value="8">
            <text:p>8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B1</text:p>
          </table:table-cell>
        </table:table-row>
        <table:table-row table:style-name="ro2">
          <table:table-cell office:value-type="float" office:value="266622">
            <text:p>266622</text:p>
          </table:table-cell>
          <table:table-cell office:value-type="float" office:value="293612">
            <text:p>293612</text:p>
          </table:table-cell>
          <table:table-cell office:value-type="float" office:value="14">
            <text:p>14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B1</text:p>
          </table:table-cell>
        </table:table-row>
        <table:table-row table:style-name="ro2">
          <table:table-cell office:value-type="float" office:value="266623">
            <text:p>266623</text:p>
          </table:table-cell>
          <table:table-cell office:value-type="float" office:value="293613">
            <text:p>29361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626">
            <text:p>266626</text:p>
          </table:table-cell>
          <table:table-cell office:value-type="float" office:value="293616">
            <text:p>293616</text:p>
          </table:table-cell>
          <table:table-cell office:value-type="float" office:value="253">
            <text:p>253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627">
            <text:p>266627</text:p>
          </table:table-cell>
          <table:table-cell office:value-type="float" office:value="293617">
            <text:p>293617</text:p>
          </table:table-cell>
          <table:table-cell office:value-type="float" office:value="57">
            <text:p>57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51</text:p>
          </table:table-cell>
        </table:table-row>
        <table:table-row table:style-name="ro2">
          <table:table-cell office:value-type="float" office:value="266628">
            <text:p>266628</text:p>
          </table:table-cell>
          <table:table-cell office:value-type="float" office:value="293618">
            <text:p>293618</text:p>
          </table:table-cell>
          <table:table-cell office:value-type="float" office:value="57">
            <text:p>57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A51</text:p>
          </table:table-cell>
        </table:table-row>
        <table:table-row table:style-name="ro2">
          <table:table-cell office:value-type="float" office:value="266629">
            <text:p>266629</text:p>
          </table:table-cell>
          <table:table-cell office:value-type="float" office:value="293619">
            <text:p>293619</text:p>
          </table:table-cell>
          <table:table-cell office:value-type="float" office:value="375">
            <text:p>375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6630">
            <text:p>266630</text:p>
          </table:table-cell>
          <table:table-cell office:value-type="float" office:value="293620">
            <text:p>293620</text:p>
          </table:table-cell>
          <table:table-cell office:value-type="float" office:value="206">
            <text:p>206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6634">
            <text:p>266634</text:p>
          </table:table-cell>
          <table:table-cell office:value-type="float" office:value="293624">
            <text:p>293624</text:p>
          </table:table-cell>
          <table:table-cell office:value-type="float" office:value="260">
            <text:p>260</text:p>
          </table:table-cell>
          <table:table-cell office:value-type="float" office:value="479.99">
            <text:p>4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81</text:p>
          </table:table-cell>
        </table:table-row>
        <table:table-row table:style-name="ro2">
          <table:table-cell office:value-type="float" office:value="266635">
            <text:p>266635</text:p>
          </table:table-cell>
          <table:table-cell office:value-type="float" office:value="293625">
            <text:p>293625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636">
            <text:p>266636</text:p>
          </table:table-cell>
          <table:table-cell office:value-type="float" office:value="293626">
            <text:p>293626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C1</text:p>
          </table:table-cell>
        </table:table-row>
        <table:table-row table:style-name="ro2">
          <table:table-cell office:value-type="float" office:value="266637">
            <text:p>266637</text:p>
          </table:table-cell>
          <table:table-cell office:value-type="float" office:value="293627">
            <text:p>293627</text:p>
          </table:table-cell>
          <table:table-cell office:value-type="float" office:value="99">
            <text:p>99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01</text:p>
          </table:table-cell>
        </table:table-row>
        <table:table-row table:style-name="ro2">
          <table:table-cell office:value-type="float" office:value="266638">
            <text:p>266638</text:p>
          </table:table-cell>
          <table:table-cell office:value-type="float" office:value="293628">
            <text:p>293628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6639">
            <text:p>266639</text:p>
          </table:table-cell>
          <table:table-cell office:value-type="float" office:value="293629">
            <text:p>293629</text:p>
          </table:table-cell>
          <table:table-cell office:value-type="float" office:value="95">
            <text:p>9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6B1</text:p>
          </table:table-cell>
        </table:table-row>
        <table:table-row table:style-name="ro2">
          <table:table-cell office:value-type="float" office:value="266640">
            <text:p>266640</text:p>
          </table:table-cell>
          <table:table-cell office:value-type="float" office:value="293630">
            <text:p>293630</text:p>
          </table:table-cell>
          <table:table-cell office:value-type="float" office:value="241">
            <text:p>241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641">
            <text:p>266641</text:p>
          </table:table-cell>
          <table:table-cell office:value-type="float" office:value="293631">
            <text:p>293631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6642">
            <text:p>266642</text:p>
          </table:table-cell>
          <table:table-cell office:value-type="float" office:value="293632">
            <text:p>293632</text:p>
          </table:table-cell>
          <table:table-cell office:value-type="float" office:value="143">
            <text:p>143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643">
            <text:p>266643</text:p>
          </table:table-cell>
          <table:table-cell office:value-type="float" office:value="293633">
            <text:p>293633</text:p>
          </table:table-cell>
          <table:table-cell office:value-type="float" office:value="42">
            <text:p>42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91</text:p>
          </table:table-cell>
        </table:table-row>
        <table:table-row table:style-name="ro2">
          <table:table-cell office:value-type="float" office:value="266644">
            <text:p>266644</text:p>
          </table:table-cell>
          <table:table-cell office:value-type="float" office:value="293634">
            <text:p>293634</text:p>
          </table:table-cell>
          <table:table-cell office:value-type="float" office:value="122">
            <text:p>122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6645">
            <text:p>266645</text:p>
          </table:table-cell>
          <table:table-cell office:value-type="float" office:value="293635">
            <text:p>293635</text:p>
          </table:table-cell>
          <table:table-cell office:value-type="float" office:value="129">
            <text:p>129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647">
            <text:p>266647</text:p>
          </table:table-cell>
          <table:table-cell office:value-type="float" office:value="293637">
            <text:p>293637</text:p>
          </table:table-cell>
          <table:table-cell office:value-type="float" office:value="57">
            <text:p>57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01</text:p>
          </table:table-cell>
        </table:table-row>
        <table:table-row table:style-name="ro2">
          <table:table-cell office:value-type="float" office:value="266648">
            <text:p>266648</text:p>
          </table:table-cell>
          <table:table-cell office:value-type="float" office:value="293638">
            <text:p>293638</text:p>
          </table:table-cell>
          <table:table-cell office:value-type="float" office:value="81">
            <text:p>81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C11</text:p>
          </table:table-cell>
        </table:table-row>
        <table:table-row table:style-name="ro2">
          <table:table-cell office:value-type="float" office:value="266649">
            <text:p>266649</text:p>
          </table:table-cell>
          <table:table-cell office:value-type="float" office:value="293639">
            <text:p>293639</text:p>
          </table:table-cell>
          <table:table-cell office:value-type="float" office:value="66">
            <text:p>66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650">
            <text:p>266650</text:p>
          </table:table-cell>
          <table:table-cell office:value-type="float" office:value="293640">
            <text:p>293640</text:p>
          </table:table-cell>
          <table:table-cell office:value-type="float" office:value="66">
            <text:p>66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651">
            <text:p>266651</text:p>
          </table:table-cell>
          <table:table-cell office:value-type="float" office:value="293641">
            <text:p>293641</text:p>
          </table:table-cell>
          <table:table-cell office:value-type="float" office:value="99">
            <text:p>99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1A1</text:p>
          </table:table-cell>
        </table:table-row>
        <table:table-row table:style-name="ro2">
          <table:table-cell office:value-type="float" office:value="266652">
            <text:p>266652</text:p>
          </table:table-cell>
          <table:table-cell office:value-type="float" office:value="293642">
            <text:p>293642</text:p>
          </table:table-cell>
          <table:table-cell office:value-type="float" office:value="87">
            <text:p>87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20271">
            <text:p>18020271</text:p>
          </table:table-cell>
        </table:table-row>
        <table:table-row table:style-name="ro2">
          <table:table-cell office:value-type="float" office:value="266653">
            <text:p>266653</text:p>
          </table:table-cell>
          <table:table-cell office:value-type="float" office:value="293643">
            <text:p>293643</text:p>
          </table:table-cell>
          <table:table-cell office:value-type="float" office:value="66">
            <text:p>66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6F1</text:p>
          </table:table-cell>
        </table:table-row>
        <table:table-row table:style-name="ro2">
          <table:table-cell office:value-type="float" office:value="266654">
            <text:p>266654</text:p>
          </table:table-cell>
          <table:table-cell office:value-type="float" office:value="293644">
            <text:p>293644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681">
            <text:p>17010681</text:p>
          </table:table-cell>
        </table:table-row>
        <table:table-row table:style-name="ro2">
          <table:table-cell office:value-type="float" office:value="266655">
            <text:p>266655</text:p>
          </table:table-cell>
          <table:table-cell office:value-type="float" office:value="293645">
            <text:p>293645</text:p>
          </table:table-cell>
          <table:table-cell office:value-type="float" office:value="31">
            <text:p>31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6656">
            <text:p>266656</text:p>
          </table:table-cell>
          <table:table-cell office:value-type="float" office:value="293646">
            <text:p>293646</text:p>
          </table:table-cell>
          <table:table-cell office:value-type="float" office:value="31">
            <text:p>31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6657">
            <text:p>266657</text:p>
          </table:table-cell>
          <table:table-cell office:value-type="float" office:value="293647">
            <text:p>293647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6658">
            <text:p>266658</text:p>
          </table:table-cell>
          <table:table-cell office:value-type="float" office:value="293648">
            <text:p>293648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59">
            <text:p>266659</text:p>
          </table:table-cell>
          <table:table-cell office:value-type="float" office:value="293649">
            <text:p>293649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60">
            <text:p>266660</text:p>
          </table:table-cell>
          <table:table-cell office:value-type="float" office:value="293650">
            <text:p>293650</text:p>
          </table:table-cell>
          <table:table-cell office:value-type="float" office:value="90">
            <text:p>90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4F1</text:p>
          </table:table-cell>
        </table:table-row>
        <table:table-row table:style-name="ro2">
          <table:table-cell office:value-type="float" office:value="266661">
            <text:p>266661</text:p>
          </table:table-cell>
          <table:table-cell office:value-type="float" office:value="293651">
            <text:p>293651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662">
            <text:p>266662</text:p>
          </table:table-cell>
          <table:table-cell office:value-type="float" office:value="293652">
            <text:p>293652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63">
            <text:p>266663</text:p>
          </table:table-cell>
          <table:table-cell office:value-type="float" office:value="293653">
            <text:p>293653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A71</text:p>
          </table:table-cell>
        </table:table-row>
        <table:table-row table:style-name="ro2">
          <table:table-cell office:value-type="float" office:value="266664">
            <text:p>266664</text:p>
          </table:table-cell>
          <table:table-cell office:value-type="float" office:value="293654">
            <text:p>293654</text:p>
          </table:table-cell>
          <table:table-cell office:value-type="float" office:value="109">
            <text:p>109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D1</text:p>
          </table:table-cell>
        </table:table-row>
        <table:table-row table:style-name="ro2">
          <table:table-cell office:value-type="float" office:value="266665">
            <text:p>266665</text:p>
          </table:table-cell>
          <table:table-cell office:value-type="float" office:value="293655">
            <text:p>293655</text:p>
          </table:table-cell>
          <table:table-cell office:value-type="float" office:value="31">
            <text:p>31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361">
            <text:p>17060361</text:p>
          </table:table-cell>
        </table:table-row>
        <table:table-row table:style-name="ro2">
          <table:table-cell office:value-type="float" office:value="266666">
            <text:p>266666</text:p>
          </table:table-cell>
          <table:table-cell office:value-type="float" office:value="293656">
            <text:p>293656</text:p>
          </table:table-cell>
          <table:table-cell office:value-type="float" office:value="14.9">
            <text:p>14.9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667">
            <text:p>266667</text:p>
          </table:table-cell>
          <table:table-cell office:value-type="float" office:value="293657">
            <text:p>293657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668">
            <text:p>266668</text:p>
          </table:table-cell>
          <table:table-cell office:value-type="float" office:value="293658">
            <text:p>293658</text:p>
          </table:table-cell>
          <table:table-cell office:value-type="float" office:value="70">
            <text:p>7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5D1</text:p>
          </table:table-cell>
        </table:table-row>
        <table:table-row table:style-name="ro2">
          <table:table-cell office:value-type="float" office:value="266669">
            <text:p>266669</text:p>
          </table:table-cell>
          <table:table-cell office:value-type="float" office:value="293659">
            <text:p>293659</text:p>
          </table:table-cell>
          <table:table-cell office:value-type="float" office:value="2">
            <text:p>2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041</text:p>
          </table:table-cell>
        </table:table-row>
        <table:table-row table:style-name="ro2">
          <table:table-cell office:value-type="float" office:value="266670">
            <text:p>266670</text:p>
          </table:table-cell>
          <table:table-cell office:value-type="float" office:value="293660">
            <text:p>293660</text:p>
          </table:table-cell>
          <table:table-cell office:value-type="float" office:value="7">
            <text:p>7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6671">
            <text:p>266671</text:p>
          </table:table-cell>
          <table:table-cell office:value-type="float" office:value="293661">
            <text:p>293661</text:p>
          </table:table-cell>
          <table:table-cell office:value-type="float" office:value="70">
            <text:p>7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0F1</text:p>
          </table:table-cell>
        </table:table-row>
        <table:table-row table:style-name="ro2">
          <table:table-cell office:value-type="float" office:value="266672">
            <text:p>266672</text:p>
          </table:table-cell>
          <table:table-cell office:value-type="float" office:value="293662">
            <text:p>293662</text:p>
          </table:table-cell>
          <table:table-cell office:value-type="float" office:value="41">
            <text:p>41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101</text:p>
          </table:table-cell>
        </table:table-row>
        <table:table-row table:style-name="ro2">
          <table:table-cell office:value-type="float" office:value="266673">
            <text:p>266673</text:p>
          </table:table-cell>
          <table:table-cell office:value-type="float" office:value="293663">
            <text:p>293663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D1</text:p>
          </table:table-cell>
        </table:table-row>
        <table:table-row table:style-name="ro2">
          <table:table-cell office:value-type="float" office:value="266674">
            <text:p>266674</text:p>
          </table:table-cell>
          <table:table-cell office:value-type="float" office:value="293664">
            <text:p>293664</text:p>
          </table:table-cell>
          <table:table-cell office:value-type="float" office:value="125">
            <text:p>125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201">
            <text:p>7050201</text:p>
          </table:table-cell>
        </table:table-row>
        <table:table-row table:style-name="ro2">
          <table:table-cell office:value-type="float" office:value="266675">
            <text:p>266675</text:p>
          </table:table-cell>
          <table:table-cell office:value-type="float" office:value="293665">
            <text:p>293665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D1</text:p>
          </table:table-cell>
        </table:table-row>
        <table:table-row table:style-name="ro2">
          <table:table-cell office:value-type="float" office:value="266676">
            <text:p>266676</text:p>
          </table:table-cell>
          <table:table-cell office:value-type="float" office:value="293666">
            <text:p>29366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6677">
            <text:p>266677</text:p>
          </table:table-cell>
          <table:table-cell office:value-type="float" office:value="293667">
            <text:p>293667</text:p>
          </table:table-cell>
          <table:table-cell office:value-type="float" office:value="4">
            <text:p>4</text:p>
          </table:table-cell>
          <table:table-cell office:value-type="float" office:value="14.99">
            <text:p>1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0B1</text:p>
          </table:table-cell>
        </table:table-row>
        <table:table-row table:style-name="ro2">
          <table:table-cell office:value-type="float" office:value="266678">
            <text:p>266678</text:p>
          </table:table-cell>
          <table:table-cell office:value-type="float" office:value="293668">
            <text:p>293668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B61</text:p>
          </table:table-cell>
        </table:table-row>
        <table:table-row table:style-name="ro2">
          <table:table-cell office:value-type="float" office:value="266679">
            <text:p>266679</text:p>
          </table:table-cell>
          <table:table-cell office:value-type="float" office:value="293669">
            <text:p>293669</text:p>
          </table:table-cell>
          <table:table-cell office:value-type="float" office:value="15">
            <text:p>1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01">
            <text:p>7010601</text:p>
          </table:table-cell>
        </table:table-row>
        <table:table-row table:style-name="ro2">
          <table:table-cell office:value-type="float" office:value="266680">
            <text:p>266680</text:p>
          </table:table-cell>
          <table:table-cell office:value-type="float" office:value="293670">
            <text:p>293670</text:p>
          </table:table-cell>
          <table:table-cell office:value-type="float" office:value="77">
            <text:p>77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6681">
            <text:p>266681</text:p>
          </table:table-cell>
          <table:table-cell office:value-type="float" office:value="293671">
            <text:p>293671</text:p>
          </table:table-cell>
          <table:table-cell office:value-type="float" office:value="22">
            <text:p>22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6682">
            <text:p>266682</text:p>
          </table:table-cell>
          <table:table-cell office:value-type="float" office:value="293672">
            <text:p>293672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321">
            <text:p>7010321</text:p>
          </table:table-cell>
        </table:table-row>
        <table:table-row table:style-name="ro2">
          <table:table-cell office:value-type="float" office:value="266683">
            <text:p>266683</text:p>
          </table:table-cell>
          <table:table-cell office:value-type="float" office:value="293673">
            <text:p>293673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31">
            <text:p>7020431</text:p>
          </table:table-cell>
        </table:table-row>
        <table:table-row table:style-name="ro2">
          <table:table-cell office:value-type="float" office:value="266684">
            <text:p>266684</text:p>
          </table:table-cell>
          <table:table-cell office:value-type="float" office:value="293674">
            <text:p>293674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561">
            <text:p>7030561</text:p>
          </table:table-cell>
        </table:table-row>
        <table:table-row table:style-name="ro2">
          <table:table-cell office:value-type="float" office:value="266685">
            <text:p>266685</text:p>
          </table:table-cell>
          <table:table-cell office:value-type="float" office:value="293675">
            <text:p>293675</text:p>
          </table:table-cell>
          <table:table-cell office:value-type="float" office:value="111">
            <text:p>111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8C1</text:p>
          </table:table-cell>
        </table:table-row>
        <table:table-row table:style-name="ro2">
          <table:table-cell office:value-type="float" office:value="266686">
            <text:p>266686</text:p>
          </table:table-cell>
          <table:table-cell office:value-type="float" office:value="293676">
            <text:p>29367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687">
            <text:p>266687</text:p>
          </table:table-cell>
          <table:table-cell office:value-type="float" office:value="293677">
            <text:p>293677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688">
            <text:p>266688</text:p>
          </table:table-cell>
          <table:table-cell office:value-type="float" office:value="293678">
            <text:p>293678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689">
            <text:p>266689</text:p>
          </table:table-cell>
          <table:table-cell office:value-type="float" office:value="293679">
            <text:p>293679</text:p>
          </table:table-cell>
          <table:table-cell office:value-type="float" office:value="250">
            <text:p>25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91">
            <text:p>17010791</text:p>
          </table:table-cell>
        </table:table-row>
        <table:table-row table:style-name="ro2">
          <table:table-cell office:value-type="float" office:value="266690">
            <text:p>266690</text:p>
          </table:table-cell>
          <table:table-cell office:value-type="float" office:value="293680">
            <text:p>293680</text:p>
          </table:table-cell>
          <table:table-cell office:value-type="float" office:value="0">
            <text:p>0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691">
            <text:p>266691</text:p>
          </table:table-cell>
          <table:table-cell office:value-type="float" office:value="293681">
            <text:p>293681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692">
            <text:p>266692</text:p>
          </table:table-cell>
          <table:table-cell office:value-type="float" office:value="293682">
            <text:p>293682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693">
            <text:p>266693</text:p>
          </table:table-cell>
          <table:table-cell office:value-type="float" office:value="293683">
            <text:p>293683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0F1</text:p>
          </table:table-cell>
        </table:table-row>
        <table:table-row table:style-name="ro2">
          <table:table-cell office:value-type="float" office:value="266694">
            <text:p>266694</text:p>
          </table:table-cell>
          <table:table-cell office:value-type="float" office:value="293684">
            <text:p>293684</text:p>
          </table:table-cell>
          <table:table-cell office:value-type="float" office:value="364">
            <text:p>364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C13</text:p>
          </table:table-cell>
        </table:table-row>
        <table:table-row table:style-name="ro2">
          <table:table-cell office:value-type="float" office:value="266695">
            <text:p>266695</text:p>
          </table:table-cell>
          <table:table-cell office:value-type="float" office:value="293685">
            <text:p>293685</text:p>
          </table:table-cell>
          <table:table-cell office:value-type="float" office:value="6">
            <text:p>6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601E1</text:p>
          </table:table-cell>
        </table:table-row>
        <table:table-row table:style-name="ro2">
          <table:table-cell office:value-type="float" office:value="266696">
            <text:p>266696</text:p>
          </table:table-cell>
          <table:table-cell office:value-type="float" office:value="293687">
            <text:p>293687</text:p>
          </table:table-cell>
          <table:table-cell office:value-type="float" office:value="4">
            <text:p>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0E1</text:p>
          </table:table-cell>
        </table:table-row>
        <table:table-row table:style-name="ro2">
          <table:table-cell office:value-type="float" office:value="266697">
            <text:p>266697</text:p>
          </table:table-cell>
          <table:table-cell office:value-type="float" office:value="293688">
            <text:p>293688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304C1</text:p>
          </table:table-cell>
        </table:table-row>
        <table:table-row table:style-name="ro2">
          <table:table-cell office:value-type="float" office:value="266698">
            <text:p>266698</text:p>
          </table:table-cell>
          <table:table-cell office:value-type="float" office:value="293689">
            <text:p>293689</text:p>
          </table:table-cell>
          <table:table-cell office:value-type="float" office:value="10">
            <text:p>10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699">
            <text:p>266699</text:p>
          </table:table-cell>
          <table:table-cell office:value-type="float" office:value="293690">
            <text:p>293690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700">
            <text:p>266700</text:p>
          </table:table-cell>
          <table:table-cell office:value-type="float" office:value="293691">
            <text:p>293691</text:p>
          </table:table-cell>
          <table:table-cell office:value-type="float" office:value="200">
            <text:p>20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403</text:p>
          </table:table-cell>
        </table:table-row>
        <table:table-row table:style-name="ro2">
          <table:table-cell office:value-type="float" office:value="266701">
            <text:p>266701</text:p>
          </table:table-cell>
          <table:table-cell office:value-type="float" office:value="293692">
            <text:p>293692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C41</text:p>
          </table:table-cell>
        </table:table-row>
        <table:table-row table:style-name="ro2">
          <table:table-cell office:value-type="float" office:value="266702">
            <text:p>266702</text:p>
          </table:table-cell>
          <table:table-cell office:value-type="float" office:value="293693">
            <text:p>293693</text:p>
          </table:table-cell>
          <table:table-cell office:value-type="float" office:value="68">
            <text:p>68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70241">
            <text:p>18070241</text:p>
          </table:table-cell>
        </table:table-row>
        <table:table-row table:style-name="ro2">
          <table:table-cell office:value-type="float" office:value="266703">
            <text:p>266703</text:p>
          </table:table-cell>
          <table:table-cell office:value-type="float" office:value="293694">
            <text:p>293694</text:p>
          </table:table-cell>
          <table:table-cell office:value-type="float" office:value="68">
            <text:p>68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70241">
            <text:p>18070241</text:p>
          </table:table-cell>
        </table:table-row>
        <table:table-row table:style-name="ro2">
          <table:table-cell office:value-type="float" office:value="266704">
            <text:p>266704</text:p>
          </table:table-cell>
          <table:table-cell office:value-type="float" office:value="293695">
            <text:p>293695</text:p>
          </table:table-cell>
          <table:table-cell office:value-type="float" office:value="29">
            <text:p>29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D1</text:p>
          </table:table-cell>
        </table:table-row>
        <table:table-row table:style-name="ro2">
          <table:table-cell office:value-type="float" office:value="266705">
            <text:p>266705</text:p>
          </table:table-cell>
          <table:table-cell office:value-type="float" office:value="293696">
            <text:p>293696</text:p>
          </table:table-cell>
          <table:table-cell office:value-type="float" office:value="412">
            <text:p>412</text:p>
          </table:table-cell>
          <table:table-cell office:value-type="float" office:value="899.99">
            <text:p>8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4D1</text:p>
          </table:table-cell>
        </table:table-row>
        <table:table-row table:style-name="ro2">
          <table:table-cell office:value-type="float" office:value="266706">
            <text:p>266706</text:p>
          </table:table-cell>
          <table:table-cell office:value-type="float" office:value="293697">
            <text:p>293697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707">
            <text:p>266707</text:p>
          </table:table-cell>
          <table:table-cell office:value-type="float" office:value="293698">
            <text:p>293698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01">
            <text:p>15060001</text:p>
          </table:table-cell>
        </table:table-row>
        <table:table-row table:style-name="ro2">
          <table:table-cell office:value-type="float" office:value="266708">
            <text:p>266708</text:p>
          </table:table-cell>
          <table:table-cell office:value-type="float" office:value="293699">
            <text:p>293699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3A1</text:p>
          </table:table-cell>
        </table:table-row>
        <table:table-row table:style-name="ro2">
          <table:table-cell office:value-type="float" office:value="266709">
            <text:p>266709</text:p>
          </table:table-cell>
          <table:table-cell office:value-type="float" office:value="293700">
            <text:p>293700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6710">
            <text:p>266710</text:p>
          </table:table-cell>
          <table:table-cell office:value-type="float" office:value="293701">
            <text:p>293701</text:p>
          </table:table-cell>
          <table:table-cell office:value-type="float" office:value="110">
            <text:p>11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00651">
            <text:p>17000651</text:p>
          </table:table-cell>
        </table:table-row>
        <table:table-row table:style-name="ro2">
          <table:table-cell office:value-type="float" office:value="266713">
            <text:p>266713</text:p>
          </table:table-cell>
          <table:table-cell office:value-type="float" office:value="293704">
            <text:p>293704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714">
            <text:p>266714</text:p>
          </table:table-cell>
          <table:table-cell office:value-type="float" office:value="293705">
            <text:p>293705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6715">
            <text:p>266715</text:p>
          </table:table-cell>
          <table:table-cell office:value-type="float" office:value="293706">
            <text:p>293706</text:p>
          </table:table-cell>
          <table:table-cell office:value-type="float" office:value="60">
            <text:p>6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717">
            <text:p>266717</text:p>
          </table:table-cell>
          <table:table-cell office:value-type="float" office:value="293686">
            <text:p>293686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751</text:p>
          </table:table-cell>
        </table:table-row>
        <table:table-row table:style-name="ro2">
          <table:table-cell office:value-type="float" office:value="266726">
            <text:p>266726</text:p>
          </table:table-cell>
          <table:table-cell office:value-type="string">
            <text:p>CACB001401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6731">
            <text:p>266731</text:p>
          </table:table-cell>
          <table:table-cell office:value-type="string">
            <text:p>MJCB164936</text:p>
          </table:table-cell>
          <table:table-cell office:value-type="float" office:value="105">
            <text:p>105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6733">
            <text:p>266733</text:p>
          </table:table-cell>
          <table:table-cell office:value-type="string">
            <text:p>EDCB00141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737">
            <text:p>266737</text:p>
          </table:table-cell>
          <table:table-cell office:value-type="string">
            <text:p>EDCB001417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6742">
            <text:p>266742</text:p>
          </table:table-cell>
          <table:table-cell office:value-type="float" office:value="293708">
            <text:p>293708</text:p>
          </table:table-cell>
          <table:table-cell office:value-type="float" office:value="105">
            <text:p>105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5A1</text:p>
          </table:table-cell>
        </table:table-row>
        <table:table-row table:style-name="ro2">
          <table:table-cell office:value-type="float" office:value="266743">
            <text:p>266743</text:p>
          </table:table-cell>
          <table:table-cell office:value-type="float" office:value="293709">
            <text:p>293709</text:p>
          </table:table-cell>
          <table:table-cell office:value-type="float" office:value="90">
            <text:p>9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AA1</text:p>
          </table:table-cell>
        </table:table-row>
        <table:table-row table:style-name="ro2">
          <table:table-cell office:value-type="float" office:value="266744">
            <text:p>266744</text:p>
          </table:table-cell>
          <table:table-cell office:value-type="float" office:value="293710">
            <text:p>293710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10241</text:p>
          </table:table-cell>
        </table:table-row>
        <table:table-row table:style-name="ro2">
          <table:table-cell office:value-type="float" office:value="266745">
            <text:p>266745</text:p>
          </table:table-cell>
          <table:table-cell office:value-type="float" office:value="293711">
            <text:p>293711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10271</text:p>
          </table:table-cell>
        </table:table-row>
        <table:table-row table:style-name="ro2">
          <table:table-cell office:value-type="float" office:value="266746">
            <text:p>266746</text:p>
          </table:table-cell>
          <table:table-cell office:value-type="float" office:value="293713">
            <text:p>293713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747">
            <text:p>266747</text:p>
          </table:table-cell>
          <table:table-cell office:value-type="float" office:value="293715">
            <text:p>293715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748">
            <text:p>266748</text:p>
          </table:table-cell>
          <table:table-cell office:value-type="float" office:value="293716">
            <text:p>293716</text:p>
          </table:table-cell>
          <table:table-cell office:value-type="float" office:value="105">
            <text:p>105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6749">
            <text:p>266749</text:p>
          </table:table-cell>
          <table:table-cell office:value-type="float" office:value="293717">
            <text:p>293717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271</text:p>
          </table:table-cell>
        </table:table-row>
        <table:table-row table:style-name="ro2">
          <table:table-cell office:value-type="float" office:value="266750">
            <text:p>266750</text:p>
          </table:table-cell>
          <table:table-cell office:value-type="float" office:value="293718">
            <text:p>293718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60051">
            <text:p>13060051</text:p>
          </table:table-cell>
        </table:table-row>
        <table:table-row table:style-name="ro2">
          <table:table-cell office:value-type="float" office:value="266751">
            <text:p>266751</text:p>
          </table:table-cell>
          <table:table-cell office:value-type="float" office:value="293719">
            <text:p>293719</text:p>
          </table:table-cell>
          <table:table-cell office:value-type="float" office:value="65">
            <text:p>6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6752">
            <text:p>266752</text:p>
          </table:table-cell>
          <table:table-cell office:value-type="float" office:value="293720">
            <text:p>293720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511">
            <text:p>7020511</text:p>
          </table:table-cell>
        </table:table-row>
        <table:table-row table:style-name="ro2">
          <table:table-cell office:value-type="float" office:value="266753">
            <text:p>266753</text:p>
          </table:table-cell>
          <table:table-cell office:value-type="float" office:value="293721">
            <text:p>293721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6754">
            <text:p>266754</text:p>
          </table:table-cell>
          <table:table-cell office:value-type="float" office:value="293722">
            <text:p>293722</text:p>
          </table:table-cell>
          <table:table-cell office:value-type="float" office:value="200">
            <text:p>20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2D1</text:p>
          </table:table-cell>
        </table:table-row>
        <table:table-row table:style-name="ro2">
          <table:table-cell office:value-type="float" office:value="266755">
            <text:p>266755</text:p>
          </table:table-cell>
          <table:table-cell office:value-type="float" office:value="293723">
            <text:p>293723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756">
            <text:p>266756</text:p>
          </table:table-cell>
          <table:table-cell office:value-type="float" office:value="293724">
            <text:p>293724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6757">
            <text:p>266757</text:p>
          </table:table-cell>
          <table:table-cell office:value-type="float" office:value="293725">
            <text:p>293725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6758">
            <text:p>266758</text:p>
          </table:table-cell>
          <table:table-cell office:value-type="float" office:value="293726">
            <text:p>293726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759">
            <text:p>266759</text:p>
          </table:table-cell>
          <table:table-cell office:value-type="float" office:value="293727">
            <text:p>293727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2F1</text:p>
          </table:table-cell>
        </table:table-row>
        <table:table-row table:style-name="ro2">
          <table:table-cell office:value-type="float" office:value="266760">
            <text:p>266760</text:p>
          </table:table-cell>
          <table:table-cell office:value-type="float" office:value="293728">
            <text:p>293728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421</text:p>
          </table:table-cell>
        </table:table-row>
        <table:table-row table:style-name="ro2">
          <table:table-cell office:value-type="float" office:value="266761">
            <text:p>266761</text:p>
          </table:table-cell>
          <table:table-cell office:value-type="float" office:value="293729">
            <text:p>293729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6762">
            <text:p>266762</text:p>
          </table:table-cell>
          <table:table-cell office:value-type="float" office:value="293730">
            <text:p>293730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763">
            <text:p>266763</text:p>
          </table:table-cell>
          <table:table-cell office:value-type="float" office:value="293731">
            <text:p>29373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764">
            <text:p>266764</text:p>
          </table:table-cell>
          <table:table-cell office:value-type="float" office:value="293732">
            <text:p>293732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6765">
            <text:p>266765</text:p>
          </table:table-cell>
          <table:table-cell office:value-type="float" office:value="293736">
            <text:p>293736</text:p>
          </table:table-cell>
          <table:table-cell office:value-type="float" office:value="150">
            <text:p>15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201">
            <text:p>7050201</text:p>
          </table:table-cell>
        </table:table-row>
        <table:table-row table:style-name="ro2">
          <table:table-cell office:value-type="float" office:value="266766">
            <text:p>266766</text:p>
          </table:table-cell>
          <table:table-cell office:value-type="float" office:value="293737">
            <text:p>293737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6767">
            <text:p>266767</text:p>
          </table:table-cell>
          <table:table-cell office:value-type="float" office:value="293738">
            <text:p>293738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10481">
            <text:p>9010481</text:p>
          </table:table-cell>
        </table:table-row>
        <table:table-row table:style-name="ro2">
          <table:table-cell office:value-type="float" office:value="266768">
            <text:p>266768</text:p>
          </table:table-cell>
          <table:table-cell office:value-type="float" office:value="293739">
            <text:p>293739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1D1</text:p>
          </table:table-cell>
        </table:table-row>
        <table:table-row table:style-name="ro2">
          <table:table-cell office:value-type="float" office:value="266769">
            <text:p>266769</text:p>
          </table:table-cell>
          <table:table-cell office:value-type="float" office:value="293740">
            <text:p>293740</text:p>
          </table:table-cell>
          <table:table-cell office:value-type="float" office:value="73">
            <text:p>73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61">
            <text:p>7050461</text:p>
          </table:table-cell>
        </table:table-row>
        <table:table-row table:style-name="ro2">
          <table:table-cell office:value-type="float" office:value="266770">
            <text:p>266770</text:p>
          </table:table-cell>
          <table:table-cell office:value-type="float" office:value="293741">
            <text:p>293741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0E1</text:p>
          </table:table-cell>
        </table:table-row>
        <table:table-row table:style-name="ro2">
          <table:table-cell office:value-type="float" office:value="266771">
            <text:p>266771</text:p>
          </table:table-cell>
          <table:table-cell office:value-type="float" office:value="293742">
            <text:p>293742</text:p>
          </table:table-cell>
          <table:table-cell office:value-type="float" office:value="100">
            <text:p>1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504F1</text:p>
          </table:table-cell>
        </table:table-row>
        <table:table-row table:style-name="ro2">
          <table:table-cell office:value-type="float" office:value="266772">
            <text:p>266772</text:p>
          </table:table-cell>
          <table:table-cell office:value-type="float" office:value="293743">
            <text:p>293743</text:p>
          </table:table-cell>
          <table:table-cell office:value-type="float" office:value="85">
            <text:p>8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31</text:p>
          </table:table-cell>
        </table:table-row>
        <table:table-row table:style-name="ro2">
          <table:table-cell office:value-type="float" office:value="266773">
            <text:p>266773</text:p>
          </table:table-cell>
          <table:table-cell office:value-type="float" office:value="293744">
            <text:p>293744</text:p>
          </table:table-cell>
          <table:table-cell office:value-type="float" office:value="115">
            <text:p>115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6774">
            <text:p>266774</text:p>
          </table:table-cell>
          <table:table-cell office:value-type="float" office:value="293745">
            <text:p>29374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00A1</text:p>
          </table:table-cell>
        </table:table-row>
        <table:table-row table:style-name="ro2">
          <table:table-cell office:value-type="float" office:value="266775">
            <text:p>266775</text:p>
          </table:table-cell>
          <table:table-cell office:value-type="float" office:value="293746">
            <text:p>29374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00A1</text:p>
          </table:table-cell>
        </table:table-row>
        <table:table-row table:style-name="ro2">
          <table:table-cell office:value-type="float" office:value="266776">
            <text:p>266776</text:p>
          </table:table-cell>
          <table:table-cell office:value-type="float" office:value="293747">
            <text:p>293747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71">
            <text:p>7020471</text:p>
          </table:table-cell>
        </table:table-row>
        <table:table-row table:style-name="ro2">
          <table:table-cell office:value-type="float" office:value="266777">
            <text:p>266777</text:p>
          </table:table-cell>
          <table:table-cell office:value-type="float" office:value="293748">
            <text:p>293748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41</text:p>
          </table:table-cell>
        </table:table-row>
        <table:table-row table:style-name="ro2">
          <table:table-cell office:value-type="float" office:value="266778">
            <text:p>266778</text:p>
          </table:table-cell>
          <table:table-cell office:value-type="float" office:value="293749">
            <text:p>293749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604B1</text:p>
          </table:table-cell>
        </table:table-row>
        <table:table-row table:style-name="ro2">
          <table:table-cell office:value-type="float" office:value="266779">
            <text:p>266779</text:p>
          </table:table-cell>
          <table:table-cell office:value-type="float" office:value="293750">
            <text:p>293750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302D1</text:p>
          </table:table-cell>
        </table:table-row>
        <table:table-row table:style-name="ro2">
          <table:table-cell office:value-type="float" office:value="266780">
            <text:p>266780</text:p>
          </table:table-cell>
          <table:table-cell office:value-type="float" office:value="293751">
            <text:p>293751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C1</text:p>
          </table:table-cell>
        </table:table-row>
        <table:table-row table:style-name="ro2">
          <table:table-cell office:value-type="float" office:value="266782">
            <text:p>266782</text:p>
          </table:table-cell>
          <table:table-cell office:value-type="float" office:value="293753">
            <text:p>293753</text:p>
          </table:table-cell>
          <table:table-cell office:value-type="float" office:value="165">
            <text:p>16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681">
            <text:p>17010681</text:p>
          </table:table-cell>
        </table:table-row>
        <table:table-row table:style-name="ro2">
          <table:table-cell office:value-type="float" office:value="266783">
            <text:p>266783</text:p>
          </table:table-cell>
          <table:table-cell office:value-type="float" office:value="293754">
            <text:p>293754</text:p>
          </table:table-cell>
          <table:table-cell office:value-type="float" office:value="75">
            <text:p>75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10121</text:p>
          </table:table-cell>
        </table:table-row>
        <table:table-row table:style-name="ro2">
          <table:table-cell office:value-type="float" office:value="266784">
            <text:p>266784</text:p>
          </table:table-cell>
          <table:table-cell office:value-type="float" office:value="293755">
            <text:p>293755</text:p>
          </table:table-cell>
          <table:table-cell office:value-type="float" office:value="130">
            <text:p>13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EB1</text:p>
          </table:table-cell>
        </table:table-row>
        <table:table-row table:style-name="ro2">
          <table:table-cell office:value-type="float" office:value="266785">
            <text:p>266785</text:p>
          </table:table-cell>
          <table:table-cell office:value-type="float" office:value="293756">
            <text:p>293756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511</text:p>
          </table:table-cell>
        </table:table-row>
        <table:table-row table:style-name="ro2">
          <table:table-cell office:value-type="float" office:value="266786">
            <text:p>266786</text:p>
          </table:table-cell>
          <table:table-cell office:value-type="float" office:value="293757">
            <text:p>293757</text:p>
          </table:table-cell>
          <table:table-cell office:value-type="float" office:value="154">
            <text:p>154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571</text:p>
          </table:table-cell>
        </table:table-row>
        <table:table-row table:style-name="ro2">
          <table:table-cell office:value-type="float" office:value="266787">
            <text:p>266787</text:p>
          </table:table-cell>
          <table:table-cell office:value-type="float" office:value="293758">
            <text:p>293758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A91</text:p>
          </table:table-cell>
        </table:table-row>
        <table:table-row table:style-name="ro2">
          <table:table-cell office:value-type="float" office:value="266788">
            <text:p>266788</text:p>
          </table:table-cell>
          <table:table-cell office:value-type="float" office:value="293759">
            <text:p>293759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B61</text:p>
          </table:table-cell>
        </table:table-row>
        <table:table-row table:style-name="ro2">
          <table:table-cell office:value-type="float" office:value="266789">
            <text:p>266789</text:p>
          </table:table-cell>
          <table:table-cell office:value-type="float" office:value="293760">
            <text:p>293760</text:p>
          </table:table-cell>
          <table:table-cell office:value-type="float" office:value="180">
            <text:p>180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351</text:p>
          </table:table-cell>
        </table:table-row>
        <table:table-row table:style-name="ro2">
          <table:table-cell office:value-type="float" office:value="266790">
            <text:p>266790</text:p>
          </table:table-cell>
          <table:table-cell office:value-type="float" office:value="293761">
            <text:p>293761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791">
            <text:p>266791</text:p>
          </table:table-cell>
          <table:table-cell office:value-type="float" office:value="293762">
            <text:p>293762</text:p>
          </table:table-cell>
          <table:table-cell office:value-type="float" office:value="115">
            <text:p>11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6E1</text:p>
          </table:table-cell>
        </table:table-row>
        <table:table-row table:style-name="ro2">
          <table:table-cell office:value-type="float" office:value="266792">
            <text:p>266792</text:p>
          </table:table-cell>
          <table:table-cell office:value-type="float" office:value="293763">
            <text:p>293763</text:p>
          </table:table-cell>
          <table:table-cell office:value-type="float" office:value="180">
            <text:p>180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351</text:p>
          </table:table-cell>
        </table:table-row>
        <table:table-row table:style-name="ro2">
          <table:table-cell office:value-type="float" office:value="266793">
            <text:p>266793</text:p>
          </table:table-cell>
          <table:table-cell office:value-type="float" office:value="293764">
            <text:p>293764</text:p>
          </table:table-cell>
          <table:table-cell office:value-type="float" office:value="155">
            <text:p>15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941</text:p>
          </table:table-cell>
        </table:table-row>
        <table:table-row table:style-name="ro2">
          <table:table-cell office:value-type="float" office:value="266794">
            <text:p>266794</text:p>
          </table:table-cell>
          <table:table-cell office:value-type="float" office:value="293765">
            <text:p>293765</text:p>
          </table:table-cell>
          <table:table-cell office:value-type="float" office:value="193.75">
            <text:p>193.7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941</text:p>
          </table:table-cell>
        </table:table-row>
        <table:table-row table:style-name="ro2">
          <table:table-cell office:value-type="float" office:value="266795">
            <text:p>266795</text:p>
          </table:table-cell>
          <table:table-cell office:value-type="float" office:value="293766">
            <text:p>293766</text:p>
          </table:table-cell>
          <table:table-cell office:value-type="float" office:value="193.75">
            <text:p>193.7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941</text:p>
          </table:table-cell>
        </table:table-row>
        <table:table-row table:style-name="ro2">
          <table:table-cell office:value-type="float" office:value="266796">
            <text:p>266796</text:p>
          </table:table-cell>
          <table:table-cell office:value-type="float" office:value="293767">
            <text:p>293767</text:p>
          </table:table-cell>
          <table:table-cell office:value-type="float" office:value="190">
            <text:p>19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043</text:p>
          </table:table-cell>
        </table:table-row>
        <table:table-row table:style-name="ro2">
          <table:table-cell office:value-type="float" office:value="266797">
            <text:p>266797</text:p>
          </table:table-cell>
          <table:table-cell office:value-type="float" office:value="293768">
            <text:p>293768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161</text:p>
          </table:table-cell>
        </table:table-row>
        <table:table-row table:style-name="ro2">
          <table:table-cell office:value-type="float" office:value="266798">
            <text:p>266798</text:p>
          </table:table-cell>
          <table:table-cell office:value-type="float" office:value="293769">
            <text:p>293769</text:p>
          </table:table-cell>
          <table:table-cell office:value-type="float" office:value="20">
            <text:p>2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799">
            <text:p>266799</text:p>
          </table:table-cell>
          <table:table-cell office:value-type="float" office:value="293770">
            <text:p>293770</text:p>
          </table:table-cell>
          <table:table-cell office:value-type="float" office:value="314.65">
            <text:p>314.65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941</text:p>
          </table:table-cell>
        </table:table-row>
        <table:table-row table:style-name="ro2">
          <table:table-cell office:value-type="float" office:value="266801">
            <text:p>266801</text:p>
          </table:table-cell>
          <table:table-cell office:value-type="float" office:value="293772">
            <text:p>293772</text:p>
          </table:table-cell>
          <table:table-cell office:value-type="float" office:value="170.5">
            <text:p>170.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8D1</text:p>
          </table:table-cell>
        </table:table-row>
        <table:table-row table:style-name="ro2">
          <table:table-cell office:value-type="float" office:value="266802">
            <text:p>266802</text:p>
          </table:table-cell>
          <table:table-cell office:value-type="float" office:value="293773">
            <text:p>293773</text:p>
          </table:table-cell>
          <table:table-cell office:value-type="float" office:value="142">
            <text:p>142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141">
            <text:p>17050141</text:p>
          </table:table-cell>
        </table:table-row>
        <table:table-row table:style-name="ro2">
          <table:table-cell office:value-type="float" office:value="266803">
            <text:p>266803</text:p>
          </table:table-cell>
          <table:table-cell office:value-type="float" office:value="293774">
            <text:p>293774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5">
            <text:p>266805</text:p>
          </table:table-cell>
          <table:table-cell office:value-type="float" office:value="293776">
            <text:p>29377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6">
            <text:p>266806</text:p>
          </table:table-cell>
          <table:table-cell office:value-type="float" office:value="293777">
            <text:p>293777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7">
            <text:p>266807</text:p>
          </table:table-cell>
          <table:table-cell office:value-type="float" office:value="293778">
            <text:p>293778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8">
            <text:p>266808</text:p>
          </table:table-cell>
          <table:table-cell office:value-type="float" office:value="293779">
            <text:p>293779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9">
            <text:p>266809</text:p>
          </table:table-cell>
          <table:table-cell office:value-type="float" office:value="293781">
            <text:p>293781</text:p>
          </table:table-cell>
          <table:table-cell office:value-type="float" office:value="10">
            <text:p>1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810">
            <text:p>266810</text:p>
          </table:table-cell>
          <table:table-cell office:value-type="float" office:value="293782">
            <text:p>293782</text:p>
          </table:table-cell>
          <table:table-cell office:value-type="float" office:value="10">
            <text:p>1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811">
            <text:p>266811</text:p>
          </table:table-cell>
          <table:table-cell office:value-type="float" office:value="293783">
            <text:p>293783</text:p>
          </table:table-cell>
          <table:table-cell office:value-type="float" office:value="519.25">
            <text:p>519.25</text:p>
          </table:table-cell>
          <table:table-cell office:value-type="float" office:value="1349.99">
            <text:p>1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963</text:p>
          </table:table-cell>
        </table:table-row>
        <table:table-row table:style-name="ro2">
          <table:table-cell office:value-type="float" office:value="266812">
            <text:p>266812</text:p>
          </table:table-cell>
          <table:table-cell office:value-type="float" office:value="293785">
            <text:p>293785</text:p>
          </table:table-cell>
          <table:table-cell office:value-type="float" office:value="271.6">
            <text:p>271.6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6813">
            <text:p>266813</text:p>
          </table:table-cell>
          <table:table-cell office:value-type="float" office:value="293786">
            <text:p>293786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814">
            <text:p>266814</text:p>
          </table:table-cell>
          <table:table-cell office:value-type="float" office:value="293787">
            <text:p>29378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5D1</text:p>
          </table:table-cell>
        </table:table-row>
        <table:table-row table:style-name="ro2">
          <table:table-cell office:value-type="float" office:value="266815">
            <text:p>266815</text:p>
          </table:table-cell>
          <table:table-cell office:value-type="float" office:value="293788">
            <text:p>293788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6816">
            <text:p>266816</text:p>
          </table:table-cell>
          <table:table-cell office:value-type="float" office:value="293789">
            <text:p>293789</text:p>
          </table:table-cell>
          <table:table-cell office:value-type="float" office:value="170.8">
            <text:p>170.8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20291</text:p>
          </table:table-cell>
        </table:table-row>
        <table:table-row table:style-name="ro2">
          <table:table-cell office:value-type="float" office:value="266817">
            <text:p>266817</text:p>
          </table:table-cell>
          <table:table-cell office:value-type="float" office:value="293790">
            <text:p>293790</text:p>
          </table:table-cell>
          <table:table-cell office:value-type="float" office:value="315">
            <text:p>315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261">
            <text:p>17050261</text:p>
          </table:table-cell>
        </table:table-row>
        <table:table-row table:style-name="ro2">
          <table:table-cell office:value-type="float" office:value="266818">
            <text:p>266818</text:p>
          </table:table-cell>
          <table:table-cell office:value-type="float" office:value="293791">
            <text:p>293791</text:p>
          </table:table-cell>
          <table:table-cell office:value-type="float" office:value="235.6">
            <text:p>235.6</text:p>
          </table:table-cell>
          <table:table-cell office:value-type="float" office:value="629.99">
            <text:p>6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81</text:p>
          </table:table-cell>
        </table:table-row>
        <table:table-row table:style-name="ro2">
          <table:table-cell office:value-type="float" office:value="266819">
            <text:p>266819</text:p>
          </table:table-cell>
          <table:table-cell office:value-type="float" office:value="293792">
            <text:p>293792</text:p>
          </table:table-cell>
          <table:table-cell office:value-type="float" office:value="235.6">
            <text:p>235.6</text:p>
          </table:table-cell>
          <table:table-cell office:value-type="float" office:value="629.99">
            <text:p>6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81</text:p>
          </table:table-cell>
        </table:table-row>
        <table:table-row table:style-name="ro2">
          <table:table-cell office:value-type="float" office:value="266820">
            <text:p>266820</text:p>
          </table:table-cell>
          <table:table-cell office:value-type="float" office:value="293793">
            <text:p>293793</text:p>
          </table:table-cell>
          <table:table-cell office:value-type="float" office:value="317.75">
            <text:p>317.7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6821">
            <text:p>266821</text:p>
          </table:table-cell>
          <table:table-cell office:value-type="float" office:value="293794">
            <text:p>293794</text:p>
          </table:table-cell>
          <table:table-cell office:value-type="float" office:value="100.75">
            <text:p>100.7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8A3</text:p>
          </table:table-cell>
        </table:table-row>
        <table:table-row table:style-name="ro2">
          <table:table-cell office:value-type="float" office:value="266822">
            <text:p>266822</text:p>
          </table:table-cell>
          <table:table-cell office:value-type="float" office:value="293795">
            <text:p>293795</text:p>
          </table:table-cell>
          <table:table-cell office:value-type="float" office:value="100.75">
            <text:p>100.7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8A3</text:p>
          </table:table-cell>
        </table:table-row>
        <table:table-row table:style-name="ro2">
          <table:table-cell office:value-type="float" office:value="266823">
            <text:p>266823</text:p>
          </table:table-cell>
          <table:table-cell office:value-type="float" office:value="293796">
            <text:p>293796</text:p>
          </table:table-cell>
          <table:table-cell office:value-type="float" office:value="100.75">
            <text:p>100.7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8A3</text:p>
          </table:table-cell>
        </table:table-row>
        <table:table-row table:style-name="ro2">
          <table:table-cell office:value-type="float" office:value="266824">
            <text:p>266824</text:p>
          </table:table-cell>
          <table:table-cell office:value-type="float" office:value="293797">
            <text:p>293797</text:p>
          </table:table-cell>
          <table:table-cell office:value-type="float" office:value="89.9">
            <text:p>89.9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983</text:p>
          </table:table-cell>
        </table:table-row>
        <table:table-row table:style-name="ro2">
          <table:table-cell office:value-type="float" office:value="266825">
            <text:p>266825</text:p>
          </table:table-cell>
          <table:table-cell office:value-type="float" office:value="293798">
            <text:p>293798</text:p>
          </table:table-cell>
          <table:table-cell office:value-type="float" office:value="89.9">
            <text:p>89.9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983</text:p>
          </table:table-cell>
        </table:table-row>
        <table:table-row table:style-name="ro2">
          <table:table-cell office:value-type="float" office:value="266826">
            <text:p>266826</text:p>
          </table:table-cell>
          <table:table-cell office:value-type="float" office:value="293799">
            <text:p>293799</text:p>
          </table:table-cell>
          <table:table-cell office:value-type="float" office:value="89.9">
            <text:p>89.9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983</text:p>
          </table:table-cell>
        </table:table-row>
        <table:table-row table:style-name="ro2">
          <table:table-cell office:value-type="float" office:value="266827">
            <text:p>266827</text:p>
          </table:table-cell>
          <table:table-cell office:value-type="float" office:value="293800">
            <text:p>293800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6828">
            <text:p>266828</text:p>
          </table:table-cell>
          <table:table-cell office:value-type="float" office:value="293801">
            <text:p>293801</text:p>
          </table:table-cell>
          <table:table-cell office:value-type="float" office:value="849">
            <text:p>849</text:p>
          </table:table-cell>
          <table:table-cell office:value-type="float" office:value="1899.99">
            <text:p>1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6829">
            <text:p>266829</text:p>
          </table:table-cell>
          <table:table-cell office:value-type="float" office:value="293802">
            <text:p>293802</text:p>
          </table:table-cell>
          <table:table-cell office:value-type="float" office:value="849">
            <text:p>849</text:p>
          </table:table-cell>
          <table:table-cell office:value-type="float" office:value="1899.99">
            <text:p>1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6830">
            <text:p>266830</text:p>
          </table:table-cell>
          <table:table-cell office:value-type="float" office:value="293803">
            <text:p>293803</text:p>
          </table:table-cell>
          <table:table-cell office:value-type="float" office:value="118">
            <text:p>118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6E1</text:p>
          </table:table-cell>
        </table:table-row>
        <table:table-row table:style-name="ro2">
          <table:table-cell office:value-type="float" office:value="266831">
            <text:p>266831</text:p>
          </table:table-cell>
          <table:table-cell office:value-type="float" office:value="293805">
            <text:p>293805</text:p>
          </table:table-cell>
          <table:table-cell office:value-type="float" office:value="184">
            <text:p>184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6832">
            <text:p>266832</text:p>
          </table:table-cell>
          <table:table-cell office:value-type="float" office:value="293806">
            <text:p>293806</text:p>
          </table:table-cell>
          <table:table-cell office:value-type="float" office:value="184">
            <text:p>184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6833">
            <text:p>266833</text:p>
          </table:table-cell>
          <table:table-cell office:value-type="float" office:value="293807">
            <text:p>293807</text:p>
          </table:table-cell>
          <table:table-cell office:value-type="float" office:value="119">
            <text:p>119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91</text:p>
          </table:table-cell>
        </table:table-row>
        <table:table-row table:style-name="ro2">
          <table:table-cell office:value-type="float" office:value="266834">
            <text:p>266834</text:p>
          </table:table-cell>
          <table:table-cell office:value-type="float" office:value="293808">
            <text:p>293808</text:p>
          </table:table-cell>
          <table:table-cell office:value-type="float" office:value="119">
            <text:p>119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91</text:p>
          </table:table-cell>
        </table:table-row>
        <table:table-row table:style-name="ro2">
          <table:table-cell office:value-type="float" office:value="266835">
            <text:p>266835</text:p>
          </table:table-cell>
          <table:table-cell office:value-type="float" office:value="293809">
            <text:p>293809</text:p>
          </table:table-cell>
          <table:table-cell office:value-type="float" office:value="408">
            <text:p>408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893</text:p>
          </table:table-cell>
        </table:table-row>
        <table:table-row table:style-name="ro2">
          <table:table-cell office:value-type="float" office:value="266836">
            <text:p>266836</text:p>
          </table:table-cell>
          <table:table-cell office:value-type="float" office:value="293810">
            <text:p>293810</text:p>
          </table:table-cell>
          <table:table-cell office:value-type="float" office:value="56">
            <text:p>56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6837">
            <text:p>266837</text:p>
          </table:table-cell>
          <table:table-cell office:value-type="float" office:value="293811">
            <text:p>293811</text:p>
          </table:table-cell>
          <table:table-cell office:value-type="float" office:value="56">
            <text:p>56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6839">
            <text:p>266839</text:p>
          </table:table-cell>
          <table:table-cell office:value-type="float" office:value="293813">
            <text:p>293813</text:p>
          </table:table-cell>
          <table:table-cell office:value-type="float" office:value="350">
            <text:p>350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50221</text:p>
          </table:table-cell>
        </table:table-row>
        <table:table-row table:style-name="ro2">
          <table:table-cell office:value-type="float" office:value="266840">
            <text:p>266840</text:p>
          </table:table-cell>
          <table:table-cell office:value-type="float" office:value="293814">
            <text:p>293814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841">
            <text:p>266841</text:p>
          </table:table-cell>
          <table:table-cell office:value-type="float" office:value="293815">
            <text:p>293815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61</text:p>
          </table:table-cell>
        </table:table-row>
        <table:table-row table:style-name="ro2">
          <table:table-cell office:value-type="float" office:value="266842">
            <text:p>266842</text:p>
          </table:table-cell>
          <table:table-cell office:value-type="float" office:value="293816">
            <text:p>293816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104C1</text:p>
          </table:table-cell>
        </table:table-row>
        <table:table-row table:style-name="ro2">
          <table:table-cell office:value-type="float" office:value="266843">
            <text:p>266843</text:p>
          </table:table-cell>
          <table:table-cell office:value-type="float" office:value="293817">
            <text:p>293817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871">
            <text:p>266871</text:p>
          </table:table-cell>
          <table:table-cell office:value-type="float" office:value="293821">
            <text:p>293821</text:p>
          </table:table-cell>
          <table:table-cell office:value-type="float" office:value="270">
            <text:p>270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872">
            <text:p>266872</text:p>
          </table:table-cell>
          <table:table-cell office:value-type="float" office:value="293822">
            <text:p>293822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041</text:p>
          </table:table-cell>
        </table:table-row>
        <table:table-row table:style-name="ro2">
          <table:table-cell office:value-type="float" office:value="266873">
            <text:p>266873</text:p>
          </table:table-cell>
          <table:table-cell office:value-type="float" office:value="293823">
            <text:p>293823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6874">
            <text:p>266874</text:p>
          </table:table-cell>
          <table:table-cell office:value-type="float" office:value="293824">
            <text:p>293824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81</text:p>
          </table:table-cell>
        </table:table-row>
        <table:table-row table:style-name="ro2">
          <table:table-cell office:value-type="float" office:value="266875">
            <text:p>266875</text:p>
          </table:table-cell>
          <table:table-cell office:value-type="float" office:value="293825">
            <text:p>293825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D73</text:p>
          </table:table-cell>
        </table:table-row>
        <table:table-row table:style-name="ro2">
          <table:table-cell office:value-type="float" office:value="266876">
            <text:p>266876</text:p>
          </table:table-cell>
          <table:table-cell office:value-type="float" office:value="293826">
            <text:p>293826</text:p>
          </table:table-cell>
          <table:table-cell office:value-type="float" office:value="55">
            <text:p>5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CC1</text:p>
          </table:table-cell>
        </table:table-row>
        <table:table-row table:style-name="ro2">
          <table:table-cell office:value-type="float" office:value="266877">
            <text:p>266877</text:p>
          </table:table-cell>
          <table:table-cell office:value-type="float" office:value="293827">
            <text:p>293827</text:p>
          </table:table-cell>
          <table:table-cell office:value-type="float" office:value="165">
            <text:p>165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01</text:p>
          </table:table-cell>
        </table:table-row>
        <table:table-row table:style-name="ro2">
          <table:table-cell office:value-type="float" office:value="266878">
            <text:p>266878</text:p>
          </table:table-cell>
          <table:table-cell office:value-type="float" office:value="293828">
            <text:p>293828</text:p>
          </table:table-cell>
          <table:table-cell office:value-type="float" office:value="18">
            <text:p>18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10341">
            <text:p>9010341</text:p>
          </table:table-cell>
        </table:table-row>
        <table:table-row table:style-name="ro2">
          <table:table-cell office:value-type="float" office:value="266879">
            <text:p>266879</text:p>
          </table:table-cell>
          <table:table-cell office:value-type="float" office:value="293829">
            <text:p>293829</text:p>
          </table:table-cell>
          <table:table-cell office:value-type="float" office:value="11">
            <text:p>11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6880">
            <text:p>266880</text:p>
          </table:table-cell>
          <table:table-cell office:value-type="float" office:value="293830">
            <text:p>293830</text:p>
          </table:table-cell>
          <table:table-cell office:value-type="float" office:value="11">
            <text:p>11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6881">
            <text:p>266881</text:p>
          </table:table-cell>
          <table:table-cell office:value-type="float" office:value="293832">
            <text:p>293832</text:p>
          </table:table-cell>
          <table:table-cell office:value-type="float" office:value="160">
            <text:p>16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6882">
            <text:p>266882</text:p>
          </table:table-cell>
          <table:table-cell office:value-type="float" office:value="293833">
            <text:p>293833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600F1</text:p>
          </table:table-cell>
        </table:table-row>
        <table:table-row table:style-name="ro2">
          <table:table-cell office:value-type="float" office:value="266884">
            <text:p>266884</text:p>
          </table:table-cell>
          <table:table-cell office:value-type="float" office:value="293835">
            <text:p>29383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885">
            <text:p>266885</text:p>
          </table:table-cell>
          <table:table-cell office:value-type="float" office:value="293836">
            <text:p>293836</text:p>
          </table:table-cell>
          <table:table-cell office:value-type="float" office:value="35">
            <text:p>3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886">
            <text:p>266886</text:p>
          </table:table-cell>
          <table:table-cell office:value-type="float" office:value="293837">
            <text:p>293837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6887">
            <text:p>266887</text:p>
          </table:table-cell>
          <table:table-cell office:value-type="float" office:value="293838">
            <text:p>293838</text:p>
          </table:table-cell>
          <table:table-cell office:value-type="float" office:value="0">
            <text:p>0</text:p>
          </table:table-cell>
          <table:table-cell office:value-type="float" office:value="14.99">
            <text:p>1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888">
            <text:p>266888</text:p>
          </table:table-cell>
          <table:table-cell office:value-type="float" office:value="293839">
            <text:p>293839</text:p>
          </table:table-cell>
          <table:table-cell office:value-type="float" office:value="0">
            <text:p>0</text:p>
          </table:table-cell>
          <table:table-cell office:value-type="float" office:value="25.99">
            <text:p>2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81">
            <text:p>15060081</text:p>
          </table:table-cell>
        </table:table-row>
        <table:table-row table:style-name="ro2">
          <table:table-cell office:value-type="float" office:value="266889">
            <text:p>266889</text:p>
          </table:table-cell>
          <table:table-cell office:value-type="float" office:value="293840">
            <text:p>293840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890">
            <text:p>266890</text:p>
          </table:table-cell>
          <table:table-cell office:value-type="float" office:value="293841">
            <text:p>29384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6891">
            <text:p>266891</text:p>
          </table:table-cell>
          <table:table-cell office:value-type="float" office:value="293842">
            <text:p>29384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892">
            <text:p>266892</text:p>
          </table:table-cell>
          <table:table-cell office:value-type="float" office:value="293843">
            <text:p>293843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C1</text:p>
          </table:table-cell>
        </table:table-row>
        <table:table-row table:style-name="ro2">
          <table:table-cell office:value-type="float" office:value="266893">
            <text:p>266893</text:p>
          </table:table-cell>
          <table:table-cell office:value-type="float" office:value="293844">
            <text:p>293844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401</text:p>
          </table:table-cell>
        </table:table-row>
        <table:table-row table:style-name="ro2">
          <table:table-cell office:value-type="float" office:value="266894">
            <text:p>266894</text:p>
          </table:table-cell>
          <table:table-cell office:value-type="float" office:value="293845">
            <text:p>293845</text:p>
          </table:table-cell>
          <table:table-cell office:value-type="float" office:value="120">
            <text:p>12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801</text:p>
          </table:table-cell>
        </table:table-row>
        <table:table-row table:style-name="ro2">
          <table:table-cell office:value-type="float" office:value="266895">
            <text:p>266895</text:p>
          </table:table-cell>
          <table:table-cell office:value-type="float" office:value="293846">
            <text:p>293846</text:p>
          </table:table-cell>
          <table:table-cell office:value-type="float" office:value="125">
            <text:p>125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D1</text:p>
          </table:table-cell>
        </table:table-row>
        <table:table-row table:style-name="ro2">
          <table:table-cell office:value-type="float" office:value="266896">
            <text:p>266896</text:p>
          </table:table-cell>
          <table:table-cell office:value-type="float" office:value="293847">
            <text:p>293847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31</text:p>
          </table:table-cell>
        </table:table-row>
        <table:table-row table:style-name="ro2">
          <table:table-cell office:value-type="float" office:value="266898">
            <text:p>266898</text:p>
          </table:table-cell>
          <table:table-cell office:value-type="float" office:value="293849">
            <text:p>293849</text:p>
          </table:table-cell>
          <table:table-cell office:value-type="float" office:value="35">
            <text:p>3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71">
            <text:p>15060271</text:p>
          </table:table-cell>
        </table:table-row>
        <table:table-row table:style-name="ro2">
          <table:table-cell office:value-type="float" office:value="266899">
            <text:p>266899</text:p>
          </table:table-cell>
          <table:table-cell office:value-type="float" office:value="293850">
            <text:p>293850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900">
            <text:p>266900</text:p>
          </table:table-cell>
          <table:table-cell office:value-type="float" office:value="293851">
            <text:p>293851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901">
            <text:p>266901</text:p>
          </table:table-cell>
          <table:table-cell office:value-type="float" office:value="293852">
            <text:p>293852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902">
            <text:p>266902</text:p>
          </table:table-cell>
          <table:table-cell office:value-type="float" office:value="293853">
            <text:p>29385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903">
            <text:p>266903</text:p>
          </table:table-cell>
          <table:table-cell office:value-type="float" office:value="293854">
            <text:p>293854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661</text:p>
          </table:table-cell>
        </table:table-row>
        <table:table-row table:style-name="ro2">
          <table:table-cell office:value-type="float" office:value="266904">
            <text:p>266904</text:p>
          </table:table-cell>
          <table:table-cell office:value-type="float" office:value="293855">
            <text:p>293855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905">
            <text:p>266905</text:p>
          </table:table-cell>
          <table:table-cell office:value-type="float" office:value="293856">
            <text:p>293856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6906">
            <text:p>266906</text:p>
          </table:table-cell>
          <table:table-cell office:value-type="float" office:value="293857">
            <text:p>293857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907">
            <text:p>266907</text:p>
          </table:table-cell>
          <table:table-cell office:value-type="float" office:value="293858">
            <text:p>293858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32">
            <text:p>7050432</text:p>
          </table:table-cell>
        </table:table-row>
        <table:table-row table:style-name="ro2">
          <table:table-cell office:value-type="float" office:value="266909">
            <text:p>266909</text:p>
          </table:table-cell>
          <table:table-cell office:value-type="float" office:value="293860">
            <text:p>293860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551">
            <text:p>7010551</text:p>
          </table:table-cell>
        </table:table-row>
        <table:table-row table:style-name="ro2">
          <table:table-cell office:value-type="float" office:value="266910">
            <text:p>266910</text:p>
          </table:table-cell>
          <table:table-cell office:value-type="float" office:value="293861">
            <text:p>293861</text:p>
          </table:table-cell>
          <table:table-cell office:value-type="float" office:value="125">
            <text:p>125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11">
            <text:p>7010911</text:p>
          </table:table-cell>
        </table:table-row>
        <table:table-row table:style-name="ro2">
          <table:table-cell office:value-type="float" office:value="266911">
            <text:p>266911</text:p>
          </table:table-cell>
          <table:table-cell office:value-type="float" office:value="293862">
            <text:p>293862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912">
            <text:p>266912</text:p>
          </table:table-cell>
          <table:table-cell office:value-type="float" office:value="293863">
            <text:p>293863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572</text:p>
          </table:table-cell>
        </table:table-row>
        <table:table-row table:style-name="ro2">
          <table:table-cell office:value-type="float" office:value="266913">
            <text:p>266913</text:p>
          </table:table-cell>
          <table:table-cell office:value-type="float" office:value="293864">
            <text:p>293864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914">
            <text:p>266914</text:p>
          </table:table-cell>
          <table:table-cell office:value-type="float" office:value="293865">
            <text:p>293865</text:p>
          </table:table-cell>
          <table:table-cell office:value-type="float" office:value="50">
            <text:p>50</text:p>
          </table:table-cell>
          <table:table-cell office:value-type="float" office:value="115.99">
            <text:p>115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606D1</text:p>
          </table:table-cell>
        </table:table-row>
        <table:table-row table:style-name="ro2">
          <table:table-cell office:value-type="float" office:value="266915">
            <text:p>266915</text:p>
          </table:table-cell>
          <table:table-cell office:value-type="float" office:value="293866">
            <text:p>293866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71">
            <text:p>17020171</text:p>
          </table:table-cell>
        </table:table-row>
        <table:table-row table:style-name="ro2">
          <table:table-cell office:value-type="float" office:value="266916">
            <text:p>266916</text:p>
          </table:table-cell>
          <table:table-cell office:value-type="float" office:value="293867">
            <text:p>293867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71">
            <text:p>7010671</text:p>
          </table:table-cell>
        </table:table-row>
        <table:table-row table:style-name="ro2">
          <table:table-cell office:value-type="float" office:value="266917">
            <text:p>266917</text:p>
          </table:table-cell>
          <table:table-cell office:value-type="float" office:value="293868">
            <text:p>293868</text:p>
          </table:table-cell>
          <table:table-cell office:value-type="float" office:value="80">
            <text:p>80</text:p>
          </table:table-cell>
          <table:table-cell office:value-type="float" office:value="297.99">
            <text:p>297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223</text:p>
          </table:table-cell>
        </table:table-row>
        <table:table-row table:style-name="ro2">
          <table:table-cell office:value-type="float" office:value="266918">
            <text:p>266918</text:p>
          </table:table-cell>
          <table:table-cell office:value-type="float" office:value="293869">
            <text:p>293869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101</text:p>
          </table:table-cell>
        </table:table-row>
        <table:table-row table:style-name="ro2">
          <table:table-cell office:value-type="float" office:value="266919">
            <text:p>266919</text:p>
          </table:table-cell>
          <table:table-cell office:value-type="float" office:value="293870">
            <text:p>293870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6920">
            <text:p>266920</text:p>
          </table:table-cell>
          <table:table-cell office:value-type="float" office:value="293871">
            <text:p>293871</text:p>
          </table:table-cell>
          <table:table-cell office:value-type="float" office:value="75">
            <text:p>75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71">
            <text:p>7010671</text:p>
          </table:table-cell>
        </table:table-row>
        <table:table-row table:style-name="ro2">
          <table:table-cell office:value-type="float" office:value="266921">
            <text:p>266921</text:p>
          </table:table-cell>
          <table:table-cell office:value-type="float" office:value="293872">
            <text:p>293872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923">
            <text:p>266923</text:p>
          </table:table-cell>
          <table:table-cell office:value-type="float" office:value="293874">
            <text:p>293874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4">
            <text:p>266924</text:p>
          </table:table-cell>
          <table:table-cell office:value-type="float" office:value="293875">
            <text:p>293875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5">
            <text:p>266925</text:p>
          </table:table-cell>
          <table:table-cell office:value-type="float" office:value="293876">
            <text:p>293876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6">
            <text:p>266926</text:p>
          </table:table-cell>
          <table:table-cell office:value-type="float" office:value="293877">
            <text:p>293877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7">
            <text:p>266927</text:p>
          </table:table-cell>
          <table:table-cell office:value-type="float" office:value="293878">
            <text:p>293878</text:p>
          </table:table-cell>
          <table:table-cell office:value-type="float" office:value="75">
            <text:p>7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928">
            <text:p>266928</text:p>
          </table:table-cell>
          <table:table-cell office:value-type="float" office:value="293879">
            <text:p>293879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1F1</text:p>
          </table:table-cell>
        </table:table-row>
        <table:table-row table:style-name="ro2">
          <table:table-cell office:value-type="float" office:value="266929">
            <text:p>266929</text:p>
          </table:table-cell>
          <table:table-cell office:value-type="float" office:value="293880">
            <text:p>293880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D01</text:p>
          </table:table-cell>
        </table:table-row>
        <table:table-row table:style-name="ro2">
          <table:table-cell office:value-type="float" office:value="266930">
            <text:p>266930</text:p>
          </table:table-cell>
          <table:table-cell office:value-type="float" office:value="293881">
            <text:p>293881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6931">
            <text:p>266931</text:p>
          </table:table-cell>
          <table:table-cell office:value-type="float" office:value="293831">
            <text:p>29383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952">
            <text:p>266952</text:p>
          </table:table-cell>
          <table:table-cell office:value-type="float" office:value="293893">
            <text:p>29389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3">
            <text:p>266953</text:p>
          </table:table-cell>
          <table:table-cell office:value-type="float" office:value="293894">
            <text:p>29389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4">
            <text:p>266954</text:p>
          </table:table-cell>
          <table:table-cell office:value-type="float" office:value="293895">
            <text:p>29389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5">
            <text:p>266955</text:p>
          </table:table-cell>
          <table:table-cell office:value-type="float" office:value="293896">
            <text:p>29389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6">
            <text:p>266956</text:p>
          </table:table-cell>
          <table:table-cell office:value-type="float" office:value="293897">
            <text:p>29389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7">
            <text:p>266957</text:p>
          </table:table-cell>
          <table:table-cell office:value-type="float" office:value="293899">
            <text:p>29389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80">
            <text:p>266980</text:p>
          </table:table-cell>
          <table:table-cell office:value-type="float" office:value="293882">
            <text:p>293882</text:p>
          </table:table-cell>
          <table:table-cell office:value-type="float" office:value="30">
            <text:p>3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6981">
            <text:p>266981</text:p>
          </table:table-cell>
          <table:table-cell office:value-type="float" office:value="293883">
            <text:p>293883</text:p>
          </table:table-cell>
          <table:table-cell office:value-type="float" office:value="140">
            <text:p>14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6982">
            <text:p>266982</text:p>
          </table:table-cell>
          <table:table-cell office:value-type="float" office:value="293885">
            <text:p>293885</text:p>
          </table:table-cell>
          <table:table-cell office:value-type="float" office:value="15.4">
            <text:p>15.4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6983">
            <text:p>266983</text:p>
          </table:table-cell>
          <table:table-cell office:value-type="float" office:value="293886">
            <text:p>293886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41</text:p>
          </table:table-cell>
        </table:table-row>
        <table:table-row table:style-name="ro2">
          <table:table-cell office:value-type="float" office:value="266984">
            <text:p>266984</text:p>
          </table:table-cell>
          <table:table-cell office:value-type="float" office:value="293887">
            <text:p>293887</text:p>
          </table:table-cell>
          <table:table-cell office:value-type="float" office:value="29.4">
            <text:p>29.4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D1</text:p>
          </table:table-cell>
        </table:table-row>
        <table:table-row table:style-name="ro2">
          <table:table-cell office:value-type="float" office:value="266985">
            <text:p>266985</text:p>
          </table:table-cell>
          <table:table-cell office:value-type="float" office:value="293888">
            <text:p>293888</text:p>
          </table:table-cell>
          <table:table-cell office:value-type="float" office:value="16">
            <text:p>16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C1</text:p>
          </table:table-cell>
        </table:table-row>
        <table:table-row table:style-name="ro2">
          <table:table-cell office:value-type="float" office:value="266986">
            <text:p>266986</text:p>
          </table:table-cell>
          <table:table-cell office:value-type="float" office:value="293889">
            <text:p>293889</text:p>
          </table:table-cell>
          <table:table-cell office:value-type="float" office:value="19.6">
            <text:p>19.6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101B1</text:p>
          </table:table-cell>
        </table:table-row>
        <table:table-row table:style-name="ro2">
          <table:table-cell office:value-type="float" office:value="266987">
            <text:p>266987</text:p>
          </table:table-cell>
          <table:table-cell office:value-type="float" office:value="293890">
            <text:p>29389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88">
            <text:p>266988</text:p>
          </table:table-cell>
          <table:table-cell office:value-type="float" office:value="293891">
            <text:p>29389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89">
            <text:p>266989</text:p>
          </table:table-cell>
          <table:table-cell office:value-type="float" office:value="293892">
            <text:p>29389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990">
            <text:p>266990</text:p>
          </table:table-cell>
          <table:table-cell office:value-type="float" office:value="293898">
            <text:p>293898</text:p>
          </table:table-cell>
          <table:table-cell office:value-type="float" office:value="7">
            <text:p>7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10481">
            <text:p>9010481</text:p>
          </table:table-cell>
        </table:table-row>
        <table:table-row table:style-name="ro2">
          <table:table-cell office:value-type="float" office:value="266991">
            <text:p>266991</text:p>
          </table:table-cell>
          <table:table-cell office:value-type="float" office:value="293900">
            <text:p>293900</text:p>
          </table:table-cell>
          <table:table-cell office:value-type="float" office:value="1.4">
            <text:p>1.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992">
            <text:p>266992</text:p>
          </table:table-cell>
          <table:table-cell office:value-type="float" office:value="293901">
            <text:p>29390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3">
            <text:p>266993</text:p>
          </table:table-cell>
          <table:table-cell office:value-type="float" office:value="293902">
            <text:p>29390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4">
            <text:p>266994</text:p>
          </table:table-cell>
          <table:table-cell office:value-type="float" office:value="293903">
            <text:p>29390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5">
            <text:p>266995</text:p>
          </table:table-cell>
          <table:table-cell office:value-type="float" office:value="293904">
            <text:p>29390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6">
            <text:p>266996</text:p>
          </table:table-cell>
          <table:table-cell office:value-type="float" office:value="293905">
            <text:p>29390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7">
            <text:p>266997</text:p>
          </table:table-cell>
          <table:table-cell office:value-type="float" office:value="293906">
            <text:p>29390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8">
            <text:p>266998</text:p>
          </table:table-cell>
          <table:table-cell office:value-type="float" office:value="293907">
            <text:p>29390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9">
            <text:p>266999</text:p>
          </table:table-cell>
          <table:table-cell office:value-type="float" office:value="293908">
            <text:p>29390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0">
            <text:p>267000</text:p>
          </table:table-cell>
          <table:table-cell office:value-type="float" office:value="293909">
            <text:p>29390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1">
            <text:p>267001</text:p>
          </table:table-cell>
          <table:table-cell office:value-type="float" office:value="293910">
            <text:p>29391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2">
            <text:p>267002</text:p>
          </table:table-cell>
          <table:table-cell office:value-type="float" office:value="293911">
            <text:p>29391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3">
            <text:p>267003</text:p>
          </table:table-cell>
          <table:table-cell office:value-type="float" office:value="293912">
            <text:p>29391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4">
            <text:p>267004</text:p>
          </table:table-cell>
          <table:table-cell office:value-type="float" office:value="293913">
            <text:p>29391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5">
            <text:p>267005</text:p>
          </table:table-cell>
          <table:table-cell office:value-type="float" office:value="293914">
            <text:p>29391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6">
            <text:p>267006</text:p>
          </table:table-cell>
          <table:table-cell office:value-type="float" office:value="293915">
            <text:p>293915</text:p>
          </table:table-cell>
          <table:table-cell office:value-type="float" office:value="15.4">
            <text:p>15.4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201B1</text:p>
          </table:table-cell>
        </table:table-row>
        <table:table-row table:style-name="ro2">
          <table:table-cell office:value-type="float" office:value="267007">
            <text:p>267007</text:p>
          </table:table-cell>
          <table:table-cell office:value-type="float" office:value="293916">
            <text:p>293916</text:p>
          </table:table-cell>
          <table:table-cell office:value-type="float" office:value="200">
            <text:p>200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051</text:p>
          </table:table-cell>
        </table:table-row>
        <table:table-row table:style-name="ro2">
          <table:table-cell office:value-type="float" office:value="267008">
            <text:p>267008</text:p>
          </table:table-cell>
          <table:table-cell office:value-type="float" office:value="293917">
            <text:p>293917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511</text:p>
          </table:table-cell>
        </table:table-row>
        <table:table-row table:style-name="ro2">
          <table:table-cell office:value-type="float" office:value="267009">
            <text:p>267009</text:p>
          </table:table-cell>
          <table:table-cell office:value-type="float" office:value="293918">
            <text:p>29391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0">
            <text:p>267010</text:p>
          </table:table-cell>
          <table:table-cell office:value-type="float" office:value="293919">
            <text:p>29391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1">
            <text:p>267011</text:p>
          </table:table-cell>
          <table:table-cell office:value-type="float" office:value="293920">
            <text:p>29392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2">
            <text:p>267012</text:p>
          </table:table-cell>
          <table:table-cell office:value-type="float" office:value="293921">
            <text:p>29392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3">
            <text:p>267013</text:p>
          </table:table-cell>
          <table:table-cell office:value-type="float" office:value="293922">
            <text:p>29392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4">
            <text:p>267014</text:p>
          </table:table-cell>
          <table:table-cell office:value-type="float" office:value="293923">
            <text:p>29392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5">
            <text:p>267015</text:p>
          </table:table-cell>
          <table:table-cell office:value-type="float" office:value="293924">
            <text:p>293924</text:p>
          </table:table-cell>
          <table:table-cell office:value-type="float" office:value="240">
            <text:p>240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6">
            <text:p>267016</text:p>
          </table:table-cell>
          <table:table-cell office:value-type="float" office:value="293925">
            <text:p>29392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7">
            <text:p>267017</text:p>
          </table:table-cell>
          <table:table-cell office:value-type="float" office:value="293926">
            <text:p>29392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8">
            <text:p>267018</text:p>
          </table:table-cell>
          <table:table-cell office:value-type="float" office:value="293927">
            <text:p>29392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9">
            <text:p>267019</text:p>
          </table:table-cell>
          <table:table-cell office:value-type="float" office:value="293928">
            <text:p>29392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0">
            <text:p>267020</text:p>
          </table:table-cell>
          <table:table-cell office:value-type="float" office:value="293929">
            <text:p>29392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1">
            <text:p>267021</text:p>
          </table:table-cell>
          <table:table-cell office:value-type="float" office:value="293930">
            <text:p>29393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2">
            <text:p>267022</text:p>
          </table:table-cell>
          <table:table-cell office:value-type="float" office:value="293931">
            <text:p>29393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3">
            <text:p>267023</text:p>
          </table:table-cell>
          <table:table-cell office:value-type="float" office:value="293932">
            <text:p>29393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4">
            <text:p>267024</text:p>
          </table:table-cell>
          <table:table-cell office:value-type="float" office:value="293933">
            <text:p>29393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5">
            <text:p>267025</text:p>
          </table:table-cell>
          <table:table-cell office:value-type="float" office:value="293934">
            <text:p>29393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6">
            <text:p>267026</text:p>
          </table:table-cell>
          <table:table-cell office:value-type="float" office:value="293935">
            <text:p>29393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7">
            <text:p>267027</text:p>
          </table:table-cell>
          <table:table-cell office:value-type="float" office:value="293936">
            <text:p>29393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8">
            <text:p>267028</text:p>
          </table:table-cell>
          <table:table-cell office:value-type="float" office:value="293937">
            <text:p>29393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9">
            <text:p>267029</text:p>
          </table:table-cell>
          <table:table-cell office:value-type="float" office:value="293938">
            <text:p>29393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0">
            <text:p>267030</text:p>
          </table:table-cell>
          <table:table-cell office:value-type="float" office:value="293939">
            <text:p>29393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1">
            <text:p>267031</text:p>
          </table:table-cell>
          <table:table-cell office:value-type="float" office:value="293940">
            <text:p>29394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2">
            <text:p>267032</text:p>
          </table:table-cell>
          <table:table-cell office:value-type="float" office:value="293941">
            <text:p>29394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3">
            <text:p>267033</text:p>
          </table:table-cell>
          <table:table-cell office:value-type="float" office:value="293942">
            <text:p>293942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41</text:p>
          </table:table-cell>
        </table:table-row>
        <table:table-row table:style-name="ro2">
          <table:table-cell office:value-type="float" office:value="267034">
            <text:p>267034</text:p>
          </table:table-cell>
          <table:table-cell office:value-type="float" office:value="293943">
            <text:p>29394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5">
            <text:p>267035</text:p>
          </table:table-cell>
          <table:table-cell office:value-type="float" office:value="293944">
            <text:p>29394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6">
            <text:p>267036</text:p>
          </table:table-cell>
          <table:table-cell office:value-type="float" office:value="293945">
            <text:p>29394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7">
            <text:p>267037</text:p>
          </table:table-cell>
          <table:table-cell office:value-type="float" office:value="293946">
            <text:p>29394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8">
            <text:p>267038</text:p>
          </table:table-cell>
          <table:table-cell office:value-type="float" office:value="293947">
            <text:p>29394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9">
            <text:p>267039</text:p>
          </table:table-cell>
          <table:table-cell office:value-type="float" office:value="293948">
            <text:p>29394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0">
            <text:p>267040</text:p>
          </table:table-cell>
          <table:table-cell office:value-type="float" office:value="293949">
            <text:p>29394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1">
            <text:p>267041</text:p>
          </table:table-cell>
          <table:table-cell office:value-type="float" office:value="293950">
            <text:p>29395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2">
            <text:p>267042</text:p>
          </table:table-cell>
          <table:table-cell office:value-type="float" office:value="293951">
            <text:p>29395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3">
            <text:p>267043</text:p>
          </table:table-cell>
          <table:table-cell office:value-type="float" office:value="293952">
            <text:p>29395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4">
            <text:p>267044</text:p>
          </table:table-cell>
          <table:table-cell office:value-type="float" office:value="293953">
            <text:p>29395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5">
            <text:p>267045</text:p>
          </table:table-cell>
          <table:table-cell office:value-type="float" office:value="293954">
            <text:p>29395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6">
            <text:p>267046</text:p>
          </table:table-cell>
          <table:table-cell office:value-type="float" office:value="293955">
            <text:p>29395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7">
            <text:p>267047</text:p>
          </table:table-cell>
          <table:table-cell office:value-type="float" office:value="293956">
            <text:p>29395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8">
            <text:p>267048</text:p>
          </table:table-cell>
          <table:table-cell office:value-type="float" office:value="293957">
            <text:p>293957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61</text:p>
          </table:table-cell>
        </table:table-row>
        <table:table-row table:style-name="ro2">
          <table:table-cell office:value-type="float" office:value="267049">
            <text:p>267049</text:p>
          </table:table-cell>
          <table:table-cell office:value-type="float" office:value="293958">
            <text:p>293958</text:p>
          </table:table-cell>
          <table:table-cell office:value-type="float" office:value="18.2">
            <text:p>18.2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7050">
            <text:p>267050</text:p>
          </table:table-cell>
          <table:table-cell office:value-type="float" office:value="293959">
            <text:p>293959</text:p>
          </table:table-cell>
          <table:table-cell office:value-type="float" office:value="1.4">
            <text:p>1.4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9D1</text:p>
          </table:table-cell>
        </table:table-row>
        <table:table-row table:style-name="ro2">
          <table:table-cell office:value-type="float" office:value="267051">
            <text:p>267051</text:p>
          </table:table-cell>
          <table:table-cell office:value-type="float" office:value="293960">
            <text:p>293960</text:p>
          </table:table-cell>
          <table:table-cell office:value-type="float" office:value="1.4">
            <text:p>1.4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9D1</text:p>
          </table:table-cell>
        </table:table-row>
        <table:table-row table:style-name="ro2">
          <table:table-cell office:value-type="float" office:value="267054">
            <text:p>267054</text:p>
          </table:table-cell>
          <table:table-cell office:value-type="float" office:value="293963">
            <text:p>293963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A1</text:p>
          </table:table-cell>
        </table:table-row>
        <table:table-row table:style-name="ro2">
          <table:table-cell office:value-type="float" office:value="267055">
            <text:p>267055</text:p>
          </table:table-cell>
          <table:table-cell office:value-type="float" office:value="293964">
            <text:p>293964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056">
            <text:p>267056</text:p>
          </table:table-cell>
          <table:table-cell office:value-type="float" office:value="293965">
            <text:p>293965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771</text:p>
          </table:table-cell>
        </table:table-row>
        <table:table-row table:style-name="ro2">
          <table:table-cell office:value-type="float" office:value="267057">
            <text:p>267057</text:p>
          </table:table-cell>
          <table:table-cell office:value-type="float" office:value="293966">
            <text:p>293966</text:p>
          </table:table-cell>
          <table:table-cell office:value-type="float" office:value="95">
            <text:p>95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01</text:p>
          </table:table-cell>
        </table:table-row>
        <table:table-row table:style-name="ro2">
          <table:table-cell office:value-type="float" office:value="267058">
            <text:p>267058</text:p>
          </table:table-cell>
          <table:table-cell office:value-type="float" office:value="293967">
            <text:p>293967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0E1</text:p>
          </table:table-cell>
        </table:table-row>
        <table:table-row table:style-name="ro2">
          <table:table-cell office:value-type="float" office:value="267059">
            <text:p>267059</text:p>
          </table:table-cell>
          <table:table-cell office:value-type="float" office:value="293968">
            <text:p>293968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F1</text:p>
          </table:table-cell>
        </table:table-row>
        <table:table-row table:style-name="ro2">
          <table:table-cell office:value-type="float" office:value="267060">
            <text:p>267060</text:p>
          </table:table-cell>
          <table:table-cell office:value-type="float" office:value="293969">
            <text:p>293969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7061">
            <text:p>267061</text:p>
          </table:table-cell>
          <table:table-cell office:value-type="float" office:value="293970">
            <text:p>293970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E1</text:p>
          </table:table-cell>
        </table:table-row>
        <table:table-row table:style-name="ro2">
          <table:table-cell office:value-type="float" office:value="267062">
            <text:p>267062</text:p>
          </table:table-cell>
          <table:table-cell office:value-type="float" office:value="293971">
            <text:p>293971</text:p>
          </table:table-cell>
          <table:table-cell office:value-type="float" office:value="1.4">
            <text:p>1.4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031">
            <text:p>13030031</text:p>
          </table:table-cell>
        </table:table-row>
        <table:table-row table:style-name="ro2">
          <table:table-cell office:value-type="float" office:value="267063">
            <text:p>267063</text:p>
          </table:table-cell>
          <table:table-cell office:value-type="float" office:value="293972">
            <text:p>293972</text:p>
          </table:table-cell>
          <table:table-cell office:value-type="float" office:value="16.8">
            <text:p>16.8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81">
            <text:p>1020381</text:p>
          </table:table-cell>
        </table:table-row>
        <table:table-row table:style-name="ro2">
          <table:table-cell office:value-type="float" office:value="267064">
            <text:p>267064</text:p>
          </table:table-cell>
          <table:table-cell office:value-type="float" office:value="293973">
            <text:p>293973</text:p>
          </table:table-cell>
          <table:table-cell office:value-type="float" office:value="2.8">
            <text:p>2.8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21</text:p>
          </table:table-cell>
        </table:table-row>
        <table:table-row table:style-name="ro2">
          <table:table-cell office:value-type="float" office:value="267065">
            <text:p>267065</text:p>
          </table:table-cell>
          <table:table-cell office:value-type="float" office:value="293974">
            <text:p>293974</text:p>
          </table:table-cell>
          <table:table-cell office:value-type="float" office:value="5.6">
            <text:p>5.6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7066">
            <text:p>267066</text:p>
          </table:table-cell>
          <table:table-cell office:value-type="float" office:value="293975">
            <text:p>293975</text:p>
          </table:table-cell>
          <table:table-cell office:value-type="float" office:value="1.4">
            <text:p>1.4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7067">
            <text:p>267067</text:p>
          </table:table-cell>
          <table:table-cell office:value-type="float" office:value="293976">
            <text:p>293976</text:p>
          </table:table-cell>
          <table:table-cell office:value-type="float" office:value="2.8">
            <text:p>2.8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21</text:p>
          </table:table-cell>
        </table:table-row>
        <table:table-row table:style-name="ro2">
          <table:table-cell office:value-type="float" office:value="267068">
            <text:p>267068</text:p>
          </table:table-cell>
          <table:table-cell office:value-type="float" office:value="293977">
            <text:p>293977</text:p>
          </table:table-cell>
          <table:table-cell office:value-type="float" office:value="2.8">
            <text:p>2.8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21</text:p>
          </table:table-cell>
        </table:table-row>
        <table:table-row table:style-name="ro2">
          <table:table-cell office:value-type="float" office:value="267069">
            <text:p>267069</text:p>
          </table:table-cell>
          <table:table-cell office:value-type="float" office:value="293978">
            <text:p>293978</text:p>
          </table:table-cell>
          <table:table-cell office:value-type="float" office:value="1.4">
            <text:p>1.4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351</text:p>
          </table:table-cell>
        </table:table-row>
        <table:table-row table:style-name="ro2">
          <table:table-cell office:value-type="float" office:value="267070">
            <text:p>267070</text:p>
          </table:table-cell>
          <table:table-cell office:value-type="float" office:value="293979">
            <text:p>293979</text:p>
          </table:table-cell>
          <table:table-cell office:value-type="float" office:value="7.5">
            <text:p>7.5</text:p>
          </table:table-cell>
          <table:table-cell office:value-type="float" office:value="49.99">
            <text:p>4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071">
            <text:p>267071</text:p>
          </table:table-cell>
          <table:table-cell office:value-type="float" office:value="293980">
            <text:p>293980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F1</text:p>
          </table:table-cell>
        </table:table-row>
        <table:table-row table:style-name="ro2">
          <table:table-cell office:value-type="float" office:value="267072">
            <text:p>267072</text:p>
          </table:table-cell>
          <table:table-cell office:value-type="float" office:value="293981">
            <text:p>293981</text:p>
          </table:table-cell>
          <table:table-cell office:value-type="float" office:value="30">
            <text:p>3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073">
            <text:p>267073</text:p>
          </table:table-cell>
          <table:table-cell office:value-type="float" office:value="293982">
            <text:p>293982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074">
            <text:p>267074</text:p>
          </table:table-cell>
          <table:table-cell office:value-type="float" office:value="293983">
            <text:p>293983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7077">
            <text:p>267077</text:p>
          </table:table-cell>
          <table:table-cell office:value-type="float" office:value="293986">
            <text:p>293986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078">
            <text:p>267078</text:p>
          </table:table-cell>
          <table:table-cell office:value-type="float" office:value="293987">
            <text:p>293987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7079">
            <text:p>267079</text:p>
          </table:table-cell>
          <table:table-cell office:value-type="float" office:value="293988">
            <text:p>29398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581">
            <text:p>17070581</text:p>
          </table:table-cell>
        </table:table-row>
        <table:table-row table:style-name="ro2">
          <table:table-cell office:value-type="float" office:value="267080">
            <text:p>267080</text:p>
          </table:table-cell>
          <table:table-cell office:value-type="float" office:value="293989">
            <text:p>293989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581">
            <text:p>17070581</text:p>
          </table:table-cell>
        </table:table-row>
        <table:table-row table:style-name="ro2">
          <table:table-cell office:value-type="float" office:value="267081">
            <text:p>267081</text:p>
          </table:table-cell>
          <table:table-cell office:value-type="float" office:value="293990">
            <text:p>29399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7082">
            <text:p>267082</text:p>
          </table:table-cell>
          <table:table-cell office:value-type="float" office:value="293991">
            <text:p>293991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7083">
            <text:p>267083</text:p>
          </table:table-cell>
          <table:table-cell office:value-type="float" office:value="293992">
            <text:p>293992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084">
            <text:p>267084</text:p>
          </table:table-cell>
          <table:table-cell office:value-type="float" office:value="293993">
            <text:p>293993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3E1</text:p>
          </table:table-cell>
        </table:table-row>
        <table:table-row table:style-name="ro2">
          <table:table-cell office:value-type="float" office:value="267085">
            <text:p>267085</text:p>
          </table:table-cell>
          <table:table-cell office:value-type="float" office:value="293994">
            <text:p>293994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AC1</text:p>
          </table:table-cell>
        </table:table-row>
        <table:table-row table:style-name="ro2">
          <table:table-cell office:value-type="float" office:value="267086">
            <text:p>267086</text:p>
          </table:table-cell>
          <table:table-cell office:value-type="float" office:value="293995">
            <text:p>293995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291">
            <text:p>9070291</text:p>
          </table:table-cell>
        </table:table-row>
        <table:table-row table:style-name="ro2">
          <table:table-cell office:value-type="float" office:value="267087">
            <text:p>267087</text:p>
          </table:table-cell>
          <table:table-cell office:value-type="float" office:value="293996">
            <text:p>293996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7088">
            <text:p>267088</text:p>
          </table:table-cell>
          <table:table-cell office:value-type="float" office:value="293997">
            <text:p>293997</text:p>
          </table:table-cell>
          <table:table-cell office:value-type="float" office:value="80">
            <text:p>8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5B1</text:p>
          </table:table-cell>
        </table:table-row>
        <table:table-row table:style-name="ro2">
          <table:table-cell office:value-type="float" office:value="267089">
            <text:p>267089</text:p>
          </table:table-cell>
          <table:table-cell office:value-type="float" office:value="293998">
            <text:p>293998</text:p>
          </table:table-cell>
          <table:table-cell office:value-type="float" office:value="168">
            <text:p>168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7091">
            <text:p>267091</text:p>
          </table:table-cell>
          <table:table-cell office:value-type="float" office:value="294000">
            <text:p>294000</text:p>
          </table:table-cell>
          <table:table-cell office:value-type="float" office:value="10">
            <text:p>1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91</text:p>
          </table:table-cell>
        </table:table-row>
        <table:table-row table:style-name="ro2">
          <table:table-cell office:value-type="float" office:value="267092">
            <text:p>267092</text:p>
          </table:table-cell>
          <table:table-cell office:value-type="float" office:value="294001">
            <text:p>294001</text:p>
          </table:table-cell>
          <table:table-cell office:value-type="float" office:value="35">
            <text:p>3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7093">
            <text:p>267093</text:p>
          </table:table-cell>
          <table:table-cell office:value-type="float" office:value="294002">
            <text:p>294002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7094">
            <text:p>267094</text:p>
          </table:table-cell>
          <table:table-cell office:value-type="float" office:value="294003">
            <text:p>294003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01">
            <text:p>7010401</text:p>
          </table:table-cell>
        </table:table-row>
        <table:table-row table:style-name="ro2">
          <table:table-cell office:value-type="float" office:value="267095">
            <text:p>267095</text:p>
          </table:table-cell>
          <table:table-cell office:value-type="float" office:value="293884">
            <text:p>293884</text:p>
          </table:table-cell>
          <table:table-cell office:value-type="float" office:value="11.2">
            <text:p>11.2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7139">
            <text:p>267139</text:p>
          </table:table-cell>
          <table:table-cell office:value-type="float" office:value="294004">
            <text:p>294004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A1</text:p>
          </table:table-cell>
        </table:table-row>
        <table:table-row table:style-name="ro2">
          <table:table-cell office:value-type="float" office:value="267140">
            <text:p>267140</text:p>
          </table:table-cell>
          <table:table-cell office:value-type="float" office:value="294005">
            <text:p>294005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7141">
            <text:p>267141</text:p>
          </table:table-cell>
          <table:table-cell office:value-type="float" office:value="294006">
            <text:p>294006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7142">
            <text:p>267142</text:p>
          </table:table-cell>
          <table:table-cell office:value-type="float" office:value="294007">
            <text:p>29400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7143">
            <text:p>267143</text:p>
          </table:table-cell>
          <table:table-cell office:value-type="float" office:value="294008">
            <text:p>294008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7144">
            <text:p>267144</text:p>
          </table:table-cell>
          <table:table-cell office:value-type="float" office:value="294009">
            <text:p>294009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7145">
            <text:p>267145</text:p>
          </table:table-cell>
          <table:table-cell office:value-type="float" office:value="294010">
            <text:p>294010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7146">
            <text:p>267146</text:p>
          </table:table-cell>
          <table:table-cell office:value-type="float" office:value="294011">
            <text:p>29401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3F1</text:p>
          </table:table-cell>
        </table:table-row>
        <table:table-row table:style-name="ro2">
          <table:table-cell office:value-type="float" office:value="267147">
            <text:p>267147</text:p>
          </table:table-cell>
          <table:table-cell office:value-type="float" office:value="294012">
            <text:p>294012</text:p>
          </table:table-cell>
          <table:table-cell office:value-type="float" office:value="95">
            <text:p>9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341">
            <text:p>7010341</text:p>
          </table:table-cell>
        </table:table-row>
        <table:table-row table:style-name="ro2">
          <table:table-cell office:value-type="float" office:value="267148">
            <text:p>267148</text:p>
          </table:table-cell>
          <table:table-cell office:value-type="float" office:value="294013">
            <text:p>294013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7149">
            <text:p>267149</text:p>
          </table:table-cell>
          <table:table-cell office:value-type="float" office:value="294014">
            <text:p>294014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150">
            <text:p>267150</text:p>
          </table:table-cell>
          <table:table-cell office:value-type="float" office:value="294015">
            <text:p>294015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151">
            <text:p>267151</text:p>
          </table:table-cell>
          <table:table-cell office:value-type="float" office:value="294016">
            <text:p>294016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1B1</text:p>
          </table:table-cell>
        </table:table-row>
        <table:table-row table:style-name="ro2">
          <table:table-cell office:value-type="float" office:value="267152">
            <text:p>267152</text:p>
          </table:table-cell>
          <table:table-cell office:value-type="float" office:value="294017">
            <text:p>294017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461</text:p>
          </table:table-cell>
        </table:table-row>
        <table:table-row table:style-name="ro2">
          <table:table-cell office:value-type="float" office:value="267153">
            <text:p>267153</text:p>
          </table:table-cell>
          <table:table-cell office:value-type="float" office:value="294018">
            <text:p>294018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7154">
            <text:p>267154</text:p>
          </table:table-cell>
          <table:table-cell office:value-type="float" office:value="294019">
            <text:p>294019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7155">
            <text:p>267155</text:p>
          </table:table-cell>
          <table:table-cell office:value-type="float" office:value="294020">
            <text:p>29402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01">
            <text:p>23060001</text:p>
          </table:table-cell>
        </table:table-row>
        <table:table-row table:style-name="ro2">
          <table:table-cell office:value-type="float" office:value="267157">
            <text:p>267157</text:p>
          </table:table-cell>
          <table:table-cell office:value-type="float" office:value="294022">
            <text:p>294022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158">
            <text:p>267158</text:p>
          </table:table-cell>
          <table:table-cell office:value-type="float" office:value="294023">
            <text:p>294023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159">
            <text:p>267159</text:p>
          </table:table-cell>
          <table:table-cell office:value-type="float" office:value="294024">
            <text:p>294024</text:p>
          </table:table-cell>
          <table:table-cell office:value-type="float" office:value="280">
            <text:p>28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160">
            <text:p>267160</text:p>
          </table:table-cell>
          <table:table-cell office:value-type="float" office:value="294025">
            <text:p>294025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71">
            <text:p>22000471</text:p>
          </table:table-cell>
        </table:table-row>
        <table:table-row table:style-name="ro2">
          <table:table-cell office:value-type="float" office:value="267161">
            <text:p>267161</text:p>
          </table:table-cell>
          <table:table-cell office:value-type="float" office:value="294026">
            <text:p>294026</text:p>
          </table:table-cell>
          <table:table-cell office:value-type="float" office:value="250">
            <text:p>250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A51</text:p>
          </table:table-cell>
        </table:table-row>
        <table:table-row table:style-name="ro2">
          <table:table-cell office:value-type="float" office:value="267162">
            <text:p>267162</text:p>
          </table:table-cell>
          <table:table-cell office:value-type="float" office:value="294027">
            <text:p>294027</text:p>
          </table:table-cell>
          <table:table-cell office:value-type="float" office:value="125">
            <text:p>125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503">
            <text:p>7050503</text:p>
          </table:table-cell>
        </table:table-row>
        <table:table-row table:style-name="ro2">
          <table:table-cell office:value-type="float" office:value="267163">
            <text:p>267163</text:p>
          </table:table-cell>
          <table:table-cell office:value-type="float" office:value="294028">
            <text:p>294028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10251">
            <text:p>18010251</text:p>
          </table:table-cell>
        </table:table-row>
        <table:table-row table:style-name="ro2">
          <table:table-cell office:value-type="float" office:value="267164">
            <text:p>267164</text:p>
          </table:table-cell>
          <table:table-cell office:value-type="float" office:value="294029">
            <text:p>294029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A1</text:p>
          </table:table-cell>
        </table:table-row>
        <table:table-row table:style-name="ro2">
          <table:table-cell office:value-type="float" office:value="267165">
            <text:p>267165</text:p>
          </table:table-cell>
          <table:table-cell office:value-type="float" office:value="294030">
            <text:p>294030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7167">
            <text:p>267167</text:p>
          </table:table-cell>
          <table:table-cell office:value-type="float" office:value="294032">
            <text:p>294032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11">
            <text:p>15060011</text:p>
          </table:table-cell>
        </table:table-row>
        <table:table-row table:style-name="ro2">
          <table:table-cell office:value-type="float" office:value="267168">
            <text:p>267168</text:p>
          </table:table-cell>
          <table:table-cell office:value-type="float" office:value="294033">
            <text:p>29403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169">
            <text:p>267169</text:p>
          </table:table-cell>
          <table:table-cell office:value-type="float" office:value="294034">
            <text:p>29403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170">
            <text:p>267170</text:p>
          </table:table-cell>
          <table:table-cell office:value-type="float" office:value="294035">
            <text:p>294035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D1</text:p>
          </table:table-cell>
        </table:table-row>
        <table:table-row table:style-name="ro2">
          <table:table-cell office:value-type="float" office:value="267171">
            <text:p>267171</text:p>
          </table:table-cell>
          <table:table-cell office:value-type="float" office:value="294036">
            <text:p>294036</text:p>
          </table:table-cell>
          <table:table-cell office:value-type="float" office:value="80">
            <text:p>8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7172">
            <text:p>267172</text:p>
          </table:table-cell>
          <table:table-cell office:value-type="float" office:value="294037">
            <text:p>294037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B61</text:p>
          </table:table-cell>
        </table:table-row>
        <table:table-row table:style-name="ro2">
          <table:table-cell office:value-type="float" office:value="267173">
            <text:p>267173</text:p>
          </table:table-cell>
          <table:table-cell office:value-type="float" office:value="294038">
            <text:p>294038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7174">
            <text:p>267174</text:p>
          </table:table-cell>
          <table:table-cell office:value-type="float" office:value="294039">
            <text:p>294039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6A1</text:p>
          </table:table-cell>
        </table:table-row>
        <table:table-row table:style-name="ro2">
          <table:table-cell office:value-type="float" office:value="267175">
            <text:p>267175</text:p>
          </table:table-cell>
          <table:table-cell office:value-type="float" office:value="294040">
            <text:p>29404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7176">
            <text:p>267176</text:p>
          </table:table-cell>
          <table:table-cell office:value-type="float" office:value="294041">
            <text:p>294041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177">
            <text:p>267177</text:p>
          </table:table-cell>
          <table:table-cell office:value-type="float" office:value="294042">
            <text:p>29404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178">
            <text:p>267178</text:p>
          </table:table-cell>
          <table:table-cell office:value-type="float" office:value="294043">
            <text:p>294043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2F1</text:p>
          </table:table-cell>
        </table:table-row>
        <table:table-row table:style-name="ro2">
          <table:table-cell office:value-type="float" office:value="267179">
            <text:p>267179</text:p>
          </table:table-cell>
          <table:table-cell office:value-type="float" office:value="294044">
            <text:p>294044</text:p>
          </table:table-cell>
          <table:table-cell office:value-type="float" office:value="5">
            <text:p>5</text:p>
          </table:table-cell>
          <table:table-cell office:value-type="float" office:value="44.99">
            <text:p>4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180">
            <text:p>267180</text:p>
          </table:table-cell>
          <table:table-cell office:value-type="float" office:value="294045">
            <text:p>29404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B1</text:p>
          </table:table-cell>
        </table:table-row>
        <table:table-row table:style-name="ro2">
          <table:table-cell office:value-type="float" office:value="267181">
            <text:p>267181</text:p>
          </table:table-cell>
          <table:table-cell office:value-type="float" office:value="294046">
            <text:p>294046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71">
            <text:p>9070071</text:p>
          </table:table-cell>
        </table:table-row>
        <table:table-row table:style-name="ro2">
          <table:table-cell office:value-type="float" office:value="267182">
            <text:p>267182</text:p>
          </table:table-cell>
          <table:table-cell office:value-type="float" office:value="294047">
            <text:p>294047</text:p>
          </table:table-cell>
          <table:table-cell office:value-type="float" office:value="45">
            <text:p>4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5C1</text:p>
          </table:table-cell>
        </table:table-row>
        <table:table-row table:style-name="ro2">
          <table:table-cell office:value-type="float" office:value="267183">
            <text:p>267183</text:p>
          </table:table-cell>
          <table:table-cell office:value-type="float" office:value="294048">
            <text:p>294048</text:p>
          </table:table-cell>
          <table:table-cell office:value-type="float" office:value="35">
            <text:p>3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4C1</text:p>
          </table:table-cell>
        </table:table-row>
        <table:table-row table:style-name="ro2">
          <table:table-cell office:value-type="float" office:value="267184">
            <text:p>267184</text:p>
          </table:table-cell>
          <table:table-cell office:value-type="float" office:value="294049">
            <text:p>29404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491</text:p>
          </table:table-cell>
        </table:table-row>
        <table:table-row table:style-name="ro2">
          <table:table-cell office:value-type="float" office:value="267185">
            <text:p>267185</text:p>
          </table:table-cell>
          <table:table-cell office:value-type="float" office:value="294050">
            <text:p>294050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7186">
            <text:p>267186</text:p>
          </table:table-cell>
          <table:table-cell office:value-type="float" office:value="294051">
            <text:p>294051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7187">
            <text:p>267187</text:p>
          </table:table-cell>
          <table:table-cell office:value-type="float" office:value="294052">
            <text:p>294052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7188">
            <text:p>267188</text:p>
          </table:table-cell>
          <table:table-cell office:value-type="float" office:value="294053">
            <text:p>294053</text:p>
          </table:table-cell>
          <table:table-cell office:value-type="float" office:value="120">
            <text:p>12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791</text:p>
          </table:table-cell>
        </table:table-row>
        <table:table-row table:style-name="ro2">
          <table:table-cell office:value-type="float" office:value="267189">
            <text:p>267189</text:p>
          </table:table-cell>
          <table:table-cell office:value-type="float" office:value="294054">
            <text:p>294054</text:p>
          </table:table-cell>
          <table:table-cell office:value-type="float" office:value="215">
            <text:p>215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7190">
            <text:p>267190</text:p>
          </table:table-cell>
          <table:table-cell office:value-type="float" office:value="294055">
            <text:p>294055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81</text:p>
          </table:table-cell>
        </table:table-row>
        <table:table-row table:style-name="ro2">
          <table:table-cell office:value-type="float" office:value="267191">
            <text:p>267191</text:p>
          </table:table-cell>
          <table:table-cell office:value-type="float" office:value="294056">
            <text:p>294056</text:p>
          </table:table-cell>
          <table:table-cell office:value-type="float" office:value="190">
            <text:p>19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7192">
            <text:p>267192</text:p>
          </table:table-cell>
          <table:table-cell office:value-type="float" office:value="294057">
            <text:p>294057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7193">
            <text:p>267193</text:p>
          </table:table-cell>
          <table:table-cell office:value-type="float" office:value="294058">
            <text:p>294058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194">
            <text:p>267194</text:p>
          </table:table-cell>
          <table:table-cell office:value-type="float" office:value="294059">
            <text:p>294059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7195">
            <text:p>267195</text:p>
          </table:table-cell>
          <table:table-cell office:value-type="float" office:value="294060">
            <text:p>294060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7196">
            <text:p>267196</text:p>
          </table:table-cell>
          <table:table-cell office:value-type="float" office:value="294061">
            <text:p>29406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7235">
            <text:p>267235</text:p>
          </table:table-cell>
          <table:table-cell office:value-type="float" office:value="294063">
            <text:p>294063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236">
            <text:p>267236</text:p>
          </table:table-cell>
          <table:table-cell office:value-type="float" office:value="294064">
            <text:p>294064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201">
            <text:p>7010201</text:p>
          </table:table-cell>
        </table:table-row>
        <table:table-row table:style-name="ro2">
          <table:table-cell office:value-type="float" office:value="267240">
            <text:p>267240</text:p>
          </table:table-cell>
          <table:table-cell office:value-type="float" office:value="294068">
            <text:p>294068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681</text:p>
          </table:table-cell>
        </table:table-row>
        <table:table-row table:style-name="ro2">
          <table:table-cell office:value-type="float" office:value="267241">
            <text:p>267241</text:p>
          </table:table-cell>
          <table:table-cell office:value-type="float" office:value="294069">
            <text:p>294069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30291">
            <text:p>13030291</text:p>
          </table:table-cell>
        </table:table-row>
        <table:table-row table:style-name="ro2">
          <table:table-cell office:value-type="float" office:value="267242">
            <text:p>267242</text:p>
          </table:table-cell>
          <table:table-cell office:value-type="float" office:value="294070">
            <text:p>294070</text:p>
          </table:table-cell>
          <table:table-cell office:value-type="float" office:value="75">
            <text:p>7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243">
            <text:p>267243</text:p>
          </table:table-cell>
          <table:table-cell office:value-type="float" office:value="294071">
            <text:p>294071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244">
            <text:p>267244</text:p>
          </table:table-cell>
          <table:table-cell office:value-type="float" office:value="294073">
            <text:p>294073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7A3</text:p>
          </table:table-cell>
        </table:table-row>
        <table:table-row table:style-name="ro2">
          <table:table-cell office:value-type="float" office:value="267245">
            <text:p>267245</text:p>
          </table:table-cell>
          <table:table-cell office:value-type="float" office:value="294074">
            <text:p>294074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2E1</text:p>
          </table:table-cell>
        </table:table-row>
        <table:table-row table:style-name="ro2">
          <table:table-cell office:value-type="float" office:value="267246">
            <text:p>267246</text:p>
          </table:table-cell>
          <table:table-cell office:value-type="float" office:value="294075">
            <text:p>294075</text:p>
          </table:table-cell>
          <table:table-cell office:value-type="float" office:value="125">
            <text:p>125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01</text:p>
          </table:table-cell>
        </table:table-row>
        <table:table-row table:style-name="ro2">
          <table:table-cell office:value-type="float" office:value="267247">
            <text:p>267247</text:p>
          </table:table-cell>
          <table:table-cell office:value-type="float" office:value="294076">
            <text:p>294076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20011">
            <text:p>6020011</text:p>
          </table:table-cell>
        </table:table-row>
        <table:table-row table:style-name="ro2">
          <table:table-cell office:value-type="float" office:value="267248">
            <text:p>267248</text:p>
          </table:table-cell>
          <table:table-cell office:value-type="float" office:value="294077">
            <text:p>294077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7249">
            <text:p>267249</text:p>
          </table:table-cell>
          <table:table-cell office:value-type="float" office:value="294078">
            <text:p>29407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252">
            <text:p>267252</text:p>
          </table:table-cell>
          <table:table-cell office:value-type="float" office:value="294081">
            <text:p>294081</text:p>
          </table:table-cell>
          <table:table-cell office:value-type="float" office:value="150">
            <text:p>15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663">
            <text:p>7050663</text:p>
          </table:table-cell>
        </table:table-row>
        <table:table-row table:style-name="ro2">
          <table:table-cell office:value-type="float" office:value="267254">
            <text:p>267254</text:p>
          </table:table-cell>
          <table:table-cell office:value-type="float" office:value="294083">
            <text:p>294083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255">
            <text:p>267255</text:p>
          </table:table-cell>
          <table:table-cell office:value-type="float" office:value="294084">
            <text:p>294084</text:p>
          </table:table-cell>
          <table:table-cell office:value-type="float" office:value="190">
            <text:p>19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7257">
            <text:p>267257</text:p>
          </table:table-cell>
          <table:table-cell office:value-type="float" office:value="294086">
            <text:p>294086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58">
            <text:p>267258</text:p>
          </table:table-cell>
          <table:table-cell office:value-type="float" office:value="294087">
            <text:p>294087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59">
            <text:p>267259</text:p>
          </table:table-cell>
          <table:table-cell office:value-type="float" office:value="294088">
            <text:p>294088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60">
            <text:p>267260</text:p>
          </table:table-cell>
          <table:table-cell office:value-type="float" office:value="294089">
            <text:p>294089</text:p>
          </table:table-cell>
          <table:table-cell office:value-type="float" office:value="300">
            <text:p>300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261">
            <text:p>17050261</text:p>
          </table:table-cell>
        </table:table-row>
        <table:table-row table:style-name="ro2">
          <table:table-cell office:value-type="float" office:value="267261">
            <text:p>267261</text:p>
          </table:table-cell>
          <table:table-cell office:value-type="float" office:value="294090">
            <text:p>294090</text:p>
          </table:table-cell>
          <table:table-cell office:value-type="float" office:value="175">
            <text:p>175</text:p>
          </table:table-cell>
          <table:table-cell office:value-type="float" office:value="369.99">
            <text:p>3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10841">
            <text:p>9010841</text:p>
          </table:table-cell>
        </table:table-row>
        <table:table-row table:style-name="ro2">
          <table:table-cell office:value-type="float" office:value="267262">
            <text:p>267262</text:p>
          </table:table-cell>
          <table:table-cell office:value-type="float" office:value="294091">
            <text:p>294091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7263">
            <text:p>267263</text:p>
          </table:table-cell>
          <table:table-cell office:value-type="float" office:value="294092">
            <text:p>294092</text:p>
          </table:table-cell>
          <table:table-cell office:value-type="float" office:value="30">
            <text:p>3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51</text:p>
          </table:table-cell>
        </table:table-row>
        <table:table-row table:style-name="ro2">
          <table:table-cell office:value-type="float" office:value="267264">
            <text:p>267264</text:p>
          </table:table-cell>
          <table:table-cell office:value-type="float" office:value="294093">
            <text:p>294093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604C1</text:p>
          </table:table-cell>
        </table:table-row>
        <table:table-row table:style-name="ro2">
          <table:table-cell office:value-type="float" office:value="267265">
            <text:p>267265</text:p>
          </table:table-cell>
          <table:table-cell office:value-type="float" office:value="294094">
            <text:p>294094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266">
            <text:p>267266</text:p>
          </table:table-cell>
          <table:table-cell office:value-type="float" office:value="294095">
            <text:p>294095</text:p>
          </table:table-cell>
          <table:table-cell office:value-type="float" office:value="90">
            <text:p>9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50281">
            <text:p>13050281</text:p>
          </table:table-cell>
        </table:table-row>
        <table:table-row table:style-name="ro2">
          <table:table-cell office:value-type="float" office:value="267267">
            <text:p>267267</text:p>
          </table:table-cell>
          <table:table-cell office:value-type="float" office:value="294096">
            <text:p>294096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271">
            <text:p>15060271</text:p>
          </table:table-cell>
        </table:table-row>
        <table:table-row table:style-name="ro2">
          <table:table-cell office:value-type="float" office:value="267268">
            <text:p>267268</text:p>
          </table:table-cell>
          <table:table-cell office:value-type="float" office:value="294097">
            <text:p>294097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C1</text:p>
          </table:table-cell>
        </table:table-row>
        <table:table-row table:style-name="ro2">
          <table:table-cell office:value-type="float" office:value="267269">
            <text:p>267269</text:p>
          </table:table-cell>
          <table:table-cell office:value-type="float" office:value="294098">
            <text:p>294098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270">
            <text:p>267270</text:p>
          </table:table-cell>
          <table:table-cell office:value-type="float" office:value="294099">
            <text:p>294099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271">
            <text:p>267271</text:p>
          </table:table-cell>
          <table:table-cell office:value-type="float" office:value="294100">
            <text:p>29410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E1</text:p>
          </table:table-cell>
        </table:table-row>
        <table:table-row table:style-name="ro2">
          <table:table-cell office:value-type="float" office:value="267272">
            <text:p>267272</text:p>
          </table:table-cell>
          <table:table-cell office:value-type="float" office:value="294101">
            <text:p>29410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E1</text:p>
          </table:table-cell>
        </table:table-row>
        <table:table-row table:style-name="ro2">
          <table:table-cell office:value-type="float" office:value="267273">
            <text:p>267273</text:p>
          </table:table-cell>
          <table:table-cell office:value-type="float" office:value="294102">
            <text:p>294102</text:p>
          </table:table-cell>
          <table:table-cell office:value-type="float" office:value="50">
            <text:p>5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50071">
            <text:p>1050071</text:p>
          </table:table-cell>
        </table:table-row>
        <table:table-row table:style-name="ro2">
          <table:table-cell office:value-type="float" office:value="267274">
            <text:p>267274</text:p>
          </table:table-cell>
          <table:table-cell office:value-type="float" office:value="294103">
            <text:p>294103</text:p>
          </table:table-cell>
          <table:table-cell office:value-type="float" office:value="75">
            <text:p>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231</text:p>
          </table:table-cell>
        </table:table-row>
        <table:table-row table:style-name="ro2">
          <table:table-cell office:value-type="float" office:value="267275">
            <text:p>267275</text:p>
          </table:table-cell>
          <table:table-cell office:value-type="float" office:value="294104">
            <text:p>294104</text:p>
          </table:table-cell>
          <table:table-cell office:value-type="float" office:value="125">
            <text:p>125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141</text:p>
          </table:table-cell>
        </table:table-row>
        <table:table-row table:style-name="ro2">
          <table:table-cell office:value-type="float" office:value="267276">
            <text:p>267276</text:p>
          </table:table-cell>
          <table:table-cell office:value-type="float" office:value="294105">
            <text:p>294105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7277">
            <text:p>267277</text:p>
          </table:table-cell>
          <table:table-cell office:value-type="float" office:value="294106">
            <text:p>294106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A030141</text:p>
          </table:table-cell>
        </table:table-row>
        <table:table-row table:style-name="ro2">
          <table:table-cell office:value-type="float" office:value="267278">
            <text:p>267278</text:p>
          </table:table-cell>
          <table:table-cell office:value-type="float" office:value="294107">
            <text:p>294107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7279">
            <text:p>267279</text:p>
          </table:table-cell>
          <table:table-cell office:value-type="float" office:value="294108">
            <text:p>294108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10241">
            <text:p>13010241</text:p>
          </table:table-cell>
        </table:table-row>
        <table:table-row table:style-name="ro2">
          <table:table-cell office:value-type="float" office:value="267280">
            <text:p>267280</text:p>
          </table:table-cell>
          <table:table-cell office:value-type="float" office:value="294109">
            <text:p>294109</text:p>
          </table:table-cell>
          <table:table-cell office:value-type="float" office:value="50">
            <text:p>50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102D1</text:p>
          </table:table-cell>
        </table:table-row>
        <table:table-row table:style-name="ro2">
          <table:table-cell office:value-type="float" office:value="267281">
            <text:p>267281</text:p>
          </table:table-cell>
          <table:table-cell office:value-type="float" office:value="294110">
            <text:p>294110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5C1</text:p>
          </table:table-cell>
        </table:table-row>
        <table:table-row table:style-name="ro2">
          <table:table-cell office:value-type="float" office:value="267282">
            <text:p>267282</text:p>
          </table:table-cell>
          <table:table-cell office:value-type="float" office:value="294111">
            <text:p>294111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8E1</text:p>
          </table:table-cell>
        </table:table-row>
        <table:table-row table:style-name="ro2">
          <table:table-cell office:value-type="float" office:value="267283">
            <text:p>267283</text:p>
          </table:table-cell>
          <table:table-cell office:value-type="float" office:value="294112">
            <text:p>294112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284">
            <text:p>267284</text:p>
          </table:table-cell>
          <table:table-cell office:value-type="float" office:value="294113">
            <text:p>294113</text:p>
          </table:table-cell>
          <table:table-cell office:value-type="float" office:value="155">
            <text:p>15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D1</text:p>
          </table:table-cell>
        </table:table-row>
        <table:table-row table:style-name="ro2">
          <table:table-cell office:value-type="float" office:value="267285">
            <text:p>267285</text:p>
          </table:table-cell>
          <table:table-cell office:value-type="float" office:value="294114">
            <text:p>294114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7286">
            <text:p>267286</text:p>
          </table:table-cell>
          <table:table-cell office:value-type="float" office:value="294115">
            <text:p>294115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7287">
            <text:p>267287</text:p>
          </table:table-cell>
          <table:table-cell office:value-type="float" office:value="294116">
            <text:p>294116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C1</text:p>
          </table:table-cell>
        </table:table-row>
        <table:table-row table:style-name="ro2">
          <table:table-cell office:value-type="float" office:value="267288">
            <text:p>267288</text:p>
          </table:table-cell>
          <table:table-cell office:value-type="float" office:value="294117">
            <text:p>294117</text:p>
          </table:table-cell>
          <table:table-cell office:value-type="float" office:value="85">
            <text:p>8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5A1</text:p>
          </table:table-cell>
        </table:table-row>
        <table:table-row table:style-name="ro2">
          <table:table-cell office:value-type="float" office:value="267289">
            <text:p>267289</text:p>
          </table:table-cell>
          <table:table-cell office:value-type="float" office:value="294118">
            <text:p>294118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C1</text:p>
          </table:table-cell>
        </table:table-row>
        <table:table-row table:style-name="ro2">
          <table:table-cell office:value-type="float" office:value="267290">
            <text:p>267290</text:p>
          </table:table-cell>
          <table:table-cell office:value-type="float" office:value="294119">
            <text:p>294119</text:p>
          </table:table-cell>
          <table:table-cell office:value-type="float" office:value="700">
            <text:p>700</text:p>
          </table:table-cell>
          <table:table-cell office:value-type="float" office:value="1699.99">
            <text:p>1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813">
            <text:p>17050813</text:p>
          </table:table-cell>
        </table:table-row>
        <table:table-row table:style-name="ro2">
          <table:table-cell office:value-type="float" office:value="267291">
            <text:p>267291</text:p>
          </table:table-cell>
          <table:table-cell office:value-type="float" office:value="294120">
            <text:p>294120</text:p>
          </table:table-cell>
          <table:table-cell office:value-type="float" office:value="80">
            <text:p>8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92">
            <text:p>267292</text:p>
          </table:table-cell>
          <table:table-cell office:value-type="float" office:value="294121">
            <text:p>294121</text:p>
          </table:table-cell>
          <table:table-cell office:value-type="float" office:value="150">
            <text:p>150</text:p>
          </table:table-cell>
          <table:table-cell office:value-type="float" office:value="629.99">
            <text:p>6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211</text:p>
          </table:table-cell>
        </table:table-row>
        <table:table-row table:style-name="ro2">
          <table:table-cell office:value-type="float" office:value="267293">
            <text:p>267293</text:p>
          </table:table-cell>
          <table:table-cell office:value-type="float" office:value="294122">
            <text:p>294122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601</text:p>
          </table:table-cell>
        </table:table-row>
        <table:table-row table:style-name="ro2">
          <table:table-cell office:value-type="float" office:value="267294">
            <text:p>267294</text:p>
          </table:table-cell>
          <table:table-cell office:value-type="float" office:value="294123">
            <text:p>294123</text:p>
          </table:table-cell>
          <table:table-cell office:value-type="float" office:value="80">
            <text:p>8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95">
            <text:p>267295</text:p>
          </table:table-cell>
          <table:table-cell office:value-type="float" office:value="294124">
            <text:p>294124</text:p>
          </table:table-cell>
          <table:table-cell office:value-type="float" office:value="55">
            <text:p>55</text:p>
          </table:table-cell>
          <table:table-cell office:value-type="float" office:value="126.99">
            <text:p>126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304D1</text:p>
          </table:table-cell>
        </table:table-row>
        <table:table-row table:style-name="ro2">
          <table:table-cell office:value-type="float" office:value="267296">
            <text:p>267296</text:p>
          </table:table-cell>
          <table:table-cell office:value-type="float" office:value="294125">
            <text:p>294125</text:p>
          </table:table-cell>
          <table:table-cell office:value-type="float" office:value="75">
            <text:p>7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41">
            <text:p>7020441</text:p>
          </table:table-cell>
        </table:table-row>
        <table:table-row table:style-name="ro2">
          <table:table-cell office:value-type="float" office:value="267297">
            <text:p>267297</text:p>
          </table:table-cell>
          <table:table-cell office:value-type="float" office:value="294126">
            <text:p>294126</text:p>
          </table:table-cell>
          <table:table-cell office:value-type="float" office:value="75">
            <text:p>7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50191">
            <text:p>13050191</text:p>
          </table:table-cell>
        </table:table-row>
        <table:table-row table:style-name="ro2">
          <table:table-cell office:value-type="float" office:value="267299">
            <text:p>267299</text:p>
          </table:table-cell>
          <table:table-cell office:value-type="float" office:value="294072">
            <text:p>294072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70661</text:p>
          </table:table-cell>
        </table:table-row>
        <table:table-row table:style-name="ro2">
          <table:table-cell office:value-type="float" office:value="267350">
            <text:p>267350</text:p>
          </table:table-cell>
          <table:table-cell office:value-type="float" office:value="294128">
            <text:p>294128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7351">
            <text:p>267351</text:p>
          </table:table-cell>
          <table:table-cell office:value-type="float" office:value="294129">
            <text:p>294129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352">
            <text:p>267352</text:p>
          </table:table-cell>
          <table:table-cell office:value-type="float" office:value="294130">
            <text:p>294130</text:p>
          </table:table-cell>
          <table:table-cell office:value-type="float" office:value="145">
            <text:p>14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7353">
            <text:p>267353</text:p>
          </table:table-cell>
          <table:table-cell office:value-type="float" office:value="294131">
            <text:p>294131</text:p>
          </table:table-cell>
          <table:table-cell office:value-type="float" office:value="145">
            <text:p>14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7354">
            <text:p>267354</text:p>
          </table:table-cell>
          <table:table-cell office:value-type="float" office:value="294132">
            <text:p>294132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7355">
            <text:p>267355</text:p>
          </table:table-cell>
          <table:table-cell office:value-type="float" office:value="294133">
            <text:p>294133</text:p>
          </table:table-cell>
          <table:table-cell office:value-type="float" office:value="115">
            <text:p>115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A51</text:p>
          </table:table-cell>
        </table:table-row>
        <table:table-row table:style-name="ro2">
          <table:table-cell office:value-type="float" office:value="267356">
            <text:p>267356</text:p>
          </table:table-cell>
          <table:table-cell office:value-type="float" office:value="294134">
            <text:p>294134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11</text:p>
          </table:table-cell>
        </table:table-row>
        <table:table-row table:style-name="ro2">
          <table:table-cell office:value-type="float" office:value="267357">
            <text:p>267357</text:p>
          </table:table-cell>
          <table:table-cell office:value-type="float" office:value="294135">
            <text:p>294135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58">
            <text:p>267358</text:p>
          </table:table-cell>
          <table:table-cell office:value-type="float" office:value="294136">
            <text:p>294136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41</text:p>
          </table:table-cell>
        </table:table-row>
        <table:table-row table:style-name="ro2">
          <table:table-cell office:value-type="float" office:value="267359">
            <text:p>267359</text:p>
          </table:table-cell>
          <table:table-cell office:value-type="float" office:value="294137">
            <text:p>294137</text:p>
          </table:table-cell>
          <table:table-cell office:value-type="float" office:value="105">
            <text:p>10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603</text:p>
          </table:table-cell>
        </table:table-row>
        <table:table-row table:style-name="ro2">
          <table:table-cell office:value-type="float" office:value="267360">
            <text:p>267360</text:p>
          </table:table-cell>
          <table:table-cell office:value-type="float" office:value="294138">
            <text:p>294138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7361">
            <text:p>267361</text:p>
          </table:table-cell>
          <table:table-cell office:value-type="float" office:value="294139">
            <text:p>294139</text:p>
          </table:table-cell>
          <table:table-cell office:value-type="float" office:value="350">
            <text:p>35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501D1</text:p>
          </table:table-cell>
        </table:table-row>
        <table:table-row table:style-name="ro2">
          <table:table-cell office:value-type="float" office:value="267362">
            <text:p>267362</text:p>
          </table:table-cell>
          <table:table-cell office:value-type="float" office:value="294140">
            <text:p>294140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7363">
            <text:p>267363</text:p>
          </table:table-cell>
          <table:table-cell office:value-type="float" office:value="294141">
            <text:p>294141</text:p>
          </table:table-cell>
          <table:table-cell office:value-type="float" office:value="205">
            <text:p>205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7364">
            <text:p>267364</text:p>
          </table:table-cell>
          <table:table-cell office:value-type="float" office:value="294142">
            <text:p>294142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381">
            <text:p>7010381</text:p>
          </table:table-cell>
        </table:table-row>
        <table:table-row table:style-name="ro2">
          <table:table-cell office:value-type="float" office:value="267365">
            <text:p>267365</text:p>
          </table:table-cell>
          <table:table-cell office:value-type="float" office:value="294143">
            <text:p>294143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11</text:p>
          </table:table-cell>
        </table:table-row>
        <table:table-row table:style-name="ro2">
          <table:table-cell office:value-type="float" office:value="267366">
            <text:p>267366</text:p>
          </table:table-cell>
          <table:table-cell office:value-type="float" office:value="294144">
            <text:p>294144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67">
            <text:p>267367</text:p>
          </table:table-cell>
          <table:table-cell office:value-type="float" office:value="294145">
            <text:p>294145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68">
            <text:p>267368</text:p>
          </table:table-cell>
          <table:table-cell office:value-type="float" office:value="294146">
            <text:p>294146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69">
            <text:p>267369</text:p>
          </table:table-cell>
          <table:table-cell office:value-type="float" office:value="294147">
            <text:p>294147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370">
            <text:p>267370</text:p>
          </table:table-cell>
          <table:table-cell office:value-type="float" office:value="294148">
            <text:p>294148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71">
            <text:p>267371</text:p>
          </table:table-cell>
          <table:table-cell office:value-type="float" office:value="294149">
            <text:p>294149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91</text:p>
          </table:table-cell>
        </table:table-row>
        <table:table-row table:style-name="ro2">
          <table:table-cell office:value-type="float" office:value="267372">
            <text:p>267372</text:p>
          </table:table-cell>
          <table:table-cell office:value-type="float" office:value="294150">
            <text:p>294150</text:p>
          </table:table-cell>
          <table:table-cell office:value-type="float" office:value="1425">
            <text:p>1425</text:p>
          </table:table-cell>
          <table:table-cell office:value-type="float" office:value="1899.99">
            <text:p>1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373">
            <text:p>267373</text:p>
          </table:table-cell>
          <table:table-cell office:value-type="float" office:value="294151">
            <text:p>29415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7374">
            <text:p>267374</text:p>
          </table:table-cell>
          <table:table-cell office:value-type="float" office:value="294152">
            <text:p>294152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375">
            <text:p>267375</text:p>
          </table:table-cell>
          <table:table-cell office:value-type="float" office:value="294153">
            <text:p>294153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201">
            <text:p>7010201</text:p>
          </table:table-cell>
        </table:table-row>
        <table:table-row table:style-name="ro2">
          <table:table-cell office:value-type="float" office:value="267376">
            <text:p>267376</text:p>
          </table:table-cell>
          <table:table-cell office:value-type="float" office:value="294154">
            <text:p>294154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377">
            <text:p>267377</text:p>
          </table:table-cell>
          <table:table-cell office:value-type="float" office:value="294155">
            <text:p>294155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11</text:p>
          </table:table-cell>
        </table:table-row>
        <table:table-row table:style-name="ro2">
          <table:table-cell office:value-type="float" office:value="267378">
            <text:p>267378</text:p>
          </table:table-cell>
          <table:table-cell office:value-type="float" office:value="294156">
            <text:p>294156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211</text:p>
          </table:table-cell>
        </table:table-row>
        <table:table-row table:style-name="ro2">
          <table:table-cell office:value-type="float" office:value="267379">
            <text:p>267379</text:p>
          </table:table-cell>
          <table:table-cell office:value-type="float" office:value="294157">
            <text:p>294157</text:p>
          </table:table-cell>
          <table:table-cell office:value-type="float" office:value="200">
            <text:p>20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173</text:p>
          </table:table-cell>
        </table:table-row>
        <table:table-row table:style-name="ro2">
          <table:table-cell office:value-type="float" office:value="267380">
            <text:p>267380</text:p>
          </table:table-cell>
          <table:table-cell office:value-type="float" office:value="294158">
            <text:p>294158</text:p>
          </table:table-cell>
          <table:table-cell office:value-type="float" office:value="105">
            <text:p>10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7381">
            <text:p>267381</text:p>
          </table:table-cell>
          <table:table-cell office:value-type="float" office:value="294159">
            <text:p>294159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382">
            <text:p>267382</text:p>
          </table:table-cell>
          <table:table-cell office:value-type="float" office:value="294160">
            <text:p>29416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3">
            <text:p>267383</text:p>
          </table:table-cell>
          <table:table-cell office:value-type="float" office:value="294161">
            <text:p>294161</text:p>
          </table:table-cell>
          <table:table-cell office:value-type="float" office:value="240">
            <text:p>240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4">
            <text:p>267384</text:p>
          </table:table-cell>
          <table:table-cell office:value-type="float" office:value="294162">
            <text:p>294162</text:p>
          </table:table-cell>
          <table:table-cell office:value-type="float" office:value="270">
            <text:p>27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211</text:p>
          </table:table-cell>
        </table:table-row>
        <table:table-row table:style-name="ro2">
          <table:table-cell office:value-type="float" office:value="267385">
            <text:p>267385</text:p>
          </table:table-cell>
          <table:table-cell office:value-type="float" office:value="294163">
            <text:p>29416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6">
            <text:p>267386</text:p>
          </table:table-cell>
          <table:table-cell office:value-type="float" office:value="294164">
            <text:p>294164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0200F1</text:p>
          </table:table-cell>
        </table:table-row>
        <table:table-row table:style-name="ro2">
          <table:table-cell office:value-type="float" office:value="267387">
            <text:p>267387</text:p>
          </table:table-cell>
          <table:table-cell office:value-type="float" office:value="294165">
            <text:p>29416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8">
            <text:p>267388</text:p>
          </table:table-cell>
          <table:table-cell office:value-type="float" office:value="294166">
            <text:p>29416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9">
            <text:p>267389</text:p>
          </table:table-cell>
          <table:table-cell office:value-type="float" office:value="294167">
            <text:p>294167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0300F1</text:p>
          </table:table-cell>
        </table:table-row>
        <table:table-row table:style-name="ro2">
          <table:table-cell office:value-type="float" office:value="267390">
            <text:p>267390</text:p>
          </table:table-cell>
          <table:table-cell office:value-type="float" office:value="294168">
            <text:p>294168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141</text:p>
          </table:table-cell>
        </table:table-row>
        <table:table-row table:style-name="ro2">
          <table:table-cell office:value-type="float" office:value="267391">
            <text:p>267391</text:p>
          </table:table-cell>
          <table:table-cell office:value-type="float" office:value="294169">
            <text:p>29416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2">
            <text:p>267392</text:p>
          </table:table-cell>
          <table:table-cell office:value-type="float" office:value="294170">
            <text:p>29417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3">
            <text:p>267393</text:p>
          </table:table-cell>
          <table:table-cell office:value-type="float" office:value="294171">
            <text:p>294171</text:p>
          </table:table-cell>
          <table:table-cell office:value-type="float" office:value="135">
            <text:p>13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500E1</text:p>
          </table:table-cell>
        </table:table-row>
        <table:table-row table:style-name="ro2">
          <table:table-cell office:value-type="float" office:value="267394">
            <text:p>267394</text:p>
          </table:table-cell>
          <table:table-cell office:value-type="float" office:value="294172">
            <text:p>29417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5">
            <text:p>267395</text:p>
          </table:table-cell>
          <table:table-cell office:value-type="float" office:value="294173">
            <text:p>29417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6">
            <text:p>267396</text:p>
          </table:table-cell>
          <table:table-cell office:value-type="float" office:value="294174">
            <text:p>29417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201">
            <text:p>7020201</text:p>
          </table:table-cell>
        </table:table-row>
        <table:table-row table:style-name="ro2">
          <table:table-cell office:value-type="float" office:value="267397">
            <text:p>267397</text:p>
          </table:table-cell>
          <table:table-cell office:value-type="float" office:value="294175">
            <text:p>29417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8">
            <text:p>267398</text:p>
          </table:table-cell>
          <table:table-cell office:value-type="float" office:value="294176">
            <text:p>29417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71">
            <text:p>1020371</text:p>
          </table:table-cell>
        </table:table-row>
        <table:table-row table:style-name="ro2">
          <table:table-cell office:value-type="float" office:value="267399">
            <text:p>267399</text:p>
          </table:table-cell>
          <table:table-cell office:value-type="float" office:value="294177">
            <text:p>29417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400">
            <text:p>267400</text:p>
          </table:table-cell>
          <table:table-cell office:value-type="float" office:value="294178">
            <text:p>294178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303F1</text:p>
          </table:table-cell>
        </table:table-row>
        <table:table-row table:style-name="ro2">
          <table:table-cell office:value-type="float" office:value="267401">
            <text:p>267401</text:p>
          </table:table-cell>
          <table:table-cell office:value-type="float" office:value="294179">
            <text:p>294179</text:p>
          </table:table-cell>
          <table:table-cell office:value-type="float" office:value="26">
            <text:p>26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7402">
            <text:p>267402</text:p>
          </table:table-cell>
          <table:table-cell office:value-type="float" office:value="294180">
            <text:p>294180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7403">
            <text:p>267403</text:p>
          </table:table-cell>
          <table:table-cell office:value-type="float" office:value="294181">
            <text:p>294181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11</text:p>
          </table:table-cell>
        </table:table-row>
        <table:table-row table:style-name="ro2">
          <table:table-cell office:value-type="float" office:value="267404">
            <text:p>267404</text:p>
          </table:table-cell>
          <table:table-cell office:value-type="float" office:value="294182">
            <text:p>294182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31</text:p>
          </table:table-cell>
        </table:table-row>
        <table:table-row table:style-name="ro2">
          <table:table-cell office:value-type="float" office:value="267405">
            <text:p>267405</text:p>
          </table:table-cell>
          <table:table-cell office:value-type="float" office:value="294183">
            <text:p>294183</text:p>
          </table:table-cell>
          <table:table-cell office:value-type="float" office:value="65">
            <text:p>6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691</text:p>
          </table:table-cell>
        </table:table-row>
        <table:table-row table:style-name="ro2">
          <table:table-cell office:value-type="float" office:value="267406">
            <text:p>267406</text:p>
          </table:table-cell>
          <table:table-cell office:value-type="float" office:value="294184">
            <text:p>294184</text:p>
          </table:table-cell>
          <table:table-cell office:value-type="float" office:value="0">
            <text:p>0</text:p>
          </table:table-cell>
          <table:table-cell office:value-type="float" office:value="64.99">
            <text:p>6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81</text:p>
          </table:table-cell>
        </table:table-row>
        <table:table-row table:style-name="ro2">
          <table:table-cell office:value-type="float" office:value="267407">
            <text:p>267407</text:p>
          </table:table-cell>
          <table:table-cell office:value-type="float" office:value="294185">
            <text:p>294185</text:p>
          </table:table-cell>
          <table:table-cell office:value-type="float" office:value="300">
            <text:p>300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801">
            <text:p>17010801</text:p>
          </table:table-cell>
        </table:table-row>
        <table:table-row table:style-name="ro2">
          <table:table-cell office:value-type="float" office:value="267408">
            <text:p>267408</text:p>
          </table:table-cell>
          <table:table-cell office:value-type="float" office:value="294186">
            <text:p>294186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7409">
            <text:p>267409</text:p>
          </table:table-cell>
          <table:table-cell office:value-type="float" office:value="294187">
            <text:p>294187</text:p>
          </table:table-cell>
          <table:table-cell office:value-type="float" office:value="0">
            <text:p>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DE1</text:p>
          </table:table-cell>
        </table:table-row>
        <table:table-row table:style-name="ro2">
          <table:table-cell office:value-type="float" office:value="267410">
            <text:p>267410</text:p>
          </table:table-cell>
          <table:table-cell office:value-type="float" office:value="294188">
            <text:p>294188</text:p>
          </table:table-cell>
          <table:table-cell office:value-type="float" office:value="95">
            <text:p>9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7411">
            <text:p>267411</text:p>
          </table:table-cell>
          <table:table-cell office:value-type="float" office:value="294189">
            <text:p>294189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412">
            <text:p>267412</text:p>
          </table:table-cell>
          <table:table-cell office:value-type="float" office:value="294190">
            <text:p>294190</text:p>
          </table:table-cell>
          <table:table-cell office:value-type="float" office:value="35">
            <text:p>3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7413">
            <text:p>267413</text:p>
          </table:table-cell>
          <table:table-cell office:value-type="float" office:value="294191">
            <text:p>294191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414">
            <text:p>267414</text:p>
          </table:table-cell>
          <table:table-cell office:value-type="float" office:value="294192">
            <text:p>294192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7415">
            <text:p>267415</text:p>
          </table:table-cell>
          <table:table-cell office:value-type="float" office:value="294193">
            <text:p>294193</text:p>
          </table:table-cell>
          <table:table-cell office:value-type="float" office:value="250">
            <text:p>25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7416">
            <text:p>267416</text:p>
          </table:table-cell>
          <table:table-cell office:value-type="float" office:value="294194">
            <text:p>294194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417">
            <text:p>267417</text:p>
          </table:table-cell>
          <table:table-cell office:value-type="float" office:value="294195">
            <text:p>294195</text:p>
          </table:table-cell>
          <table:table-cell office:value-type="float" office:value="165">
            <text:p>16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9E1</text:p>
          </table:table-cell>
        </table:table-row>
        <table:table-row table:style-name="ro2">
          <table:table-cell office:value-type="float" office:value="267418">
            <text:p>267418</text:p>
          </table:table-cell>
          <table:table-cell office:value-type="float" office:value="294196">
            <text:p>294196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7419">
            <text:p>267419</text:p>
          </table:table-cell>
          <table:table-cell office:value-type="float" office:value="294197">
            <text:p>294197</text:p>
          </table:table-cell>
          <table:table-cell office:value-type="float" office:value="0">
            <text:p>0</text:p>
          </table:table-cell>
          <table:table-cell office:value-type="float" office:value="9.99">
            <text:p>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7420">
            <text:p>267420</text:p>
          </table:table-cell>
          <table:table-cell office:value-type="float" office:value="294198">
            <text:p>294198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0040091">
            <text:p>20040091</text:p>
          </table:table-cell>
        </table:table-row>
        <table:table-row table:style-name="ro2">
          <table:table-cell office:value-type="float" office:value="267422">
            <text:p>267422</text:p>
          </table:table-cell>
          <table:table-cell office:value-type="float" office:value="294200">
            <text:p>294200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423">
            <text:p>267423</text:p>
          </table:table-cell>
          <table:table-cell office:value-type="float" office:value="294201">
            <text:p>294201</text:p>
          </table:table-cell>
          <table:table-cell office:value-type="float" office:value="0">
            <text:p>0</text:p>
          </table:table-cell>
          <table:table-cell office:value-type="float" office:value="724.99">
            <text:p>72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7E3</text:p>
          </table:table-cell>
        </table:table-row>
        <table:table-row table:style-name="ro2">
          <table:table-cell office:value-type="float" office:value="267424">
            <text:p>267424</text:p>
          </table:table-cell>
          <table:table-cell office:value-type="float" office:value="294202">
            <text:p>294202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0A1</text:p>
          </table:table-cell>
        </table:table-row>
        <table:table-row table:style-name="ro2">
          <table:table-cell office:value-type="float" office:value="267425">
            <text:p>267425</text:p>
          </table:table-cell>
          <table:table-cell office:value-type="float" office:value="294203">
            <text:p>294203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7426">
            <text:p>267426</text:p>
          </table:table-cell>
          <table:table-cell office:value-type="float" office:value="294204">
            <text:p>294204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7427">
            <text:p>267427</text:p>
          </table:table-cell>
          <table:table-cell office:value-type="float" office:value="294205">
            <text:p>294205</text:p>
          </table:table-cell>
          <table:table-cell office:value-type="float" office:value="5">
            <text:p>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428">
            <text:p>267428</text:p>
          </table:table-cell>
          <table:table-cell office:value-type="float" office:value="294206">
            <text:p>294206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2A1</text:p>
          </table:table-cell>
        </table:table-row>
        <table:table-row table:style-name="ro2">
          <table:table-cell office:value-type="float" office:value="267429">
            <text:p>267429</text:p>
          </table:table-cell>
          <table:table-cell office:value-type="float" office:value="294207">
            <text:p>294207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7430">
            <text:p>267430</text:p>
          </table:table-cell>
          <table:table-cell office:value-type="float" office:value="294208">
            <text:p>294208</text:p>
          </table:table-cell>
          <table:table-cell office:value-type="float" office:value="40">
            <text:p>4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661</text:p>
          </table:table-cell>
        </table:table-row>
        <table:table-row table:style-name="ro2">
          <table:table-cell office:value-type="float" office:value="267431">
            <text:p>267431</text:p>
          </table:table-cell>
          <table:table-cell office:value-type="float" office:value="294209">
            <text:p>294209</text:p>
          </table:table-cell>
          <table:table-cell office:value-type="float" office:value="15.4">
            <text:p>15.4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432">
            <text:p>267432</text:p>
          </table:table-cell>
          <table:table-cell office:value-type="float" office:value="294210">
            <text:p>294210</text:p>
          </table:table-cell>
          <table:table-cell office:value-type="float" office:value="1.4">
            <text:p>1.4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700A1</text:p>
          </table:table-cell>
        </table:table-row>
        <table:table-row table:style-name="ro2">
          <table:table-cell office:value-type="float" office:value="267433">
            <text:p>267433</text:p>
          </table:table-cell>
          <table:table-cell office:value-type="float" office:value="294211">
            <text:p>294211</text:p>
          </table:table-cell>
          <table:table-cell office:value-type="float" office:value="149.99">
            <text:p>149.99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7434">
            <text:p>267434</text:p>
          </table:table-cell>
          <table:table-cell office:value-type="float" office:value="294212">
            <text:p>294212</text:p>
          </table:table-cell>
          <table:table-cell office:value-type="float" office:value="7">
            <text:p>7</text:p>
          </table:table-cell>
          <table:table-cell office:value-type="float" office:value="27.99">
            <text:p>2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D1</text:p>
          </table:table-cell>
        </table:table-row>
        <table:table-row table:style-name="ro2">
          <table:table-cell office:value-type="float" office:value="267435">
            <text:p>267435</text:p>
          </table:table-cell>
          <table:table-cell office:value-type="float" office:value="294214">
            <text:p>294214</text:p>
          </table:table-cell>
          <table:table-cell office:value-type="float" office:value="9.8">
            <text:p>9.8</text:p>
          </table:table-cell>
          <table:table-cell office:value-type="float" office:value="25.99">
            <text:p>2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21</text:p>
          </table:table-cell>
        </table:table-row>
        <table:table-row table:style-name="ro2">
          <table:table-cell office:value-type="float" office:value="267436">
            <text:p>267436</text:p>
          </table:table-cell>
          <table:table-cell office:value-type="float" office:value="294215">
            <text:p>294215</text:p>
          </table:table-cell>
          <table:table-cell office:value-type="float" office:value="7">
            <text:p>7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D1</text:p>
          </table:table-cell>
        </table:table-row>
        <table:table-row table:style-name="ro2">
          <table:table-cell office:value-type="float" office:value="267437">
            <text:p>267437</text:p>
          </table:table-cell>
          <table:table-cell office:value-type="float" office:value="294216">
            <text:p>294216</text:p>
          </table:table-cell>
          <table:table-cell office:value-type="float" office:value="4.2">
            <text:p>4.2</text:p>
          </table:table-cell>
          <table:table-cell office:value-type="float" office:value="17.99">
            <text:p>1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F1</text:p>
          </table:table-cell>
        </table:table-row>
        <table:table-row table:style-name="ro2">
          <table:table-cell office:value-type="float" office:value="267438">
            <text:p>267438</text:p>
          </table:table-cell>
          <table:table-cell office:value-type="float" office:value="294217">
            <text:p>294217</text:p>
          </table:table-cell>
          <table:table-cell office:value-type="float" office:value="4.2">
            <text:p>4.2</text:p>
          </table:table-cell>
          <table:table-cell office:value-type="float" office:value="17.99">
            <text:p>1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F1</text:p>
          </table:table-cell>
        </table:table-row>
        <table:table-row table:style-name="ro2">
          <table:table-cell office:value-type="float" office:value="267439">
            <text:p>267439</text:p>
          </table:table-cell>
          <table:table-cell office:value-type="float" office:value="294218">
            <text:p>294218</text:p>
          </table:table-cell>
          <table:table-cell office:value-type="float" office:value="6">
            <text:p>6</text:p>
          </table:table-cell>
          <table:table-cell office:value-type="float" office:value="27.99">
            <text:p>2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440">
            <text:p>267440</text:p>
          </table:table-cell>
          <table:table-cell office:value-type="float" office:value="294220">
            <text:p>294220</text:p>
          </table:table-cell>
          <table:table-cell office:value-type="float" office:value="4.2">
            <text:p>4.2</text:p>
          </table:table-cell>
          <table:table-cell office:value-type="float" office:value="17.99">
            <text:p>1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41">
            <text:p>267441</text:p>
          </table:table-cell>
          <table:table-cell office:value-type="float" office:value="294221">
            <text:p>2942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0E1</text:p>
          </table:table-cell>
        </table:table-row>
        <table:table-row table:style-name="ro2">
          <table:table-cell office:value-type="float" office:value="267442">
            <text:p>267442</text:p>
          </table:table-cell>
          <table:table-cell office:value-type="float" office:value="294222">
            <text:p>294222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7443">
            <text:p>267443</text:p>
          </table:table-cell>
          <table:table-cell office:value-type="float" office:value="294223">
            <text:p>294223</text:p>
          </table:table-cell>
          <table:table-cell office:value-type="float" office:value="1.4">
            <text:p>1.4</text:p>
          </table:table-cell>
          <table:table-cell office:value-type="float" office:value="7.99">
            <text:p>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001</text:p>
          </table:table-cell>
        </table:table-row>
        <table:table-row table:style-name="ro2">
          <table:table-cell office:value-type="float" office:value="267446">
            <text:p>267446</text:p>
          </table:table-cell>
          <table:table-cell office:value-type="float" office:value="294226">
            <text:p>294226</text:p>
          </table:table-cell>
          <table:table-cell office:value-type="float" office:value="40">
            <text:p>4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771</text:p>
          </table:table-cell>
        </table:table-row>
        <table:table-row table:style-name="ro2">
          <table:table-cell office:value-type="float" office:value="267447">
            <text:p>267447</text:p>
          </table:table-cell>
          <table:table-cell office:value-type="float" office:value="294227">
            <text:p>294227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7449">
            <text:p>267449</text:p>
          </table:table-cell>
          <table:table-cell office:value-type="float" office:value="294229">
            <text:p>294229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70441</text:p>
          </table:table-cell>
        </table:table-row>
        <table:table-row table:style-name="ro2">
          <table:table-cell office:value-type="float" office:value="267450">
            <text:p>267450</text:p>
          </table:table-cell>
          <table:table-cell office:value-type="float" office:value="294230">
            <text:p>29423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301">
            <text:p>9070301</text:p>
          </table:table-cell>
        </table:table-row>
        <table:table-row table:style-name="ro2">
          <table:table-cell office:value-type="float" office:value="267451">
            <text:p>267451</text:p>
          </table:table-cell>
          <table:table-cell office:value-type="float" office:value="294231">
            <text:p>294231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7452">
            <text:p>267452</text:p>
          </table:table-cell>
          <table:table-cell office:value-type="float" office:value="294232">
            <text:p>294232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500E1</text:p>
          </table:table-cell>
        </table:table-row>
        <table:table-row table:style-name="ro2">
          <table:table-cell office:value-type="float" office:value="267453">
            <text:p>267453</text:p>
          </table:table-cell>
          <table:table-cell office:value-type="float" office:value="294233">
            <text:p>294233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54">
            <text:p>267454</text:p>
          </table:table-cell>
          <table:table-cell office:value-type="float" office:value="294234">
            <text:p>2942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55">
            <text:p>267455</text:p>
          </table:table-cell>
          <table:table-cell office:value-type="float" office:value="294235">
            <text:p>294235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7456">
            <text:p>267456</text:p>
          </table:table-cell>
          <table:table-cell office:value-type="float" office:value="294236">
            <text:p>294236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7457">
            <text:p>267457</text:p>
          </table:table-cell>
          <table:table-cell office:value-type="float" office:value="294237">
            <text:p>29423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31">
            <text:p>15060231</text:p>
          </table:table-cell>
        </table:table-row>
        <table:table-row table:style-name="ro2">
          <table:table-cell office:value-type="float" office:value="267458">
            <text:p>267458</text:p>
          </table:table-cell>
          <table:table-cell office:value-type="float" office:value="294238">
            <text:p>29423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59">
            <text:p>267459</text:p>
          </table:table-cell>
          <table:table-cell office:value-type="float" office:value="294239">
            <text:p>29423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60">
            <text:p>267460</text:p>
          </table:table-cell>
          <table:table-cell office:value-type="float" office:value="294240">
            <text:p>294240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0B1</text:p>
          </table:table-cell>
        </table:table-row>
        <table:table-row table:style-name="ro2">
          <table:table-cell office:value-type="float" office:value="267463">
            <text:p>267463</text:p>
          </table:table-cell>
          <table:table-cell office:value-type="float" office:value="294243">
            <text:p>294243</text:p>
          </table:table-cell>
          <table:table-cell office:value-type="float" office:value="40">
            <text:p>4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341">
            <text:p>7020341</text:p>
          </table:table-cell>
        </table:table-row>
        <table:table-row table:style-name="ro2">
          <table:table-cell office:value-type="float" office:value="267464">
            <text:p>267464</text:p>
          </table:table-cell>
          <table:table-cell office:value-type="float" office:value="294244">
            <text:p>294244</text:p>
          </table:table-cell>
          <table:table-cell office:value-type="float" office:value="120">
            <text:p>120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7465">
            <text:p>267465</text:p>
          </table:table-cell>
          <table:table-cell office:value-type="float" office:value="294245">
            <text:p>294245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20071">
            <text:p>25020071</text:p>
          </table:table-cell>
        </table:table-row>
        <table:table-row table:style-name="ro2">
          <table:table-cell office:value-type="float" office:value="267467">
            <text:p>267467</text:p>
          </table:table-cell>
          <table:table-cell office:value-type="float" office:value="294247">
            <text:p>294247</text:p>
          </table:table-cell>
          <table:table-cell office:value-type="float" office:value="190">
            <text:p>19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503">
            <text:p>7050503</text:p>
          </table:table-cell>
        </table:table-row>
        <table:table-row table:style-name="ro2">
          <table:table-cell office:value-type="float" office:value="267468">
            <text:p>267468</text:p>
          </table:table-cell>
          <table:table-cell office:value-type="float" office:value="294248">
            <text:p>294248</text:p>
          </table:table-cell>
          <table:table-cell office:value-type="float" office:value="140">
            <text:p>14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33">
            <text:p>7050433</text:p>
          </table:table-cell>
        </table:table-row>
        <table:table-row table:style-name="ro2">
          <table:table-cell office:value-type="float" office:value="267469">
            <text:p>267469</text:p>
          </table:table-cell>
          <table:table-cell office:value-type="float" office:value="294249">
            <text:p>294249</text:p>
          </table:table-cell>
          <table:table-cell office:value-type="float" office:value="20">
            <text:p>2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7470">
            <text:p>267470</text:p>
          </table:table-cell>
          <table:table-cell office:value-type="float" office:value="294250">
            <text:p>294250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6E3</text:p>
          </table:table-cell>
        </table:table-row>
        <table:table-row table:style-name="ro2">
          <table:table-cell office:value-type="float" office:value="267471">
            <text:p>267471</text:p>
          </table:table-cell>
          <table:table-cell office:value-type="float" office:value="294251">
            <text:p>294251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31">
            <text:p>7010431</text:p>
          </table:table-cell>
        </table:table-row>
        <table:table-row table:style-name="ro2">
          <table:table-cell office:value-type="float" office:value="267472">
            <text:p>267472</text:p>
          </table:table-cell>
          <table:table-cell office:value-type="float" office:value="294252">
            <text:p>294252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473">
            <text:p>267473</text:p>
          </table:table-cell>
          <table:table-cell office:value-type="float" office:value="294253">
            <text:p>294253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7474">
            <text:p>267474</text:p>
          </table:table-cell>
          <table:table-cell office:value-type="float" office:value="294254">
            <text:p>294254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7475">
            <text:p>267475</text:p>
          </table:table-cell>
          <table:table-cell office:value-type="float" office:value="294255">
            <text:p>294255</text:p>
          </table:table-cell>
          <table:table-cell office:value-type="float" office:value="85">
            <text:p>85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223</text:p>
          </table:table-cell>
        </table:table-row>
        <table:table-row table:style-name="ro2">
          <table:table-cell office:value-type="float" office:value="267476">
            <text:p>267476</text:p>
          </table:table-cell>
          <table:table-cell office:value-type="float" office:value="294256">
            <text:p>294256</text:p>
          </table:table-cell>
          <table:table-cell office:value-type="float" office:value="125">
            <text:p>12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71">
            <text:p>1000071</text:p>
          </table:table-cell>
        </table:table-row>
        <table:table-row table:style-name="ro2">
          <table:table-cell office:value-type="float" office:value="267478">
            <text:p>267478</text:p>
          </table:table-cell>
          <table:table-cell office:value-type="float" office:value="294258">
            <text:p>294258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51">
            <text:p>7030851</text:p>
          </table:table-cell>
        </table:table-row>
        <table:table-row table:style-name="ro2">
          <table:table-cell office:value-type="float" office:value="267479">
            <text:p>267479</text:p>
          </table:table-cell>
          <table:table-cell office:value-type="float" office:value="294259">
            <text:p>294259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501</text:p>
          </table:table-cell>
        </table:table-row>
        <table:table-row table:style-name="ro2">
          <table:table-cell office:value-type="float" office:value="267480">
            <text:p>267480</text:p>
          </table:table-cell>
          <table:table-cell office:value-type="float" office:value="294260">
            <text:p>294260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E1</text:p>
          </table:table-cell>
        </table:table-row>
        <table:table-row table:style-name="ro2">
          <table:table-cell office:value-type="float" office:value="267481">
            <text:p>267481</text:p>
          </table:table-cell>
          <table:table-cell office:value-type="float" office:value="294261">
            <text:p>294261</text:p>
          </table:table-cell>
          <table:table-cell office:value-type="float" office:value="85">
            <text:p>8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7482">
            <text:p>267482</text:p>
          </table:table-cell>
          <table:table-cell office:value-type="float" office:value="294262">
            <text:p>294262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83">
            <text:p>267483</text:p>
          </table:table-cell>
          <table:table-cell office:value-type="float" office:value="294263">
            <text:p>294263</text:p>
          </table:table-cell>
          <table:table-cell office:value-type="float" office:value="85">
            <text:p>8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7484">
            <text:p>267484</text:p>
          </table:table-cell>
          <table:table-cell office:value-type="float" office:value="294264">
            <text:p>294264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485">
            <text:p>267485</text:p>
          </table:table-cell>
          <table:table-cell office:value-type="float" office:value="294265">
            <text:p>294265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41</text:p>
          </table:table-cell>
        </table:table-row>
        <table:table-row table:style-name="ro2">
          <table:table-cell office:value-type="float" office:value="267486">
            <text:p>267486</text:p>
          </table:table-cell>
          <table:table-cell office:value-type="float" office:value="294266">
            <text:p>294266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87">
            <text:p>267487</text:p>
          </table:table-cell>
          <table:table-cell office:value-type="float" office:value="294267">
            <text:p>294267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488">
            <text:p>267488</text:p>
          </table:table-cell>
          <table:table-cell office:value-type="float" office:value="294268">
            <text:p>294268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489">
            <text:p>267489</text:p>
          </table:table-cell>
          <table:table-cell office:value-type="float" office:value="294269">
            <text:p>294269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7490">
            <text:p>267490</text:p>
          </table:table-cell>
          <table:table-cell office:value-type="float" office:value="294270">
            <text:p>29427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01</text:p>
          </table:table-cell>
        </table:table-row>
        <table:table-row table:style-name="ro2">
          <table:table-cell office:value-type="float" office:value="267491">
            <text:p>267491</text:p>
          </table:table-cell>
          <table:table-cell office:value-type="float" office:value="294271">
            <text:p>294271</text:p>
          </table:table-cell>
          <table:table-cell office:value-type="float" office:value="65">
            <text:p>6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681</text:p>
          </table:table-cell>
        </table:table-row>
        <table:table-row table:style-name="ro2">
          <table:table-cell office:value-type="float" office:value="267492">
            <text:p>267492</text:p>
          </table:table-cell>
          <table:table-cell office:value-type="float" office:value="294272">
            <text:p>29427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E1</text:p>
          </table:table-cell>
        </table:table-row>
        <table:table-row table:style-name="ro2">
          <table:table-cell office:value-type="float" office:value="267493">
            <text:p>267493</text:p>
          </table:table-cell>
          <table:table-cell office:value-type="float" office:value="294273">
            <text:p>29427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0B1</text:p>
          </table:table-cell>
        </table:table-row>
        <table:table-row table:style-name="ro2">
          <table:table-cell office:value-type="float" office:value="267494">
            <text:p>267494</text:p>
          </table:table-cell>
          <table:table-cell office:value-type="float" office:value="294274">
            <text:p>294274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7495">
            <text:p>267495</text:p>
          </table:table-cell>
          <table:table-cell office:value-type="float" office:value="294275">
            <text:p>294275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11</text:p>
          </table:table-cell>
        </table:table-row>
        <table:table-row table:style-name="ro2">
          <table:table-cell office:value-type="float" office:value="267497">
            <text:p>267497</text:p>
          </table:table-cell>
          <table:table-cell office:value-type="float" office:value="294277">
            <text:p>29427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98">
            <text:p>267498</text:p>
          </table:table-cell>
          <table:table-cell office:value-type="float" office:value="294278">
            <text:p>29427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7500">
            <text:p>267500</text:p>
          </table:table-cell>
          <table:table-cell office:value-type="float" office:value="294280">
            <text:p>294280</text:p>
          </table:table-cell>
          <table:table-cell office:value-type="float" office:value="80">
            <text:p>8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801">
            <text:p>7020801</text:p>
          </table:table-cell>
        </table:table-row>
        <table:table-row table:style-name="ro2">
          <table:table-cell office:value-type="float" office:value="267501">
            <text:p>267501</text:p>
          </table:table-cell>
          <table:table-cell office:value-type="float" office:value="294213">
            <text:p>294213</text:p>
          </table:table-cell>
          <table:table-cell office:value-type="float" office:value="650">
            <text:p>650</text:p>
          </table:table-cell>
          <table:table-cell office:value-type="float" office:value="2799.99">
            <text:p>2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971</text:p>
          </table:table-cell>
        </table:table-row>
        <table:table-row table:style-name="ro2">
          <table:table-cell office:value-type="float" office:value="267689">
            <text:p>267689</text:p>
          </table:table-cell>
          <table:table-cell office:value-type="float" office:value="294384">
            <text:p>294384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690">
            <text:p>267690</text:p>
          </table:table-cell>
          <table:table-cell office:value-type="float" office:value="294385">
            <text:p>294385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691">
            <text:p>267691</text:p>
          </table:table-cell>
          <table:table-cell office:value-type="float" office:value="294386">
            <text:p>294386</text:p>
          </table:table-cell>
          <table:table-cell office:value-type="float" office:value="425">
            <text:p>425</text:p>
          </table:table-cell>
          <table:table-cell office:value-type="float" office:value="1049.99">
            <text:p>10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B23</text:p>
          </table:table-cell>
        </table:table-row>
        <table:table-row table:style-name="ro2">
          <table:table-cell office:value-type="float" office:value="267692">
            <text:p>267692</text:p>
          </table:table-cell>
          <table:table-cell office:value-type="float" office:value="294387">
            <text:p>29438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3">
            <text:p>267693</text:p>
          </table:table-cell>
          <table:table-cell office:value-type="float" office:value="294388">
            <text:p>294388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4">
            <text:p>267694</text:p>
          </table:table-cell>
          <table:table-cell office:value-type="float" office:value="294389">
            <text:p>294389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5">
            <text:p>267695</text:p>
          </table:table-cell>
          <table:table-cell office:value-type="float" office:value="294390">
            <text:p>29439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6">
            <text:p>267696</text:p>
          </table:table-cell>
          <table:table-cell office:value-type="float" office:value="294391">
            <text:p>294391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7">
            <text:p>267697</text:p>
          </table:table-cell>
          <table:table-cell office:value-type="float" office:value="294392">
            <text:p>29439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8">
            <text:p>267698</text:p>
          </table:table-cell>
          <table:table-cell office:value-type="float" office:value="294393">
            <text:p>294393</text:p>
          </table:table-cell>
          <table:table-cell office:value-type="float" office:value="160">
            <text:p>16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671</text:p>
          </table:table-cell>
        </table:table-row>
        <table:table-row table:style-name="ro2">
          <table:table-cell office:value-type="float" office:value="267699">
            <text:p>267699</text:p>
          </table:table-cell>
          <table:table-cell office:value-type="float" office:value="294394">
            <text:p>294394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10261">
            <text:p>18010261</text:p>
          </table:table-cell>
        </table:table-row>
        <table:table-row table:style-name="ro2">
          <table:table-cell office:value-type="float" office:value="267700">
            <text:p>267700</text:p>
          </table:table-cell>
          <table:table-cell office:value-type="float" office:value="294395">
            <text:p>294395</text:p>
          </table:table-cell>
          <table:table-cell office:value-type="float" office:value="45">
            <text:p>4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7701">
            <text:p>267701</text:p>
          </table:table-cell>
          <table:table-cell office:value-type="float" office:value="294396">
            <text:p>294396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7702">
            <text:p>267702</text:p>
          </table:table-cell>
          <table:table-cell office:value-type="float" office:value="294397">
            <text:p>294397</text:p>
          </table:table-cell>
          <table:table-cell office:value-type="float" office:value="270">
            <text:p>27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7703">
            <text:p>267703</text:p>
          </table:table-cell>
          <table:table-cell office:value-type="float" office:value="294398">
            <text:p>294398</text:p>
          </table:table-cell>
          <table:table-cell office:value-type="float" office:value="185">
            <text:p>185</text:p>
          </table:table-cell>
          <table:table-cell office:value-type="float" office:value="359.99">
            <text:p>3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7704">
            <text:p>267704</text:p>
          </table:table-cell>
          <table:table-cell office:value-type="float" office:value="294399">
            <text:p>294399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91</text:p>
          </table:table-cell>
        </table:table-row>
        <table:table-row table:style-name="ro2">
          <table:table-cell office:value-type="float" office:value="267705">
            <text:p>267705</text:p>
          </table:table-cell>
          <table:table-cell office:value-type="float" office:value="294400">
            <text:p>294400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604B1</text:p>
          </table:table-cell>
        </table:table-row>
        <table:table-row table:style-name="ro2">
          <table:table-cell office:value-type="float" office:value="267706">
            <text:p>267706</text:p>
          </table:table-cell>
          <table:table-cell office:value-type="float" office:value="294401">
            <text:p>294401</text:p>
          </table:table-cell>
          <table:table-cell office:value-type="float" office:value="235">
            <text:p>23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607B1</text:p>
          </table:table-cell>
        </table:table-row>
        <table:table-row table:style-name="ro2">
          <table:table-cell office:value-type="float" office:value="267707">
            <text:p>267707</text:p>
          </table:table-cell>
          <table:table-cell office:value-type="float" office:value="294402">
            <text:p>294402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7C1</text:p>
          </table:table-cell>
        </table:table-row>
        <table:table-row table:style-name="ro2">
          <table:table-cell office:value-type="float" office:value="267708">
            <text:p>267708</text:p>
          </table:table-cell>
          <table:table-cell office:value-type="float" office:value="294403">
            <text:p>294403</text:p>
          </table:table-cell>
          <table:table-cell office:value-type="float" office:value="165">
            <text:p>165</text:p>
          </table:table-cell>
          <table:table-cell office:value-type="float" office:value="339.99">
            <text:p>3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A1</text:p>
          </table:table-cell>
        </table:table-row>
        <table:table-row table:style-name="ro2">
          <table:table-cell office:value-type="float" office:value="267709">
            <text:p>267709</text:p>
          </table:table-cell>
          <table:table-cell office:value-type="float" office:value="294404">
            <text:p>29440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2A1</text:p>
          </table:table-cell>
        </table:table-row>
        <table:table-row table:style-name="ro2">
          <table:table-cell office:value-type="float" office:value="267710">
            <text:p>267710</text:p>
          </table:table-cell>
          <table:table-cell office:value-type="float" office:value="294405">
            <text:p>294405</text:p>
          </table:table-cell>
          <table:table-cell office:value-type="float" office:value="85">
            <text:p>8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573</text:p>
          </table:table-cell>
        </table:table-row>
        <table:table-row table:style-name="ro2">
          <table:table-cell office:value-type="float" office:value="267711">
            <text:p>267711</text:p>
          </table:table-cell>
          <table:table-cell office:value-type="float" office:value="294406">
            <text:p>294406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5A1</text:p>
          </table:table-cell>
        </table:table-row>
        <table:table-row table:style-name="ro2">
          <table:table-cell office:value-type="float" office:value="267712">
            <text:p>267712</text:p>
          </table:table-cell>
          <table:table-cell office:value-type="float" office:value="294407">
            <text:p>294407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7713">
            <text:p>267713</text:p>
          </table:table-cell>
          <table:table-cell office:value-type="float" office:value="294408">
            <text:p>294408</text:p>
          </table:table-cell>
          <table:table-cell office:value-type="float" office:value="85">
            <text:p>85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7714">
            <text:p>267714</text:p>
          </table:table-cell>
          <table:table-cell office:value-type="float" office:value="294409">
            <text:p>294409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B1</text:p>
          </table:table-cell>
        </table:table-row>
        <table:table-row table:style-name="ro2">
          <table:table-cell office:value-type="float" office:value="267715">
            <text:p>267715</text:p>
          </table:table-cell>
          <table:table-cell office:value-type="float" office:value="294410">
            <text:p>294410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201B1</text:p>
          </table:table-cell>
        </table:table-row>
        <table:table-row table:style-name="ro2">
          <table:table-cell office:value-type="float" office:value="267716">
            <text:p>267716</text:p>
          </table:table-cell>
          <table:table-cell office:value-type="float" office:value="294411">
            <text:p>294411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01</text:p>
          </table:table-cell>
        </table:table-row>
        <table:table-row table:style-name="ro2">
          <table:table-cell office:value-type="float" office:value="267717">
            <text:p>267717</text:p>
          </table:table-cell>
          <table:table-cell office:value-type="float" office:value="294412">
            <text:p>294412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921">
            <text:p>7030921</text:p>
          </table:table-cell>
        </table:table-row>
        <table:table-row table:style-name="ro2">
          <table:table-cell office:value-type="float" office:value="267718">
            <text:p>267718</text:p>
          </table:table-cell>
          <table:table-cell office:value-type="float" office:value="294413">
            <text:p>294413</text:p>
          </table:table-cell>
          <table:table-cell office:value-type="float" office:value="50">
            <text:p>5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C81</text:p>
          </table:table-cell>
        </table:table-row>
        <table:table-row table:style-name="ro2">
          <table:table-cell office:value-type="float" office:value="267719">
            <text:p>267719</text:p>
          </table:table-cell>
          <table:table-cell office:value-type="float" office:value="294414">
            <text:p>294414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5F1</text:p>
          </table:table-cell>
        </table:table-row>
        <table:table-row table:style-name="ro2">
          <table:table-cell office:value-type="float" office:value="267720">
            <text:p>267720</text:p>
          </table:table-cell>
          <table:table-cell office:value-type="float" office:value="294415">
            <text:p>294415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581</text:p>
          </table:table-cell>
        </table:table-row>
        <table:table-row table:style-name="ro2">
          <table:table-cell office:value-type="float" office:value="267721">
            <text:p>267721</text:p>
          </table:table-cell>
          <table:table-cell office:value-type="float" office:value="294416">
            <text:p>294416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7722">
            <text:p>267722</text:p>
          </table:table-cell>
          <table:table-cell office:value-type="float" office:value="294417">
            <text:p>294417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661</text:p>
          </table:table-cell>
        </table:table-row>
        <table:table-row table:style-name="ro2">
          <table:table-cell office:value-type="float" office:value="267723">
            <text:p>267723</text:p>
          </table:table-cell>
          <table:table-cell office:value-type="float" office:value="294418">
            <text:p>294418</text:p>
          </table:table-cell>
          <table:table-cell office:value-type="float" office:value="200">
            <text:p>200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31</text:p>
          </table:table-cell>
        </table:table-row>
        <table:table-row table:style-name="ro2">
          <table:table-cell office:value-type="float" office:value="267724">
            <text:p>267724</text:p>
          </table:table-cell>
          <table:table-cell office:value-type="float" office:value="294419">
            <text:p>294419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0F1</text:p>
          </table:table-cell>
        </table:table-row>
        <table:table-row table:style-name="ro2">
          <table:table-cell office:value-type="float" office:value="267725">
            <text:p>267725</text:p>
          </table:table-cell>
          <table:table-cell office:value-type="float" office:value="294420">
            <text:p>294420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726">
            <text:p>267726</text:p>
          </table:table-cell>
          <table:table-cell office:value-type="float" office:value="294421">
            <text:p>294421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727">
            <text:p>267727</text:p>
          </table:table-cell>
          <table:table-cell office:value-type="float" office:value="294422">
            <text:p>294422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728">
            <text:p>267728</text:p>
          </table:table-cell>
          <table:table-cell office:value-type="float" office:value="294423">
            <text:p>29442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181</text:p>
          </table:table-cell>
        </table:table-row>
        <table:table-row table:style-name="ro2">
          <table:table-cell office:value-type="float" office:value="267729">
            <text:p>267729</text:p>
          </table:table-cell>
          <table:table-cell office:value-type="float" office:value="294424">
            <text:p>294424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20231</text:p>
          </table:table-cell>
        </table:table-row>
        <table:table-row table:style-name="ro2">
          <table:table-cell office:value-type="float" office:value="267730">
            <text:p>267730</text:p>
          </table:table-cell>
          <table:table-cell office:value-type="float" office:value="294425">
            <text:p>294425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221">
            <text:p>7020221</text:p>
          </table:table-cell>
        </table:table-row>
        <table:table-row table:style-name="ro2">
          <table:table-cell office:value-type="float" office:value="267731">
            <text:p>267731</text:p>
          </table:table-cell>
          <table:table-cell office:value-type="float" office:value="294426">
            <text:p>294426</text:p>
          </table:table-cell>
          <table:table-cell office:value-type="float" office:value="750">
            <text:p>75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73</text:p>
          </table:table-cell>
        </table:table-row>
        <table:table-row table:style-name="ro2">
          <table:table-cell office:value-type="float" office:value="267732">
            <text:p>267732</text:p>
          </table:table-cell>
          <table:table-cell office:value-type="float" office:value="294427">
            <text:p>294427</text:p>
          </table:table-cell>
          <table:table-cell office:value-type="float" office:value="700">
            <text:p>700</text:p>
          </table:table-cell>
          <table:table-cell office:value-type="float" office:value="1799.99">
            <text:p>1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7734">
            <text:p>267734</text:p>
          </table:table-cell>
          <table:table-cell office:value-type="float" office:value="294429">
            <text:p>294429</text:p>
          </table:table-cell>
          <table:table-cell office:value-type="float" office:value="110">
            <text:p>110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EB1</text:p>
          </table:table-cell>
        </table:table-row>
        <table:table-row table:style-name="ro2">
          <table:table-cell office:value-type="float" office:value="267735">
            <text:p>267735</text:p>
          </table:table-cell>
          <table:table-cell office:value-type="float" office:value="294430">
            <text:p>294430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231</text:p>
          </table:table-cell>
        </table:table-row>
        <table:table-row table:style-name="ro2">
          <table:table-cell office:value-type="float" office:value="267736">
            <text:p>267736</text:p>
          </table:table-cell>
          <table:table-cell office:value-type="float" office:value="294431">
            <text:p>294431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11">
            <text:p>17020111</text:p>
          </table:table-cell>
        </table:table-row>
        <table:table-row table:style-name="ro2">
          <table:table-cell office:value-type="float" office:value="267737">
            <text:p>267737</text:p>
          </table:table-cell>
          <table:table-cell office:value-type="float" office:value="294432">
            <text:p>294432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11">
            <text:p>17020111</text:p>
          </table:table-cell>
        </table:table-row>
        <table:table-row table:style-name="ro2">
          <table:table-cell office:value-type="float" office:value="267738">
            <text:p>267738</text:p>
          </table:table-cell>
          <table:table-cell office:value-type="float" office:value="294433">
            <text:p>294433</text:p>
          </table:table-cell>
          <table:table-cell office:value-type="float" office:value="130">
            <text:p>13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7739">
            <text:p>267739</text:p>
          </table:table-cell>
          <table:table-cell office:value-type="float" office:value="294434">
            <text:p>294434</text:p>
          </table:table-cell>
          <table:table-cell office:value-type="float" office:value="310">
            <text:p>310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623</text:p>
          </table:table-cell>
        </table:table-row>
        <table:table-row table:style-name="ro2">
          <table:table-cell office:value-type="float" office:value="267740">
            <text:p>267740</text:p>
          </table:table-cell>
          <table:table-cell office:value-type="float" office:value="294435">
            <text:p>294435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411">
            <text:p>7010411</text:p>
          </table:table-cell>
        </table:table-row>
        <table:table-row table:style-name="ro2">
          <table:table-cell office:value-type="float" office:value="267741">
            <text:p>267741</text:p>
          </table:table-cell>
          <table:table-cell office:value-type="float" office:value="294436">
            <text:p>294436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10301">
            <text:p>22010301</text:p>
          </table:table-cell>
        </table:table-row>
        <table:table-row table:style-name="ro2">
          <table:table-cell office:value-type="float" office:value="267742">
            <text:p>267742</text:p>
          </table:table-cell>
          <table:table-cell office:value-type="float" office:value="294437">
            <text:p>294437</text:p>
          </table:table-cell>
          <table:table-cell office:value-type="float" office:value="75">
            <text:p>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71">
            <text:p>7050471</text:p>
          </table:table-cell>
        </table:table-row>
        <table:table-row table:style-name="ro2">
          <table:table-cell office:value-type="float" office:value="267743">
            <text:p>267743</text:p>
          </table:table-cell>
          <table:table-cell office:value-type="float" office:value="294438">
            <text:p>294438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7744">
            <text:p>267744</text:p>
          </table:table-cell>
          <table:table-cell office:value-type="float" office:value="294439">
            <text:p>294439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311</text:p>
          </table:table-cell>
        </table:table-row>
        <table:table-row table:style-name="ro2">
          <table:table-cell office:value-type="float" office:value="267745">
            <text:p>267745</text:p>
          </table:table-cell>
          <table:table-cell office:value-type="float" office:value="294440">
            <text:p>294440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7746">
            <text:p>267746</text:p>
          </table:table-cell>
          <table:table-cell office:value-type="float" office:value="294441">
            <text:p>294441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241">
            <text:p>13030241</text:p>
          </table:table-cell>
        </table:table-row>
        <table:table-row table:style-name="ro2">
          <table:table-cell office:value-type="float" office:value="267747">
            <text:p>267747</text:p>
          </table:table-cell>
          <table:table-cell office:value-type="float" office:value="294442">
            <text:p>294442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7748">
            <text:p>267748</text:p>
          </table:table-cell>
          <table:table-cell office:value-type="float" office:value="294443">
            <text:p>29444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749">
            <text:p>267749</text:p>
          </table:table-cell>
          <table:table-cell office:value-type="float" office:value="294444">
            <text:p>294444</text:p>
          </table:table-cell>
          <table:table-cell office:value-type="float" office:value="40">
            <text:p>4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081</text:p>
          </table:table-cell>
        </table:table-row>
        <table:table-row table:style-name="ro2">
          <table:table-cell office:value-type="float" office:value="267750">
            <text:p>267750</text:p>
          </table:table-cell>
          <table:table-cell office:value-type="float" office:value="294445">
            <text:p>294445</text:p>
          </table:table-cell>
          <table:table-cell office:value-type="float" office:value="85">
            <text:p>8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623</text:p>
          </table:table-cell>
        </table:table-row>
        <table:table-row table:style-name="ro2">
          <table:table-cell office:value-type="float" office:value="267752">
            <text:p>267752</text:p>
          </table:table-cell>
          <table:table-cell office:value-type="float" office:value="294447">
            <text:p>29444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C1</text:p>
          </table:table-cell>
        </table:table-row>
        <table:table-row table:style-name="ro2">
          <table:table-cell office:value-type="float" office:value="267754">
            <text:p>267754</text:p>
          </table:table-cell>
          <table:table-cell office:value-type="float" office:value="294449">
            <text:p>294449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C1</text:p>
          </table:table-cell>
        </table:table-row>
        <table:table-row table:style-name="ro2">
          <table:table-cell office:value-type="float" office:value="267755">
            <text:p>267755</text:p>
          </table:table-cell>
          <table:table-cell office:value-type="float" office:value="294450">
            <text:p>294450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C1</text:p>
          </table:table-cell>
        </table:table-row>
        <table:table-row table:style-name="ro2">
          <table:table-cell office:value-type="float" office:value="267756">
            <text:p>267756</text:p>
          </table:table-cell>
          <table:table-cell office:value-type="float" office:value="294451">
            <text:p>294451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7757">
            <text:p>267757</text:p>
          </table:table-cell>
          <table:table-cell office:value-type="float" office:value="294452">
            <text:p>294452</text:p>
          </table:table-cell>
          <table:table-cell office:value-type="float" office:value="5">
            <text:p>5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7758">
            <text:p>267758</text:p>
          </table:table-cell>
          <table:table-cell office:value-type="float" office:value="294453">
            <text:p>294453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60001">
            <text:p>22060001</text:p>
          </table:table-cell>
        </table:table-row>
        <table:table-row table:style-name="ro2">
          <table:table-cell office:value-type="float" office:value="267759">
            <text:p>267759</text:p>
          </table:table-cell>
          <table:table-cell office:value-type="float" office:value="294454">
            <text:p>294454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761">
            <text:p>267761</text:p>
          </table:table-cell>
          <table:table-cell office:value-type="float" office:value="294456">
            <text:p>294456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A51</text:p>
          </table:table-cell>
        </table:table-row>
        <table:table-row table:style-name="ro2">
          <table:table-cell office:value-type="float" office:value="267762">
            <text:p>267762</text:p>
          </table:table-cell>
          <table:table-cell office:value-type="float" office:value="294457">
            <text:p>294457</text:p>
          </table:table-cell>
          <table:table-cell office:value-type="float" office:value="160">
            <text:p>16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2C1</text:p>
          </table:table-cell>
        </table:table-row>
        <table:table-row table:style-name="ro2">
          <table:table-cell office:value-type="float" office:value="267765">
            <text:p>267765</text:p>
          </table:table-cell>
          <table:table-cell office:value-type="float" office:value="294460">
            <text:p>294460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766">
            <text:p>267766</text:p>
          </table:table-cell>
          <table:table-cell office:value-type="float" office:value="294461">
            <text:p>294461</text:p>
          </table:table-cell>
          <table:table-cell office:value-type="float" office:value="700">
            <text:p>700</text:p>
          </table:table-cell>
          <table:table-cell office:value-type="float" office:value="1699.99">
            <text:p>1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F3</text:p>
          </table:table-cell>
        </table:table-row>
        <table:table-row table:style-name="ro2">
          <table:table-cell office:value-type="float" office:value="267767">
            <text:p>267767</text:p>
          </table:table-cell>
          <table:table-cell office:value-type="float" office:value="294462">
            <text:p>294462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B51</text:p>
          </table:table-cell>
        </table:table-row>
        <table:table-row table:style-name="ro2">
          <table:table-cell office:value-type="float" office:value="267768">
            <text:p>267768</text:p>
          </table:table-cell>
          <table:table-cell office:value-type="float" office:value="294463">
            <text:p>294463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7769">
            <text:p>267769</text:p>
          </table:table-cell>
          <table:table-cell office:value-type="float" office:value="294464">
            <text:p>294464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770">
            <text:p>267770</text:p>
          </table:table-cell>
          <table:table-cell office:value-type="float" office:value="294465">
            <text:p>294465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421">
            <text:p>170604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4">2025-07-04</text:date>, <text:time>22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4T22:27:45.21</meta:creation-date>
    <dc:date>2025-07-04T22:29:50.04</dc:date>
    <meta:editing-duration>PT2M5S</meta:editing-duration>
    <meta:editing-cycles>1</meta:editing-cycles>
    <meta:document-statistic meta:table-count="3" meta:cell-count="14574" meta:object-count="0"/>
    <meta:generator>OpenOffice/4.1.15$Win32 OpenOffice.org_project/4115m2$Build-9813</meta:generator>
  </office:meta>
</office:document-meta>
</file>